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55cm"/>
    </style:style>
    <style:style style:name="co2" style:family="table-column">
      <style:table-column-properties fo:break-before="auto" style:column-width="1.087cm"/>
    </style:style>
    <style:style style:name="co3" style:family="table-column">
      <style:table-column-properties fo:break-before="auto" style:column-width="5.472cm"/>
    </style:style>
    <style:style style:name="co4" style:family="table-column">
      <style:table-column-properties fo:break-before="auto" style:column-width="12.321cm"/>
    </style:style>
    <style:style style:name="co5" style:family="table-column">
      <style:table-column-properties fo:break-before="auto" style:column-width="3.972cm"/>
    </style:style>
    <style:style style:name="co6" style:family="table-column">
      <style:table-column-properties fo:break-before="auto" style:column-width="4.001cm"/>
    </style:style>
    <style:style style:name="co7" style:family="table-column">
      <style:table-column-properties fo:break-before="auto" style:column-width="3.168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8" table:number-columns-repeated="3" table:default-cell-style-name="Default"/>
        <table:table-row table:style-name="ro1">
          <table:table-cell office:value-type="string">
            <text:p>3 Ninjas Kick Back (USA)</text:p>
          </table:table-cell>
          <table:table-cell office:value-type="string">
            <text:p>1994</text:p>
          </table:table-cell>
          <table:table-cell office:value-type="string">
            <text:p>ESRB - E (Everyone)</text:p>
          </table:table-cell>
          <table:table-cell office:value-type="string">
            <text:p>3 Ninjas Kick Back </text:p>
          </table:table-cell>
          <table:table-cell office:value-type="string">
            <text:p>Sony Imagesoft</text:p>
          </table:table-cell>
          <table:table-cell office:value-type="string">
            <text:p>Malibu Interactive|Ukiyotei Company, Ltd.</text:p>
          </table:table-cell>
          <table:table-cell office:value-type="string">
            <text:p>Beat-'Em-Up</text:p>
          </table:table-cell>
          <table:table-cell office:value-type="string">
            <text:p>3.6</text:p>
          </table:table-cell>
          <table:table-cell office:value-type="string">
            <text:p>1-2 Players</text:p>
          </table:table-cell>
          <table:table-cell office:value-type="string">
            <text:p>3 Ninjas Kick Back / Hook is a compilation containing two SEGA CD games:****1. Hook**3 Ninjas Kick Back****While the SEGA CD version Hook was also sold separately, this compilation is the only release of the SEGA CD version of 3 Ninjas Kick Back.</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3 Ninjas Kick Back (USA)&quot;&gt; &lt;year&gt;1994&lt;/year&gt; &lt;rating&gt;ESRB - E (Everyone)&lt;/rating&gt; &lt;title&gt;3 Ninjas Kick Back &lt;/title&gt; &lt;pub&gt;Sony Imagesoft&lt;/pub&gt; &lt;dev&gt;Malibu Interactive|Ukiyotei Company, Ltd.&lt;/dev&gt; &lt;genre&gt;Beat-'Em-Up&lt;/genre&gt; &lt;score&gt;3.6&lt;/score&gt; &lt;player&gt;1-2 Players&lt;/player&gt; &lt;story&gt;3 Ninjas Kick Back / Hook is a compilation containing two SEGA CD games:****1. Hook**3 Ninjas Kick Back****While the SEGA CD version Hook was also sold separately, this compilation is the only release of the SEGA CD version of 3 Ninjas Kick Back.&lt;/story&gt; &lt;/game&gt;">
            <text:p>&lt;game name="3 Ninjas Kick Back (USA)"&gt; &lt;year&gt;1994&lt;/year&gt; &lt;rating&gt;ESRB - E (Everyone)&lt;/rating&gt; &lt;title&gt;3 Ninjas Kick Back &lt;/title&gt; &lt;pub&gt;Sony Imagesoft&lt;/pub&gt; &lt;dev&gt;Malibu Interactive|Ukiyotei Company, Ltd.&lt;/dev&gt; &lt;genre&gt;Beat-'Em-Up&lt;/genre&gt; &lt;score&gt;3.6&lt;/score&gt; &lt;player&gt;1-2 Players&lt;/player&gt; &lt;story&gt;3 Ninjas Kick Back / Hook is a compilation containing two SEGA CD games:****1. Hook**3 Ninjas Kick Back****While the SEGA CD version Hook was also sold separately, this compilation is the only release of the SEGA CD version of 3 Ninjas Kick Back.&lt;/story&gt; &lt;/game&gt;</text:p>
          </table:table-cell>
        </table:table-row>
        <table:table-row table:style-name="ro1">
          <table:table-cell office:value-type="string">
            <text:p>Advanced Dungeons &amp; Dragons - Eye of the Beholder (USA)</text:p>
          </table:table-cell>
          <table:table-cell office:value-type="string">
            <text:p>1994</text:p>
          </table:table-cell>
          <table:table-cell office:value-type="string">
            <text:p>ESRB - E (Everyone)</text:p>
          </table:table-cell>
          <table:table-cell office:value-type="string">
            <text:p>Eye of the Beholder</text:p>
          </table:table-cell>
          <table:table-cell office:value-type="string">
            <text:p>SEGA of America, Inc.</text:p>
          </table:table-cell>
          <table:table-cell office:value-type="string">
            <text:p>Westwood Associates</text:p>
          </table:table-cell>
          <table:table-cell office:value-type="string">
            <text:p>Role-Playing</text:p>
          </table:table-cell>
          <table:table-cell office:value-type="string">
            <text:p>3.7</text:p>
          </table:table-cell>
          <table:table-cell office:value-type="string">
            <text:p>1 Player</text:p>
          </table:table-cell>
          <table:table-cell office:value-type="string">
            <text:p>Something evil is lurking below the city of Waterdeep. The Lords of Waterdeep summon a group of heroes to investigate, but someone or something has been watching the proceedings. After the heroes enter the sewers, the ceiling collapses behind them. The only way out is the way down, into a dungeon filled with monsters, traps and puzzles.****Eye of the Beholder is a dungeon crawler RPG with a first-person perspective based on the 2nd Edition AD&amp;D rules. The starting party consists of four characters and up to two NPCs can join later. Combat and magic happen in real time. Fight over a dozen different monster varieties and cast over 40 spells. A point-and-click interface makes exploring, fighting, spellcasting and handling objects easy.</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dvanced Dungeons &amp; Dragons - Eye of the Beholder (USA)&quot;&gt; &lt;year&gt;1994&lt;/year&gt; &lt;rating&gt;ESRB - E (Everyone)&lt;/rating&gt; &lt;title&gt;Eye of the Beholder&lt;/title&gt; &lt;pub&gt;SEGA of America, Inc.&lt;/pub&gt; &lt;dev&gt;Westwood Associates&lt;/dev&gt; &lt;genre&gt;Role-Playing&lt;/genre&gt; &lt;score&gt;3.7&lt;/score&gt; &lt;player&gt;1 Player&lt;/player&gt; &lt;story&gt;Something evil is lurking below the city of Waterdeep. The Lords of Waterdeep summon a group of heroes to investigate, but someone or something has been watching the proceedings. After the heroes enter the sewers, the ceiling collapses behind them. The only way out is the way down, into a dungeon filled with monsters, traps and puzzles.****Eye of the Beholder is a dungeon crawler RPG with a first-person perspective based on the 2nd Edition AD&amp;D rules. The starting party consists of four characters and up to two NPCs can join later. Combat and magic happen in real time. Fight over a dozen different monster varieties and cast over 40 spells. A point-and-click interface makes exploring, fighting, spellcasting and handling objects easy.&lt;/story&gt; &lt;/game&gt;">
            <text:p>&lt;game name="Advanced Dungeons &amp; Dragons - Eye of the Beholder (USA)"&gt; &lt;year&gt;1994&lt;/year&gt; &lt;rating&gt;ESRB - E (Everyone)&lt;/rating&gt; &lt;title&gt;Eye of the Beholder&lt;/title&gt; &lt;pub&gt;SEGA of America, Inc.&lt;/pub&gt; &lt;dev&gt;Westwood Associates&lt;/dev&gt; &lt;genre&gt;Role-Playing&lt;/genre&gt; &lt;score&gt;3.7&lt;/score&gt; &lt;player&gt;1 Player&lt;/player&gt; &lt;story&gt;Something evil is lurking below the city of Waterdeep. The Lords of Waterdeep summon a group of heroes to investigate, but someone or something has been watching the proceedings. After the heroes enter the sewers, the ceiling collapses behind them. The only way out is the way down, into a dungeon filled with monsters, traps and puzzles.****Eye of the Beholder is a dungeon crawler RPG with a first-person perspective based on the 2nd Edition AD&amp;D rules. The starting party consists of four characters and up to two NPCs can join later. Combat and magic happen in real time. Fight over a dozen different monster varieties and cast over 40 spells. A point-and-click interface makes exploring, fighting, spellcasting and handling objects easy.&lt;/story&gt; &lt;/game&gt;</text:p>
          </table:table-cell>
        </table:table-row>
        <table:table-row table:style-name="ro1">
          <table:table-cell office:value-type="string">
            <text:p>Adventures of Batman &amp; Robin, The (USA)</text:p>
          </table:table-cell>
          <table:table-cell office:value-type="string">
            <text:p>1995</text:p>
          </table:table-cell>
          <table:table-cell office:value-type="string">
            <text:p>ESRB - E (Everyone)</text:p>
          </table:table-cell>
          <table:table-cell office:value-type="string">
            <text:p>The Adventures of Batman &amp; Robin</text:p>
          </table:table-cell>
          <table:table-cell office:value-type="string">
            <text:p>SEGA of America, Inc.</text:p>
          </table:table-cell>
          <table:table-cell office:value-type="string">
            <text:p>Clockwork Tortoise Inc.</text:p>
          </table:table-cell>
          <table:table-cell office:value-type="string">
            <text:p>Action</text:p>
          </table:table-cell>
          <table:table-cell office:value-type="string">
            <text:p>5.0</text:p>
          </table:table-cell>
          <table:table-cell office:value-type="string">
            <text:p>1 Player</text:p>
          </table:table-cell>
          <table:table-cell office:value-type="string">
            <text:p>In The Adventures of Batman and Robin, Robin and Commissioner Gordon have both gone missing. The Dark Knight suspects that one or more of the usual suspects might be involved, including Poison Ivy, Riddler, and The Joker. He sets out in his trusty Batmobile to set the situation right. Much of the game consists of 3D driving action behind the wheel of the Batmobile. There are also levels in which the Caped Crusader must stage an aerial assault using the Batwing. In between levels, the player is treated to a series of cutscenes which comprise nearly an entire exclusive episode of Batman: The Animated Series, upon which the game is based.</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dventures of Batman &amp; Robin, The (USA)&quot;&gt; &lt;year&gt;1995&lt;/year&gt; &lt;rating&gt;ESRB - E (Everyone)&lt;/rating&gt; &lt;title&gt;The Adventures of Batman &amp; Robin&lt;/title&gt; &lt;pub&gt;SEGA of America, Inc.&lt;/pub&gt; &lt;dev&gt;Clockwork Tortoise Inc.&lt;/dev&gt; &lt;genre&gt;Action&lt;/genre&gt; &lt;score&gt;5.0&lt;/score&gt; &lt;player&gt;1 Player&lt;/player&gt; &lt;story&gt;In The Adventures of Batman and Robin, Robin and Commissioner Gordon have both gone missing. The Dark Knight suspects that one or more of the usual suspects might be involved, including Poison Ivy, Riddler, and The Joker. He sets out in his trusty Batmobile to set the situation right. Much of the game consists of 3D driving action behind the wheel of the Batmobile. There are also levels in which the Caped Crusader must stage an aerial assault using the Batwing. In between levels, the player is treated to a series of cutscenes which comprise nearly an entire exclusive episode of Batman: The Animated Series, upon which the game is based.&lt;/story&gt; &lt;/game&gt;">
            <text:p>&lt;game name="Adventures of Batman &amp; Robin, The (USA)"&gt; &lt;year&gt;1995&lt;/year&gt; &lt;rating&gt;ESRB - E (Everyone)&lt;/rating&gt; &lt;title&gt;The Adventures of Batman &amp; Robin&lt;/title&gt; &lt;pub&gt;SEGA of America, Inc.&lt;/pub&gt; &lt;dev&gt;Clockwork Tortoise Inc.&lt;/dev&gt; &lt;genre&gt;Action&lt;/genre&gt; &lt;score&gt;5.0&lt;/score&gt; &lt;player&gt;1 Player&lt;/player&gt; &lt;story&gt;In The Adventures of Batman and Robin, Robin and Commissioner Gordon have both gone missing. The Dark Knight suspects that one or more of the usual suspects might be involved, including Poison Ivy, Riddler, and The Joker. He sets out in his trusty Batmobile to set the situation right. Much of the game consists of 3D driving action behind the wheel of the Batmobile. There are also levels in which the Caped Crusader must stage an aerial assault using the Batwing. In between levels, the player is treated to a series of cutscenes which comprise nearly an entire exclusive episode of Batman: The Animated Series, upon which the game is based.&lt;/story&gt; &lt;/game&gt;</text:p>
          </table:table-cell>
        </table:table-row>
        <table:table-row table:style-name="ro1">
          <table:table-cell office:value-type="string">
            <text:p>Adventures of Willy Beamish, The (USA)</text:p>
          </table:table-cell>
          <table:table-cell office:value-type="string">
            <text:p>1993</text:p>
          </table:table-cell>
          <table:table-cell office:value-type="string">
            <text:p>ESRB - E (Everyone)</text:p>
          </table:table-cell>
          <table:table-cell office:value-type="string">
            <text:p>The Adventures of Willy Beamish</text:p>
          </table:table-cell>
          <table:table-cell office:value-type="string">
            <text:p>SEGA of America, Inc.</text:p>
          </table:table-cell>
          <table:table-cell office:value-type="string">
            <text:p>Dynamix, Inc.</text:p>
          </table:table-cell>
          <table:table-cell office:value-type="string">
            <text:p>Adventure</text:p>
          </table:table-cell>
          <table:table-cell office:value-type="string">
            <text:p>2.4</text:p>
          </table:table-cell>
          <table:table-cell office:value-type="string">
            <text:p>1 Player</text:p>
          </table:table-cell>
          <table:table-cell office:value-type="string">
            <text:p>Willy Beamish is a kid who likes to goof off and have fun. Naturally all the grown-ups get in the way by making him go to school, making him clean his room, etc. But now that's school's out for the summer, Willy is determined to have a good time and maybe even have his pet frog win the frog jumping contest. However Willy has a habit of getting into trouble, and naturally that means it will be a challenge to get out of it.****The Adventures of Willy Beamish is a point-and-click graphical adventure. You play Willy Beamish, an eight year-old kid who is just trying to get through life without losing his lunch money. But he'll have to deal with parents, teachers, babysitters and bratty sisters. The player must solve different puzzles to ensure Willy can progress, get out of trouble and generally avoid ending up grounded. ****The in-game time progresses even if no action is taken. This means many puzzles have to be solved in a certain time frame or rely on being in the right place at the right time. A special aspect of this game is a bar which shows Willy's relationship to his parents. It gets affected by the way certain situations are resolved, e.g. it increases if Willy refuses to play with his sister, and when it is full they send Willy to a military school and the game is lost.</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dventures of Willy Beamish, The (USA)&quot;&gt; &lt;year&gt;1993&lt;/year&gt; &lt;rating&gt;ESRB - E (Everyone)&lt;/rating&gt; &lt;title&gt;The Adventures of Willy Beamish&lt;/title&gt; &lt;pub&gt;SEGA of America, Inc.&lt;/pub&gt; &lt;dev&gt;Dynamix, Inc.&lt;/dev&gt; &lt;genre&gt;Adventure&lt;/genre&gt; &lt;score&gt;2.4&lt;/score&gt; &lt;player&gt;1 Player&lt;/player&gt; &lt;story&gt;Willy Beamish is a kid who likes to goof off and have fun. Naturally all the grown-ups get in the way by making him go to school, making him clean his room, etc. But now that's school's out for the summer, Willy is determined to have a good time and maybe even have his pet frog win the frog jumping contest. However Willy has a habit of getting into trouble, and naturally that means it will be a challenge to get out of it.****The Adventures of Willy Beamish is a point-and-click graphical adventure. You play Willy Beamish, an eight year-old kid who is just trying to get through life without losing his lunch money. But he'll have to deal with parents, teachers, babysitters and bratty sisters. The player must solve different puzzles to ensure Willy can progress, get out of trouble and generally avoid ending up grounded. ****The in-game time progresses even if no action is taken. This means many puzzles have to be solved in a certain time frame or rely on being in the right place at the right time. A special aspect of this game is a bar which shows Willy's relationship to his parents. It gets affected by the way certain situations are resolved, e.g. it increases if Willy refuses to play with his sister, and when it is full they send Willy to a military school and the game is lost.&lt;/story&gt; &lt;/game&gt;">
            <text:p>&lt;game name="Adventures of Willy Beamish, The (USA)"&gt; &lt;year&gt;1993&lt;/year&gt; &lt;rating&gt;ESRB - E (Everyone)&lt;/rating&gt; &lt;title&gt;The Adventures of Willy Beamish&lt;/title&gt; &lt;pub&gt;SEGA of America, Inc.&lt;/pub&gt; &lt;dev&gt;Dynamix, Inc.&lt;/dev&gt; &lt;genre&gt;Adventure&lt;/genre&gt; &lt;score&gt;2.4&lt;/score&gt; &lt;player&gt;1 Player&lt;/player&gt; &lt;story&gt;Willy Beamish is a kid who likes to goof off and have fun. Naturally all the grown-ups get in the way by making him go to school, making him clean his room, etc. But now that's school's out for the summer, Willy is determined to have a good time and maybe even have his pet frog win the frog jumping contest. However Willy has a habit of getting into trouble, and naturally that means it will be a challenge to get out of it.****The Adventures of Willy Beamish is a point-and-click graphical adventure. You play Willy Beamish, an eight year-old kid who is just trying to get through life without losing his lunch money. But he'll have to deal with parents, teachers, babysitters and bratty sisters. The player must solve different puzzles to ensure Willy can progress, get out of trouble and generally avoid ending up grounded. ****The in-game time progresses even if no action is taken. This means many puzzles have to be solved in a certain time frame or rely on being in the right place at the right time. A special aspect of this game is a bar which shows Willy's relationship to his parents. It gets affected by the way certain situations are resolved, e.g. it increases if Willy refuses to play with his sister, and when it is full they send Willy to a military school and the game is lost.&lt;/story&gt; &lt;/game&gt;</text:p>
          </table:table-cell>
        </table:table-row>
        <table:table-row table:style-name="ro1">
          <table:table-cell office:value-type="string">
            <text:p>After Burner III (USA)</text:p>
          </table:table-cell>
          <table:table-cell office:value-type="string">
            <text:p>1992</text:p>
          </table:table-cell>
          <table:table-cell office:value-type="string">
            <text:p>ESRB - E (Everyone)</text:p>
          </table:table-cell>
          <table:table-cell office:value-type="string">
            <text:p>After Burner III</text:p>
          </table:table-cell>
          <table:table-cell office:value-type="string">
            <text:p>SEGA of America, Inc.</text:p>
          </table:table-cell>
          <table:table-cell office:value-type="string">
            <text:p>SEGA Enterprises Ltd.</text:p>
          </table:table-cell>
          <table:table-cell office:value-type="string">
            <text:p>Flying</text:p>
          </table:table-cell>
          <table:table-cell office:value-type="string">
            <text:p>3.0</text:p>
          </table:table-cell>
          <table:table-cell office:value-type="string">
            <text:p>1 Player</text:p>
          </table:table-cell>
          <table:table-cell office:value-type="string">
            <text:p>The third in Sega's arcade flight sim series, After Burner III takes you back to the cockpit of the F-14 Tomcat in order to take on as many terrorist airplanes as you can with your arsenal of sidewinder missiles and your trusty vulcan cannon.****A Sega CD exclusive, the title is actually a port of SEGA's arcade fight-sim Strike Fighter, a Japan-only arcade release that attempted to mix the sim "lite" gameplay of G-Loc Air Battle with After Burner's arcade gimmicks. As such, the game features the ability to play both in the cockpit as well as in the classic third person perspective. Both night and day scenarios are now available, with mission objectives that include new air-ground strikes. ****Includes 3 gameplay modes: Arcade, Timed and "Hits" which measures how many enemies you can shoot down in specific waves. No multiplayer support available.</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fter Burner III (USA)&quot;&gt; &lt;year&gt;1992&lt;/year&gt; &lt;rating&gt;ESRB - E (Everyone)&lt;/rating&gt; &lt;title&gt;After Burner III&lt;/title&gt; &lt;pub&gt;SEGA of America, Inc.&lt;/pub&gt; &lt;dev&gt;SEGA Enterprises Ltd.&lt;/dev&gt; &lt;genre&gt;Flying&lt;/genre&gt; &lt;score&gt;3.0&lt;/score&gt; &lt;player&gt;1 Player&lt;/player&gt; &lt;story&gt;The third in Sega's arcade flight sim series, After Burner III takes you back to the cockpit of the F-14 Tomcat in order to take on as many terrorist airplanes as you can with your arsenal of sidewinder missiles and your trusty vulcan cannon.****A Sega CD exclusive, the title is actually a port of SEGA's arcade fight-sim Strike Fighter, a Japan-only arcade release that attempted to mix the sim &quot;lite&quot; gameplay of G-Loc Air Battle with After Burner's arcade gimmicks. As such, the game features the ability to play both in the cockpit as well as in the classic third person perspective. Both night and day scenarios are now available, with mission objectives that include new air-ground strikes. ****Includes 3 gameplay modes: Arcade, Timed and &quot;Hits&quot; which measures how many enemies you can shoot down in specific waves. No multiplayer support available.&lt;/story&gt; &lt;/game&gt;">
            <text:p>&lt;game name="After Burner III (USA)"&gt; &lt;year&gt;1992&lt;/year&gt; &lt;rating&gt;ESRB - E (Everyone)&lt;/rating&gt; &lt;title&gt;After Burner III&lt;/title&gt; &lt;pub&gt;SEGA of America, Inc.&lt;/pub&gt; &lt;dev&gt;SEGA Enterprises Ltd.&lt;/dev&gt; &lt;genre&gt;Flying&lt;/genre&gt; &lt;score&gt;3.0&lt;/score&gt; &lt;player&gt;1 Player&lt;/player&gt; &lt;story&gt;The third in Sega's arcade flight sim series, After Burner III takes you back to the cockpit of the F-14 Tomcat in order to take on as many terrorist airplanes as you can with your arsenal of sidewinder missiles and your trusty vulcan cannon.****A Sega CD exclusive, the title is actually a port of SEGA's arcade fight-sim Strike Fighter, a Japan-only arcade release that attempted to mix the sim "lite" gameplay of G-Loc Air Battle with After Burner's arcade gimmicks. As such, the game features the ability to play both in the cockpit as well as in the classic third person perspective. Both night and day scenarios are now available, with mission objectives that include new air-ground strikes. ****Includes 3 gameplay modes: Arcade, Timed and "Hits" which measures how many enemies you can shoot down in specific waves. No multiplayer support available.&lt;/story&gt; &lt;/game&gt;</text:p>
          </table:table-cell>
        </table:table-row>
        <table:table-row table:style-name="ro1">
          <table:table-cell office:value-type="string">
            <text:p>AH-3 Thunderstrike (USA)</text:p>
          </table:table-cell>
          <table:table-cell office:value-type="string">
            <text:p>1993</text:p>
          </table:table-cell>
          <table:table-cell office:value-type="string">
            <text:p>ESRB - E (Everyone)</text:p>
          </table:table-cell>
          <table:table-cell office:value-type="string">
            <text:p>AH-3 Thunderstrike</text:p>
          </table:table-cell>
          <table:table-cell office:value-type="string">
            <text:p>JVC Musical Industries, Inc.</text:p>
          </table:table-cell>
          <table:table-cell office:value-type="string">
            <text:p>Core Design Ltd.</text:p>
          </table:table-cell>
          <table:table-cell office:value-type="string">
            <text:p>Flying</text:p>
          </table:table-cell>
          <table:table-cell office:value-type="string">
            <text:p>3.6</text:p>
          </table:table-cell>
          <table:table-cell office:value-type="string">
            <text:p>1 Player</text:p>
          </table:table-cell>
          <table:table-cell office:value-type="string">
            <text:p>AH-3 Thunderstrike is a helicopter sim/shooter. You will pilot the AH-3 over 10 operations all over the world. Each operation is composed of several missions, such as destroying tanks, or destroying bridges, or escorting trucks, and so on.****Thunderstrike's graphics consist of scaled sprites arranged to create a 3D environment. It makes use of the Sega CD's scaling and rotation hardware to create this effect with a smooth frame rate.</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H-3 Thunderstrike (USA)&quot;&gt; &lt;year&gt;1993&lt;/year&gt; &lt;rating&gt;ESRB - E (Everyone)&lt;/rating&gt; &lt;title&gt;AH-3 Thunderstrike&lt;/title&gt; &lt;pub&gt;JVC Musical Industries, Inc.&lt;/pub&gt; &lt;dev&gt;Core Design Ltd.&lt;/dev&gt; &lt;genre&gt;Flying&lt;/genre&gt; &lt;score&gt;3.6&lt;/score&gt; &lt;player&gt;1 Player&lt;/player&gt; &lt;story&gt;AH-3 Thunderstrike is a helicopter sim/shooter. You will pilot the AH-3 over 10 operations all over the world. Each operation is composed of several missions, such as destroying tanks, or destroying bridges, or escorting trucks, and so on.****Thunderstrike's graphics consist of scaled sprites arranged to create a 3D environment. It makes use of the Sega CD's scaling and rotation hardware to create this effect with a smooth frame rate.&lt;/story&gt; &lt;/game&gt;">
            <text:p>&lt;game name="AH-3 Thunderstrike (USA)"&gt; &lt;year&gt;1993&lt;/year&gt; &lt;rating&gt;ESRB - E (Everyone)&lt;/rating&gt; &lt;title&gt;AH-3 Thunderstrike&lt;/title&gt; &lt;pub&gt;JVC Musical Industries, Inc.&lt;/pub&gt; &lt;dev&gt;Core Design Ltd.&lt;/dev&gt; &lt;genre&gt;Flying&lt;/genre&gt; &lt;score&gt;3.6&lt;/score&gt; &lt;player&gt;1 Player&lt;/player&gt; &lt;story&gt;AH-3 Thunderstrike is a helicopter sim/shooter. You will pilot the AH-3 over 10 operations all over the world. Each operation is composed of several missions, such as destroying tanks, or destroying bridges, or escorting trucks, and so on.****Thunderstrike's graphics consist of scaled sprites arranged to create a 3D environment. It makes use of the Sega CD's scaling and rotation hardware to create this effect with a smooth frame rate.&lt;/story&gt; &lt;/game&gt;</text:p>
          </table:table-cell>
        </table:table-row>
        <table:table-row table:style-name="ro1">
          <table:table-cell office:value-type="string">
            <text:p>Amazing Spider-Man vs. The Kingpin, The (USA)</text:p>
          </table:table-cell>
          <table:table-cell office:value-type="string">
            <text:p>1993</text:p>
          </table:table-cell>
          <table:table-cell office:value-type="string">
            <text:p>ESRB - E (Everyone)</text:p>
          </table:table-cell>
          <table:table-cell office:value-type="string">
            <text:p>The Amazing Spider-Man vs. The Kingpin</text:p>
          </table:table-cell>
          <table:table-cell table:number-columns-repeated="2" office:value-type="string">
            <text:p>SEGA of America, Inc.</text:p>
          </table:table-cell>
          <table:table-cell office:value-type="string">
            <text:p>Platform</text:p>
          </table:table-cell>
          <table:table-cell office:value-type="string">
            <text:p>4.2</text:p>
          </table:table-cell>
          <table:table-cell office:value-type="string">
            <text:p>1 Player</text:p>
          </table:table-cell>
          <table:table-cell office:value-type="string">
            <text:p>The Kingpin is at it again, and Spider-Man has just 24 hours to find the keys to defuse a bomb primed to wipe out New York City. <text:s/>Worse, the Kingpin has convinced the citizens that Spider-Man is the bomb's mastermind, and they're now out for his radioactive spider blood.****To clear Spider-Man's name, the player must guide him through multiple levels and familiar super-villains in search of the bomb's keys - all while the 24-hour time limit mercilessly counts down. At Spidey's disposal are a range of hand-to-hand combat moves, plus web tricks including stunning web shots, web swings, and a web shield. <text:s/>Players can even form combos of web strikes and Spidey fists. And in a fairly uncommon platform maneuver, Spidey can stick to and crawl along any surface; including up walls and across ceilings.****The Amazing Spider-Man vs. The Kingpin for the Sega CD takes the idea and basic gameplay from the Genesis version, but makes some significant changes. There are new levels, new bosses, and an expanded set of combat moves. The player now has the freedom to select the next level or boss to tackle from a map screen. Graphics have also been redrawn and expanded from the Genesis release. <text:s/>However, the player can no longer rest and heal at Peter Parker's apartment, or take photographs of enemies for cash; both prominent features of the Genesis version.****Animated cutscenes with voices are new to this version, as well as a new CD soundtrack. <text:s/>The player can also find and collect digital versions of classic Spider-Man comics, making further use of the multimedia storage space. A password system has also been added to save the player's progress.</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mazing Spider-Man vs. The Kingpin, The (USA)&quot;&gt; &lt;year&gt;1993&lt;/year&gt; &lt;rating&gt;ESRB - E (Everyone)&lt;/rating&gt; &lt;title&gt;The Amazing Spider-Man vs. The Kingpin&lt;/title&gt; &lt;pub&gt;SEGA of America, Inc.&lt;/pub&gt; &lt;dev&gt;SEGA of America, Inc.&lt;/dev&gt; &lt;genre&gt;Platform&lt;/genre&gt; &lt;score&gt;4.2&lt;/score&gt; &lt;player&gt;1 Player&lt;/player&gt; &lt;story&gt;The Kingpin is at it again, and Spider-Man has just 24 hours to find the keys to defuse a bomb primed to wipe out New York City.  Worse, the Kingpin has convinced the citizens that Spider-Man is the bomb's mastermind, and they're now out for his radioactive spider blood.****To clear Spider-Man's name, the player must guide him through multiple levels and familiar super-villains in search of the bomb's keys - all while the 24-hour time limit mercilessly counts down. At Spidey's disposal are a range of hand-to-hand combat moves, plus web tricks including stunning web shots, web swings, and a web shield.  Players can even form combos of web strikes and Spidey fists. And in a fairly uncommon platform maneuver, Spidey can stick to and crawl along any surface; including up walls and across ceilings.****The Amazing Spider-Man vs. The Kingpin for the Sega CD takes the idea and basic gameplay from the Genesis version, but makes some significant changes. There are new levels, new bosses, and an expanded set of combat moves. The player now has the freedom to select the next level or boss to tackle from a map screen. Graphics have also been redrawn and expanded from the Genesis release.  However, the player can no longer rest and heal at Peter Parker's apartment, or take photographs of enemies for cash; both prominent features of the Genesis version.****Animated cutscenes with voices are new to this version, as well as a new CD soundtrack.  The player can also find and collect digital versions of classic Spider-Man comics, making further use of the multimedia storage space. A password system has also been added to save the player's progress.&lt;/story&gt; &lt;/game&gt;">
            <text:p>&lt;game name="Amazing Spider-Man vs. The Kingpin, The (USA)"&gt; &lt;year&gt;1993&lt;/year&gt; &lt;rating&gt;ESRB - E (Everyone)&lt;/rating&gt; &lt;title&gt;The Amazing Spider-Man vs. The Kingpin&lt;/title&gt; &lt;pub&gt;SEGA of America, Inc.&lt;/pub&gt; &lt;dev&gt;SEGA of America, Inc.&lt;/dev&gt; &lt;genre&gt;Platform&lt;/genre&gt; &lt;score&gt;4.2&lt;/score&gt; &lt;player&gt;1 Player&lt;/player&gt; &lt;story&gt;The Kingpin is at it again, and Spider-Man has just 24 hours to find the keys to defuse a bomb primed to wipe out New York City. <text:s/>Worse, the Kingpin has convinced the citizens that Spider-Man is the bomb's mastermind, and they're now out for his radioactive spider blood.****To clear Spider-Man's name, the player must guide him through multiple levels and familiar super-villains in search of the bomb's keys - all while the 24-hour time limit mercilessly counts down. At Spidey's disposal are a range of hand-to-hand combat moves, plus web tricks including stunning web shots, web swings, and a web shield. <text:s/>Players can even form combos of web strikes and Spidey fists. And in a fairly uncommon platform maneuver, Spidey can stick to and crawl along any surface; including up walls and across ceilings.****The Amazing Spider-Man vs. The Kingpin for the Sega CD takes the idea and basic gameplay from the Genesis version, but makes some significant changes. There are new levels, new bosses, and an expanded set of combat moves. The player now has the freedom to select the next level or boss to tackle from a map screen. Graphics have also been redrawn and expanded from the Genesis release. <text:s/>However, the player can no longer rest and heal at Peter Parker's apartment, or take photographs of enemies for cash; both prominent features of the Genesis version.****Animated cutscenes with voices are new to this version, as well as a new CD soundtrack. <text:s/>The player can also find and collect digital versions of classic Spider-Man comics, making further use of the multimedia storage space. A password system has also been added to save the player's progress.&lt;/story&gt; &lt;/game&gt;</text:p>
          </table:table-cell>
        </table:table-row>
        <table:table-row table:style-name="ro1">
          <table:table-cell office:value-type="string">
            <text:p>Android Assault - The Revenge of Bari-Arm (USA)</text:p>
          </table:table-cell>
          <table:table-cell office:value-type="string">
            <text:p>1994</text:p>
          </table:table-cell>
          <table:table-cell office:value-type="string">
            <text:p>ESRB - E (Everyone)</text:p>
          </table:table-cell>
          <table:table-cell office:value-type="string">
            <text:p>Android Assault: The Revenge of Bari-Arm</text:p>
          </table:table-cell>
          <table:table-cell office:value-type="string">
            <text:p>SEGA of America, Inc.</text:p>
          </table:table-cell>
          <table:table-cell office:value-type="string">
            <text:p>Human Entertainment, Inc.</text:p>
          </table:table-cell>
          <table:table-cell office:value-type="string">
            <text:p>Shoot-'Em-Up</text:p>
          </table:table-cell>
          <table:table-cell office:value-type="string">
            <text:p>3.9</text:p>
          </table:table-cell>
          <table:table-cell office:value-type="string">
            <text:p>1 Player</text:p>
          </table:table-cell>
          <table:table-cell office:value-type="string">
            <text:p>In Android Assault an alien species called the Xias have targeted human beings for extermination. <text:s/>They have assembled a massive fleet that has crushed any opposing ship that has been sent their way and has started to attacking colonies stationed on nearby planets with a collision course to Earth and it is up to the player to stop them.****The gameplay is a side-scrolling shooter, similar to R-Type, where the player takes control of a space fighter that can morph into a cyborg called Bari-Arm and has an arsenal of weaponry to take down enemy ships including the Thundercracker, Burning Wave and the Chase Cannon along with picking up health and power-ups left behind by destroyed enemies.****There are several stages ranging from asteroid belts, planet surfaces, underwater and finally the alien mothership with each stage containing an enormous boss the player must defeat to advance to the next level. <text:s/>There are also animated cut scenes that tell the story of Bari-Arm.</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ndroid Assault - The Revenge of Bari-Arm (USA)&quot;&gt; &lt;year&gt;1994&lt;/year&gt; &lt;rating&gt;ESRB - E (Everyone)&lt;/rating&gt; &lt;title&gt;Android Assault: The Revenge of Bari-Arm&lt;/title&gt; &lt;pub&gt;SEGA of America, Inc.&lt;/pub&gt; &lt;dev&gt;Human Entertainment, Inc.&lt;/dev&gt; &lt;genre&gt;Shoot-'Em-Up&lt;/genre&gt; &lt;score&gt;3.9&lt;/score&gt; &lt;player&gt;1 Player&lt;/player&gt; &lt;story&gt;In Android Assault an alien species called the Xias have targeted human beings for extermination.  They have assembled a massive fleet that has crushed any opposing ship that has been sent their way and has started to attacking colonies stationed on nearby planets with a collision course to Earth and it is up to the player to stop them.****The gameplay is a side-scrolling shooter, similar to R-Type, where the player takes control of a space fighter that can morph into a cyborg called Bari-Arm and has an arsenal of weaponry to take down enemy ships including the Thundercracker, Burning Wave and the Chase Cannon along with picking up health and power-ups left behind by destroyed enemies.****There are several stages ranging from asteroid belts, planet surfaces, underwater and finally the alien mothership with each stage containing an enormous boss the player must defeat to advance to the next level.  There are also animated cut scenes that tell the story of Bari-Arm.&lt;/story&gt; &lt;/game&gt;">
            <text:p>&lt;game name="Android Assault - The Revenge of Bari-Arm (USA)"&gt; &lt;year&gt;1994&lt;/year&gt; &lt;rating&gt;ESRB - E (Everyone)&lt;/rating&gt; &lt;title&gt;Android Assault: The Revenge of Bari-Arm&lt;/title&gt; &lt;pub&gt;SEGA of America, Inc.&lt;/pub&gt; &lt;dev&gt;Human Entertainment, Inc.&lt;/dev&gt; &lt;genre&gt;Shoot-'Em-Up&lt;/genre&gt; &lt;score&gt;3.9&lt;/score&gt; &lt;player&gt;1 Player&lt;/player&gt; &lt;story&gt;In Android Assault an alien species called the Xias have targeted human beings for extermination. <text:s/>They have assembled a massive fleet that has crushed any opposing ship that has been sent their way and has started to attacking colonies stationed on nearby planets with a collision course to Earth and it is up to the player to stop them.****The gameplay is a side-scrolling shooter, similar to R-Type, where the player takes control of a space fighter that can morph into a cyborg called Bari-Arm and has an arsenal of weaponry to take down enemy ships including the Thundercracker, Burning Wave and the Chase Cannon along with picking up health and power-ups left behind by destroyed enemies.****There are several stages ranging from asteroid belts, planet surfaces, underwater and finally the alien mothership with each stage containing an enormous boss the player must defeat to advance to the next level. <text:s/>There are also animated cut scenes that tell the story of Bari-Arm.&lt;/story&gt; &lt;/game&gt;</text:p>
          </table:table-cell>
        </table:table-row>
        <table:table-row table:style-name="ro1">
          <table:table-cell office:value-type="string">
            <text:p>AX-101 (USA)</text:p>
          </table:table-cell>
          <table:table-cell office:value-type="string">
            <text:p>1994</text:p>
          </table:table-cell>
          <table:table-cell office:value-type="string">
            <text:p>ESRB - E (Everyone)</text:p>
          </table:table-cell>
          <table:table-cell office:value-type="string">
            <text:p>A/X 101</text:p>
          </table:table-cell>
          <table:table-cell office:value-type="string">
            <text:p>Absolute Entertainment, Inc.</text:p>
          </table:table-cell>
          <table:table-cell office:value-type="string">
            <text:p>Micronet Co. Ltd.</text:p>
          </table:table-cell>
          <table:table-cell office:value-type="string">
            <text:p>Action</text:p>
          </table:table-cell>
          <table:table-cell office:value-type="float" office:value="4.4">
            <text:p>4.4</text:p>
          </table:table-cell>
          <table:table-cell office:value-type="string">
            <text:p>1 Player</text:p>
          </table:table-cell>
          <table:table-cell office:value-type="string">
            <text:p>In the year 2500, humanity is attacked by the alien Gurzons. The Earth Defense Force doesn't stand a chance, and whole cities are laid to waste by the evil invaders. There is still hope, however: enemies of the Gurzons from the planet Prism offer their help. If just a few EDF pilots can make it to Prism, they will be provided with the ultimate weapon which may turn the tide: the A/X 101 system. Controlling one of four starfighters launched on the mission, it is the player's job to break the orbital blockade, make it to Prism and then take the fight to the enemy.****The game is an on-rails shooter, with gameplay seen from a first-person cockpit perspective. The player's ship moves automatically through pre-rendered space and planetary environments and only the targeting crosshair can be moved freely. Laser Cannons and Fusion Warheads are available to hit the numerous enemies. Lasers have unlimited ammunition but need a few moments time to recharge. The warheads function as smart bombs and clear the screen of enemies, but are available only in limited supply. They are restocked when reaching a certain score. The ship's energy shield functions as a life bar.****Between the shooting levels, there are transitional cutscenes, pre-rendered in the same way as the actual gameplay.</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X-101 (USA)&quot;&gt; &lt;year&gt;1994&lt;/year&gt; &lt;rating&gt;ESRB - E (Everyone)&lt;/rating&gt; &lt;title&gt;A/X 101&lt;/title&gt; &lt;pub&gt;Absolute Entertainment, Inc.&lt;/pub&gt; &lt;dev&gt;Micronet Co. Ltd.&lt;/dev&gt; &lt;genre&gt;Action&lt;/genre&gt; &lt;score&gt;4.4&lt;/score&gt; &lt;player&gt;1 Player&lt;/player&gt; &lt;story&gt;In the year 2500, humanity is attacked by the alien Gurzons. The Earth Defense Force doesn't stand a chance, and whole cities are laid to waste by the evil invaders. There is still hope, however: enemies of the Gurzons from the planet Prism offer their help. If just a few EDF pilots can make it to Prism, they will be provided with the ultimate weapon which may turn the tide: the A/X 101 system. Controlling one of four starfighters launched on the mission, it is the player's job to break the orbital blockade, make it to Prism and then take the fight to the enemy.****The game is an on-rails shooter, with gameplay seen from a first-person cockpit perspective. The player's ship moves automatically through pre-rendered space and planetary environments and only the targeting crosshair can be moved freely. Laser Cannons and Fusion Warheads are available to hit the numerous enemies. Lasers have unlimited ammunition but need a few moments time to recharge. The warheads function as smart bombs and clear the screen of enemies, but are available only in limited supply. They are restocked when reaching a certain score. The ship's energy shield functions as a life bar.****Between the shooting levels, there are transitional cutscenes, pre-rendered in the same way as the actual gameplay.&lt;/story&gt; &lt;/game&gt;">
            <text:p>&lt;game name="AX-101 (USA)"&gt; &lt;year&gt;1994&lt;/year&gt; &lt;rating&gt;ESRB - E (Everyone)&lt;/rating&gt; &lt;title&gt;A/X 101&lt;/title&gt; &lt;pub&gt;Absolute Entertainment, Inc.&lt;/pub&gt; &lt;dev&gt;Micronet Co. Ltd.&lt;/dev&gt; &lt;genre&gt;Action&lt;/genre&gt; &lt;score&gt;4.4&lt;/score&gt; &lt;player&gt;1 Player&lt;/player&gt; &lt;story&gt;In the year 2500, humanity is attacked by the alien Gurzons. The Earth Defense Force doesn't stand a chance, and whole cities are laid to waste by the evil invaders. There is still hope, however: enemies of the Gurzons from the planet Prism offer their help. If just a few EDF pilots can make it to Prism, they will be provided with the ultimate weapon which may turn the tide: the A/X 101 system. Controlling one of four starfighters launched on the mission, it is the player's job to break the orbital blockade, make it to Prism and then take the fight to the enemy.****The game is an on-rails shooter, with gameplay seen from a first-person cockpit perspective. The player's ship moves automatically through pre-rendered space and planetary environments and only the targeting crosshair can be moved freely. Laser Cannons and Fusion Warheads are available to hit the numerous enemies. Lasers have unlimited ammunition but need a few moments time to recharge. The warheads function as smart bombs and clear the screen of enemies, but are available only in limited supply. They are restocked when reaching a certain score. The ship's energy shield functions as a life bar.****Between the shooting levels, there are transitional cutscenes, pre-rendered in the same way as the actual gameplay.&lt;/story&gt; &lt;/game&gt;</text:p>
          </table:table-cell>
        </table:table-row>
        <table:table-row table:style-name="ro1">
          <table:table-cell office:value-type="string">
            <text:p>Batman Returns (USA)</text:p>
          </table:table-cell>
          <table:table-cell office:value-type="string">
            <text:p>1993</text:p>
          </table:table-cell>
          <table:table-cell office:value-type="string">
            <text:p>ESRB - E (Everyone)</text:p>
          </table:table-cell>
          <table:table-cell office:value-type="string">
            <text:p>Batman Returns</text:p>
          </table:table-cell>
          <table:table-cell office:value-type="string">
            <text:p>SEGA of America, Inc.</text:p>
          </table:table-cell>
          <table:table-cell office:value-type="string">
            <text:p>Malibu Games</text:p>
          </table:table-cell>
          <table:table-cell office:value-type="string">
            <text:p>Beat-'Em-Up</text:p>
          </table:table-cell>
          <table:table-cell office:value-type="string">
            <text:p>3.8</text:p>
          </table:table-cell>
          <table:table-cell office:value-type="string">
            <text:p>1 Player</text:p>
          </table:table-cell>
          <table:table-cell office:value-type="string">
            <text:p>Batman Returns on the SEGA CD is an enhanced version of the Genesis adaptation of the movie. It includes the entirety of the original platform game, but adds all-new driving levels.****The game can be played in three ways: either as only the platform game, only the racing game, or a combination of both. Each option features a unique ending sequence.****For every of the original version's five platform levels, there is a related driving section in which the player controls either the Batmobile or the Batskiboat. Both in perspective and gameplay, these sections are reminiscent of arcade titles like OutRun. Seen from above and behind, the player's vehicle must reach checkpoints before a timer runs out, receiving bonus points for any surplus seconds. The CD system's hardware is used for sprite scaling and other tricks, achieving a 3D effect.****The game being based on an action-filled movie, there's not only driving but also shooting: both the car and the boat are armed with machine guns and heat-seeking missiles (with limited ammunition). Besides the roads being full of enemies in general, each level also ends in a boss fight against a big (and usually heavily armed) vehicle.****The game features CD-based audio tracks, replacing those from the original.</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atman Returns (USA)&quot;&gt; &lt;year&gt;1993&lt;/year&gt; &lt;rating&gt;ESRB - E (Everyone)&lt;/rating&gt; &lt;title&gt;Batman Returns&lt;/title&gt; &lt;pub&gt;SEGA of America, Inc.&lt;/pub&gt; &lt;dev&gt;Malibu Games&lt;/dev&gt; &lt;genre&gt;Beat-'Em-Up&lt;/genre&gt; &lt;score&gt;3.8&lt;/score&gt; &lt;player&gt;1 Player&lt;/player&gt; &lt;story&gt;Batman Returns on the SEGA CD is an enhanced version of the Genesis adaptation of the movie. It includes the entirety of the original platform game, but adds all-new driving levels.****The game can be played in three ways: either as only the platform game, only the racing game, or a combination of both. Each option features a unique ending sequence.****For every of the original version's five platform levels, there is a related driving section in which the player controls either the Batmobile or the Batskiboat. Both in perspective and gameplay, these sections are reminiscent of arcade titles like OutRun. Seen from above and behind, the player's vehicle must reach checkpoints before a timer runs out, receiving bonus points for any surplus seconds. The CD system's hardware is used for sprite scaling and other tricks, achieving a 3D effect.****The game being based on an action-filled movie, there's not only driving but also shooting: both the car and the boat are armed with machine guns and heat-seeking missiles (with limited ammunition). Besides the roads being full of enemies in general, each level also ends in a boss fight against a big (and usually heavily armed) vehicle.****The game features CD-based audio tracks, replacing those from the original.&lt;/story&gt; &lt;/game&gt;">
            <text:p>&lt;game name="Batman Returns (USA)"&gt; &lt;year&gt;1993&lt;/year&gt; &lt;rating&gt;ESRB - E (Everyone)&lt;/rating&gt; &lt;title&gt;Batman Returns&lt;/title&gt; &lt;pub&gt;SEGA of America, Inc.&lt;/pub&gt; &lt;dev&gt;Malibu Games&lt;/dev&gt; &lt;genre&gt;Beat-'Em-Up&lt;/genre&gt; &lt;score&gt;3.8&lt;/score&gt; &lt;player&gt;1 Player&lt;/player&gt; &lt;story&gt;Batman Returns on the SEGA CD is an enhanced version of the Genesis adaptation of the movie. It includes the entirety of the original platform game, but adds all-new driving levels.****The game can be played in three ways: either as only the platform game, only the racing game, or a combination of both. Each option features a unique ending sequence.****For every of the original version's five platform levels, there is a related driving section in which the player controls either the Batmobile or the Batskiboat. Both in perspective and gameplay, these sections are reminiscent of arcade titles like OutRun. Seen from above and behind, the player's vehicle must reach checkpoints before a timer runs out, receiving bonus points for any surplus seconds. The CD system's hardware is used for sprite scaling and other tricks, achieving a 3D effect.****The game being based on an action-filled movie, there's not only driving but also shooting: both the car and the boat are armed with machine guns and heat-seeking missiles (with limited ammunition). Besides the roads being full of enemies in general, each level also ends in a boss fight against a big (and usually heavily armed) vehicle.****The game features CD-based audio tracks, replacing those from the original.&lt;/story&gt; &lt;/game&gt;</text:p>
          </table:table-cell>
        </table:table-row>
        <table:table-row table:style-name="ro1">
          <table:table-cell office:value-type="string">
            <text:p>Battlecorps (USA)</text:p>
          </table:table-cell>
          <table:table-cell office:value-type="string">
            <text:p>1993</text:p>
          </table:table-cell>
          <table:table-cell office:value-type="string">
            <text:p>ESRB - E (Everyone)</text:p>
          </table:table-cell>
          <table:table-cell office:value-type="string">
            <text:p>Battlecorps</text:p>
          </table:table-cell>
          <table:table-cell office:value-type="string">
            <text:p>Core Design Inc.</text:p>
          </table:table-cell>
          <table:table-cell office:value-type="string">
            <text:p>Core Design Ltd.</text:p>
          </table:table-cell>
          <table:table-cell office:value-type="string">
            <text:p>Shooter</text:p>
          </table:table-cell>
          <table:table-cell office:value-type="string">
            <text:p>3.7</text:p>
          </table:table-cell>
          <table:table-cell office:value-type="string">
            <text:p>1 Player</text:p>
          </table:table-cell>
          <table:table-cell office:value-type="string">
            <text:p>Battlecorps is a giant-mech game that takes place on a mining planet known as Mandlebrot's World. <text:s/>The colony supercomputer has been infected with a virus, and now the planet's giant machines are turning against the people who created them. <text:s/>You must pilot your bipedal attack machine through 12 missions to reboot the computer.****The graphics in this game use scaled and rotated sprites to achieve a 3D environment. The effect is similar to other Core Design games for the Sega CD.</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Battlecorps (USA)&quot;&gt; &lt;year&gt;1993&lt;/year&gt; &lt;rating&gt;ESRB - E (Everyone)&lt;/rating&gt; &lt;title&gt;Battlecorps&lt;/title&gt; &lt;pub&gt;Core Design Inc.&lt;/pub&gt; &lt;dev&gt;Core Design Ltd.&lt;/dev&gt; &lt;genre&gt;Shooter&lt;/genre&gt; &lt;score&gt;3.7&lt;/score&gt; &lt;player&gt;1 Player&lt;/player&gt; &lt;story&gt;Battlecorps is a giant-mech game that takes place on a mining planet known as Mandlebrot's World.  The colony supercomputer has been infected with a virus, and now the planet's giant machines are turning against the people who created them.  You must pilot your bipedal attack machine through 12 missions to reboot the computer.****The graphics in this game use scaled and rotated sprites to achieve a 3D environment. The effect is similar to other Core Design games for the Sega CD.&lt;/story&gt; &lt;/game&gt;">
            <text:p>&lt;game name="Battlecorps (USA)"&gt; &lt;year&gt;1993&lt;/year&gt; &lt;rating&gt;ESRB - E (Everyone)&lt;/rating&gt; &lt;title&gt;Battlecorps&lt;/title&gt; &lt;pub&gt;Core Design Inc.&lt;/pub&gt; &lt;dev&gt;Core Design Ltd.&lt;/dev&gt; &lt;genre&gt;Shooter&lt;/genre&gt; &lt;score&gt;3.7&lt;/score&gt; &lt;player&gt;1 Player&lt;/player&gt; &lt;story&gt;Battlecorps is a giant-mech game that takes place on a mining planet known as Mandlebrot's World. <text:s/>The colony supercomputer has been infected with a virus, and now the planet's giant machines are turning against the people who created them. <text:s/>You must pilot your bipedal attack machine through 12 missions to reboot the computer.****The graphics in this game use scaled and rotated sprites to achieve a 3D environment. The effect is similar to other Core Design games for the Sega CD.&lt;/story&gt; &lt;/game&gt;</text:p>
          </table:table-cell>
        </table:table-row>
        <table:table-row table:style-name="ro1">
          <table:table-cell office:value-type="string">
            <text:p>BC Racers (USA)</text:p>
          </table:table-cell>
          <table:table-cell office:value-type="string">
            <text:p>1994</text:p>
          </table:table-cell>
          <table:table-cell office:value-type="string">
            <text:p>ESRB - E (Everyone)</text:p>
          </table:table-cell>
          <table:table-cell office:value-type="string">
            <text:p>BC Racers</text:p>
          </table:table-cell>
          <table:table-cell office:value-type="string">
            <text:p>Core Design Inc.</text:p>
          </table:table-cell>
          <table:table-cell office:value-type="string">
            <text:p>Core Design Ltd.</text:p>
          </table:table-cell>
          <table:table-cell office:value-type="string">
            <text:p>Driving</text:p>
          </table:table-cell>
          <table:table-cell office:value-type="string">
            <text:p>3.6</text:p>
          </table:table-cell>
          <table:table-cell office:value-type="string">
            <text:p>1-2 Players</text:p>
          </table:table-cell>
          <table:table-cell office:value-type="string">
            <text:p>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BC Racers (USA)&quot;&gt; &lt;year&gt;1994&lt;/year&gt; &lt;rating&gt;ESRB - E (Everyone)&lt;/rating&gt; &lt;title&gt;BC Racers&lt;/title&gt; &lt;pub&gt;Core Design Inc.&lt;/pub&gt; &lt;dev&gt;Core Design Ltd.&lt;/dev&gt; &lt;genre&gt;Driving&lt;/genre&gt; &lt;score&gt;3.6&lt;/score&gt; &lt;player&gt;1-2 Players&lt;/player&gt; &lt;story&gt;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lt;/story&gt; &lt;/game&gt;">
            <text:p>&lt;game name="BC Racers (USA)"&gt; &lt;year&gt;1994&lt;/year&gt; &lt;rating&gt;ESRB - E (Everyone)&lt;/rating&gt; &lt;title&gt;BC Racers&lt;/title&gt; &lt;pub&gt;Core Design Inc.&lt;/pub&gt; &lt;dev&gt;Core Design Ltd.&lt;/dev&gt; &lt;genre&gt;Driving&lt;/genre&gt; &lt;score&gt;3.6&lt;/score&gt; &lt;player&gt;1-2 Players&lt;/player&gt; &lt;story&gt;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lt;/story&gt; &lt;/game&gt;</text:p>
          </table:table-cell>
        </table:table-row>
        <table:table-row table:style-name="ro1">
          <table:table-cell office:value-type="string">
            <text:p>Bill Walsh College Football (USA)</text:p>
          </table:table-cell>
          <table:table-cell office:value-type="string">
            <text:p>1993</text:p>
          </table:table-cell>
          <table:table-cell office:value-type="string">
            <text:p>ESRB - E (Everyone)</text:p>
          </table:table-cell>
          <table:table-cell office:value-type="string">
            <text:p>Bill Walsh College Football</text:p>
          </table:table-cell>
          <table:table-cell office:value-type="string">
            <text:p>Electronic Arts, Inc.</text:p>
          </table:table-cell>
          <table:table-cell office:value-type="string">
            <text:p>High Score Productions</text:p>
          </table:table-cell>
          <table:table-cell office:value-type="string">
            <text:p>Football/Sports</text:p>
          </table:table-cell>
          <table:table-cell office:value-type="string">
            <text:p>2.8</text:p>
          </table:table-cell>
          <table:table-cell office:value-type="string">
            <text:p>1-4 Players</text:p>
          </table:table-cell>
          <table:table-cell office:value-type="string">
            <text:p>The game features 24 college football teams from the 1993 season and 24 of the all-time college teams since 1978. Play modes include exhibition, playoffs and all-time playoffs and the SNES version also has an eleven week season mode.with the National Championship as the ultimate goal. ****The playbook consists of 56 offensive plays and 52 defensive plays.**On offense, running backs can dive, spin and hurdle. Also, passing is dealt with by having the receivers in their own windowed boxes . When on defense, defenders can dive at the ball carrier, and raise hands to block kicks or intercept passes.****The game also features four weather conditions (fair, windy, rain and snow), and three different quarter lengths (20, 40 and 60 minutes).</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ill Walsh College Football (USA)&quot;&gt; &lt;year&gt;1993&lt;/year&gt; &lt;rating&gt;ESRB - E (Everyone)&lt;/rating&gt; &lt;title&gt;Bill Walsh College Football&lt;/title&gt; &lt;pub&gt;Electronic Arts, Inc.&lt;/pub&gt; &lt;dev&gt;High Score Productions&lt;/dev&gt; &lt;genre&gt;Football/Sports&lt;/genre&gt; &lt;score&gt;2.8&lt;/score&gt; &lt;player&gt;1-4 Players&lt;/player&gt; &lt;story&gt;The game features 24 college football teams from the 1993 season and 24 of the all-time college teams since 1978. Play modes include exhibition, playoffs and all-time playoffs and the SNES version also has an eleven week season mode.with the National Championship as the ultimate goal. ****The playbook consists of 56 offensive plays and 52 defensive plays.**On offense, running backs can dive, spin and hurdle. Also, passing is dealt with by having the receivers in their own windowed boxes . When on defense, defenders can dive at the ball carrier, and raise hands to block kicks or intercept passes.****The game also features four weather conditions (fair, windy, rain and snow), and three different quarter lengths (20, 40 and 60 minutes).&lt;/story&gt; &lt;/game&gt;">
            <text:p>&lt;game name="Bill Walsh College Football (USA)"&gt; &lt;year&gt;1993&lt;/year&gt; &lt;rating&gt;ESRB - E (Everyone)&lt;/rating&gt; &lt;title&gt;Bill Walsh College Football&lt;/title&gt; &lt;pub&gt;Electronic Arts, Inc.&lt;/pub&gt; &lt;dev&gt;High Score Productions&lt;/dev&gt; &lt;genre&gt;Football/Sports&lt;/genre&gt; &lt;score&gt;2.8&lt;/score&gt; &lt;player&gt;1-4 Players&lt;/player&gt; &lt;story&gt;The game features 24 college football teams from the 1993 season and 24 of the all-time college teams since 1978. Play modes include exhibition, playoffs and all-time playoffs and the SNES version also has an eleven week season mode.with the National Championship as the ultimate goal. ****The playbook consists of 56 offensive plays and 52 defensive plays.**On offense, running backs can dive, spin and hurdle. Also, passing is dealt with by having the receivers in their own windowed boxes . When on defense, defenders can dive at the ball carrier, and raise hands to block kicks or intercept passes.****The game also features four weather conditions (fair, windy, rain and snow), and three different quarter lengths (20, 40 and 60 minutes).&lt;/story&gt; &lt;/game&gt;</text:p>
          </table:table-cell>
        </table:table-row>
        <table:table-row table:style-name="ro1">
          <table:table-cell office:value-type="string">
            <text:p>Black Hole Assault (USA)</text:p>
          </table:table-cell>
          <table:table-cell office:value-type="string">
            <text:p>1992</text:p>
          </table:table-cell>
          <table:table-cell office:value-type="string">
            <text:p>ESRB - E (Everyone)</text:p>
          </table:table-cell>
          <table:table-cell office:value-type="string">
            <text:p>Blackhole Assault</text:p>
          </table:table-cell>
          <table:table-cell office:value-type="string">
            <text:p>Bignet U.S.A., Inc.</text:p>
          </table:table-cell>
          <table:table-cell office:value-type="string">
            <text:p>Micronet Co. Ltd.</text:p>
          </table:table-cell>
          <table:table-cell office:value-type="string">
            <text:p>Fighter</text:p>
          </table:table-cell>
          <table:table-cell office:value-type="string">
            <text:p>3.0</text:p>
          </table:table-cell>
          <table:table-cell office:value-type="string">
            <text:p>1-2 Players</text:p>
          </table:table-cell>
          <table:table-cell office:value-type="string">
            <text:p>According to Blackhole Assault, the 22nd century sees earth technology advance to the point where exploration of the immediate solar system is not only possible, but necessary due to resource constraints. Humans are attempting to harvest the resources of the entire solar system but have met with trouble from alien invaders. It is up to a small force of humans who recognize and understand the threat to confront the aliens head on.****The weapon of choice in this game is the Cybernetic Anthropomorphized Machine, or C.A.M. The C.A.M. is a large robot that fights 1-on-1 against alien robots. All of the gameplay in Blackhole Assault revolves around single-round, 1-on-1 robot fighting action. There are 10 backdrops against which to beat up robots, including various planets and moons around the solar system.****The game has 4 different modes. The main story mode is Operation BHA. The exhibition mode allows players to customize matches down to the robots each player will use and the backdrop to play on. The exhibition mode can be configured to allow one or even both fighters to be controlled by the computer. Further, the game has tournament and league modes.</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Black Hole Assault (USA)&quot;&gt; &lt;year&gt;1992&lt;/year&gt; &lt;rating&gt;ESRB - E (Everyone)&lt;/rating&gt; &lt;title&gt;Blackhole Assault&lt;/title&gt; &lt;pub&gt;Bignet U.S.A., Inc.&lt;/pub&gt; &lt;dev&gt;Micronet Co. Ltd.&lt;/dev&gt; &lt;genre&gt;Fighter&lt;/genre&gt; &lt;score&gt;3.0&lt;/score&gt; &lt;player&gt;1-2 Players&lt;/player&gt; &lt;story&gt;According to Blackhole Assault, the 22nd century sees earth technology advance to the point where exploration of the immediate solar system is not only possible, but necessary due to resource constraints. Humans are attempting to harvest the resources of the entire solar system but have met with trouble from alien invaders. It is up to a small force of humans who recognize and understand the threat to confront the aliens head on.****The weapon of choice in this game is the Cybernetic Anthropomorphized Machine, or C.A.M. The C.A.M. is a large robot that fights 1-on-1 against alien robots. All of the gameplay in Blackhole Assault revolves around single-round, 1-on-1 robot fighting action. There are 10 backdrops against which to beat up robots, including various planets and moons around the solar system.****The game has 4 different modes. The main story mode is Operation BHA. The exhibition mode allows players to customize matches down to the robots each player will use and the backdrop to play on. The exhibition mode can be configured to allow one or even both fighters to be controlled by the computer. Further, the game has tournament and league modes.&lt;/story&gt; &lt;/game&gt;">
            <text:p>&lt;game name="Black Hole Assault (USA)"&gt; &lt;year&gt;1992&lt;/year&gt; &lt;rating&gt;ESRB - E (Everyone)&lt;/rating&gt; &lt;title&gt;Blackhole Assault&lt;/title&gt; &lt;pub&gt;Bignet U.S.A., Inc.&lt;/pub&gt; &lt;dev&gt;Micronet Co. Ltd.&lt;/dev&gt; &lt;genre&gt;Fighter&lt;/genre&gt; &lt;score&gt;3.0&lt;/score&gt; &lt;player&gt;1-2 Players&lt;/player&gt; &lt;story&gt;According to Blackhole Assault, the 22nd century sees earth technology advance to the point where exploration of the immediate solar system is not only possible, but necessary due to resource constraints. Humans are attempting to harvest the resources of the entire solar system but have met with trouble from alien invaders. It is up to a small force of humans who recognize and understand the threat to confront the aliens head on.****The weapon of choice in this game is the Cybernetic Anthropomorphized Machine, or C.A.M. The C.A.M. is a large robot that fights 1-on-1 against alien robots. All of the gameplay in Blackhole Assault revolves around single-round, 1-on-1 robot fighting action. There are 10 backdrops against which to beat up robots, including various planets and moons around the solar system.****The game has 4 different modes. The main story mode is Operation BHA. The exhibition mode allows players to customize matches down to the robots each player will use and the backdrop to play on. The exhibition mode can be configured to allow one or even both fighters to be controlled by the computer. Further, the game has tournament and league modes.&lt;/story&gt; &lt;/game&gt;</text:p>
          </table:table-cell>
        </table:table-row>
        <table:table-row table:style-name="ro1">
          <table:table-cell office:value-type="string">
            <text:p>Bouncers (USA)</text:p>
          </table:table-cell>
          <table:table-cell office:value-type="string">
            <text:p>1994</text:p>
          </table:table-cell>
          <table:table-cell office:value-type="string">
            <text:p>ESRB - E (Everyone)</text:p>
          </table:table-cell>
          <table:table-cell office:value-type="string">
            <text:p>Bouncers</text:p>
          </table:table-cell>
          <table:table-cell office:value-type="string">
            <text:p>SEGA of America, Inc.</text:p>
          </table:table-cell>
          <table:table-cell office:value-type="string">
            <text:p>Dynamix, Inc.</text:p>
          </table:table-cell>
          <table:table-cell office:value-type="string">
            <text:p>Action</text:p>
          </table:table-cell>
          <table:table-cell office:value-type="string">
            <text:p>2.6</text:p>
          </table:table-cell>
          <table:table-cell office:value-type="string">
            <text:p>1-2 Players</text:p>
          </table:table-cell>
          <table:table-cell office:value-type="string">
            <text:p>Arcade basketball game where YOU are the ball. You can't jump high enough on your own to go through the hoop, so you must bounce off other players. Supports up to four simultaneous players.****There are eight characters to choose from, powerups (and powerdowns) that affect your speed and jumping ability.****Games can turn into fighting matches of sorts, as players can kick each other to get their opponent in the air. With practice, you can learn to shoot three pointers and slam dunk yourself into the basket.****Courts range from a standard city court to an underwater and low-gravity moon court.</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Bouncers (USA)&quot;&gt; &lt;year&gt;1994&lt;/year&gt; &lt;rating&gt;ESRB - E (Everyone)&lt;/rating&gt; &lt;title&gt;Bouncers&lt;/title&gt; &lt;pub&gt;SEGA of America, Inc.&lt;/pub&gt; &lt;dev&gt;Dynamix, Inc.&lt;/dev&gt; &lt;genre&gt;Action&lt;/genre&gt; &lt;score&gt;2.6&lt;/score&gt; &lt;player&gt;1-2 Players&lt;/player&gt; &lt;story&gt;Arcade basketball game where YOU are the ball. You can't jump high enough on your own to go through the hoop, so you must bounce off other players. Supports up to four simultaneous players.****There are eight characters to choose from, powerups (and powerdowns) that affect your speed and jumping ability.****Games can turn into fighting matches of sorts, as players can kick each other to get their opponent in the air. With practice, you can learn to shoot three pointers and slam dunk yourself into the basket.****Courts range from a standard city court to an underwater and low-gravity moon court.&lt;/story&gt; &lt;/game&gt;">
            <text:p>&lt;game name="Bouncers (USA)"&gt; &lt;year&gt;1994&lt;/year&gt; &lt;rating&gt;ESRB - E (Everyone)&lt;/rating&gt; &lt;title&gt;Bouncers&lt;/title&gt; &lt;pub&gt;SEGA of America, Inc.&lt;/pub&gt; &lt;dev&gt;Dynamix, Inc.&lt;/dev&gt; &lt;genre&gt;Action&lt;/genre&gt; &lt;score&gt;2.6&lt;/score&gt; &lt;player&gt;1-2 Players&lt;/player&gt; &lt;story&gt;Arcade basketball game where YOU are the ball. You can't jump high enough on your own to go through the hoop, so you must bounce off other players. Supports up to four simultaneous players.****There are eight characters to choose from, powerups (and powerdowns) that affect your speed and jumping ability.****Games can turn into fighting matches of sorts, as players can kick each other to get their opponent in the air. With practice, you can learn to shoot three pointers and slam dunk yourself into the basket.****Courts range from a standard city court to an underwater and low-gravity moon court.&lt;/story&gt; &lt;/game&gt;</text:p>
          </table:table-cell>
        </table:table-row>
        <table:table-row table:style-name="ro1">
          <table:table-cell office:value-type="string">
            <text:p>Bram Stoker's Dracula (USA)</text:p>
          </table:table-cell>
          <table:table-cell office:value-type="string">
            <text:p>1994</text:p>
          </table:table-cell>
          <table:table-cell office:value-type="string">
            <text:p>ESRB - K-A (Kids to Adults)</text:p>
          </table:table-cell>
          <table:table-cell office:value-type="string">
            <text:p>Bram Stoker's Dracula</text:p>
          </table:table-cell>
          <table:table-cell office:value-type="string">
            <text:p>Sony Imagesoft</text:p>
          </table:table-cell>
          <table:table-cell office:value-type="string">
            <text:p>Psygnosis Limited</text:p>
          </table:table-cell>
          <table:table-cell office:value-type="string">
            <text:p>Adventure</text:p>
          </table:table-cell>
          <table:table-cell office:value-type="string">
            <text:p>2.8</text:p>
          </table:table-cell>
          <table:table-cell office:value-type="string">
            <text:p>1 Player</text:p>
          </table:table-cell>
          <table:table-cell office:value-type="string">
            <text:p>Loosely based on the 1992 film of the same name, players take the role of Jonathan Harker whose mission is to destroy "the horrible creature known as Dracula once and for all" by visiting many of the locations from the film and fighting the enemies located there. ****This SegaCD game is a side-scrolling action title that makes use of digitized backgrounds (sometimes with interesting effects), digitized actors/objects, voice breifings before each level and full motion video cutscenes from the film. ****The top of the screen is taken up by a stylish display showing the player's score, health bar and the health bar of the enemy boss of the level (should there be one). Players, controlling Jonathan Harker can move left and right on the screen, jump in the air, perform a high kick and rapidly punch. Using these skills, Jonathan must defeat all manner of enemies including bats, zombies, vampires, . Powerups can be found at various points, usually descending from the top of the screen. These include: an invulnerability powerup which also instantly kills enemies, a heath restore powerup.</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ram Stoker's Dracula (USA)&quot;&gt; &lt;year&gt;1994&lt;/year&gt; &lt;rating&gt;ESRB - K-A (Kids to Adults)&lt;/rating&gt; &lt;title&gt;Bram Stoker's Dracula&lt;/title&gt; &lt;pub&gt;Sony Imagesoft&lt;/pub&gt; &lt;dev&gt;Psygnosis Limited&lt;/dev&gt; &lt;genre&gt;Adventure&lt;/genre&gt; &lt;score&gt;2.8&lt;/score&gt; &lt;player&gt;1 Player&lt;/player&gt; &lt;story&gt;Loosely based on the 1992 film of the same name, players take the role of Jonathan Harker whose mission is to destroy &quot;the horrible creature known as Dracula once and for all&quot; by visiting many of the locations from the film and fighting the enemies located there. ****This SegaCD game is a side-scrolling action title that makes use of digitized backgrounds (sometimes with interesting effects), digitized actors/objects, voice breifings before each level and full motion video cutscenes from the film. ****The top of the screen is taken up by a stylish display showing the player's score, health bar and the health bar of the enemy boss of the level (should there be one). Players, controlling Jonathan Harker can move left and right on the screen, jump in the air, perform a high kick and rapidly punch. Using these skills, Jonathan must defeat all manner of enemies including bats, zombies, vampires, . Powerups can be found at various points, usually descending from the top of the screen. These include: an invulnerability powerup which also instantly kills enemies, a heath restore powerup.&lt;/story&gt; &lt;/game&gt;">
            <text:p>&lt;game name="Bram Stoker's Dracula (USA)"&gt; &lt;year&gt;1994&lt;/year&gt; &lt;rating&gt;ESRB - K-A (Kids to Adults)&lt;/rating&gt; &lt;title&gt;Bram Stoker's Dracula&lt;/title&gt; &lt;pub&gt;Sony Imagesoft&lt;/pub&gt; &lt;dev&gt;Psygnosis Limited&lt;/dev&gt; &lt;genre&gt;Adventure&lt;/genre&gt; &lt;score&gt;2.8&lt;/score&gt; &lt;player&gt;1 Player&lt;/player&gt; &lt;story&gt;Loosely based on the 1992 film of the same name, players take the role of Jonathan Harker whose mission is to destroy "the horrible creature known as Dracula once and for all" by visiting many of the locations from the film and fighting the enemies located there. ****This SegaCD game is a side-scrolling action title that makes use of digitized backgrounds (sometimes with interesting effects), digitized actors/objects, voice breifings before each level and full motion video cutscenes from the film. ****The top of the screen is taken up by a stylish display showing the player's score, health bar and the health bar of the enemy boss of the level (should there be one). Players, controlling Jonathan Harker can move left and right on the screen, jump in the air, perform a high kick and rapidly punch. Using these skills, Jonathan must defeat all manner of enemies including bats, zombies, vampires, . Powerups can be found at various points, usually descending from the top of the screen. These include: an invulnerability powerup which also instantly kills enemies, a heath restore powerup.&lt;/story&gt; &lt;/game&gt;</text:p>
          </table:table-cell>
        </table:table-row>
        <table:table-row table:style-name="ro1">
          <table:table-cell office:value-type="string">
            <text:p>Brutal - Paws of Fury (USA)</text:p>
          </table:table-cell>
          <table:table-cell office:value-type="string">
            <text:p>1993</text:p>
          </table:table-cell>
          <table:table-cell office:value-type="string">
            <text:p>ESRB - K-A (Kids to Adults)</text:p>
          </table:table-cell>
          <table:table-cell office:value-type="string">
            <text:p>Brutal: Paws of Fury</text:p>
          </table:table-cell>
          <table:table-cell table:number-columns-repeated="2" office:value-type="string">
            <text:p>GameTek, Inc.</text:p>
          </table:table-cell>
          <table:table-cell office:value-type="string">
            <text:p>Fighter</text:p>
          </table:table-cell>
          <table:table-cell office:value-type="string">
            <text:p>3.3</text:p>
          </table:table-cell>
          <table:table-cell office:value-type="string">
            <text:p>1-2 Players</text:p>
          </table:table-cell>
          <table:table-cell office:value-type="string">
            <text:p>The Dalai Llama (bad pun or what?) has organised a martial arts contest for animals of all species to prove their skills, and you are competing in it. There are a wide variety of furry creatures to take on, and finally the Dalai Llama himself. ****Brutal: Paws of Fury is a standard one-on-one beat 'em up across a variety of levels, with mostly outdoor terrain. You can choose of the many characters. Throughout the game, your character travels across Dalai Llama's island, fighting a series of duels before getting to the final showdown. ****During a duel, you can punch and kick your opponent, try to use special attacks on him/her, or use a "taunt" that restores a bit of your health. Each battle lasts a number of rounds (how many - that is determined in the options menu); once one combatant has won that number of times during the battle, he wins. If the computer-controlled player won, it's game over (but you can still use a continue to start the fight anew); if you won, you move on to the next opponent. Once you have defeated them, you can watch an ending animation, different depending on the character you have chosen. ****Instead of beginning a whole new game, you can fight a single duel, choosing the opponent and terrain. You can choose to fight either a computer-controlled opponent or another human player. ****The visuals are leant towards cutesiness, which makes a change from the gore of Mortal Kombat and the metal of Rise of the Robots.****In the console versions, you start the game without special moves, but get a new one after each successful best-of-three bout. The computer versions drop this feature, though.</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Brutal - Paws of Fury (USA)&quot;&gt; &lt;year&gt;1993&lt;/year&gt; &lt;rating&gt;ESRB - K-A (Kids to Adults)&lt;/rating&gt; &lt;title&gt;Brutal: Paws of Fury&lt;/title&gt; &lt;pub&gt;GameTek, Inc.&lt;/pub&gt; &lt;dev&gt;GameTek, Inc.&lt;/dev&gt; &lt;genre&gt;Fighter&lt;/genre&gt; &lt;score&gt;3.3&lt;/score&gt; &lt;player&gt;1-2 Players&lt;/player&gt; &lt;story&gt;The Dalai Llama (bad pun or what?) has organised a martial arts contest for animals of all species to prove their skills, and you are competing in it. There are a wide variety of furry creatures to take on, and finally the Dalai Llama himself. ****Brutal: Paws of Fury is a standard one-on-one beat 'em up across a variety of levels, with mostly outdoor terrain. You can choose of the many characters. Throughout the game, your character travels across Dalai Llama's island, fighting a series of duels before getting to the final showdown. ****During a duel, you can punch and kick your opponent, try to use special attacks on him/her, or use a &quot;taunt&quot; that restores a bit of your health. Each battle lasts a number of rounds (how many - that is determined in the options menu); once one combatant has won that number of times during the battle, he wins. If the computer-controlled player won, it's game over (but you can still use a continue to start the fight anew); if you won, you move on to the next opponent. Once you have defeated them, you can watch an ending animation, different depending on the character you have chosen. ****Instead of beginning a whole new game, you can fight a single duel, choosing the opponent and terrain. You can choose to fight either a computer-controlled opponent or another human player. ****The visuals are leant towards cutesiness, which makes a change from the gore of Mortal Kombat and the metal of Rise of the Robots.****In the console versions, you start the game without special moves, but get a new one after each successful best-of-three bout. The computer versions drop this feature, though.&lt;/story&gt; &lt;/game&gt;">
            <text:p>&lt;game name="Brutal - Paws of Fury (USA)"&gt; &lt;year&gt;1993&lt;/year&gt; &lt;rating&gt;ESRB - K-A (Kids to Adults)&lt;/rating&gt; &lt;title&gt;Brutal: Paws of Fury&lt;/title&gt; &lt;pub&gt;GameTek, Inc.&lt;/pub&gt; &lt;dev&gt;GameTek, Inc.&lt;/dev&gt; &lt;genre&gt;Fighter&lt;/genre&gt; &lt;score&gt;3.3&lt;/score&gt; &lt;player&gt;1-2 Players&lt;/player&gt; &lt;story&gt;The Dalai Llama (bad pun or what?) has organised a martial arts contest for animals of all species to prove their skills, and you are competing in it. There are a wide variety of furry creatures to take on, and finally the Dalai Llama himself. ****Brutal: Paws of Fury is a standard one-on-one beat 'em up across a variety of levels, with mostly outdoor terrain. You can choose of the many characters. Throughout the game, your character travels across Dalai Llama's island, fighting a series of duels before getting to the final showdown. ****During a duel, you can punch and kick your opponent, try to use special attacks on him/her, or use a "taunt" that restores a bit of your health. Each battle lasts a number of rounds (how many - that is determined in the options menu); once one combatant has won that number of times during the battle, he wins. If the computer-controlled player won, it's game over (but you can still use a continue to start the fight anew); if you won, you move on to the next opponent. Once you have defeated them, you can watch an ending animation, different depending on the character you have chosen. ****Instead of beginning a whole new game, you can fight a single duel, choosing the opponent and terrain. You can choose to fight either a computer-controlled opponent or another human player. ****The visuals are leant towards cutesiness, which makes a change from the gore of Mortal Kombat and the metal of Rise of the Robots.****In the console versions, you start the game without special moves, but get a new one after each successful best-of-three bout. The computer versions drop this feature, though.&lt;/story&gt; &lt;/game&gt;</text:p>
          </table:table-cell>
        </table:table-row>
        <table:table-row table:style-name="ro1">
          <table:table-cell office:value-type="string">
            <text:p>Cadillacs and Dinosaurs - The Second Cataclysm (USA)</text:p>
          </table:table-cell>
          <table:table-cell office:value-type="string">
            <text:p>1994</text:p>
          </table:table-cell>
          <table:table-cell office:value-type="string">
            <text:p>ESRB - K-A (Kids to Adults)</text:p>
          </table:table-cell>
          <table:table-cell office:value-type="string">
            <text:p>Cadillacs and Dinosaurs: The Second Cataclysm</text:p>
          </table:table-cell>
          <table:table-cell table:number-columns-repeated="2" office:value-type="string">
            <text:p>Rocket Science Games, Inc.</text:p>
          </table:table-cell>
          <table:table-cell office:value-type="string">
            <text:p>Action</text:p>
          </table:table-cell>
          <table:table-cell office:value-type="string">
            <text:p>2.8</text:p>
          </table:table-cell>
          <table:table-cell office:value-type="string">
            <text:p>1-2 Players</text:p>
          </table:table-cell>
          <table:table-cell office:value-type="string">
            <text:p>A third-person driving and shooting game, based on a popular "alternative" comic series by Mark Shultz. The game is a rail-shooter, similar to Rocket Science's earliest game Loadstar.****You find yourself in the so-called Xenozoic Age - after a cataclysm in 2020 A.D., mankind was forced to hide beneath the surface. Once it could come out again, it found the world terribly changed, with dinosaurs roaming freely once again. A mysterious mutant-like race, called the Grith, believe the cataclysm was caused by the upsetting of the natural balance. Now, the leader of the restored City in the Sea, Scharnhorst, is using old technology and disrupting the balance again. The Girth chose you, Jack Tenrec, and your partner Hannah Dundee, to rid the world of Scharnhorst. And you get to do it in a red '53 Cadillac with mounted machine guns.****While you're at the task, you must battle hungry, mean dinosaurs, but also be careful not to upset the balance of nature. Also, try not to upset your volcanic-energy fueled caddy by hitting too much obstacles along the way.****Graphics are a mix of 3D objects and environments and comic-like 2D sprites, but captures much of the original comic book's style.</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Cadillacs and Dinosaurs - The Second Cataclysm (USA)&quot;&gt; &lt;year&gt;1994&lt;/year&gt; &lt;rating&gt;ESRB - K-A (Kids to Adults)&lt;/rating&gt; &lt;title&gt;Cadillacs and Dinosaurs: The Second Cataclysm&lt;/title&gt; &lt;pub&gt;Rocket Science Games, Inc.&lt;/pub&gt; &lt;dev&gt;Rocket Science Games, Inc.&lt;/dev&gt; &lt;genre&gt;Action&lt;/genre&gt; &lt;score&gt;2.8&lt;/score&gt; &lt;player&gt;1-2 Players&lt;/player&gt; &lt;story&gt;A third-person driving and shooting game, based on a popular &quot;alternative&quot; comic series by Mark Shultz. The game is a rail-shooter, similar to Rocket Science's earliest game Loadstar.****You find yourself in the so-called Xenozoic Age - after a cataclysm in 2020 A.D., mankind was forced to hide beneath the surface. Once it could come out again, it found the world terribly changed, with dinosaurs roaming freely once again. A mysterious mutant-like race, called the Grith, believe the cataclysm was caused by the upsetting of the natural balance. Now, the leader of the restored City in the Sea, Scharnhorst, is using old technology and disrupting the balance again. The Girth chose you, Jack Tenrec, and your partner Hannah Dundee, to rid the world of Scharnhorst. And you get to do it in a red '53 Cadillac with mounted machine guns.****While you're at the task, you must battle hungry, mean dinosaurs, but also be careful not to upset the balance of nature. Also, try not to upset your volcanic-energy fueled caddy by hitting too much obstacles along the way.****Graphics are a mix of 3D objects and environments and comic-like 2D sprites, but captures much of the original comic book's style.&lt;/story&gt; &lt;/game&gt;">
            <text:p>&lt;game name="Cadillacs and Dinosaurs - The Second Cataclysm (USA)"&gt; &lt;year&gt;1994&lt;/year&gt; &lt;rating&gt;ESRB - K-A (Kids to Adults)&lt;/rating&gt; &lt;title&gt;Cadillacs and Dinosaurs: The Second Cataclysm&lt;/title&gt; &lt;pub&gt;Rocket Science Games, Inc.&lt;/pub&gt; &lt;dev&gt;Rocket Science Games, Inc.&lt;/dev&gt; &lt;genre&gt;Action&lt;/genre&gt; &lt;score&gt;2.8&lt;/score&gt; &lt;player&gt;1-2 Players&lt;/player&gt; &lt;story&gt;A third-person driving and shooting game, based on a popular "alternative" comic series by Mark Shultz. The game is a rail-shooter, similar to Rocket Science's earliest game Loadstar.****You find yourself in the so-called Xenozoic Age - after a cataclysm in 2020 A.D., mankind was forced to hide beneath the surface. Once it could come out again, it found the world terribly changed, with dinosaurs roaming freely once again. A mysterious mutant-like race, called the Grith, believe the cataclysm was caused by the upsetting of the natural balance. Now, the leader of the restored City in the Sea, Scharnhorst, is using old technology and disrupting the balance again. The Girth chose you, Jack Tenrec, and your partner Hannah Dundee, to rid the world of Scharnhorst. And you get to do it in a red '53 Cadillac with mounted machine guns.****While you're at the task, you must battle hungry, mean dinosaurs, but also be careful not to upset the balance of nature. Also, try not to upset your volcanic-energy fueled caddy by hitting too much obstacles along the way.****Graphics are a mix of 3D objects and environments and comic-like 2D sprites, but captures much of the original comic book's style.&lt;/story&gt; &lt;/game&gt;</text:p>
          </table:table-cell>
        </table:table-row>
        <table:table-row table:style-name="ro1">
          <table:table-cell office:value-type="string">
            <text:p>Championship Soccer '94 (USA)</text:p>
          </table:table-cell>
          <table:table-cell office:value-type="string">
            <text:p>1994</text:p>
          </table:table-cell>
          <table:table-cell office:value-type="string">
            <text:p>ESRB - E (Everyone)</text:p>
          </table:table-cell>
          <table:table-cell office:value-type="string">
            <text:p>Championship Soccer '94</text:p>
          </table:table-cell>
          <table:table-cell office:value-type="string">
            <text:p>Sony Imagesoft</text:p>
          </table:table-cell>
          <table:table-cell office:value-type="string">
            <text:p>Sensible Software</text:p>
          </table:table-cell>
          <table:table-cell office:value-type="string">
            <text:p>Soccer/Sports</text:p>
          </table:table-cell>
          <table:table-cell office:value-type="string">
            <text:p>3.0</text:p>
          </table:table-cell>
          <table:table-cell office:value-type="string">
            <text:p>1-2 Players</text:p>
          </table:table-cell>
          <table:table-cell office:value-type="string">
            <text:p>The first football (‘soccer’ to you Americans; how come your game called ‘football’ features virtually no kicks, and even then only from 2 designated players?) game to challenge the supremacy of the Kick Off series. The graphical view is from a distance overhead, making the players small on screen but making around half the pitch visible. ****The basic control system involves loose control, making running with the ball (‘dribbling’ in football parlance) a skill to master, and putting the emphasis on <text:s/>one-touch passing, which can be easily performed by tapping the fire button.****The game features customisable league and cup competitions as well as pre-set ones including the 1992 European Championships. There are 168 teams in total, 40 European nations, the 64 top club sides, and 64 custom teams with names ranging from self-indulgent to comical, and their details are fully editable. At club and country level, each team has 3 star players who are more gifted that the others, use them wisely.</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Championship Soccer '94 (USA)&quot;&gt; &lt;year&gt;1994&lt;/year&gt; &lt;rating&gt;ESRB - E (Everyone)&lt;/rating&gt; &lt;title&gt;Championship Soccer '94&lt;/title&gt; &lt;pub&gt;Sony Imagesoft&lt;/pub&gt; &lt;dev&gt;Sensible Software&lt;/dev&gt; &lt;genre&gt;Soccer/Sports&lt;/genre&gt; &lt;score&gt;3.0&lt;/score&gt; &lt;player&gt;1-2 Players&lt;/player&gt; &lt;story&gt;The first football (‘soccer’ to you Americans; how come your game called ‘football’ features virtually no kicks, and even then only from 2 designated players?) game to challenge the supremacy of the Kick Off series. The graphical view is from a distance overhead, making the players small on screen but making around half the pitch visible. ****The basic control system involves loose control, making running with the ball (‘dribbling’ in football parlance) a skill to master, and putting the emphasis on  one-touch passing, which can be easily performed by tapping the fire button.****The game features customisable league and cup competitions as well as pre-set ones including the 1992 European Championships. There are 168 teams in total, 40 European nations, the 64 top club sides, and 64 custom teams with names ranging from self-indulgent to comical, and their details are fully editable. At club and country level, each team has 3 star players who are more gifted that the others, use them wisely.&lt;/story&gt; &lt;/game&gt;">
            <text:p>&lt;game name="Championship Soccer '94 (USA)"&gt; &lt;year&gt;1994&lt;/year&gt; &lt;rating&gt;ESRB - E (Everyone)&lt;/rating&gt; &lt;title&gt;Championship Soccer '94&lt;/title&gt; &lt;pub&gt;Sony Imagesoft&lt;/pub&gt; &lt;dev&gt;Sensible Software&lt;/dev&gt; &lt;genre&gt;Soccer/Sports&lt;/genre&gt; &lt;score&gt;3.0&lt;/score&gt; &lt;player&gt;1-2 Players&lt;/player&gt; &lt;story&gt;The first football (‘soccer’ to you Americans; how come your game called ‘football’ features virtually no kicks, and even then only from 2 designated players?) game to challenge the supremacy of the Kick Off series. The graphical view is from a distance overhead, making the players small on screen but making around half the pitch visible. ****The basic control system involves loose control, making running with the ball (‘dribbling’ in football parlance) a skill to master, and putting the emphasis on <text:s/>one-touch passing, which can be easily performed by tapping the fire button.****The game features customisable league and cup competitions as well as pre-set ones including the 1992 European Championships. There are 168 teams in total, 40 European nations, the 64 top club sides, and 64 custom teams with names ranging from self-indulgent to comical, and their details are fully editable. At club and country level, each team has 3 star players who are more gifted that the others, use them wisely.&lt;/story&gt; &lt;/game&gt;</text:p>
          </table:table-cell>
        </table:table-row>
        <table:table-row table:style-name="ro1">
          <table:table-cell office:value-type="string">
            <text:p>Chuck Rock (USA)</text:p>
          </table:table-cell>
          <table:table-cell office:value-type="string">
            <text:p>1992</text:p>
          </table:table-cell>
          <table:table-cell office:value-type="string">
            <text:p>ESRB - E (Everyone)</text:p>
          </table:table-cell>
          <table:table-cell office:value-type="string">
            <text:p>Chuck Rock</text:p>
          </table:table-cell>
          <table:table-cell office:value-type="string">
            <text:p>Sony Electronic Publishing Ltd.</text:p>
          </table:table-cell>
          <table:table-cell office:value-type="string">
            <text:p>Core Design Ltd.</text:p>
          </table:table-cell>
          <table:table-cell office:value-type="string">
            <text:p>Platform</text:p>
          </table:table-cell>
          <table:table-cell office:value-type="string">
            <text:p>2.4</text:p>
          </table:table-cell>
          <table:table-cell office:value-type="string">
            <text:p>1 Player</text:p>
          </table:table-cell>
          <table:table-cell office:value-type="string">
            <text:p>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Chuck Rock (USA)&quot;&gt; &lt;year&gt;1992&lt;/year&gt; &lt;rating&gt;ESRB - E (Everyone)&lt;/rating&gt; &lt;title&gt;Chuck Rock&lt;/title&gt; &lt;pub&gt;Sony Electronic Publishing Ltd.&lt;/pub&gt; &lt;dev&gt;Core Design Ltd.&lt;/dev&gt; &lt;genre&gt;Platform&lt;/genre&gt; &lt;score&gt;2.4&lt;/score&gt; &lt;player&gt;1 Player&lt;/player&gt; &lt;story&gt;Chuck Rock is your typical average cave man.  He likes to spend his Sunday afternoons watching football and drinking beer.  Unfortunately, his peaceful existence is interrupted one day when his wife, Ophelia Rock, is kidnapped by the village wierdo, Gary Gritter.  So, Chuck is rather upset about this whole situation and you have to help him make things right.****The game is a side-scrolling platformer.  Chuck fights of a variety of dinosaurs using his belly-buster attack and a jump kick.  Occasionally he has to pick up and throw rocks to defeat enemies and allow him to jump to greater heights.&lt;/story&gt; &lt;/game&gt;">
            <text:p>&lt;game name="Chuck Rock (USA)"&gt; &lt;year&gt;1992&lt;/year&gt; &lt;rating&gt;ESRB - E (Everyone)&lt;/rating&gt; &lt;title&gt;Chuck Rock&lt;/title&gt; &lt;pub&gt;Sony Electronic Publishing Ltd.&lt;/pub&gt; &lt;dev&gt;Core Design Ltd.&lt;/dev&gt; &lt;genre&gt;Platform&lt;/genre&gt; &lt;score&gt;2.4&lt;/score&gt; &lt;player&gt;1 Player&lt;/player&gt; &lt;story&gt;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lt;/story&gt; &lt;/game&gt;</text:p>
          </table:table-cell>
        </table:table-row>
        <table:table-row table:style-name="ro1">
          <table:table-cell office:value-type="string">
            <text:p>Chuck Rock II - Son of Chuck (USA)</text:p>
          </table:table-cell>
          <table:table-cell office:value-type="string">
            <text:p>1993</text:p>
          </table:table-cell>
          <table:table-cell office:value-type="string">
            <text:p>ESRB - E (Everyone)</text:p>
          </table:table-cell>
          <table:table-cell office:value-type="string">
            <text:p>Chuck Rock II: Son of Chuck</text:p>
          </table:table-cell>
          <table:table-cell office:value-type="string">
            <text:p>Virgin Games, Inc.</text:p>
          </table:table-cell>
          <table:table-cell office:value-type="string">
            <text:p>Core Design Ltd.</text:p>
          </table:table-cell>
          <table:table-cell office:value-type="string">
            <text:p>Platform</text:p>
          </table:table-cell>
          <table:table-cell office:value-type="string">
            <text:p>3.4</text:p>
          </table:table-cell>
          <table:table-cell office:value-type="string">
            <text:p>1 Player</text:p>
          </table:table-cell>
          <table:table-cell office:value-type="string">
            <text:p>The story in this Chuck Rock game takes up a little while after the end of the first game. <text:s/>As you may remember, Chuck Rock had to rescue his girl, Ophelia from the bad dude Gary Gritter. <text:s/>Well, he was successful in his efforts, and now Chuck and Ophelia are married. <text:s/>Eventually, they have a son, named Junior. Chuck works in a factory, where he develops great skill at carving automobiles out of stone. A rival manufacturer becomes jealous of Chuck's abilities and kidnaps him. <text:s/>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Chuck Rock II - Son of Chuck (USA)&quot;&gt; &lt;year&gt;1993&lt;/year&gt; &lt;rating&gt;ESRB - E (Everyone)&lt;/rating&gt; &lt;title&gt;Chuck Rock II: Son of Chuck&lt;/title&gt; &lt;pub&gt;Virgin Games, Inc.&lt;/pub&gt; &lt;dev&gt;Core Design Ltd.&lt;/dev&gt; &lt;genre&gt;Platform&lt;/genre&gt; &lt;score&gt;3.4&lt;/score&gt; &lt;player&gt;1 Player&lt;/player&gt; &lt;story&gt;The story in this Chuck Rock game takes up a little while after the end of the first game.  As you may remember, Chuck Rock had to rescue his girl, Ophelia from the bad dude Gary Gritter.  Well, he was successful in his efforts, and now Chuck and Ophelia are married.  Eventually, they have a son, named Junior. Chuck works in a factory, where he develops great skill at carving automobiles out of stone. A rival manufacturer becomes jealous of Chuck's abilities and kidnaps him.  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lt;/story&gt; &lt;/game&gt;">
            <text:p>&lt;game name="Chuck Rock II - Son of Chuck (USA)"&gt; &lt;year&gt;1993&lt;/year&gt; &lt;rating&gt;ESRB - E (Everyone)&lt;/rating&gt; &lt;title&gt;Chuck Rock II: Son of Chuck&lt;/title&gt; &lt;pub&gt;Virgin Games, Inc.&lt;/pub&gt; &lt;dev&gt;Core Design Ltd.&lt;/dev&gt; &lt;genre&gt;Platform&lt;/genre&gt; &lt;score&gt;3.4&lt;/score&gt; &lt;player&gt;1 Player&lt;/player&gt; &lt;story&gt;The story in this Chuck Rock game takes up a little while after the end of the first game. <text:s/>As you may remember, Chuck Rock had to rescue his girl, Ophelia from the bad dude Gary Gritter. <text:s/>Well, he was successful in his efforts, and now Chuck and Ophelia are married. <text:s/>Eventually, they have a son, named Junior. Chuck works in a factory, where he develops great skill at carving automobiles out of stone. A rival manufacturer becomes jealous of Chuck's abilities and kidnaps him. <text:s/>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lt;/story&gt; &lt;/game&gt;</text:p>
          </table:table-cell>
        </table:table-row>
        <table:table-row table:style-name="ro1">
          <table:table-cell office:value-type="string">
            <text:p>Cliffhanger (USA)</text:p>
          </table:table-cell>
          <table:table-cell office:value-type="string">
            <text:p>1993</text:p>
          </table:table-cell>
          <table:table-cell office:value-type="string">
            <text:p>ESRB - K-A (Kids to Adults)</text:p>
          </table:table-cell>
          <table:table-cell office:value-type="string">
            <text:p>Cliffhanger</text:p>
          </table:table-cell>
          <table:table-cell office:value-type="string">
            <text:p>Sony Imagesoft</text:p>
          </table:table-cell>
          <table:table-cell office:value-type="string">
            <text:p>Malibu Interactive</text:p>
          </table:table-cell>
          <table:table-cell office:value-type="string">
            <text:p>Beat-'Em-Up</text:p>
          </table:table-cell>
          <table:table-cell office:value-type="string">
            <text:p>2.2</text:p>
          </table:table-cell>
          <table:table-cell office:value-type="string">
            <text:p>1 Player</text:p>
          </table:table-cell>
          <table:table-cell office:value-type="string">
            <text:p>Standard side-scrolling fighter based off of the Stallone film of the same name. Sly must fight thugs and the elements as he tracks down suitcases of stolen cash dropped around the peaks of the Rockies. Combat follows the Final Fight standard, broken up by some mountain climbing and running (or 3-D snowboarding on the Sega CD) from avalanches. ****Enemies are the standard brawler crooks, occasionally carrying guns and knives the player can pick up. The game tends to follow a pattern of having you deal with a natural hazard (scaling a cliff, leaping over gaps), then locking the screen down for a fighting segment, nature again, fighting again, etc. The available fighting moves is limited, compared to other games of this type, and the ability to hit an enemy character is noticeably less accurate.****The plot is identical to the film, with levels based off of, or inspired by, scenes in the movie. Animated cutscenes move the story along on the cartridge systems, while brief clips from the film play between levels on the Sega CD.</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Cliffhanger (USA)&quot;&gt; &lt;year&gt;1993&lt;/year&gt; &lt;rating&gt;ESRB - K-A (Kids to Adults)&lt;/rating&gt; &lt;title&gt;Cliffhanger&lt;/title&gt; &lt;pub&gt;Sony Imagesoft&lt;/pub&gt; &lt;dev&gt;Malibu Interactive&lt;/dev&gt; &lt;genre&gt;Beat-'Em-Up&lt;/genre&gt; &lt;score&gt;2.2&lt;/score&gt; &lt;player&gt;1 Player&lt;/player&gt; &lt;story&gt;Standard side-scrolling fighter based off of the Stallone film of the same name. Sly must fight thugs and the elements as he tracks down suitcases of stolen cash dropped around the peaks of the Rockies. Combat follows the Final Fight standard, broken up by some mountain climbing and running (or 3-D snowboarding on the Sega CD) from avalanches. ****Enemies are the standard brawler crooks, occasionally carrying guns and knives the player can pick up. The game tends to follow a pattern of having you deal with a natural hazard (scaling a cliff, leaping over gaps), then locking the screen down for a fighting segment, nature again, fighting again, etc. The available fighting moves is limited, compared to other games of this type, and the ability to hit an enemy character is noticeably less accurate.****The plot is identical to the film, with levels based off of, or inspired by, scenes in the movie. Animated cutscenes move the story along on the cartridge systems, while brief clips from the film play between levels on the Sega CD.&lt;/story&gt; &lt;/game&gt;">
            <text:p>&lt;game name="Cliffhanger (USA)"&gt; &lt;year&gt;1993&lt;/year&gt; &lt;rating&gt;ESRB - K-A (Kids to Adults)&lt;/rating&gt; &lt;title&gt;Cliffhanger&lt;/title&gt; &lt;pub&gt;Sony Imagesoft&lt;/pub&gt; &lt;dev&gt;Malibu Interactive&lt;/dev&gt; &lt;genre&gt;Beat-'Em-Up&lt;/genre&gt; &lt;score&gt;2.2&lt;/score&gt; &lt;player&gt;1 Player&lt;/player&gt; &lt;story&gt;Standard side-scrolling fighter based off of the Stallone film of the same name. Sly must fight thugs and the elements as he tracks down suitcases of stolen cash dropped around the peaks of the Rockies. Combat follows the Final Fight standard, broken up by some mountain climbing and running (or 3-D snowboarding on the Sega CD) from avalanches. ****Enemies are the standard brawler crooks, occasionally carrying guns and knives the player can pick up. The game tends to follow a pattern of having you deal with a natural hazard (scaling a cliff, leaping over gaps), then locking the screen down for a fighting segment, nature again, fighting again, etc. The available fighting moves is limited, compared to other games of this type, and the ability to hit an enemy character is noticeably less accurate.****The plot is identical to the film, with levels based off of, or inspired by, scenes in the movie. Animated cutscenes move the story along on the cartridge systems, while brief clips from the film play between levels on the Sega CD.&lt;/story&gt; &lt;/game&gt;</text:p>
          </table:table-cell>
        </table:table-row>
        <table:table-row table:style-name="ro1">
          <table:table-cell office:value-type="string">
            <text:p>Cobra Command (USA)</text:p>
          </table:table-cell>
          <table:table-cell office:value-type="string">
            <text:p>1992</text:p>
          </table:table-cell>
          <table:table-cell office:value-type="string">
            <text:p>ESRB - E (Everyone)</text:p>
          </table:table-cell>
          <table:table-cell office:value-type="string">
            <text:p>Cobra Command</text:p>
          </table:table-cell>
          <table:table-cell office:value-type="string">
            <text:p>Renovation Products, Inc.</text:p>
          </table:table-cell>
          <table:table-cell office:value-type="string">
            <text:p>Data East Corporation</text:p>
          </table:table-cell>
          <table:table-cell office:value-type="string">
            <text:p>Shooter</text:p>
          </table:table-cell>
          <table:table-cell office:value-type="string">
            <text:p>0.8</text:p>
          </table:table-cell>
          <table:table-cell office:value-type="string">
            <text:p>1 Player</text:p>
          </table:table-cell>
          <table:table-cell office:value-type="string">
            <text:p>Cobra Command is an arcade conversion of a helicopter shooting game from Data East. <text:s/>It is an "on rails" style shooter with the player controlling only the aiming of the shooting but not the direction of the helicopter. <text:s/>****Your job is to shoot down the enemies as you are flown through footage of New York streets, the Statue of Liberty, the Atlantic Ocean, Italy, the Grand Canyon and finally, the treacherous corners and return fire of the enemy's stronghold on Easter Island.****There is no background music to go along with the sound effects. <text:s/>The levels are fairly short with a total game run through possible in about 20 minutes.</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Cobra Command (USA)&quot;&gt; &lt;year&gt;1992&lt;/year&gt; &lt;rating&gt;ESRB - E (Everyone)&lt;/rating&gt; &lt;title&gt;Cobra Command&lt;/title&gt; &lt;pub&gt;Renovation Products, Inc.&lt;/pub&gt; &lt;dev&gt;Data East Corporation&lt;/dev&gt; &lt;genre&gt;Shooter&lt;/genre&gt; &lt;score&gt;0.8&lt;/score&gt; &lt;player&gt;1 Player&lt;/player&gt; &lt;story&gt;Cobra Command is an arcade conversion of a helicopter shooting game from Data East.  It is an &quot;on rails&quot; style shooter with the player controlling only the aiming of the shooting but not the direction of the helicopter.  ****Your job is to shoot down the enemies as you are flown through footage of New York streets, the Statue of Liberty, the Atlantic Ocean, Italy, the Grand Canyon and finally, the treacherous corners and return fire of the enemy's stronghold on Easter Island.****There is no background music to go along with the sound effects.  The levels are fairly short with a total game run through possible in about 20 minutes.&lt;/story&gt; &lt;/game&gt;">
            <text:p>&lt;game name="Cobra Command (USA)"&gt; &lt;year&gt;1992&lt;/year&gt; &lt;rating&gt;ESRB - E (Everyone)&lt;/rating&gt; &lt;title&gt;Cobra Command&lt;/title&gt; &lt;pub&gt;Renovation Products, Inc.&lt;/pub&gt; &lt;dev&gt;Data East Corporation&lt;/dev&gt; &lt;genre&gt;Shooter&lt;/genre&gt; &lt;score&gt;0.8&lt;/score&gt; &lt;player&gt;1 Player&lt;/player&gt; &lt;story&gt;Cobra Command is an arcade conversion of a helicopter shooting game from Data East. <text:s/>It is an "on rails" style shooter with the player controlling only the aiming of the shooting but not the direction of the helicopter. <text:s/>****Your job is to shoot down the enemies as you are flown through footage of New York streets, the Statue of Liberty, the Atlantic Ocean, Italy, the Grand Canyon and finally, the treacherous corners and return fire of the enemy's stronghold on Easter Island.****There is no background music to go along with the sound effects. <text:s/>The levels are fairly short with a total game run through possible in about 20 minutes.&lt;/story&gt; &lt;/game&gt;</text:p>
          </table:table-cell>
        </table:table-row>
        <table:table-row table:style-name="ro1">
          <table:table-cell office:value-type="string">
            <text:p>Compton's Interactive Encyclopedia (USA)</text:p>
          </table:table-cell>
          <table:table-cell office:value-type="string">
            <text:p>1994</text:p>
          </table:table-cell>
          <table:table-cell office:value-type="string">
            <text:p>ESRB - E (Everyone)</text:p>
          </table:table-cell>
          <table:table-cell office:value-type="string">
            <text:p>Compton's Interactive Encyclopedia</text:p>
          </table:table-cell>
          <table:table-cell office:value-type="string">
            <text:p>SEGA of America, Inc.</text:p>
          </table:table-cell>
          <table:table-cell office:value-type="string">
            <text:p>Compton's New Media</text:p>
          </table:table-cell>
          <table:table-cell office:value-type="string">
            <text:p>Miscellaneous</text:p>
          </table:table-cell>
          <table:table-cell office:value-type="float" office:value="3.3">
            <text:p>3.3</text:p>
          </table:table-cell>
          <table:table-cell office:value-type="string">
            <text:p>1 Player</text:p>
          </table:table-cell>
          <table:table-cell office:value-type="string">
            <text:p>Compton's Interactive Encyclopedia is a 1994 software program developed by The Learning Company for the Mega-CD; it was only released in North America, both as a stand-alone product and as a pack-in with the X'eye. <text:s/>CIE is, of course, an multimedia encyclopedia licensed from the Compton's series of print encyclopedias, sporting a comparatively impressive 34,000 subjects, 5,000 pictures, and 30 video articles from the American Library Accociation. It is part of a sizeable series that presumably started in 1989 and had a number of entries throughout the '90s; a possible relation between this Mega-CD product and the similarly titled 1992 CD-i product is unknown.</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Compton's Interactive Encyclopedia (USA)&quot;&gt; &lt;year&gt;1994&lt;/year&gt; &lt;rating&gt;ESRB - E (Everyone)&lt;/rating&gt; &lt;title&gt;Compton's Interactive Encyclopedia&lt;/title&gt; &lt;pub&gt;SEGA of America, Inc.&lt;/pub&gt; &lt;dev&gt;Compton's New Media&lt;/dev&gt; &lt;genre&gt;Miscellaneous&lt;/genre&gt; &lt;score&gt;3.3&lt;/score&gt; &lt;player&gt;1 Player&lt;/player&gt; &lt;story&gt;Compton's Interactive Encyclopedia is a 1994 software program developed by The Learning Company for the Mega-CD; it was only released in North America, both as a stand-alone product and as a pack-in with the X'eye.  CIE is, of course, an multimedia encyclopedia licensed from the Compton's series of print encyclopedias, sporting a comparatively impressive 34,000 subjects, 5,000 pictures, and 30 video articles from the American Library Accociation. It is part of a sizeable series that presumably started in 1989 and had a number of entries throughout the '90s; a possible relation between this Mega-CD product and the similarly titled 1992 CD-i product is unknown.&lt;/story&gt; &lt;/game&gt;">
            <text:p>&lt;game name="Compton's Interactive Encyclopedia (USA)"&gt; &lt;year&gt;1994&lt;/year&gt; &lt;rating&gt;ESRB - E (Everyone)&lt;/rating&gt; &lt;title&gt;Compton's Interactive Encyclopedia&lt;/title&gt; &lt;pub&gt;SEGA of America, Inc.&lt;/pub&gt; &lt;dev&gt;Compton's New Media&lt;/dev&gt; &lt;genre&gt;Miscellaneous&lt;/genre&gt; &lt;score&gt;3.3&lt;/score&gt; &lt;player&gt;1 Player&lt;/player&gt; &lt;story&gt;Compton's Interactive Encyclopedia is a 1994 software program developed by The Learning Company for the Mega-CD; it was only released in North America, both as a stand-alone product and as a pack-in with the X'eye. <text:s/>CIE is, of course, an multimedia encyclopedia licensed from the Compton's series of print encyclopedias, sporting a comparatively impressive 34,000 subjects, 5,000 pictures, and 30 video articles from the American Library Accociation. It is part of a sizeable series that presumably started in 1989 and had a number of entries throughout the '90s; a possible relation between this Mega-CD product and the similarly titled 1992 CD-i product is unknown.&lt;/story&gt; &lt;/game&gt;</text:p>
          </table:table-cell>
        </table:table-row>
        <table:table-row table:style-name="ro1">
          <table:table-cell office:value-type="string">
            <text:p>Corpse Killer (32X) (USA)</text:p>
          </table:table-cell>
          <table:table-cell office:value-type="string">
            <text:p>1994</text:p>
          </table:table-cell>
          <table:table-cell office:value-type="string">
            <text:p>ESRB - M (Mature)</text:p>
          </table:table-cell>
          <table:table-cell office:value-type="string">
            <text:p>Corpse Killer (32X)</text:p>
          </table:table-cell>
          <table:table-cell table:number-columns-repeated="2" office:value-type="string">
            <text:p>Digital Pictures, Inc.</text:p>
          </table:table-cell>
          <table:table-cell office:value-type="string">
            <text:p>Gun</text:p>
          </table:table-cell>
          <table:table-cell office:value-type="string">
            <text:p>2.8</text:p>
          </table:table-cell>
          <table:table-cell office:value-type="string">
            <text:p>1 Player</text:p>
          </table:table-cell>
          <table:table-cell office:value-type="string">
            <text:p>Corpse Killer is a full-motion video shoot-'em up. <text:s/>You play as an elite special forces soldier, who parachutes onto a remote tropical island. <text:s/>It seems the evil genius Dr. Hellman has found a way to raise the dead, and created an island of zombies. <text:s/>It's up to you to shoot your way through the undead hordes and stop Dr. Hellman.****The game is played from a first-person perspective. <text:s/>Various zombies pop up in front of a video background, and you shoot them down by moving a cursor on screen or by using a light gun. <text:s/>The Saturn version has a few different features including extra power-ups as well as added footage of enemies.</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Corpse Killer (32X) (USA)&quot;&gt; &lt;year&gt;1994&lt;/year&gt; &lt;rating&gt;ESRB - M (Mature)&lt;/rating&gt; &lt;title&gt;Corpse Killer (32X)&lt;/title&gt; &lt;pub&gt;Digital Pictures, Inc.&lt;/pub&gt; &lt;dev&gt;Digital Pictures, Inc.&lt;/dev&gt; &lt;genre&gt;Gun&lt;/genre&gt; &lt;score&gt;2.8&lt;/score&gt; &lt;player&gt;1 Player&lt;/player&gt; &lt;story&gt;Corpse Killer is a full-motion video shoot-'em up.  You play as an elite special forces soldier, who parachutes onto a remote tropical island.  It seems the evil genius Dr. Hellman has found a way to raise the dead, and created an island of zombies.  It's up to you to shoot your way through the undead hordes and stop Dr. Hellman.****The game is played from a first-person perspective.  Various zombies pop up in front of a video background, and you shoot them down by moving a cursor on screen or by using a light gun.  The Saturn version has a few different features including extra power-ups as well as added footage of enemies.&lt;/story&gt; &lt;/game&gt;">
            <text:p>&lt;game name="Corpse Killer (32X) (USA)"&gt; &lt;year&gt;1994&lt;/year&gt; &lt;rating&gt;ESRB - M (Mature)&lt;/rating&gt; &lt;title&gt;Corpse Killer (32X)&lt;/title&gt; &lt;pub&gt;Digital Pictures, Inc.&lt;/pub&gt; &lt;dev&gt;Digital Pictures, Inc.&lt;/dev&gt; &lt;genre&gt;Gun&lt;/genre&gt; &lt;score&gt;2.8&lt;/score&gt; &lt;player&gt;1 Player&lt;/player&gt; &lt;story&gt;Corpse Killer is a full-motion video shoot-'em up. <text:s/>You play as an elite special forces soldier, who parachutes onto a remote tropical island. <text:s/>It seems the evil genius Dr. Hellman has found a way to raise the dead, and created an island of zombies. <text:s/>It's up to you to shoot your way through the undead hordes and stop Dr. Hellman.****The game is played from a first-person perspective. <text:s/>Various zombies pop up in front of a video background, and you shoot them down by moving a cursor on screen or by using a light gun. <text:s/>The Saturn version has a few different features including extra power-ups as well as added footage of enemies.&lt;/story&gt; &lt;/game&gt;</text:p>
          </table:table-cell>
        </table:table-row>
        <table:table-row table:style-name="ro1">
          <table:table-cell office:value-type="string">
            <text:p>Corpse Killer (USA)</text:p>
          </table:table-cell>
          <table:table-cell office:value-type="string">
            <text:p>1994</text:p>
          </table:table-cell>
          <table:table-cell office:value-type="string">
            <text:p>ESRB - M (Mature)</text:p>
          </table:table-cell>
          <table:table-cell office:value-type="string">
            <text:p>Corpse Killer</text:p>
          </table:table-cell>
          <table:table-cell table:number-columns-repeated="2" office:value-type="string">
            <text:p>Digital Pictures, Inc.</text:p>
          </table:table-cell>
          <table:table-cell office:value-type="string">
            <text:p>Gun</text:p>
          </table:table-cell>
          <table:table-cell office:value-type="string">
            <text:p>2.8</text:p>
          </table:table-cell>
          <table:table-cell office:value-type="string">
            <text:p>1 Player</text:p>
          </table:table-cell>
          <table:table-cell office:value-type="string">
            <text:p>Corpse Killer is a full-motion video shoot-'em up. <text:s/>You play as an elite special forces soldier, who parachutes onto a remote tropical island. <text:s/>It seems the evil genius Dr. Hellman has found a way to raise the dead, and created an island of zombies. <text:s/>It's up to you to shoot your way through the undead hordes and stop Dr. Hellman.****The game is played from a first-person perspective. <text:s/>Various zombies pop up in front of a video background, and you shoot them down by moving a cursor on screen or by using a light gun. <text:s/>The Saturn version has a few different features including extra power-ups as well as added footage of enemies.</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Corpse Killer (USA)&quot;&gt; &lt;year&gt;1994&lt;/year&gt; &lt;rating&gt;ESRB - M (Mature)&lt;/rating&gt; &lt;title&gt;Corpse Killer&lt;/title&gt; &lt;pub&gt;Digital Pictures, Inc.&lt;/pub&gt; &lt;dev&gt;Digital Pictures, Inc.&lt;/dev&gt; &lt;genre&gt;Gun&lt;/genre&gt; &lt;score&gt;2.8&lt;/score&gt; &lt;player&gt;1 Player&lt;/player&gt; &lt;story&gt;Corpse Killer is a full-motion video shoot-'em up.  You play as an elite special forces soldier, who parachutes onto a remote tropical island.  It seems the evil genius Dr. Hellman has found a way to raise the dead, and created an island of zombies.  It's up to you to shoot your way through the undead hordes and stop Dr. Hellman.****The game is played from a first-person perspective.  Various zombies pop up in front of a video background, and you shoot them down by moving a cursor on screen or by using a light gun.  The Saturn version has a few different features including extra power-ups as well as added footage of enemies.&lt;/story&gt; &lt;/game&gt;">
            <text:p>&lt;game name="Corpse Killer (USA)"&gt; &lt;year&gt;1994&lt;/year&gt; &lt;rating&gt;ESRB - M (Mature)&lt;/rating&gt; &lt;title&gt;Corpse Killer&lt;/title&gt; &lt;pub&gt;Digital Pictures, Inc.&lt;/pub&gt; &lt;dev&gt;Digital Pictures, Inc.&lt;/dev&gt; &lt;genre&gt;Gun&lt;/genre&gt; &lt;score&gt;2.8&lt;/score&gt; &lt;player&gt;1 Player&lt;/player&gt; &lt;story&gt;Corpse Killer is a full-motion video shoot-'em up. <text:s/>You play as an elite special forces soldier, who parachutes onto a remote tropical island. <text:s/>It seems the evil genius Dr. Hellman has found a way to raise the dead, and created an island of zombies. <text:s/>It's up to you to shoot your way through the undead hordes and stop Dr. Hellman.****The game is played from a first-person perspective. <text:s/>Various zombies pop up in front of a video background, and you shoot them down by moving a cursor on screen or by using a light gun. <text:s/>The Saturn version has a few different features including extra power-ups as well as added footage of enemies.&lt;/story&gt; &lt;/game&gt;</text:p>
          </table:table-cell>
        </table:table-row>
        <table:table-row table:style-name="ro1">
          <table:table-cell office:value-type="string">
            <text:p>Crime Patrol (USA)</text:p>
          </table:table-cell>
          <table:table-cell office:value-type="string">
            <text:p>1994</text:p>
          </table:table-cell>
          <table:table-cell office:value-type="string">
            <text:p>ESRB - M (Mature)</text:p>
          </table:table-cell>
          <table:table-cell office:value-type="string">
            <text:p>Crime Patrol</text:p>
          </table:table-cell>
          <table:table-cell table:number-columns-repeated="2" office:value-type="string">
            <text:p>American Laser Games, Inc.</text:p>
          </table:table-cell>
          <table:table-cell office:value-type="string">
            <text:p>Gun</text:p>
          </table:table-cell>
          <table:table-cell office:value-type="string">
            <text:p>2.0</text:p>
          </table:table-cell>
          <table:table-cell office:value-type="string">
            <text:p>1-2 Players</text:p>
          </table:table-cell>
          <table:table-cell office:value-type="string">
            <text:p>This is the PC conversion of the arcade full-motion video shooter produced by the makers of Mad Dog McCree.****Crime Patrol's gameplay is very similar to Mad Dog McCree, or any other of the large live-action laser-gun games you can find in arcades.</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Crime Patrol (USA)&quot;&gt; &lt;year&gt;1994&lt;/year&gt; &lt;rating&gt;ESRB - M (Mature)&lt;/rating&gt; &lt;title&gt;Crime Patrol&lt;/title&gt; &lt;pub&gt;American Laser Games, Inc.&lt;/pub&gt; &lt;dev&gt;American Laser Games, Inc.&lt;/dev&gt; &lt;genre&gt;Gun&lt;/genre&gt; &lt;score&gt;2.0&lt;/score&gt; &lt;player&gt;1-2 Players&lt;/player&gt; &lt;story&gt;This is the PC conversion of the arcade full-motion video shooter produced by the makers of Mad Dog McCree.****Crime Patrol's gameplay is very similar to Mad Dog McCree, or any other of the large live-action laser-gun games you can find in arcades.&lt;/story&gt; &lt;/game&gt;">
            <text:p>&lt;game name="Crime Patrol (USA)"&gt; &lt;year&gt;1994&lt;/year&gt; &lt;rating&gt;ESRB - M (Mature)&lt;/rating&gt; &lt;title&gt;Crime Patrol&lt;/title&gt; &lt;pub&gt;American Laser Games, Inc.&lt;/pub&gt; &lt;dev&gt;American Laser Games, Inc.&lt;/dev&gt; &lt;genre&gt;Gun&lt;/genre&gt; &lt;score&gt;2.0&lt;/score&gt; &lt;player&gt;1-2 Players&lt;/player&gt; &lt;story&gt;This is the PC conversion of the arcade full-motion video shooter produced by the makers of Mad Dog McCree.****Crime Patrol's gameplay is very similar to Mad Dog McCree, or any other of the large live-action laser-gun games you can find in arcades.&lt;/story&gt; &lt;/game&gt;</text:p>
          </table:table-cell>
        </table:table-row>
        <table:table-row table:style-name="ro1">
          <table:table-cell office:value-type="string">
            <text:p>Dark Wizard (USA)</text:p>
          </table:table-cell>
          <table:table-cell office:value-type="string">
            <text:p>1994</text:p>
          </table:table-cell>
          <table:table-cell office:value-type="string">
            <text:p>ESRB - K-A (Kids to Adults)</text:p>
          </table:table-cell>
          <table:table-cell office:value-type="string">
            <text:p>Dark Wizard</text:p>
          </table:table-cell>
          <table:table-cell office:value-type="string">
            <text:p>SEGA of America, Inc.</text:p>
          </table:table-cell>
          <table:table-cell office:value-type="string">
            <text:p>H.I.C. Co., Ltd.</text:p>
          </table:table-cell>
          <table:table-cell office:value-type="string">
            <text:p>Strategy</text:p>
          </table:table-cell>
          <table:table-cell office:value-type="string">
            <text:p>4.5</text:p>
          </table:table-cell>
          <table:table-cell office:value-type="string">
            <text:p>1 Player</text:p>
          </table:table-cell>
          <table:table-cell office:value-type="string">
            <text:p>300 years ago, the high priest of the Kingdom of Cheshire tried to disturb the balance of good and evil by summoning the dark god Arliman. Sabrina, Goddess of Light, saved the Kingdom by giving great powers to two of Cheshire's leaders who defeated the high priest and helped the King's high wizard to entrap Arliman in a magical jewel. Velonese, the high wizard's apprentice, was given the task of guarding the imprisoned Arliman on the Island of Raven. Over the years, his anger towards the kingdom grew and now he is commanding four generals to conquer Cheshire while he is trying to free Arliman.****You take on the role of one of four playable main characters and must re-conquer the land that has already fallen into Velonese's hands and find a way to defeat him and prevent Arliman's resurrection. The four main characters feature largely different stories, however, every game begins with the King's death and your character becoming the new ruler of Cheshire.****The <text:s/>most important part of the game takes place on various hex maps where you are fighting your enemies in turn-based tactical combat. During these battles your main character - provided he is standing on a castle-field - can summon various monsters like serpents, manticors, harpies etc. or hire human troops(Humans, Dwarfs, Elves and Hobbits). Monsters need magic points to be summoned, whereas humans have to be paid with tax money. Depending on which main character you have chosen, your amount of MP and tax money will vary, as well as <text:s/>the types of monsters you will be able to summon. Your troops, including your main character, gain experience points and humans can even adopt several different jobs (Priest, Mage, Ninja ...) through gaining classes. Your units can also enter towns during battles, to buy weapons and items, hear the latest gossip and maybe even discover a side-quest.**In-between battles, you can equip your troops, send out search parties and allocate troops to different towns, as they can be re-conquered by the enemy.****Also noteworthy are Dark Wizard's long animated cutscenes with spoken dialogues and it's high quality orchestral soundtrack.</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Dark Wizard (USA)&quot;&gt; &lt;year&gt;1994&lt;/year&gt; &lt;rating&gt;ESRB - K-A (Kids to Adults)&lt;/rating&gt; &lt;title&gt;Dark Wizard&lt;/title&gt; &lt;pub&gt;SEGA of America, Inc.&lt;/pub&gt; &lt;dev&gt;H.I.C. Co., Ltd.&lt;/dev&gt; &lt;genre&gt;Strategy&lt;/genre&gt; &lt;score&gt;4.5&lt;/score&gt; &lt;player&gt;1 Player&lt;/player&gt; &lt;story&gt;300 years ago, the high priest of the Kingdom of Cheshire tried to disturb the balance of good and evil by summoning the dark god Arliman. Sabrina, Goddess of Light, saved the Kingdom by giving great powers to two of Cheshire's leaders who defeated the high priest and helped the King's high wizard to entrap Arliman in a magical jewel. Velonese, the high wizard's apprentice, was given the task of guarding the imprisoned Arliman on the Island of Raven. Over the years, his anger towards the kingdom grew and now he is commanding four generals to conquer Cheshire while he is trying to free Arliman.****You take on the role of one of four playable main characters and must re-conquer the land that has already fallen into Velonese's hands and find a way to defeat him and prevent Arliman's resurrection. The four main characters feature largely different stories, however, every game begins with the King's death and your character becoming the new ruler of Cheshire.****The  most important part of the game takes place on various hex maps where you are fighting your enemies in turn-based tactical combat. During these battles your main character - provided he is standing on a castle-field - can summon various monsters like serpents, manticors, harpies etc. or hire human troops(Humans, Dwarfs, Elves and Hobbits). Monsters need magic points to be summoned, whereas humans have to be paid with tax money. Depending on which main character you have chosen, your amount of MP and tax money will vary, as well as  the types of monsters you will be able to summon. Your troops, including your main character, gain experience points and humans can even adopt several different jobs (Priest, Mage, Ninja ...) through gaining classes. Your units can also enter towns during battles, to buy weapons and items, hear the latest gossip and maybe even discover a side-quest.**In-between battles, you can equip your troops, send out search parties and allocate troops to different towns, as they can be re-conquered by the enemy.****Also noteworthy are Dark Wizard's long animated cutscenes with spoken dialogues and it's high quality orchestral soundtrack.&lt;/story&gt; &lt;/game&gt;">
            <text:p>&lt;game name="Dark Wizard (USA)"&gt; &lt;year&gt;1994&lt;/year&gt; &lt;rating&gt;ESRB - K-A (Kids to Adults)&lt;/rating&gt; &lt;title&gt;Dark Wizard&lt;/title&gt; &lt;pub&gt;SEGA of America, Inc.&lt;/pub&gt; &lt;dev&gt;H.I.C. Co., Ltd.&lt;/dev&gt; &lt;genre&gt;Strategy&lt;/genre&gt; &lt;score&gt;4.5&lt;/score&gt; &lt;player&gt;1 Player&lt;/player&gt; &lt;story&gt;300 years ago, the high priest of the Kingdom of Cheshire tried to disturb the balance of good and evil by summoning the dark god Arliman. Sabrina, Goddess of Light, saved the Kingdom by giving great powers to two of Cheshire's leaders who defeated the high priest and helped the King's high wizard to entrap Arliman in a magical jewel. Velonese, the high wizard's apprentice, was given the task of guarding the imprisoned Arliman on the Island of Raven. Over the years, his anger towards the kingdom grew and now he is commanding four generals to conquer Cheshire while he is trying to free Arliman.****You take on the role of one of four playable main characters and must re-conquer the land that has already fallen into Velonese's hands and find a way to defeat him and prevent Arliman's resurrection. The four main characters feature largely different stories, however, every game begins with the King's death and your character becoming the new ruler of Cheshire.****The <text:s/>most important part of the game takes place on various hex maps where you are fighting your enemies in turn-based tactical combat. During these battles your main character - provided he is standing on a castle-field - can summon various monsters like serpents, manticors, harpies etc. or hire human troops(Humans, Dwarfs, Elves and Hobbits). Monsters need magic points to be summoned, whereas humans have to be paid with tax money. Depending on which main character you have chosen, your amount of MP and tax money will vary, as well as <text:s/>the types of monsters you will be able to summon. Your troops, including your main character, gain experience points and humans can even adopt several different jobs (Priest, Mage, Ninja ...) through gaining classes. Your units can also enter towns during battles, to buy weapons and items, hear the latest gossip and maybe even discover a side-quest.**In-between battles, you can equip your troops, send out search parties and allocate troops to different towns, as they can be re-conquered by the enemy.****Also noteworthy are Dark Wizard's long animated cutscenes with spoken dialogues and it's high quality orchestral soundtrack.&lt;/story&gt; &lt;/game&gt;</text:p>
          </table:table-cell>
        </table:table-row>
        <table:table-row table:style-name="ro1">
          <table:table-cell office:value-type="string">
            <text:p>Demolition Man (USA)</text:p>
          </table:table-cell>
          <table:table-cell office:value-type="string">
            <text:p>1995</text:p>
          </table:table-cell>
          <table:table-cell office:value-type="string">
            <text:p>ESRB - T (Teen)</text:p>
          </table:table-cell>
          <table:table-cell office:value-type="string">
            <text:p>Demolition Man</text:p>
          </table:table-cell>
          <table:table-cell office:value-type="string">
            <text:p>Acclaim Entertainment, Inc.|Virgin Interactive Entertainment, Inc.</text:p>
          </table:table-cell>
          <table:table-cell office:value-type="string">
            <text:p>Alexandria, Inc.</text:p>
          </table:table-cell>
          <table:table-cell office:value-type="string">
            <text:p>Action</text:p>
          </table:table-cell>
          <table:table-cell office:value-type="string">
            <text:p>4.0</text:p>
          </table:table-cell>
          <table:table-cell office:value-type="string">
            <text:p>1 Player</text:p>
          </table:table-cell>
          <table:table-cell office:value-type="string">
            <text:p>Demolition Man is a game based on the 1993 movie by the same name. As with the movie, the game takes place in a dystopian Los Angeles, in 1996. John Spartan is the country´s most fearsome cop and hunts his nemesis, Simon Phoenix. However in doing so, he kills several innocent civilians and both characters are sentenced to cryostasis rehabilitation where they will be brainwashed for 30 years. However the brainwashing does not go as planned and upon waking up, Phoenix goes on a new crime spree. However in 30 years the world has also changed and Los Angeles has become San Angeles, a utopian and violence-free society. As a remnant of a more violent past, police officer John Spartan is once again sent to capture Phoenix.****Demolition Man is a fast-paced platform game, with some levels taking place in an overhead perspective (similar to Smash TV). As John Spartan, the player will spend most of his time shooting endless waves of "cryocons" released upon the antiseptic world of the future. The standard weapon can be upgraded with a shotgun and magnum, both with limited ammo. Additionally, various types of grenades can be collected, which are thrown independently of the firearm. Simon Phoenix appears as a boss character at the end of every level that is directly tied in with the movie.****The Sega CD version of the game retains identical levels and gameplay, but adds digitized clips from the film to introduce levels and advance the plot.</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Demolition Man (USA)&quot;&gt; &lt;year&gt;1995&lt;/year&gt; &lt;rating&gt;ESRB - T (Teen)&lt;/rating&gt; &lt;title&gt;Demolition Man&lt;/title&gt; &lt;pub&gt;Acclaim Entertainment, Inc.|Virgin Interactive Entertainment, Inc.&lt;/pub&gt; &lt;dev&gt;Alexandria, Inc.&lt;/dev&gt; &lt;genre&gt;Action&lt;/genre&gt; &lt;score&gt;4.0&lt;/score&gt; &lt;player&gt;1 Player&lt;/player&gt; &lt;story&gt;Demolition Man is a game based on the 1993 movie by the same name. As with the movie, the game takes place in a dystopian Los Angeles, in 1996. John Spartan is the country´s most fearsome cop and hunts his nemesis, Simon Phoenix. However in doing so, he kills several innocent civilians and both characters are sentenced to cryostasis rehabilitation where they will be brainwashed for 30 years. However the brainwashing does not go as planned and upon waking up, Phoenix goes on a new crime spree. However in 30 years the world has also changed and Los Angeles has become San Angeles, a utopian and violence-free society. As a remnant of a more violent past, police officer John Spartan is once again sent to capture Phoenix.****Demolition Man is a fast-paced platform game, with some levels taking place in an overhead perspective (similar to Smash TV). As John Spartan, the player will spend most of his time shooting endless waves of &quot;cryocons&quot; released upon the antiseptic world of the future. The standard weapon can be upgraded with a shotgun and magnum, both with limited ammo. Additionally, various types of grenades can be collected, which are thrown independently of the firearm. Simon Phoenix appears as a boss character at the end of every level that is directly tied in with the movie.****The Sega CD version of the game retains identical levels and gameplay, but adds digitized clips from the film to introduce levels and advance the plot.&lt;/story&gt; &lt;/game&gt;">
            <text:p>&lt;game name="Demolition Man (USA)"&gt; &lt;year&gt;1995&lt;/year&gt; &lt;rating&gt;ESRB - T (Teen)&lt;/rating&gt; &lt;title&gt;Demolition Man&lt;/title&gt; &lt;pub&gt;Acclaim Entertainment, Inc.|Virgin Interactive Entertainment, Inc.&lt;/pub&gt; &lt;dev&gt;Alexandria, Inc.&lt;/dev&gt; &lt;genre&gt;Action&lt;/genre&gt; &lt;score&gt;4.0&lt;/score&gt; &lt;player&gt;1 Player&lt;/player&gt; &lt;story&gt;Demolition Man is a game based on the 1993 movie by the same name. As with the movie, the game takes place in a dystopian Los Angeles, in 1996. John Spartan is the country´s most fearsome cop and hunts his nemesis, Simon Phoenix. However in doing so, he kills several innocent civilians and both characters are sentenced to cryostasis rehabilitation where they will be brainwashed for 30 years. However the brainwashing does not go as planned and upon waking up, Phoenix goes on a new crime spree. However in 30 years the world has also changed and Los Angeles has become San Angeles, a utopian and violence-free society. As a remnant of a more violent past, police officer John Spartan is once again sent to capture Phoenix.****Demolition Man is a fast-paced platform game, with some levels taking place in an overhead perspective (similar to Smash TV). As John Spartan, the player will spend most of his time shooting endless waves of "cryocons" released upon the antiseptic world of the future. The standard weapon can be upgraded with a shotgun and magnum, both with limited ammo. Additionally, various types of grenades can be collected, which are thrown independently of the firearm. Simon Phoenix appears as a boss character at the end of every level that is directly tied in with the movie.****The Sega CD version of the game retains identical levels and gameplay, but adds digitized clips from the film to introduce levels and advance the plot.&lt;/story&gt; &lt;/game&gt;</text:p>
          </table:table-cell>
        </table:table-row>
        <table:table-row table:style-name="ro1">
          <table:table-cell office:value-type="string">
            <text:p>Double Switch (USA)</text:p>
          </table:table-cell>
          <table:table-cell office:value-type="string">
            <text:p>1993</text:p>
          </table:table-cell>
          <table:table-cell office:value-type="string">
            <text:p>ESRB - K-A (Kids to Adults)</text:p>
          </table:table-cell>
          <table:table-cell office:value-type="string">
            <text:p>Double Switch</text:p>
          </table:table-cell>
          <table:table-cell office:value-type="string">
            <text:p>SEGA of America, Inc.</text:p>
          </table:table-cell>
          <table:table-cell office:value-type="string">
            <text:p>Digital Pictures, Inc.</text:p>
          </table:table-cell>
          <table:table-cell office:value-type="string">
            <text:p>Adventure</text:p>
          </table:table-cell>
          <table:table-cell office:value-type="string">
            <text:p>2.4</text:p>
          </table:table-cell>
          <table:table-cell office:value-type="string">
            <text:p>1 Player</text:p>
          </table:table-cell>
          <table:table-cell office:value-type="string">
            <text:p>Double Switch is one of Digital Pictures' many full-motion video games from the mid 90s. <text:s/>In this "cinematic mystery" you must watch your serveilance cameras in order to trap intruders in the Edward Arms mansion.****Double Switch stars Corey Haim and Deborah Harry, and features a musical score by Thomas Dolby.</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Double Switch (USA)&quot;&gt; &lt;year&gt;1993&lt;/year&gt; &lt;rating&gt;ESRB - K-A (Kids to Adults)&lt;/rating&gt; &lt;title&gt;Double Switch&lt;/title&gt; &lt;pub&gt;SEGA of America, Inc.&lt;/pub&gt; &lt;dev&gt;Digital Pictures, Inc.&lt;/dev&gt; &lt;genre&gt;Adventure&lt;/genre&gt; &lt;score&gt;2.4&lt;/score&gt; &lt;player&gt;1 Player&lt;/player&gt; &lt;story&gt;Double Switch is one of Digital Pictures' many full-motion video games from the mid 90s.  In this &quot;cinematic mystery&quot; you must watch your serveilance cameras in order to trap intruders in the Edward Arms mansion.****Double Switch stars Corey Haim and Deborah Harry, and features a musical score by Thomas Dolby.&lt;/story&gt; &lt;/game&gt;">
            <text:p>&lt;game name="Double Switch (USA)"&gt; &lt;year&gt;1993&lt;/year&gt; &lt;rating&gt;ESRB - K-A (Kids to Adults)&lt;/rating&gt; &lt;title&gt;Double Switch&lt;/title&gt; &lt;pub&gt;SEGA of America, Inc.&lt;/pub&gt; &lt;dev&gt;Digital Pictures, Inc.&lt;/dev&gt; &lt;genre&gt;Adventure&lt;/genre&gt; &lt;score&gt;2.4&lt;/score&gt; &lt;player&gt;1 Player&lt;/player&gt; &lt;story&gt;Double Switch is one of Digital Pictures' many full-motion video games from the mid 90s. <text:s/>In this "cinematic mystery" you must watch your serveilance cameras in order to trap intruders in the Edward Arms mansion.****Double Switch stars Corey Haim and Deborah Harry, and features a musical score by Thomas Dolby.&lt;/story&gt; &lt;/game&gt;</text:p>
          </table:table-cell>
        </table:table-row>
        <table:table-row table:style-name="ro1">
          <table:table-cell office:value-type="string">
            <text:p>Dracula Unleashed (USA) (Disc 1)</text:p>
          </table:table-cell>
          <table:table-cell office:value-type="string">
            <text:p>1993</text:p>
          </table:table-cell>
          <table:table-cell office:value-type="string">
            <text:p>ESRB - K-A (Kids to Adults)</text:p>
          </table:table-cell>
          <table:table-cell office:value-type="string">
            <text:p>Dracula Unleashed Disc 1</text:p>
          </table:table-cell>
          <table:table-cell office:value-type="string">
            <text:p>SEGA of America, Inc.</text:p>
          </table:table-cell>
          <table:table-cell office:value-type="string">
            <text:p>ICOM Simulations, Inc.</text:p>
          </table:table-cell>
          <table:table-cell office:value-type="string">
            <text:p>Adventure</text:p>
          </table:table-cell>
          <table:table-cell office:value-type="string">
            <text:p>3.4</text:p>
          </table:table-cell>
          <table:table-cell office:value-type="string">
            <text:p>1 Player</text:p>
          </table:table-cell>
          <table:table-cell office:value-type="string">
            <text:p>Dracula Unleashed is an interactive movie in the same vein as Sherlock Holmes: Consulting Detective. Basically, you can choose from several locations to go to, and at each location you are shown different events through live-action video clips. Clues in the videos will point you to where you should go next. You also have an "inventory" which you can use to affect the outcome of certain clips (for example, if you enter an asylum with the blackjack you'll be able to defend yourself against any escaped inmates, but if you don't bring the blackjack with you you'll be killed). Time is constantly moving and new events will pop up at different times of the day.****In Dracula Unleashed it is the year 1899, ten years after the destruction of count Dracula chronicled in Bram Stoker's novel. You take the role of Alexander Morris, the younger brother of Texan Quincey Morris who died defeating Dracula. Alexander has come to London to investigate the circumstances of his brother's death, but became sidetracked when he fell in love with and proposed to a local girl named Annisette.****Now, the dawn of a new millennium approaches and an evil force is stalking the streets of London, draining victims of their blood and transforming innocent women into bloodthirsty vampiresses. With the aide of your brother's old friends, the survivors of Dracula's evil, you must uncover the identity of this new vampire and prevent him from transforming Annisette into his queen of the night. Do not fail her, or she will personally rip your throat out.</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Dracula Unleashed (USA) (Disc 1)&quot;&gt; &lt;year&gt;1993&lt;/year&gt; &lt;rating&gt;ESRB - K-A (Kids to Adults)&lt;/rating&gt; &lt;title&gt;Dracula Unleashed Disc 1&lt;/title&gt; &lt;pub&gt;SEGA of America, Inc.&lt;/pub&gt; &lt;dev&gt;ICOM Simulations, Inc.&lt;/dev&gt; &lt;genre&gt;Adventure&lt;/genre&gt; &lt;score&gt;3.4&lt;/score&gt; &lt;player&gt;1 Player&lt;/player&gt; &lt;story&gt;Dracula Unleashed is an interactive movie in the same vein as Sherlock Holmes: Consulting Detective. Basically, you can choose from several locations to go to, and at each location you are shown different events through live-action video clips. Clues in the videos will point you to where you should go next. You also have an &quot;inventory&quot; which you can use to affect the outcome of certain clips (for example, if you enter an asylum with the blackjack you'll be able to defend yourself against any escaped inmates, but if you don't bring the blackjack with you you'll be killed). Time is constantly moving and new events will pop up at different times of the day.****In Dracula Unleashed it is the year 1899, ten years after the destruction of count Dracula chronicled in Bram Stoker's novel. You take the role of Alexander Morris, the younger brother of Texan Quincey Morris who died defeating Dracula. Alexander has come to London to investigate the circumstances of his brother's death, but became sidetracked when he fell in love with and proposed to a local girl named Annisette.****Now, the dawn of a new millennium approaches and an evil force is stalking the streets of London, draining victims of their blood and transforming innocent women into bloodthirsty vampiresses. With the aide of your brother's old friends, the survivors of Dracula's evil, you must uncover the identity of this new vampire and prevent him from transforming Annisette into his queen of the night. Do not fail her, or she will personally rip your throat out.&lt;/story&gt; &lt;/game&gt;">
            <text:p>&lt;game name="Dracula Unleashed (USA) (Disc 1)"&gt; &lt;year&gt;1993&lt;/year&gt; &lt;rating&gt;ESRB - K-A (Kids to Adults)&lt;/rating&gt; &lt;title&gt;Dracula Unleashed Disc 1&lt;/title&gt; &lt;pub&gt;SEGA of America, Inc.&lt;/pub&gt; &lt;dev&gt;ICOM Simulations, Inc.&lt;/dev&gt; &lt;genre&gt;Adventure&lt;/genre&gt; &lt;score&gt;3.4&lt;/score&gt; &lt;player&gt;1 Player&lt;/player&gt; &lt;story&gt;Dracula Unleashed is an interactive movie in the same vein as Sherlock Holmes: Consulting Detective. Basically, you can choose from several locations to go to, and at each location you are shown different events through live-action video clips. Clues in the videos will point you to where you should go next. You also have an "inventory" which you can use to affect the outcome of certain clips (for example, if you enter an asylum with the blackjack you'll be able to defend yourself against any escaped inmates, but if you don't bring the blackjack with you you'll be killed). Time is constantly moving and new events will pop up at different times of the day.****In Dracula Unleashed it is the year 1899, ten years after the destruction of count Dracula chronicled in Bram Stoker's novel. You take the role of Alexander Morris, the younger brother of Texan Quincey Morris who died defeating Dracula. Alexander has come to London to investigate the circumstances of his brother's death, but became sidetracked when he fell in love with and proposed to a local girl named Annisette.****Now, the dawn of a new millennium approaches and an evil force is stalking the streets of London, draining victims of their blood and transforming innocent women into bloodthirsty vampiresses. With the aide of your brother's old friends, the survivors of Dracula's evil, you must uncover the identity of this new vampire and prevent him from transforming Annisette into his queen of the night. Do not fail her, or she will personally rip your throat out.&lt;/story&gt; &lt;/game&gt;</text:p>
          </table:table-cell>
        </table:table-row>
        <table:table-row table:style-name="ro1">
          <table:table-cell office:value-type="string">
            <text:p>Dracula Unleashed (USA) (Disc 2)</text:p>
          </table:table-cell>
          <table:table-cell office:value-type="string">
            <text:p>1993</text:p>
          </table:table-cell>
          <table:table-cell office:value-type="string">
            <text:p>ESRB - K-A (Kids to Adults)</text:p>
          </table:table-cell>
          <table:table-cell office:value-type="string">
            <text:p>Dracula Unleashed Disc 2</text:p>
          </table:table-cell>
          <table:table-cell office:value-type="string">
            <text:p>SEGA of America, Inc.</text:p>
          </table:table-cell>
          <table:table-cell office:value-type="string">
            <text:p>ICOM Simulations, Inc.</text:p>
          </table:table-cell>
          <table:table-cell office:value-type="string">
            <text:p>Adventure</text:p>
          </table:table-cell>
          <table:table-cell office:value-type="string">
            <text:p>3.4</text:p>
          </table:table-cell>
          <table:table-cell office:value-type="string">
            <text:p>1 Player</text:p>
          </table:table-cell>
          <table:table-cell office:value-type="string">
            <text:p>Dracula Unleashed is an interactive movie in the same vein as Sherlock Holmes: Consulting Detective. Basically, you can choose from several locations to go to, and at each location you are shown different events through live-action video clips. Clues in the videos will point you to where you should go next. You also have an "inventory" which you can use to affect the outcome of certain clips (for example, if you enter an asylum with the blackjack you'll be able to defend yourself against any escaped inmates, but if you don't bring the blackjack with you you'll be killed). Time is constantly moving and new events will pop up at different times of the day.****In Dracula Unleashed it is the year 1899, ten years after the destruction of count Dracula chronicled in Bram Stoker's novel. You take the role of Alexander Morris, the younger brother of Texan Quincey Morris who died defeating Dracula. Alexander has come to London to investigate the circumstances of his brother's death, but became sidetracked when he fell in love with and proposed to a local girl named Annisette.****Now, the dawn of a new millennium approaches and an evil force is stalking the streets of London, draining victims of their blood and transforming innocent women into bloodthirsty vampiresses. With the aide of your brother's old friends, the survivors of Dracula's evil, you must uncover the identity of this new vampire and prevent him from transforming Annisette into his queen of the night. Do not fail her, or she will personally rip your throat out.</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Dracula Unleashed (USA) (Disc 2)&quot;&gt; &lt;year&gt;1993&lt;/year&gt; &lt;rating&gt;ESRB - K-A (Kids to Adults)&lt;/rating&gt; &lt;title&gt;Dracula Unleashed Disc 2&lt;/title&gt; &lt;pub&gt;SEGA of America, Inc.&lt;/pub&gt; &lt;dev&gt;ICOM Simulations, Inc.&lt;/dev&gt; &lt;genre&gt;Adventure&lt;/genre&gt; &lt;score&gt;3.4&lt;/score&gt; &lt;player&gt;1 Player&lt;/player&gt; &lt;story&gt;Dracula Unleashed is an interactive movie in the same vein as Sherlock Holmes: Consulting Detective. Basically, you can choose from several locations to go to, and at each location you are shown different events through live-action video clips. Clues in the videos will point you to where you should go next. You also have an &quot;inventory&quot; which you can use to affect the outcome of certain clips (for example, if you enter an asylum with the blackjack you'll be able to defend yourself against any escaped inmates, but if you don't bring the blackjack with you you'll be killed). Time is constantly moving and new events will pop up at different times of the day.****In Dracula Unleashed it is the year 1899, ten years after the destruction of count Dracula chronicled in Bram Stoker's novel. You take the role of Alexander Morris, the younger brother of Texan Quincey Morris who died defeating Dracula. Alexander has come to London to investigate the circumstances of his brother's death, but became sidetracked when he fell in love with and proposed to a local girl named Annisette.****Now, the dawn of a new millennium approaches and an evil force is stalking the streets of London, draining victims of their blood and transforming innocent women into bloodthirsty vampiresses. With the aide of your brother's old friends, the survivors of Dracula's evil, you must uncover the identity of this new vampire and prevent him from transforming Annisette into his queen of the night. Do not fail her, or she will personally rip your throat out.&lt;/story&gt; &lt;/game&gt;">
            <text:p>&lt;game name="Dracula Unleashed (USA) (Disc 2)"&gt; &lt;year&gt;1993&lt;/year&gt; &lt;rating&gt;ESRB - K-A (Kids to Adults)&lt;/rating&gt; &lt;title&gt;Dracula Unleashed Disc 2&lt;/title&gt; &lt;pub&gt;SEGA of America, Inc.&lt;/pub&gt; &lt;dev&gt;ICOM Simulations, Inc.&lt;/dev&gt; &lt;genre&gt;Adventure&lt;/genre&gt; &lt;score&gt;3.4&lt;/score&gt; &lt;player&gt;1 Player&lt;/player&gt; &lt;story&gt;Dracula Unleashed is an interactive movie in the same vein as Sherlock Holmes: Consulting Detective. Basically, you can choose from several locations to go to, and at each location you are shown different events through live-action video clips. Clues in the videos will point you to where you should go next. You also have an "inventory" which you can use to affect the outcome of certain clips (for example, if you enter an asylum with the blackjack you'll be able to defend yourself against any escaped inmates, but if you don't bring the blackjack with you you'll be killed). Time is constantly moving and new events will pop up at different times of the day.****In Dracula Unleashed it is the year 1899, ten years after the destruction of count Dracula chronicled in Bram Stoker's novel. You take the role of Alexander Morris, the younger brother of Texan Quincey Morris who died defeating Dracula. Alexander has come to London to investigate the circumstances of his brother's death, but became sidetracked when he fell in love with and proposed to a local girl named Annisette.****Now, the dawn of a new millennium approaches and an evil force is stalking the streets of London, draining victims of their blood and transforming innocent women into bloodthirsty vampiresses. With the aide of your brother's old friends, the survivors of Dracula's evil, you must uncover the identity of this new vampire and prevent him from transforming Annisette into his queen of the night. Do not fail her, or she will personally rip your throat out.&lt;/story&gt; &lt;/game&gt;</text:p>
          </table:table-cell>
        </table:table-row>
        <table:table-row table:style-name="ro1">
          <table:table-cell office:value-type="string">
            <text:p>Dragon's Lair (USA)</text:p>
          </table:table-cell>
          <table:table-cell office:value-type="string">
            <text:p>1994</text:p>
          </table:table-cell>
          <table:table-cell office:value-type="string">
            <text:p>ESRB - E (Everyone)</text:p>
          </table:table-cell>
          <table:table-cell office:value-type="string">
            <text:p>Dragon's Lair</text:p>
          </table:table-cell>
          <table:table-cell table:number-columns-repeated="2" office:value-type="string">
            <text:p>ReadySoft Incorporated</text:p>
          </table:table-cell>
          <table:table-cell office:value-type="string">
            <text:p>Adventure</text:p>
          </table:table-cell>
          <table:table-cell office:value-type="string">
            <text:p>3.0</text:p>
          </table:table-cell>
          <table:table-cell office:value-type="string">
            <text:p>1 Player</text:p>
          </table:table-cell>
          <table:table-cell office:value-type="string">
            <text:p>A conversion of the 1983 Don Bluth coin op cartoon game. <text:s/>Players control Dirk the Daring as he struggles his way through a dungeon to fight Singe, the Dragon, and rescue the beautiful Princess Daphne. <text:s/>With limited movement allowed, the game's main emphasis is on its heart-stopping graphics.</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Dragon's Lair (USA)&quot;&gt; &lt;year&gt;1994&lt;/year&gt; &lt;rating&gt;ESRB - E (Everyone)&lt;/rating&gt; &lt;title&gt;Dragon's Lair&lt;/title&gt; &lt;pub&gt;ReadySoft Incorporated&lt;/pub&gt; &lt;dev&gt;ReadySoft Incorporated&lt;/dev&gt; &lt;genre&gt;Adventure&lt;/genre&gt; &lt;score&gt;3.0&lt;/score&gt; &lt;player&gt;1 Player&lt;/player&gt; &lt;story&gt;A conversion of the 1983 Don Bluth coin op cartoon game.  Players control Dirk the Daring as he struggles his way through a dungeon to fight Singe, the Dragon, and rescue the beautiful Princess Daphne.  With limited movement allowed, the game's main emphasis is on its heart-stopping graphics.&lt;/story&gt; &lt;/game&gt;">
            <text:p>&lt;game name="Dragon's Lair (USA)"&gt; &lt;year&gt;1994&lt;/year&gt; &lt;rating&gt;ESRB - E (Everyone)&lt;/rating&gt; &lt;title&gt;Dragon's Lair&lt;/title&gt; &lt;pub&gt;ReadySoft Incorporated&lt;/pub&gt; &lt;dev&gt;ReadySoft Incorporated&lt;/dev&gt; &lt;genre&gt;Adventure&lt;/genre&gt; &lt;score&gt;3.0&lt;/score&gt; &lt;player&gt;1 Player&lt;/player&gt; &lt;story&gt;A conversion of the 1983 Don Bluth coin op cartoon game. <text:s/>Players control Dirk the Daring as he struggles his way through a dungeon to fight Singe, the Dragon, and rescue the beautiful Princess Daphne. <text:s/>With limited movement allowed, the game's main emphasis is on its heart-stopping graphics.&lt;/story&gt; &lt;/game&gt;</text:p>
          </table:table-cell>
        </table:table-row>
        <table:table-row table:style-name="ro1">
          <table:table-cell office:value-type="string">
            <text:p>Dune (USA)</text:p>
          </table:table-cell>
          <table:table-cell office:value-type="string">
            <text:p>1993</text:p>
          </table:table-cell>
          <table:table-cell office:value-type="string">
            <text:p>ESRB - E (Everyone)</text:p>
          </table:table-cell>
          <table:table-cell office:value-type="string">
            <text:p>Dune</text:p>
          </table:table-cell>
          <table:table-cell office:value-type="string">
            <text:p>Virgin Games, Inc.</text:p>
          </table:table-cell>
          <table:table-cell office:value-type="string">
            <text:p>Cryo Interactive Entertainment</text:p>
          </table:table-cell>
          <table:table-cell office:value-type="string">
            <text:p>Strategy</text:p>
          </table:table-cell>
          <table:table-cell office:value-type="string">
            <text:p>3.7</text:p>
          </table:table-cell>
          <table:table-cell office:value-type="string">
            <text:p>1 Player</text:p>
          </table:table-cell>
          <table:table-cell office:value-type="string">
            <text:p>Based on the legendary Frank Herbert novel of the same name and visually inspired by the 1984 David Lynch movie, Dune is a strategy-adventure hybrid where the player takes the role of young Paul Atreides, the son of Duke Leto. The Emperor Shaddam Corrino IV has given the Atreides House the rights to manage the extraction of the most precious substance in the entire universe - the Melange, commonly known as Spice in the desolate desert planet Arrakis (Dune), the only place in the universe capable of producing the substance. While everything indicates the offer is a trap orchestrated by their enemies the Harkonnen, the Atreides family agrees on moving, as he who controls the spice, controls the universe.****The player arrives in Arrakis with the mission of contacting and convincing the Fremen tribes residing in sietches (desert settlements) near the Atreides palace to harvest the spice. Harvesting is the most important part of the game, required to purchase equipment from the smugglers and appease the emperor. To speed up the process of harvesting, the player can equip the tribes with harvesters to increase production and ornis to protect them from the gigantic protectors of the planet: Shai-Hulud - the sandworms. ****However, the spice doesn't last forever and new sietches must be prospected before having a mining crew assigned, but the player cannot run Southwards forever, as the Harkonnen enemy controls the North of the Planet, dangerously close to the Atreides Palace. Soon after the initial batches are sent to the Emperor, the player will have to actively deal with the Harkonnen, who will try to take control of player Sietches. For those, Fremen tribes can be assigned to military training with Gurney Halleck, but before doing such work Paul must have a certain reputation, gained by the control of Arrakis.****As the game advances, the player will untap Paul's latent powers, as well as meeting other characters from the Dune universe, such as Duke Leto, Jessica, Thufir Hawat, Duncan Idaho, Harah, Chani, Stilgar and Liet Kynes, the mastermind behind the ecological plans on Dune - the ultimate goal.</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Dune (USA)&quot;&gt; &lt;year&gt;1993&lt;/year&gt; &lt;rating&gt;ESRB - E (Everyone)&lt;/rating&gt; &lt;title&gt;Dune&lt;/title&gt; &lt;pub&gt;Virgin Games, Inc.&lt;/pub&gt; &lt;dev&gt;Cryo Interactive Entertainment&lt;/dev&gt; &lt;genre&gt;Strategy&lt;/genre&gt; &lt;score&gt;3.7&lt;/score&gt; &lt;player&gt;1 Player&lt;/player&gt; &lt;story&gt;Based on the legendary Frank Herbert novel of the same name and visually inspired by the 1984 David Lynch movie, Dune is a strategy-adventure hybrid where the player takes the role of young Paul Atreides, the son of Duke Leto. The Emperor Shaddam Corrino IV has given the Atreides House the rights to manage the extraction of the most precious substance in the entire universe - the Melange, commonly known as Spice in the desolate desert planet Arrakis (Dune), the only place in the universe capable of producing the substance. While everything indicates the offer is a trap orchestrated by their enemies the Harkonnen, the Atreides family agrees on moving, as he who controls the spice, controls the universe.****The player arrives in Arrakis with the mission of contacting and convincing the Fremen tribes residing in sietches (desert settlements) near the Atreides palace to harvest the spice. Harvesting is the most important part of the game, required to purchase equipment from the smugglers and appease the emperor. To speed up the process of harvesting, the player can equip the tribes with harvesters to increase production and ornis to protect them from the gigantic protectors of the planet: Shai-Hulud - the sandworms. ****However, the spice doesn't last forever and new sietches must be prospected before having a mining crew assigned, but the player cannot run Southwards forever, as the Harkonnen enemy controls the North of the Planet, dangerously close to the Atreides Palace. Soon after the initial batches are sent to the Emperor, the player will have to actively deal with the Harkonnen, who will try to take control of player Sietches. For those, Fremen tribes can be assigned to military training with Gurney Halleck, but before doing such work Paul must have a certain reputation, gained by the control of Arrakis.****As the game advances, the player will untap Paul's latent powers, as well as meeting other characters from the Dune universe, such as Duke Leto, Jessica, Thufir Hawat, Duncan Idaho, Harah, Chani, Stilgar and Liet Kynes, the mastermind behind the ecological plans on Dune - the ultimate goal.&lt;/story&gt; &lt;/game&gt;">
            <text:p>&lt;game name="Dune (USA)"&gt; &lt;year&gt;1993&lt;/year&gt; &lt;rating&gt;ESRB - E (Everyone)&lt;/rating&gt; &lt;title&gt;Dune&lt;/title&gt; &lt;pub&gt;Virgin Games, Inc.&lt;/pub&gt; &lt;dev&gt;Cryo Interactive Entertainment&lt;/dev&gt; &lt;genre&gt;Strategy&lt;/genre&gt; &lt;score&gt;3.7&lt;/score&gt; &lt;player&gt;1 Player&lt;/player&gt; &lt;story&gt;Based on the legendary Frank Herbert novel of the same name and visually inspired by the 1984 David Lynch movie, Dune is a strategy-adventure hybrid where the player takes the role of young Paul Atreides, the son of Duke Leto. The Emperor Shaddam Corrino IV has given the Atreides House the rights to manage the extraction of the most precious substance in the entire universe - the Melange, commonly known as Spice in the desolate desert planet Arrakis (Dune), the only place in the universe capable of producing the substance. While everything indicates the offer is a trap orchestrated by their enemies the Harkonnen, the Atreides family agrees on moving, as he who controls the spice, controls the universe.****The player arrives in Arrakis with the mission of contacting and convincing the Fremen tribes residing in sietches (desert settlements) near the Atreides palace to harvest the spice. Harvesting is the most important part of the game, required to purchase equipment from the smugglers and appease the emperor. To speed up the process of harvesting, the player can equip the tribes with harvesters to increase production and ornis to protect them from the gigantic protectors of the planet: Shai-Hulud - the sandworms. ****However, the spice doesn't last forever and new sietches must be prospected before having a mining crew assigned, but the player cannot run Southwards forever, as the Harkonnen enemy controls the North of the Planet, dangerously close to the Atreides Palace. Soon after the initial batches are sent to the Emperor, the player will have to actively deal with the Harkonnen, who will try to take control of player Sietches. For those, Fremen tribes can be assigned to military training with Gurney Halleck, but before doing such work Paul must have a certain reputation, gained by the control of Arrakis.****As the game advances, the player will untap Paul's latent powers, as well as meeting other characters from the Dune universe, such as Duke Leto, Jessica, Thufir Hawat, Duncan Idaho, Harah, Chani, Stilgar and Liet Kynes, the mastermind behind the ecological plans on Dune - the ultimate goal.&lt;/story&gt; &lt;/game&gt;</text:p>
          </table:table-cell>
        </table:table-row>
        <table:table-row table:style-name="ro1">
          <table:table-cell office:value-type="string">
            <text:p>Dungeon Explorer (USA)</text:p>
          </table:table-cell>
          <table:table-cell office:value-type="string">
            <text:p>1994</text:p>
          </table:table-cell>
          <table:table-cell office:value-type="string">
            <text:p>ESRB - E (Everyone)</text:p>
          </table:table-cell>
          <table:table-cell office:value-type="string">
            <text:p>Dungeon Explorer</text:p>
          </table:table-cell>
          <table:table-cell office:value-type="string">
            <text:p>SEGA of America, Inc.</text:p>
          </table:table-cell>
          <table:table-cell office:value-type="string">
            <text:p>Hudson Soft Company, Ltd.|Westone Co., Ltd.</text:p>
          </table:table-cell>
          <table:table-cell office:value-type="string">
            <text:p>Role-Playing</text:p>
          </table:table-cell>
          <table:table-cell office:value-type="string">
            <text:p>3.4</text:p>
          </table:table-cell>
          <table:table-cell office:value-type="string">
            <text:p>1-4 Players</text:p>
          </table:table-cell>
          <table:table-cell office:value-type="string">
            <text:p>The Goddess of Ambition is locked up in the mazes beneath the Darkling tower. A legend is told that once rescued she will grant any wish. A group of heroes stranded in a strange world must attempt to free this divine creature and use her powers to return home.****Dungeon Explorer is a Gauntlet clone. Like that classic game, it is a hybrid between an arcade shooter and a traditional RPG. It supports up to 4 players with a choice of 6 different characters/classes: monk, knight, elf, mage, beast and ninja. On the right side of the screen there is a bar with portraits of the characters: pressing the A button brings up the status menu that displays the current level, experience points, statistics, and equipment. The C button fires the equipped weapon, and the B button uses the character's special ability.****The game starts in the area surrounding a save point. This area functions as a central hub to access all the 6 dungeons. If a character leaves it, the food counter starts decreasing. If it reaches zero, the life points start diminishing until the character dies. Food can be found as potions or pots around the mazes. Returning the character to the save point area replenishes all the counters and cures all conditions (like poisoning and confusion). To the north there are two buildings, a weapon shop and a tavern. The gold collected on the game is spent on equipment upgrades at the weapons shop. The tavern (called Jojo's Bar) allows the player to switch characters. ****The characters level up automatically as they amass the necessary experience points. Once a dungeon boss is defeated, the dungeon is locked and the player can't return to it. The game has four save slots, each one for an individual game.</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Dungeon Explorer (USA)&quot;&gt; &lt;year&gt;1994&lt;/year&gt; &lt;rating&gt;ESRB - E (Everyone)&lt;/rating&gt; &lt;title&gt;Dungeon Explorer&lt;/title&gt; &lt;pub&gt;SEGA of America, Inc.&lt;/pub&gt; &lt;dev&gt;Hudson Soft Company, Ltd.|Westone Co., Ltd.&lt;/dev&gt; &lt;genre&gt;Role-Playing&lt;/genre&gt; &lt;score&gt;3.4&lt;/score&gt; &lt;player&gt;1-4 Players&lt;/player&gt; &lt;story&gt;The Goddess of Ambition is locked up in the mazes beneath the Darkling tower. A legend is told that once rescued she will grant any wish. A group of heroes stranded in a strange world must attempt to free this divine creature and use her powers to return home.****Dungeon Explorer is a Gauntlet clone. Like that classic game, it is a hybrid between an arcade shooter and a traditional RPG. It supports up to 4 players with a choice of 6 different characters/classes: monk, knight, elf, mage, beast and ninja. On the right side of the screen there is a bar with portraits of the characters: pressing the A button brings up the status menu that displays the current level, experience points, statistics, and equipment. The C button fires the equipped weapon, and the B button uses the character's special ability.****The game starts in the area surrounding a save point. This area functions as a central hub to access all the 6 dungeons. If a character leaves it, the food counter starts decreasing. If it reaches zero, the life points start diminishing until the character dies. Food can be found as potions or pots around the mazes. Returning the character to the save point area replenishes all the counters and cures all conditions (like poisoning and confusion). To the north there are two buildings, a weapon shop and a tavern. The gold collected on the game is spent on equipment upgrades at the weapons shop. The tavern (called Jojo's Bar) allows the player to switch characters. ****The characters level up automatically as they amass the necessary experience points. Once a dungeon boss is defeated, the dungeon is locked and the player can't return to it. The game has four save slots, each one for an individual game.&lt;/story&gt; &lt;/game&gt;">
            <text:p>&lt;game name="Dungeon Explorer (USA)"&gt; &lt;year&gt;1994&lt;/year&gt; &lt;rating&gt;ESRB - E (Everyone)&lt;/rating&gt; &lt;title&gt;Dungeon Explorer&lt;/title&gt; &lt;pub&gt;SEGA of America, Inc.&lt;/pub&gt; &lt;dev&gt;Hudson Soft Company, Ltd.|Westone Co., Ltd.&lt;/dev&gt; &lt;genre&gt;Role-Playing&lt;/genre&gt; &lt;score&gt;3.4&lt;/score&gt; &lt;player&gt;1-4 Players&lt;/player&gt; &lt;story&gt;The Goddess of Ambition is locked up in the mazes beneath the Darkling tower. A legend is told that once rescued she will grant any wish. A group of heroes stranded in a strange world must attempt to free this divine creature and use her powers to return home.****Dungeon Explorer is a Gauntlet clone. Like that classic game, it is a hybrid between an arcade shooter and a traditional RPG. It supports up to 4 players with a choice of 6 different characters/classes: monk, knight, elf, mage, beast and ninja. On the right side of the screen there is a bar with portraits of the characters: pressing the A button brings up the status menu that displays the current level, experience points, statistics, and equipment. The C button fires the equipped weapon, and the B button uses the character's special ability.****The game starts in the area surrounding a save point. This area functions as a central hub to access all the 6 dungeons. If a character leaves it, the food counter starts decreasing. If it reaches zero, the life points start diminishing until the character dies. Food can be found as potions or pots around the mazes. Returning the character to the save point area replenishes all the counters and cures all conditions (like poisoning and confusion). To the north there are two buildings, a weapon shop and a tavern. The gold collected on the game is spent on equipment upgrades at the weapons shop. The tavern (called Jojo's Bar) allows the player to switch characters. ****The characters level up automatically as they amass the necessary experience points. Once a dungeon boss is defeated, the dungeon is locked and the player can't return to it. The game has four save slots, each one for an individual game.&lt;/story&gt; &lt;/game&gt;</text:p>
          </table:table-cell>
        </table:table-row>
        <table:table-row table:style-name="ro1">
          <table:table-cell office:value-type="string">
            <text:p>Dungeon Master 2 - Skullkeep (USA)</text:p>
          </table:table-cell>
          <table:table-cell office:value-type="string">
            <text:p>1994</text:p>
          </table:table-cell>
          <table:table-cell office:value-type="string">
            <text:p>ESRB - E (Everyone)</text:p>
          </table:table-cell>
          <table:table-cell office:value-type="string">
            <text:p>Dungeon Master II: Skullkeep</text:p>
          </table:table-cell>
          <table:table-cell office:value-type="string">
            <text:p>JVC Musical Industries, Inc.</text:p>
          </table:table-cell>
          <table:table-cell office:value-type="string">
            <text:p>FTL Games</text:p>
          </table:table-cell>
          <table:table-cell office:value-type="string">
            <text:p>Role-Playing</text:p>
          </table:table-cell>
          <table:table-cell office:value-type="string">
            <text:p>3.8</text:p>
          </table:table-cell>
          <table:table-cell office:value-type="string">
            <text:p>1-4 Players</text:p>
          </table:table-cell>
          <table:table-cell office:value-type="string">
            <text:p>Chaos Strikes Back was a semi-sequel to seminal RPG Dungeon Master, but a true sequel came several years later. The game fuses real-time battles with puzzle solving and travelling, although the game now auto-maps. Rain and magic usage effects are incorporated into the engine. The first part of the game is spent above ground, visiting villages with shops and temples, and trawling through forests.</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Dungeon Master 2 - Skullkeep (USA)&quot;&gt; &lt;year&gt;1994&lt;/year&gt; &lt;rating&gt;ESRB - E (Everyone)&lt;/rating&gt; &lt;title&gt;Dungeon Master II: Skullkeep&lt;/title&gt; &lt;pub&gt;JVC Musical Industries, Inc.&lt;/pub&gt; &lt;dev&gt;FTL Games&lt;/dev&gt; &lt;genre&gt;Role-Playing&lt;/genre&gt; &lt;score&gt;3.8&lt;/score&gt; &lt;player&gt;1-4 Players&lt;/player&gt; &lt;story&gt;Chaos Strikes Back was a semi-sequel to seminal RPG Dungeon Master, but a true sequel came several years later. The game fuses real-time battles with puzzle solving and travelling, although the game now auto-maps. Rain and magic usage effects are incorporated into the engine. The first part of the game is spent above ground, visiting villages with shops and temples, and trawling through forests.&lt;/story&gt; &lt;/game&gt;">
            <text:p>&lt;game name="Dungeon Master 2 - Skullkeep (USA)"&gt; &lt;year&gt;1994&lt;/year&gt; &lt;rating&gt;ESRB - E (Everyone)&lt;/rating&gt; &lt;title&gt;Dungeon Master II: Skullkeep&lt;/title&gt; &lt;pub&gt;JVC Musical Industries, Inc.&lt;/pub&gt; &lt;dev&gt;FTL Games&lt;/dev&gt; &lt;genre&gt;Role-Playing&lt;/genre&gt; &lt;score&gt;3.8&lt;/score&gt; &lt;player&gt;1-4 Players&lt;/player&gt; &lt;story&gt;Chaos Strikes Back was a semi-sequel to seminal RPG Dungeon Master, but a true sequel came several years later. The game fuses real-time battles with puzzle solving and travelling, although the game now auto-maps. Rain and magic usage effects are incorporated into the engine. The first part of the game is spent above ground, visiting villages with shops and temples, and trawling through forests.&lt;/story&gt; &lt;/game&gt;</text:p>
          </table:table-cell>
        </table:table-row>
        <table:table-row table:style-name="ro1">
          <table:table-cell office:value-type="string">
            <text:p>Earthworm Jim - Special Edition (USA)</text:p>
          </table:table-cell>
          <table:table-cell office:value-type="string">
            <text:p>1995</text:p>
          </table:table-cell>
          <table:table-cell office:value-type="string">
            <text:p>ESRB - E (Everyone)</text:p>
          </table:table-cell>
          <table:table-cell office:value-type="string">
            <text:p>Earthworm Jim: Special Edition</text:p>
          </table:table-cell>
          <table:table-cell office:value-type="string">
            <text:p>Interplay Entertainment Corp.</text:p>
          </table:table-cell>
          <table:table-cell office:value-type="string">
            <text:p>Shiny Entertainment, Inc.</text:p>
          </table:table-cell>
          <table:table-cell office:value-type="string">
            <text:p>Platform</text:p>
          </table:table-cell>
          <table:table-cell office:value-type="string">
            <text:p>4.3</text:p>
          </table:table-cell>
          <table:table-cell office:value-type="string">
            <text:p>1 Player</text:p>
          </table:table-cell>
          <table:table-cell office:value-type="string">
            <text:p>Earthworm Jim Special Edition is an enhanced version of the original Earthworm Jim for the SEGA CD and also ported to Windows. Many years later it was released for a number of mobile platforms.****New to the SEGA CD edition is a CD audio soundtrack, bigger levels, more secrets, more weapons, reworked animations and additional enemies.****The iPhone version has been made easier as the character is controlled through a virtual control pad setup, accessed through the touch screen. Jim starts with ten lives and aiming is done automatically. There are also some small changes in the levels and the main character's voice has been re-recorded.****The Nintendo DSi version also features the same level changes and re-recorded voice. <text:s/>In addition to this, it also has bonuses based around face tracking challenges where you copy Jim's facial expressions in the DSi's camera</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Earthworm Jim - Special Edition (USA)&quot;&gt; &lt;year&gt;1995&lt;/year&gt; &lt;rating&gt;ESRB - E (Everyone)&lt;/rating&gt; &lt;title&gt;Earthworm Jim: Special Edition&lt;/title&gt; &lt;pub&gt;Interplay Entertainment Corp.&lt;/pub&gt; &lt;dev&gt;Shiny Entertainment, Inc.&lt;/dev&gt; &lt;genre&gt;Platform&lt;/genre&gt; &lt;score&gt;4.3&lt;/score&gt; &lt;player&gt;1 Player&lt;/player&gt; &lt;story&gt;Earthworm Jim Special Edition is an enhanced version of the original Earthworm Jim for the SEGA CD and also ported to Windows. Many years later it was released for a number of mobile platforms.****New to the SEGA CD edition is a CD audio soundtrack, bigger levels, more secrets, more weapons, reworked animations and additional enemies.****The iPhone version has been made easier as the character is controlled through a virtual control pad setup, accessed through the touch screen. Jim starts with ten lives and aiming is done automatically. There are also some small changes in the levels and the main character's voice has been re-recorded.****The Nintendo DSi version also features the same level changes and re-recorded voice.  In addition to this, it also has bonuses based around face tracking challenges where you copy Jim's facial expressions in the DSi's camera&lt;/story&gt; &lt;/game&gt;">
            <text:p>&lt;game name="Earthworm Jim - Special Edition (USA)"&gt; &lt;year&gt;1995&lt;/year&gt; &lt;rating&gt;ESRB - E (Everyone)&lt;/rating&gt; &lt;title&gt;Earthworm Jim: Special Edition&lt;/title&gt; &lt;pub&gt;Interplay Entertainment Corp.&lt;/pub&gt; &lt;dev&gt;Shiny Entertainment, Inc.&lt;/dev&gt; &lt;genre&gt;Platform&lt;/genre&gt; &lt;score&gt;4.3&lt;/score&gt; &lt;player&gt;1 Player&lt;/player&gt; &lt;story&gt;Earthworm Jim Special Edition is an enhanced version of the original Earthworm Jim for the SEGA CD and also ported to Windows. Many years later it was released for a number of mobile platforms.****New to the SEGA CD edition is a CD audio soundtrack, bigger levels, more secrets, more weapons, reworked animations and additional enemies.****The iPhone version has been made easier as the character is controlled through a virtual control pad setup, accessed through the touch screen. Jim starts with ten lives and aiming is done automatically. There are also some small changes in the levels and the main character's voice has been re-recorded.****The Nintendo DSi version also features the same level changes and re-recorded voice. <text:s/>In addition to this, it also has bonuses based around face tracking challenges where you copy Jim's facial expressions in the DSi's camera&lt;/story&gt; &lt;/game&gt;</text:p>
          </table:table-cell>
        </table:table-row>
        <table:table-row table:style-name="ro1">
          <table:table-cell office:value-type="string">
            <text:p>Ecco - The Tides of Time (USA)</text:p>
          </table:table-cell>
          <table:table-cell office:value-type="string">
            <text:p>1994</text:p>
          </table:table-cell>
          <table:table-cell office:value-type="string">
            <text:p>ESRB - E (Everyone)</text:p>
          </table:table-cell>
          <table:table-cell office:value-type="string">
            <text:p>Ecco: The Tides of Time</text:p>
          </table:table-cell>
          <table:table-cell office:value-type="string">
            <text:p>SEGA of America, Inc.</text:p>
          </table:table-cell>
          <table:table-cell office:value-type="string">
            <text:p>Novotrade International, Inc.</text:p>
          </table:table-cell>
          <table:table-cell office:value-type="string">
            <text:p>Platform</text:p>
          </table:table-cell>
          <table:table-cell office:value-type="string">
            <text:p>3.9</text:p>
          </table:table-cell>
          <table:table-cell office:value-type="string">
            <text:p>1 Player</text:p>
          </table:table-cell>
          <table:table-cell office:value-type="string">
            <text:p>The followup to Ecco the Dolphin, in which Ecco successfully destroyed the Vortex. Unfortunately, it turns out that the Vortex Queen followed it to the Earth and eventually destroyed the Asterite. All the world's oceans are threatened, and actually already doomed.****In order to restore the Asterite and finally defeat the Vortex Queen, Ecco will have to confront once again the tides of time, which have split into two possible futures, the regular one and the dark one dominated by the Vortex Queen.****Ecco: The Tides of Time features even better graphics than its predecessor, and introduces a new gameplay mode in which the camera follows the dolphin from behind instead of from the side.</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Ecco - The Tides of Time (USA)&quot;&gt; &lt;year&gt;1994&lt;/year&gt; &lt;rating&gt;ESRB - E (Everyone)&lt;/rating&gt; &lt;title&gt;Ecco: The Tides of Time&lt;/title&gt; &lt;pub&gt;SEGA of America, Inc.&lt;/pub&gt; &lt;dev&gt;Novotrade International, Inc.&lt;/dev&gt; &lt;genre&gt;Platform&lt;/genre&gt; &lt;score&gt;3.9&lt;/score&gt; &lt;player&gt;1 Player&lt;/player&gt; &lt;story&gt;The followup to Ecco the Dolphin, in which Ecco successfully destroyed the Vortex. Unfortunately, it turns out that the Vortex Queen followed it to the Earth and eventually destroyed the Asterite. All the world's oceans are threatened, and actually already doomed.****In order to restore the Asterite and finally defeat the Vortex Queen, Ecco will have to confront once again the tides of time, which have split into two possible futures, the regular one and the dark one dominated by the Vortex Queen.****Ecco: The Tides of Time features even better graphics than its predecessor, and introduces a new gameplay mode in which the camera follows the dolphin from behind instead of from the side.&lt;/story&gt; &lt;/game&gt;">
            <text:p>&lt;game name="Ecco - The Tides of Time (USA)"&gt; &lt;year&gt;1994&lt;/year&gt; &lt;rating&gt;ESRB - E (Everyone)&lt;/rating&gt; &lt;title&gt;Ecco: The Tides of Time&lt;/title&gt; &lt;pub&gt;SEGA of America, Inc.&lt;/pub&gt; &lt;dev&gt;Novotrade International, Inc.&lt;/dev&gt; &lt;genre&gt;Platform&lt;/genre&gt; &lt;score&gt;3.9&lt;/score&gt; &lt;player&gt;1 Player&lt;/player&gt; &lt;story&gt;The followup to Ecco the Dolphin, in which Ecco successfully destroyed the Vortex. Unfortunately, it turns out that the Vortex Queen followed it to the Earth and eventually destroyed the Asterite. All the world's oceans are threatened, and actually already doomed.****In order to restore the Asterite and finally defeat the Vortex Queen, Ecco will have to confront once again the tides of time, which have split into two possible futures, the regular one and the dark one dominated by the Vortex Queen.****Ecco: The Tides of Time features even better graphics than its predecessor, and introduces a new gameplay mode in which the camera follows the dolphin from behind instead of from the side.&lt;/story&gt; &lt;/game&gt;</text:p>
          </table:table-cell>
        </table:table-row>
        <table:table-row table:style-name="ro1">
          <table:table-cell office:value-type="string">
            <text:p>Ecco the Dolphin (USA)</text:p>
          </table:table-cell>
          <table:table-cell office:value-type="string">
            <text:p>1993</text:p>
          </table:table-cell>
          <table:table-cell office:value-type="string">
            <text:p>ESRB - E (Everyone)</text:p>
          </table:table-cell>
          <table:table-cell office:value-type="string">
            <text:p>Ecco the Dolphin</text:p>
          </table:table-cell>
          <table:table-cell office:value-type="string">
            <text:p>SEGA of America, Inc.</text:p>
          </table:table-cell>
          <table:table-cell office:value-type="string">
            <text:p>Novotrade International, Inc.</text:p>
          </table:table-cell>
          <table:table-cell office:value-type="string">
            <text:p>Platform</text:p>
          </table:table-cell>
          <table:table-cell office:value-type="string">
            <text:p>3.8</text:p>
          </table:table-cell>
          <table:table-cell office:value-type="string">
            <text:p>1 Player</text:p>
          </table:table-cell>
          <table:table-cell office:value-type="string">
            <text:p>Travel through time along with Ecco the dolphin, in the only game that could call itself a "dolphin simulator".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Ecco the Dolphin (USA)&quot;&gt; &lt;year&gt;1993&lt;/year&gt; &lt;rating&gt;ESRB - E (Everyone)&lt;/rating&gt; &lt;title&gt;Ecco the Dolphin&lt;/title&gt; &lt;pub&gt;SEGA of America, Inc.&lt;/pub&gt; &lt;dev&gt;Novotrade International, Inc.&lt;/dev&gt; &lt;genre&gt;Platform&lt;/genre&gt; &lt;score&gt;3.8&lt;/score&gt; &lt;player&gt;1 Player&lt;/player&gt; &lt;story&gt;Travel through time along with Ecco the dolphin, in the only game that could call itself a &quot;dolphin simulator&quot;.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lt;/story&gt; &lt;/game&gt;">
            <text:p>&lt;game name="Ecco the Dolphin (USA)"&gt; &lt;year&gt;1993&lt;/year&gt; &lt;rating&gt;ESRB - E (Everyone)&lt;/rating&gt; &lt;title&gt;Ecco the Dolphin&lt;/title&gt; &lt;pub&gt;SEGA of America, Inc.&lt;/pub&gt; &lt;dev&gt;Novotrade International, Inc.&lt;/dev&gt; &lt;genre&gt;Platform&lt;/genre&gt; &lt;score&gt;3.8&lt;/score&gt; &lt;player&gt;1 Player&lt;/player&gt; &lt;story&gt;Travel through time along with Ecco the dolphin, in the only game that could call itself a "dolphin simulator".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lt;/story&gt; &lt;/game&gt;</text:p>
          </table:table-cell>
        </table:table-row>
        <table:table-row table:style-name="ro1">
          <table:table-cell office:value-type="string">
            <text:p>ESPN Baseball Tonight (USA)</text:p>
          </table:table-cell>
          <table:table-cell office:value-type="string">
            <text:p>1993</text:p>
          </table:table-cell>
          <table:table-cell office:value-type="string">
            <text:p>ESRB - E (Everyone)</text:p>
          </table:table-cell>
          <table:table-cell office:value-type="string">
            <text:p>ESPN Baseball Tonight</text:p>
          </table:table-cell>
          <table:table-cell office:value-type="string">
            <text:p>Sony Imagesoft</text:p>
          </table:table-cell>
          <table:table-cell office:value-type="string">
            <text:p>Park Place Productions</text:p>
          </table:table-cell>
          <table:table-cell office:value-type="string">
            <text:p>Baseball/Sports</text:p>
          </table:table-cell>
          <table:table-cell office:value-type="float" office:value="2.5">
            <text:p>2.5</text:p>
          </table:table-cell>
          <table:table-cell office:value-type="string">
            <text:p>1-2 Players</text:p>
          </table:table-cell>
          <table:table-cell office:value-type="string">
            <text:p>ESPN Baseball Tonight is a baseball game with both exhibition and playoff modes. Other modes included are both practice (both pitching and batting) and Home Run Derby modes. The game contains 28 real MLB teams but no actual players. Gameplay options include being able to turn errors on or off and to have assisted fielding on or off.****Gameplay has the behind the batter viewpoint, whether pitching or batting. One thing to note when fielding, the player must manually throw the ball back to the pitcher for the game to continue.****The Sega CD version is an update which includes the option for an 162 game season and has over 10 minutes of video highlights.</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ESPN Baseball Tonight (USA)&quot;&gt; &lt;year&gt;1993&lt;/year&gt; &lt;rating&gt;ESRB - E (Everyone)&lt;/rating&gt; &lt;title&gt;ESPN Baseball Tonight&lt;/title&gt; &lt;pub&gt;Sony Imagesoft&lt;/pub&gt; &lt;dev&gt;Park Place Productions&lt;/dev&gt; &lt;genre&gt;Baseball/Sports&lt;/genre&gt; &lt;score&gt;2.5&lt;/score&gt; &lt;player&gt;1-2 Players&lt;/player&gt; &lt;story&gt;ESPN Baseball Tonight is a baseball game with both exhibition and playoff modes. Other modes included are both practice (both pitching and batting) and Home Run Derby modes. The game contains 28 real MLB teams but no actual players. Gameplay options include being able to turn errors on or off and to have assisted fielding on or off.****Gameplay has the behind the batter viewpoint, whether pitching or batting. One thing to note when fielding, the player must manually throw the ball back to the pitcher for the game to continue.****The Sega CD version is an update which includes the option for an 162 game season and has over 10 minutes of video highlights.&lt;/story&gt; &lt;/game&gt;">
            <text:p>&lt;game name="ESPN Baseball Tonight (USA)"&gt; &lt;year&gt;1993&lt;/year&gt; &lt;rating&gt;ESRB - E (Everyone)&lt;/rating&gt; &lt;title&gt;ESPN Baseball Tonight&lt;/title&gt; &lt;pub&gt;Sony Imagesoft&lt;/pub&gt; &lt;dev&gt;Park Place Productions&lt;/dev&gt; &lt;genre&gt;Baseball/Sports&lt;/genre&gt; &lt;score&gt;2.5&lt;/score&gt; &lt;player&gt;1-2 Players&lt;/player&gt; &lt;story&gt;ESPN Baseball Tonight is a baseball game with both exhibition and playoff modes. Other modes included are both practice (both pitching and batting) and Home Run Derby modes. The game contains 28 real MLB teams but no actual players. Gameplay options include being able to turn errors on or off and to have assisted fielding on or off.****Gameplay has the behind the batter viewpoint, whether pitching or batting. One thing to note when fielding, the player must manually throw the ball back to the pitcher for the game to continue.****The Sega CD version is an update which includes the option for an 162 game season and has over 10 minutes of video highlights.&lt;/story&gt; &lt;/game&gt;</text:p>
          </table:table-cell>
        </table:table-row>
        <table:table-row table:style-name="ro1">
          <table:table-cell office:value-type="string">
            <text:p>ESPN National Hockey Night (USA)</text:p>
          </table:table-cell>
          <table:table-cell office:value-type="string">
            <text:p>1994</text:p>
          </table:table-cell>
          <table:table-cell office:value-type="string">
            <text:p>ESRB - E (Everyone)</text:p>
          </table:table-cell>
          <table:table-cell office:value-type="string">
            <text:p>ESPN National Hockey Night</text:p>
          </table:table-cell>
          <table:table-cell office:value-type="string">
            <text:p>Sony Imagesoft</text:p>
          </table:table-cell>
          <table:table-cell office:value-type="string">
            <text:p>Park Place Productions</text:p>
          </table:table-cell>
          <table:table-cell office:value-type="string">
            <text:p>Hockey/Sports</text:p>
          </table:table-cell>
          <table:table-cell office:value-type="string">
            <text:p>3.0</text:p>
          </table:table-cell>
          <table:table-cell office:value-type="string">
            <text:p>1-4 Players</text:p>
          </table:table-cell>
          <table:table-cell office:value-type="string">
            <text:p>ESPN National Hockey Night was one of the many hockey games released back in the day. <text:s/>This one featured all the NHL teams for its time, but lacked an official players license.****It had four game modes to choose from: Exhibition, Challenge, Playoff, and Season. <text:s/>The game also features both a horizontal and vertical perspective of the ice, battery backup to save progress and also featured the voice of Bill Clement for play-by-play commentary.</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ESPN National Hockey Night (USA)&quot;&gt; &lt;year&gt;1994&lt;/year&gt; &lt;rating&gt;ESRB - E (Everyone)&lt;/rating&gt; &lt;title&gt;ESPN National Hockey Night&lt;/title&gt; &lt;pub&gt;Sony Imagesoft&lt;/pub&gt; &lt;dev&gt;Park Place Productions&lt;/dev&gt; &lt;genre&gt;Hockey/Sports&lt;/genre&gt; &lt;score&gt;3.0&lt;/score&gt; &lt;player&gt;1-4 Players&lt;/player&gt; &lt;story&gt;ESPN National Hockey Night was one of the many hockey games released back in the day.  This one featured all the NHL teams for its time, but lacked an official players license.****It had four game modes to choose from: Exhibition, Challenge, Playoff, and Season.  The game also features both a horizontal and vertical perspective of the ice, battery backup to save progress and also featured the voice of Bill Clement for play-by-play commentary.&lt;/story&gt; &lt;/game&gt;">
            <text:p>&lt;game name="ESPN National Hockey Night (USA)"&gt; &lt;year&gt;1994&lt;/year&gt; &lt;rating&gt;ESRB - E (Everyone)&lt;/rating&gt; &lt;title&gt;ESPN National Hockey Night&lt;/title&gt; &lt;pub&gt;Sony Imagesoft&lt;/pub&gt; &lt;dev&gt;Park Place Productions&lt;/dev&gt; &lt;genre&gt;Hockey/Sports&lt;/genre&gt; &lt;score&gt;3.0&lt;/score&gt; &lt;player&gt;1-4 Players&lt;/player&gt; &lt;story&gt;ESPN National Hockey Night was one of the many hockey games released back in the day. <text:s/>This one featured all the NHL teams for its time, but lacked an official players license.****It had four game modes to choose from: Exhibition, Challenge, Playoff, and Season. <text:s/>The game also features both a horizontal and vertical perspective of the ice, battery backup to save progress and also featured the voice of Bill Clement for play-by-play commentary.&lt;/story&gt; &lt;/game&gt;</text:p>
          </table:table-cell>
        </table:table-row>
        <table:table-row table:style-name="ro1">
          <table:table-cell office:value-type="string">
            <text:p>ESPN NBA Hangtime '95 (USA)</text:p>
          </table:table-cell>
          <table:table-cell office:value-type="string">
            <text:p>1994</text:p>
          </table:table-cell>
          <table:table-cell office:value-type="string">
            <text:p>ESRB - E (Everyone)</text:p>
          </table:table-cell>
          <table:table-cell office:value-type="string">
            <text:p>ESPN NBA Hangtime '95</text:p>
          </table:table-cell>
          <table:table-cell table:number-columns-repeated="2" office:value-type="string">
            <text:p>Sony Imagesoft</text:p>
          </table:table-cell>
          <table:table-cell office:value-type="string">
            <text:p>Basketball/Sports</text:p>
          </table:table-cell>
          <table:table-cell office:value-type="string">
            <text:p>3.1</text:p>
          </table:table-cell>
          <table:table-cell office:value-type="string">
            <text:p>1-4 Players</text:p>
          </table:table-cell>
          <table:table-cell office:value-type="string">
            <text:p>Another take on arcade-style basketball such as NBA Jam, Hangtime has players go at it in 2-on-2 basketball on basketball courts ranging from arenas, to streetball courts and even on a glacier in Antarctica. <text:s/>There are all 27 NBA team available with three top players in each, but it also has a World Tour where there are 12 teams such as Canada and Tahiti with fictional players.****There are exhibition, season and playoff modes and the game features special moves like in NBA Jam such as super spins, passes and dunks. It also features full-motion video of Dan Patrick covering the Hangtime games while Stuart Scott covers games in the World Tour games.</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ESPN NBA Hangtime '95 (USA)&quot;&gt; &lt;year&gt;1994&lt;/year&gt; &lt;rating&gt;ESRB - E (Everyone)&lt;/rating&gt; &lt;title&gt;ESPN NBA Hangtime '95&lt;/title&gt; &lt;pub&gt;Sony Imagesoft&lt;/pub&gt; &lt;dev&gt;Sony Imagesoft&lt;/dev&gt; &lt;genre&gt;Basketball/Sports&lt;/genre&gt; &lt;score&gt;3.1&lt;/score&gt; &lt;player&gt;1-4 Players&lt;/player&gt; &lt;story&gt;Another take on arcade-style basketball such as NBA Jam, Hangtime has players go at it in 2-on-2 basketball on basketball courts ranging from arenas, to streetball courts and even on a glacier in Antarctica.  There are all 27 NBA team available with three top players in each, but it also has a World Tour where there are 12 teams such as Canada and Tahiti with fictional players.****There are exhibition, season and playoff modes and the game features special moves like in NBA Jam such as super spins, passes and dunks. It also features full-motion video of Dan Patrick covering the Hangtime games while Stuart Scott covers games in the World Tour games.&lt;/story&gt; &lt;/game&gt;">
            <text:p>&lt;game name="ESPN NBA Hangtime '95 (USA)"&gt; &lt;year&gt;1994&lt;/year&gt; &lt;rating&gt;ESRB - E (Everyone)&lt;/rating&gt; &lt;title&gt;ESPN NBA Hangtime '95&lt;/title&gt; &lt;pub&gt;Sony Imagesoft&lt;/pub&gt; &lt;dev&gt;Sony Imagesoft&lt;/dev&gt; &lt;genre&gt;Basketball/Sports&lt;/genre&gt; &lt;score&gt;3.1&lt;/score&gt; &lt;player&gt;1-4 Players&lt;/player&gt; &lt;story&gt;Another take on arcade-style basketball such as NBA Jam, Hangtime has players go at it in 2-on-2 basketball on basketball courts ranging from arenas, to streetball courts and even on a glacier in Antarctica. <text:s/>There are all 27 NBA team available with three top players in each, but it also has a World Tour where there are 12 teams such as Canada and Tahiti with fictional players.****There are exhibition, season and playoff modes and the game features special moves like in NBA Jam such as super spins, passes and dunks. It also features full-motion video of Dan Patrick covering the Hangtime games while Stuart Scott covers games in the World Tour games.&lt;/story&gt; &lt;/game&gt;</text:p>
          </table:table-cell>
        </table:table-row>
        <table:table-row table:style-name="ro1">
          <table:table-cell office:value-type="string">
            <text:p>ESPN Sunday Night NFL (USA)</text:p>
          </table:table-cell>
          <table:table-cell office:value-type="string">
            <text:p>1993</text:p>
          </table:table-cell>
          <table:table-cell office:value-type="string">
            <text:p>ESRB - E (Everyone)</text:p>
          </table:table-cell>
          <table:table-cell office:value-type="string">
            <text:p>ESPN Sunday Night NFL</text:p>
          </table:table-cell>
          <table:table-cell office:value-type="string">
            <text:p>Sony Imagesoft</text:p>
          </table:table-cell>
          <table:table-cell office:value-type="string">
            <text:p>Ringler Studios</text:p>
          </table:table-cell>
          <table:table-cell office:value-type="string">
            <text:p>Football/Sports</text:p>
          </table:table-cell>
          <table:table-cell office:value-type="string">
            <text:p>2.4</text:p>
          </table:table-cell>
          <table:table-cell office:value-type="string">
            <text:p>1-2 Players</text:p>
          </table:table-cell>
          <table:table-cell office:value-type="string">
            <text:p>ESPN Sunday Night NFL was one of the many football games released back in the day. It features all 28 official NFL teams and their respective logos, but doesn't feature a license from the NFLPA, so there are no actual players names in the game.****There are four different game modes to choose from: Playoffs, Single Game, Season and another season mode that lets the player act out the 1994 NFL season schedule. <text:s/>It also had variable weather conditions that the players on the field would react to and a battery back-up to save games. <text:s/>It also featured Chris Berman, who not only graced the front cover but also gives commentary as well.</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ESPN Sunday Night NFL (USA)&quot;&gt; &lt;year&gt;1993&lt;/year&gt; &lt;rating&gt;ESRB - E (Everyone)&lt;/rating&gt; &lt;title&gt;ESPN Sunday Night NFL&lt;/title&gt; &lt;pub&gt;Sony Imagesoft&lt;/pub&gt; &lt;dev&gt;Ringler Studios&lt;/dev&gt; &lt;genre&gt;Football/Sports&lt;/genre&gt; &lt;score&gt;2.4&lt;/score&gt; &lt;player&gt;1-2 Players&lt;/player&gt; &lt;story&gt;ESPN Sunday Night NFL was one of the many football games released back in the day. It features all 28 official NFL teams and their respective logos, but doesn't feature a license from the NFLPA, so there are no actual players names in the game.****There are four different game modes to choose from: Playoffs, Single Game, Season and another season mode that lets the player act out the 1994 NFL season schedule.  It also had variable weather conditions that the players on the field would react to and a battery back-up to save games.  It also featured Chris Berman, who not only graced the front cover but also gives commentary as well.&lt;/story&gt; &lt;/game&gt;">
            <text:p>&lt;game name="ESPN Sunday Night NFL (USA)"&gt; &lt;year&gt;1993&lt;/year&gt; &lt;rating&gt;ESRB - E (Everyone)&lt;/rating&gt; &lt;title&gt;ESPN Sunday Night NFL&lt;/title&gt; &lt;pub&gt;Sony Imagesoft&lt;/pub&gt; &lt;dev&gt;Ringler Studios&lt;/dev&gt; &lt;genre&gt;Football/Sports&lt;/genre&gt; &lt;score&gt;2.4&lt;/score&gt; &lt;player&gt;1-2 Players&lt;/player&gt; &lt;story&gt;ESPN Sunday Night NFL was one of the many football games released back in the day. It features all 28 official NFL teams and their respective logos, but doesn't feature a license from the NFLPA, so there are no actual players names in the game.****There are four different game modes to choose from: Playoffs, Single Game, Season and another season mode that lets the player act out the 1994 NFL season schedule. <text:s/>It also had variable weather conditions that the players on the field would react to and a battery back-up to save games. <text:s/>It also featured Chris Berman, who not only graced the front cover but also gives commentary as well.&lt;/story&gt; &lt;/game&gt;</text:p>
          </table:table-cell>
        </table:table-row>
        <table:table-row table:style-name="ro1">
          <table:table-cell office:value-type="string">
            <text:p>Eternal Champions - Challenge from the Dark Side (USA)</text:p>
          </table:table-cell>
          <table:table-cell office:value-type="string">
            <text:p>1994</text:p>
          </table:table-cell>
          <table:table-cell office:value-type="string">
            <text:p>ESRB - M (Mature)</text:p>
          </table:table-cell>
          <table:table-cell office:value-type="string">
            <text:p>Eternal Champions: Challenge from the Dark Side</text:p>
          </table:table-cell>
          <table:table-cell office:value-type="string">
            <text:p>Deep Water</text:p>
          </table:table-cell>
          <table:table-cell office:value-type="string">
            <text:p>SEGA Interactive Development Division</text:p>
          </table:table-cell>
          <table:table-cell office:value-type="string">
            <text:p>Fighter</text:p>
          </table:table-cell>
          <table:table-cell office:value-type="string">
            <text:p>4.3</text:p>
          </table:table-cell>
          <table:table-cell office:value-type="string">
            <text:p>1-2 Players</text:p>
          </table:table-cell>
          <table:table-cell office:value-type="string">
            <text:p>A enhanced port of the Genesis version of Eternal Champions with added features like new characters, added moves, CGI cutscenes(includes intro, cinematic kills and outros), CD quality music and a whole lot of features &amp; secrets. The game contains 13 characters(including the new ones) to select from at the beginning and there are 12 secret characters to be unlocked too.</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Eternal Champions - Challenge from the Dark Side (USA)&quot;&gt; &lt;year&gt;1994&lt;/year&gt; &lt;rating&gt;ESRB - M (Mature)&lt;/rating&gt; &lt;title&gt;Eternal Champions: Challenge from the Dark Side&lt;/title&gt; &lt;pub&gt;Deep Water&lt;/pub&gt; &lt;dev&gt;SEGA Interactive Development Division&lt;/dev&gt; &lt;genre&gt;Fighter&lt;/genre&gt; &lt;score&gt;4.3&lt;/score&gt; &lt;player&gt;1-2 Players&lt;/player&gt; &lt;story&gt;A enhanced port of the Genesis version of Eternal Champions with added features like new characters, added moves, CGI cutscenes(includes intro, cinematic kills and outros), CD quality music and a whole lot of features &amp; secrets. The game contains 13 characters(including the new ones) to select from at the beginning and there are 12 secret characters to be unlocked too.&lt;/story&gt; &lt;/game&gt;">
            <text:p>&lt;game name="Eternal Champions - Challenge from the Dark Side (USA)"&gt; &lt;year&gt;1994&lt;/year&gt; &lt;rating&gt;ESRB - M (Mature)&lt;/rating&gt; &lt;title&gt;Eternal Champions: Challenge from the Dark Side&lt;/title&gt; &lt;pub&gt;Deep Water&lt;/pub&gt; &lt;dev&gt;SEGA Interactive Development Division&lt;/dev&gt; &lt;genre&gt;Fighter&lt;/genre&gt; &lt;score&gt;4.3&lt;/score&gt; &lt;player&gt;1-2 Players&lt;/player&gt; &lt;story&gt;A enhanced port of the Genesis version of Eternal Champions with added features like new characters, added moves, CGI cutscenes(includes intro, cinematic kills and outros), CD quality music and a whole lot of features &amp; secrets. The game contains 13 characters(including the new ones) to select from at the beginning and there are 12 secret characters to be unlocked too.&lt;/story&gt; &lt;/game&gt;</text:p>
          </table:table-cell>
        </table:table-row>
        <table:table-row table:style-name="ro1">
          <table:table-cell office:value-type="string">
            <text:p>Fahrenheit (USA) (Disc 1)</text:p>
          </table:table-cell>
          <table:table-cell office:value-type="string">
            <text:p>1995</text:p>
          </table:table-cell>
          <table:table-cell office:value-type="string">
            <text:p>ESRB - T (Teen)</text:p>
          </table:table-cell>
          <table:table-cell office:value-type="string">
            <text:p>Fahrenheit Disc 1</text:p>
          </table:table-cell>
          <table:table-cell office:value-type="string">
            <text:p>SEGA of America, Inc.</text:p>
          </table:table-cell>
          <table:table-cell office:value-type="string">
            <text:p>SEGA Studios</text:p>
          </table:table-cell>
          <table:table-cell office:value-type="string">
            <text:p>Adventure</text:p>
          </table:table-cell>
          <table:table-cell office:value-type="string">
            <text:p>3.7</text:p>
          </table:table-cell>
          <table:table-cell office:value-type="string">
            <text:p>1 Player</text:p>
          </table:table-cell>
          <table:table-cell office:value-type="string">
            <text:p>Fahrenheit is an interactive movie that puts players into the flame-resistant suit of a firefighter. You are the new guy in the firehouse. <text:s/>Last week, you saved three lives. But now, you're on a new squad, and have to prove yourself to them.****Like most interactive movies, Fahrenheit is played entirely while watching a digitized video. At certain critical points in the video, players must press certain directions on the control pad or action buttons in order to progress in the game. Fahrenheit takes this a step further by providing several buildings in which the player has the ability to move from room to room in in a non-linear fashion. As players move from room to room, they have to locate victims and neutralize fire hazards.</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Fahrenheit (USA) (Disc 1)&quot;&gt; &lt;year&gt;1995&lt;/year&gt; &lt;rating&gt;ESRB - T (Teen)&lt;/rating&gt; &lt;title&gt;Fahrenheit Disc 1&lt;/title&gt; &lt;pub&gt;SEGA of America, Inc.&lt;/pub&gt; &lt;dev&gt;SEGA Studios&lt;/dev&gt; &lt;genre&gt;Adventure&lt;/genre&gt; &lt;score&gt;3.7&lt;/score&gt; &lt;player&gt;1 Player&lt;/player&gt; &lt;story&gt;Fahrenheit is an interactive movie that puts players into the flame-resistant suit of a firefighter. You are the new guy in the firehouse.  Last week, you saved three lives. But now, you're on a new squad, and have to prove yourself to them.****Like most interactive movies, Fahrenheit is played entirely while watching a digitized video. At certain critical points in the video, players must press certain directions on the control pad or action buttons in order to progress in the game. Fahrenheit takes this a step further by providing several buildings in which the player has the ability to move from room to room in in a non-linear fashion. As players move from room to room, they have to locate victims and neutralize fire hazards.&lt;/story&gt; &lt;/game&gt;">
            <text:p>&lt;game name="Fahrenheit (USA) (Disc 1)"&gt; &lt;year&gt;1995&lt;/year&gt; &lt;rating&gt;ESRB - T (Teen)&lt;/rating&gt; &lt;title&gt;Fahrenheit Disc 1&lt;/title&gt; &lt;pub&gt;SEGA of America, Inc.&lt;/pub&gt; &lt;dev&gt;SEGA Studios&lt;/dev&gt; &lt;genre&gt;Adventure&lt;/genre&gt; &lt;score&gt;3.7&lt;/score&gt; &lt;player&gt;1 Player&lt;/player&gt; &lt;story&gt;Fahrenheit is an interactive movie that puts players into the flame-resistant suit of a firefighter. You are the new guy in the firehouse. <text:s/>Last week, you saved three lives. But now, you're on a new squad, and have to prove yourself to them.****Like most interactive movies, Fahrenheit is played entirely while watching a digitized video. At certain critical points in the video, players must press certain directions on the control pad or action buttons in order to progress in the game. Fahrenheit takes this a step further by providing several buildings in which the player has the ability to move from room to room in in a non-linear fashion. As players move from room to room, they have to locate victims and neutralize fire hazards.&lt;/story&gt; &lt;/game&gt;</text:p>
          </table:table-cell>
        </table:table-row>
        <table:table-row table:style-name="ro1">
          <table:table-cell office:value-type="string">
            <text:p>Fahrenheit (USA) (Disc 2) (32X)</text:p>
          </table:table-cell>
          <table:table-cell office:value-type="string">
            <text:p>1995</text:p>
          </table:table-cell>
          <table:table-cell office:value-type="string">
            <text:p>ESRB - T (Teen)</text:p>
          </table:table-cell>
          <table:table-cell office:value-type="string">
            <text:p>Fahrenheit Disc 2 (32X)</text:p>
          </table:table-cell>
          <table:table-cell office:value-type="string">
            <text:p>SEGA of America, Inc.</text:p>
          </table:table-cell>
          <table:table-cell office:value-type="string">
            <text:p>SEGA Studios</text:p>
          </table:table-cell>
          <table:table-cell office:value-type="string">
            <text:p>Adventure</text:p>
          </table:table-cell>
          <table:table-cell office:value-type="string">
            <text:p>3.7</text:p>
          </table:table-cell>
          <table:table-cell office:value-type="string">
            <text:p>1 Player</text:p>
          </table:table-cell>
          <table:table-cell office:value-type="string">
            <text:p>Fahrenheit is an interactive movie that puts players into the flame-resistant suit of a firefighter. You are the new guy in the firehouse. <text:s/>Last week, you saved three lives. But now, you're on a new squad, and have to prove yourself to them.****Like most interactive movies, Fahrenheit is played entirely while watching a digitized video. At certain critical points in the video, players must press certain directions on the control pad or action buttons in order to progress in the game. Fahrenheit takes this a step further by providing several buildings in which the player has the ability to move from room to room in in a non-linear fashion. As players move from room to room, they have to locate victims and neutralize fire hazards.</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Fahrenheit (USA) (Disc 2) (32X)&quot;&gt; &lt;year&gt;1995&lt;/year&gt; &lt;rating&gt;ESRB - T (Teen)&lt;/rating&gt; &lt;title&gt;Fahrenheit Disc 2 (32X)&lt;/title&gt; &lt;pub&gt;SEGA of America, Inc.&lt;/pub&gt; &lt;dev&gt;SEGA Studios&lt;/dev&gt; &lt;genre&gt;Adventure&lt;/genre&gt; &lt;score&gt;3.7&lt;/score&gt; &lt;player&gt;1 Player&lt;/player&gt; &lt;story&gt;Fahrenheit is an interactive movie that puts players into the flame-resistant suit of a firefighter. You are the new guy in the firehouse.  Last week, you saved three lives. But now, you're on a new squad, and have to prove yourself to them.****Like most interactive movies, Fahrenheit is played entirely while watching a digitized video. At certain critical points in the video, players must press certain directions on the control pad or action buttons in order to progress in the game. Fahrenheit takes this a step further by providing several buildings in which the player has the ability to move from room to room in in a non-linear fashion. As players move from room to room, they have to locate victims and neutralize fire hazards.&lt;/story&gt; &lt;/game&gt;">
            <text:p>&lt;game name="Fahrenheit (USA) (Disc 2) (32X)"&gt; &lt;year&gt;1995&lt;/year&gt; &lt;rating&gt;ESRB - T (Teen)&lt;/rating&gt; &lt;title&gt;Fahrenheit Disc 2 (32X)&lt;/title&gt; &lt;pub&gt;SEGA of America, Inc.&lt;/pub&gt; &lt;dev&gt;SEGA Studios&lt;/dev&gt; &lt;genre&gt;Adventure&lt;/genre&gt; &lt;score&gt;3.7&lt;/score&gt; &lt;player&gt;1 Player&lt;/player&gt; &lt;story&gt;Fahrenheit is an interactive movie that puts players into the flame-resistant suit of a firefighter. You are the new guy in the firehouse. <text:s/>Last week, you saved three lives. But now, you're on a new squad, and have to prove yourself to them.****Like most interactive movies, Fahrenheit is played entirely while watching a digitized video. At certain critical points in the video, players must press certain directions on the control pad or action buttons in order to progress in the game. Fahrenheit takes this a step further by providing several buildings in which the player has the ability to move from room to room in in a non-linear fashion. As players move from room to room, they have to locate victims and neutralize fire hazards.&lt;/story&gt; &lt;/game&gt;</text:p>
          </table:table-cell>
        </table:table-row>
        <table:table-row table:style-name="ro1">
          <table:table-cell office:value-type="string">
            <text:p>Fatal Fury Special (USA)</text:p>
          </table:table-cell>
          <table:table-cell office:value-type="string">
            <text:p>1995</text:p>
          </table:table-cell>
          <table:table-cell office:value-type="string">
            <text:p>ESRB - T (Teen)</text:p>
          </table:table-cell>
          <table:table-cell office:value-type="string">
            <text:p>Fatal Fury Special</text:p>
          </table:table-cell>
          <table:table-cell office:value-type="string">
            <text:p>JVC Musical Industries, Inc.</text:p>
          </table:table-cell>
          <table:table-cell office:value-type="string">
            <text:p>SNK Corporation</text:p>
          </table:table-cell>
          <table:table-cell office:value-type="string">
            <text:p>Fighter</text:p>
          </table:table-cell>
          <table:table-cell office:value-type="string">
            <text:p>4.5</text:p>
          </table:table-cell>
          <table:table-cell office:value-type="string">
            <text:p>1-2 Players</text:p>
          </table:table-cell>
          <table:table-cell office:value-type="string">
            <text:p>Fatal Fury Special is an improved version of SNK's 2D one-on-one fighter Fatal Fury 2. It's a conversion of the 1993 arcade game of the same name. The objective is still to win the tournament by defeating all other fighters including end boss Wolfgang Krauser. Fatal Fury Special features a fairly large selection of fighters that includes:****1. The eight regular fighters from Fatal Fury 2: Terry Bogard, Andy Bogard, Joe Higashi, Kim Kaphwan, Jubei Yamada, Cheng Sinzan, Mai Shiranui and Big Bear.The four bosses from Fatal Fury 2: Billy Kane, Axel Hawk, Lawrence Blood and Wolfgang Krauser (this time they're all immediately playable).Three characters returning from the first Fatal Fury: Duck King, Tung Fu Rue and Geese Howard (the end boss from Fatal Fury).**Other improvements include:****1. A new Count Down mode (defeat as many opponents as possible in 3 minutes).Extra color schemes for every character.New &amp; improved background graphics.Dolby Surround Sound support.**Fatal Fury Special still features the series' trademark pseudo-3D movement along two planes.</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Fatal Fury Special (USA)&quot;&gt; &lt;year&gt;1995&lt;/year&gt; &lt;rating&gt;ESRB - T (Teen)&lt;/rating&gt; &lt;title&gt;Fatal Fury Special&lt;/title&gt; &lt;pub&gt;JVC Musical Industries, Inc.&lt;/pub&gt; &lt;dev&gt;SNK Corporation&lt;/dev&gt; &lt;genre&gt;Fighter&lt;/genre&gt; &lt;score&gt;4.5&lt;/score&gt; &lt;player&gt;1-2 Players&lt;/player&gt; &lt;story&gt;Fatal Fury Special is an improved version of SNK's 2D one-on-one fighter Fatal Fury 2. It's a conversion of the 1993 arcade game of the same name. The objective is still to win the tournament by defeating all other fighters including end boss Wolfgang Krauser. Fatal Fury Special features a fairly large selection of fighters that includes:****1. The eight regular fighters from Fatal Fury 2: Terry Bogard, Andy Bogard, Joe Higashi, Kim Kaphwan, Jubei Yamada, Cheng Sinzan, Mai Shiranui and Big Bear.The four bosses from Fatal Fury 2: Billy Kane, Axel Hawk, Lawrence Blood and Wolfgang Krauser (this time they're all immediately playable).Three characters returning from the first Fatal Fury: Duck King, Tung Fu Rue and Geese Howard (the end boss from Fatal Fury).**Other improvements include:****1. A new Count Down mode (defeat as many opponents as possible in 3 minutes).Extra color schemes for every character.New &amp; improved background graphics.Dolby Surround Sound support.**Fatal Fury Special still features the series' trademark pseudo-3D movement along two planes.&lt;/story&gt; &lt;/game&gt;">
            <text:p>&lt;game name="Fatal Fury Special (USA)"&gt; &lt;year&gt;1995&lt;/year&gt; &lt;rating&gt;ESRB - T (Teen)&lt;/rating&gt; &lt;title&gt;Fatal Fury Special&lt;/title&gt; &lt;pub&gt;JVC Musical Industries, Inc.&lt;/pub&gt; &lt;dev&gt;SNK Corporation&lt;/dev&gt; &lt;genre&gt;Fighter&lt;/genre&gt; &lt;score&gt;4.5&lt;/score&gt; &lt;player&gt;1-2 Players&lt;/player&gt; &lt;story&gt;Fatal Fury Special is an improved version of SNK's 2D one-on-one fighter Fatal Fury 2. It's a conversion of the 1993 arcade game of the same name. The objective is still to win the tournament by defeating all other fighters including end boss Wolfgang Krauser. Fatal Fury Special features a fairly large selection of fighters that includes:****1. The eight regular fighters from Fatal Fury 2: Terry Bogard, Andy Bogard, Joe Higashi, Kim Kaphwan, Jubei Yamada, Cheng Sinzan, Mai Shiranui and Big Bear.The four bosses from Fatal Fury 2: Billy Kane, Axel Hawk, Lawrence Blood and Wolfgang Krauser (this time they're all immediately playable).Three characters returning from the first Fatal Fury: Duck King, Tung Fu Rue and Geese Howard (the end boss from Fatal Fury).**Other improvements include:****1. A new Count Down mode (defeat as many opponents as possible in 3 minutes).Extra color schemes for every character.New &amp; improved background graphics.Dolby Surround Sound support.**Fatal Fury Special still features the series' trademark pseudo-3D movement along two planes.&lt;/story&gt; &lt;/game&gt;</text:p>
          </table:table-cell>
        </table:table-row>
        <table:table-row table:style-name="ro1">
          <table:table-cell office:value-type="string">
            <text:p>FIFA International Soccer (USA)</text:p>
          </table:table-cell>
          <table:table-cell office:value-type="string">
            <text:p>1994</text:p>
          </table:table-cell>
          <table:table-cell office:value-type="string">
            <text:p>ESRB - E (Everyone)</text:p>
          </table:table-cell>
          <table:table-cell office:value-type="string">
            <text:p>FIFA International Soccer</text:p>
          </table:table-cell>
          <table:table-cell office:value-type="string">
            <text:p>Electronic Arts, Inc.</text:p>
          </table:table-cell>
          <table:table-cell office:value-type="string">
            <text:p>Extended Play Productions</text:p>
          </table:table-cell>
          <table:table-cell office:value-type="string">
            <text:p>Soccer/Sports</text:p>
          </table:table-cell>
          <table:table-cell office:value-type="string">
            <text:p>3.8</text:p>
          </table:table-cell>
          <table:table-cell office:value-type="string">
            <text:p>1-4 Players</text:p>
          </table:table-cell>
          <table:table-cell office:value-type="string">
            <text:p>The game that started the best-selling series licensed by football's world governing body, this first installment in the long running series used a dimetric (colloquially known as "isometric")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text:s/>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FIFA International Soccer (USA)&quot;&gt; &lt;year&gt;1994&lt;/year&gt; &lt;rating&gt;ESRB - E (Everyone)&lt;/rating&gt; &lt;title&gt;FIFA International Soccer&lt;/title&gt; &lt;pub&gt;Electronic Arts, Inc.&lt;/pub&gt; &lt;dev&gt;Extended Play Productions&lt;/dev&gt; &lt;genre&gt;Soccer/Sports&lt;/genre&gt; &lt;score&gt;3.8&lt;/score&gt; &lt;player&gt;1-4 Players&lt;/player&gt; &lt;story&gt;The game that started the best-selling series licensed by football's world governing body, this first installment in the long running series used a dimetric (colloquially known as &quot;isometric&quot;)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lt;/story&gt; &lt;/game&gt;">
            <text:p>&lt;game name="FIFA International Soccer (USA)"&gt; &lt;year&gt;1994&lt;/year&gt; &lt;rating&gt;ESRB - E (Everyone)&lt;/rating&gt; &lt;title&gt;FIFA International Soccer&lt;/title&gt; &lt;pub&gt;Electronic Arts, Inc.&lt;/pub&gt; &lt;dev&gt;Extended Play Productions&lt;/dev&gt; &lt;genre&gt;Soccer/Sports&lt;/genre&gt; &lt;score&gt;3.8&lt;/score&gt; &lt;player&gt;1-4 Players&lt;/player&gt; &lt;story&gt;The game that started the best-selling series licensed by football's world governing body, this first installment in the long running series used a dimetric (colloquially known as "isometric")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text:s/>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lt;/story&gt; &lt;/game&gt;</text:p>
          </table:table-cell>
        </table:table-row>
        <table:table-row table:style-name="ro1">
          <table:table-cell office:value-type="string">
            <text:p>Final Fight CD (USA)</text:p>
          </table:table-cell>
          <table:table-cell office:value-type="string">
            <text:p>1993</text:p>
          </table:table-cell>
          <table:table-cell office:value-type="string">
            <text:p>ESRB - K-A (Kids to Adults)</text:p>
          </table:table-cell>
          <table:table-cell office:value-type="string">
            <text:p>Final Fight CD</text:p>
          </table:table-cell>
          <table:table-cell office:value-type="string">
            <text:p>SEGA of America, Inc.</text:p>
          </table:table-cell>
          <table:table-cell office:value-type="string">
            <text:p>Capcom Co., Ltd.</text:p>
          </table:table-cell>
          <table:table-cell office:value-type="string">
            <text:p>Beat-'Em-Up</text:p>
          </table:table-cell>
          <table:table-cell office:value-type="string">
            <text:p>3.9</text:p>
          </table:table-cell>
          <table:table-cell office:value-type="string">
            <text:p>1-2 Players</text:p>
          </table:table-cell>
          <table:table-cell office:value-type="string">
            <text:p>Metro City...a known crime capital. A dangerous city where a violent gang known as the Mad Gear keeps a deadly vice-like grip on the city. Mad Gear has Metro City as its own personal stomping ground, doing as they please.****But there's one obstacle in their way, which they intend to knock down.****Newly elected mayor and former street fighter Mike Haggar promises to clean up the streets and restore Metro City to its once former glory. But the Mad Gear thinks otherwise, so in order to bring Haggar under their control like the mayor before him, they kidnap his daughter Jessica and threaten to kill her if he carries out his plan. Haggar, being the huge wrestling powerhouse that he is, decides to do a little something about them himself...****Together with Jessica's boyfriend Cody, and ninja friend Guy, Haggar's gonna clean up the streets of Metro City the only way he can now: stompin' and smashin' some skulls in!****Final Fight CD is a special CD version of the original Final Fight, with a new arranged CD soundtrack and extra features. It is a Sega CD exclusive game.</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Final Fight CD (USA)&quot;&gt; &lt;year&gt;1993&lt;/year&gt; &lt;rating&gt;ESRB - K-A (Kids to Adults)&lt;/rating&gt; &lt;title&gt;Final Fight CD&lt;/title&gt; &lt;pub&gt;SEGA of America, Inc.&lt;/pub&gt; &lt;dev&gt;Capcom Co., Ltd.&lt;/dev&gt; &lt;genre&gt;Beat-'Em-Up&lt;/genre&gt; &lt;score&gt;3.9&lt;/score&gt; &lt;player&gt;1-2 Players&lt;/player&gt; &lt;story&gt;Metro City...a known crime capital. A dangerous city where a violent gang known as the Mad Gear keeps a deadly vice-like grip on the city. Mad Gear has Metro City as its own personal stomping ground, doing as they please.****But there's one obstacle in their way, which they intend to knock down.****Newly elected mayor and former street fighter Mike Haggar promises to clean up the streets and restore Metro City to its once former glory. But the Mad Gear thinks otherwise, so in order to bring Haggar under their control like the mayor before him, they kidnap his daughter Jessica and threaten to kill her if he carries out his plan. Haggar, being the huge wrestling powerhouse that he is, decides to do a little something about them himself...****Together with Jessica's boyfriend Cody, and ninja friend Guy, Haggar's gonna clean up the streets of Metro City the only way he can now: stompin' and smashin' some skulls in!****Final Fight CD is a special CD version of the original Final Fight, with a new arranged CD soundtrack and extra features. It is a Sega CD exclusive game.&lt;/story&gt; &lt;/game&gt;">
            <text:p>&lt;game name="Final Fight CD (USA)"&gt; &lt;year&gt;1993&lt;/year&gt; &lt;rating&gt;ESRB - K-A (Kids to Adults)&lt;/rating&gt; &lt;title&gt;Final Fight CD&lt;/title&gt; &lt;pub&gt;SEGA of America, Inc.&lt;/pub&gt; &lt;dev&gt;Capcom Co., Ltd.&lt;/dev&gt; &lt;genre&gt;Beat-'Em-Up&lt;/genre&gt; &lt;score&gt;3.9&lt;/score&gt; &lt;player&gt;1-2 Players&lt;/player&gt; &lt;story&gt;Metro City...a known crime capital. A dangerous city where a violent gang known as the Mad Gear keeps a deadly vice-like grip on the city. Mad Gear has Metro City as its own personal stomping ground, doing as they please.****But there's one obstacle in their way, which they intend to knock down.****Newly elected mayor and former street fighter Mike Haggar promises to clean up the streets and restore Metro City to its once former glory. But the Mad Gear thinks otherwise, so in order to bring Haggar under their control like the mayor before him, they kidnap his daughter Jessica and threaten to kill her if he carries out his plan. Haggar, being the huge wrestling powerhouse that he is, decides to do a little something about them himself...****Together with Jessica's boyfriend Cody, and ninja friend Guy, Haggar's gonna clean up the streets of Metro City the only way he can now: stompin' and smashin' some skulls in!****Final Fight CD is a special CD version of the original Final Fight, with a new arranged CD soundtrack and extra features. It is a Sega CD exclusive game.&lt;/story&gt; &lt;/game&gt;</text:p>
          </table:table-cell>
        </table:table-row>
        <table:table-row table:style-name="ro1">
          <table:table-cell office:value-type="string">
            <text:p>Flashback - The Quest for Identity (USA)</text:p>
          </table:table-cell>
          <table:table-cell office:value-type="string">
            <text:p>1994</text:p>
          </table:table-cell>
          <table:table-cell office:value-type="string">
            <text:p>ESRB - K-A (Kids to Adults)</text:p>
          </table:table-cell>
          <table:table-cell office:value-type="string">
            <text:p>Flashback: The Quest for Identity</text:p>
          </table:table-cell>
          <table:table-cell office:value-type="string">
            <text:p>U.S. Gold Ltd.</text:p>
          </table:table-cell>
          <table:table-cell office:value-type="string">
            <text:p>Delphine Software International</text:p>
          </table:table-cell>
          <table:table-cell office:value-type="string">
            <text:p>Platform</text:p>
          </table:table-cell>
          <table:table-cell office:value-type="string">
            <text:p>3.6</text:p>
          </table:table-cell>
          <table:table-cell office:value-type="string">
            <text:p>1 Player</text:p>
          </table:table-cell>
          <table:table-cell office:value-type="string">
            <text:p>The year is 2142. You play as Conrad B. Hart, a man who has lost his memory. After barely escaping from hostile aliens, Conrad's bike crashes on an unknown planet. Conrad finds himself in the jungle, and from now on his quest for survival and his lost identity begins.****"Flashback"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Flashback - The Quest for Identity (USA)&quot;&gt; &lt;year&gt;1994&lt;/year&gt; &lt;rating&gt;ESRB - K-A (Kids to Adults)&lt;/rating&gt; &lt;title&gt;Flashback: The Quest for Identity&lt;/title&gt; &lt;pub&gt;U.S. Gold Ltd.&lt;/pub&gt; &lt;dev&gt;Delphine Software International&lt;/dev&gt; &lt;genre&gt;Platform&lt;/genre&gt; &lt;score&gt;3.6&lt;/score&gt; &lt;player&gt;1 Player&lt;/player&gt; &lt;story&gt;The year is 2142. You play as Conrad B. Hart, a man who has lost his memory. After barely escaping from hostile aliens, Conrad's bike crashes on an unknown planet. Conrad finds himself in the jungle, and from now on his quest for survival and his lost identity begins.****&quot;Flashback&quot;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lt;/story&gt; &lt;/game&gt;">
            <text:p>&lt;game name="Flashback - The Quest for Identity (USA)"&gt; &lt;year&gt;1994&lt;/year&gt; &lt;rating&gt;ESRB - K-A (Kids to Adults)&lt;/rating&gt; &lt;title&gt;Flashback: The Quest for Identity&lt;/title&gt; &lt;pub&gt;U.S. Gold Ltd.&lt;/pub&gt; &lt;dev&gt;Delphine Software International&lt;/dev&gt; &lt;genre&gt;Platform&lt;/genre&gt; &lt;score&gt;3.6&lt;/score&gt; &lt;player&gt;1 Player&lt;/player&gt; &lt;story&gt;The year is 2142. You play as Conrad B. Hart, a man who has lost his memory. After barely escaping from hostile aliens, Conrad's bike crashes on an unknown planet. Conrad finds himself in the jungle, and from now on his quest for survival and his lost identity begins.****"Flashback" is a platform action adventure. You navigate Conrad over the platforms, performing various moves. You can simply jump or do a longer run-and-jump, run, climb, hang off ledges, and pick up objects lying on the ground. To defend yourself, you shoot enemies with your gun and also use various objects (such as stones) to harm or to distract them.&lt;/story&gt; &lt;/game&gt;</text:p>
          </table:table-cell>
        </table:table-row>
        <table:table-row table:style-name="ro1">
          <table:table-cell office:value-type="string">
            <text:p>Flink (USA)</text:p>
          </table:table-cell>
          <table:table-cell office:value-type="string">
            <text:p>1994</text:p>
          </table:table-cell>
          <table:table-cell office:value-type="string">
            <text:p>ESRB - E (Everyone)</text:p>
          </table:table-cell>
          <table:table-cell office:value-type="string">
            <text:p>Flink</text:p>
          </table:table-cell>
          <table:table-cell office:value-type="string">
            <text:p>Vic Tokai, Inc.</text:p>
          </table:table-cell>
          <table:table-cell office:value-type="string">
            <text:p>Psygnosis Limited</text:p>
          </table:table-cell>
          <table:table-cell office:value-type="string">
            <text:p>Platform</text:p>
          </table:table-cell>
          <table:table-cell office:value-type="string">
            <text:p>3.5</text:p>
          </table:table-cell>
          <table:table-cell office:value-type="string">
            <text:p>1 Player</text:p>
          </table:table-cell>
          <table:table-cell office:value-type="string">
            <text:p>The Misadventures of Flink is a Jump'n Run set in the fantasy world of Imagica. The evil wizard Wicked Wainwright has captured the four elders and it is up to Flink, a wizard's apprentice, to set them free and defeat Wicked Wainwright.****Apart from the usual platformer elements, the game has a unique feature: Flink's ability to create spells. Whenever the game is paused, Flink can combine three ingredients to create a spell. Ingredients can be collected throughout the game. They are usually carried around by a certain type of enemy or hidden in treasure chests. There are ten different spells, the "recipes" which are contained in scrolls that are given to Flink by rescued elders or found within certain levels. The spells include different attack spells (for example a demon that accompanies Flink and attacks his enemies), a shield spell, a shrink spell, a quick grow spell that lets certain plants grow so that Flink can reach new areas of a level, magic keys that open locked treasure chests and more. **Casting spells uses up magic energy that can be replenished by collecting magic bottles or defeating enemies. Similar to the Sonic games, when Flink is hit, he looses all of his magic energy and has only limited time to pick it up again. If he is hit while having no magic energy, he loses a life</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Flink (USA)&quot;&gt; &lt;year&gt;1994&lt;/year&gt; &lt;rating&gt;ESRB - E (Everyone)&lt;/rating&gt; &lt;title&gt;Flink&lt;/title&gt; &lt;pub&gt;Vic Tokai, Inc.&lt;/pub&gt; &lt;dev&gt;Psygnosis Limited&lt;/dev&gt; &lt;genre&gt;Platform&lt;/genre&gt; &lt;score&gt;3.5&lt;/score&gt; &lt;player&gt;1 Player&lt;/player&gt; &lt;story&gt;The Misadventures of Flink is a Jump'n Run set in the fantasy world of Imagica. The evil wizard Wicked Wainwright has captured the four elders and it is up to Flink, a wizard's apprentice, to set them free and defeat Wicked Wainwright.****Apart from the usual platformer elements, the game has a unique feature: Flink's ability to create spells. Whenever the game is paused, Flink can combine three ingredients to create a spell. Ingredients can be collected throughout the game. They are usually carried around by a certain type of enemy or hidden in treasure chests. There are ten different spells, the &quot;recipes&quot; which are contained in scrolls that are given to Flink by rescued elders or found within certain levels. The spells include different attack spells (for example a demon that accompanies Flink and attacks his enemies), a shield spell, a shrink spell, a quick grow spell that lets certain plants grow so that Flink can reach new areas of a level, magic keys that open locked treasure chests and more. **Casting spells uses up magic energy that can be replenished by collecting magic bottles or defeating enemies. Similar to the Sonic games, when Flink is hit, he looses all of his magic energy and has only limited time to pick it up again. If he is hit while having no magic energy, he loses a life&lt;/story&gt; &lt;/game&gt;">
            <text:p>&lt;game name="Flink (USA)"&gt; &lt;year&gt;1994&lt;/year&gt; &lt;rating&gt;ESRB - E (Everyone)&lt;/rating&gt; &lt;title&gt;Flink&lt;/title&gt; &lt;pub&gt;Vic Tokai, Inc.&lt;/pub&gt; &lt;dev&gt;Psygnosis Limited&lt;/dev&gt; &lt;genre&gt;Platform&lt;/genre&gt; &lt;score&gt;3.5&lt;/score&gt; &lt;player&gt;1 Player&lt;/player&gt; &lt;story&gt;The Misadventures of Flink is a Jump'n Run set in the fantasy world of Imagica. The evil wizard Wicked Wainwright has captured the four elders and it is up to Flink, a wizard's apprentice, to set them free and defeat Wicked Wainwright.****Apart from the usual platformer elements, the game has a unique feature: Flink's ability to create spells. Whenever the game is paused, Flink can combine three ingredients to create a spell. Ingredients can be collected throughout the game. They are usually carried around by a certain type of enemy or hidden in treasure chests. There are ten different spells, the "recipes" which are contained in scrolls that are given to Flink by rescued elders or found within certain levels. The spells include different attack spells (for example a demon that accompanies Flink and attacks his enemies), a shield spell, a shrink spell, a quick grow spell that lets certain plants grow so that Flink can reach new areas of a level, magic keys that open locked treasure chests and more. **Casting spells uses up magic energy that can be replenished by collecting magic bottles or defeating enemies. Similar to the Sonic games, when Flink is hit, he looses all of his magic energy and has only limited time to pick it up again. If he is hit while having no magic energy, he loses a life&lt;/story&gt; &lt;/game&gt;</text:p>
          </table:table-cell>
        </table:table-row>
        <table:table-row table:style-name="ro1">
          <table:table-cell office:value-type="string">
            <text:p>Formula One World Championship - Beyond the Limit (USA)</text:p>
          </table:table-cell>
          <table:table-cell office:value-type="string">
            <text:p>1994</text:p>
          </table:table-cell>
          <table:table-cell office:value-type="string">
            <text:p>ESRB - E (Everyone)</text:p>
          </table:table-cell>
          <table:table-cell office:value-type="string">
            <text:p>Formula One World Championship: Beyond the Limit</text:p>
          </table:table-cell>
          <table:table-cell office:value-type="string">
            <text:p>SEGA of America, Inc.</text:p>
          </table:table-cell>
          <table:table-cell office:value-type="string">
            <text:p>Fuji Television Network, Inc.|SEGA Enterprises Ltd.</text:p>
          </table:table-cell>
          <table:table-cell office:value-type="string">
            <text:p>Driving</text:p>
          </table:table-cell>
          <table:table-cell office:value-type="string">
            <text:p>3.7</text:p>
          </table:table-cell>
          <table:table-cell office:value-type="string">
            <text:p>1 Player</text:p>
          </table:table-cell>
          <table:table-cell office:value-type="string">
            <text:p>Beyond the Limit is a racing sim based on Formula One circa 1993. It features real-life cars, tracks, and drivers from the world of F1.****The graphics in Beyond the Limit are created from scaled and rotated sprites that create a 3D effect. It also features a lot of full-screen video clips taken from Fuji TV's coverage of actual races.****There are two main game modes: Grand Prix and 1993. Grand Prix mode is a points-based championship spread out over 16 races. 1993 mode lets you re-enact specific challenges in that year's races.</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Formula One World Championship - Beyond the Limit (USA)&quot;&gt; &lt;year&gt;1994&lt;/year&gt; &lt;rating&gt;ESRB - E (Everyone)&lt;/rating&gt; &lt;title&gt;Formula One World Championship: Beyond the Limit&lt;/title&gt; &lt;pub&gt;SEGA of America, Inc.&lt;/pub&gt; &lt;dev&gt;Fuji Television Network, Inc.|SEGA Enterprises Ltd.&lt;/dev&gt; &lt;genre&gt;Driving&lt;/genre&gt; &lt;score&gt;3.7&lt;/score&gt; &lt;player&gt;1 Player&lt;/player&gt; &lt;story&gt;Beyond the Limit is a racing sim based on Formula One circa 1993. It features real-life cars, tracks, and drivers from the world of F1.****The graphics in Beyond the Limit are created from scaled and rotated sprites that create a 3D effect. It also features a lot of full-screen video clips taken from Fuji TV's coverage of actual races.****There are two main game modes: Grand Prix and 1993. Grand Prix mode is a points-based championship spread out over 16 races. 1993 mode lets you re-enact specific challenges in that year's races.&lt;/story&gt; &lt;/game&gt;">
            <text:p>&lt;game name="Formula One World Championship - Beyond the Limit (USA)"&gt; &lt;year&gt;1994&lt;/year&gt; &lt;rating&gt;ESRB - E (Everyone)&lt;/rating&gt; &lt;title&gt;Formula One World Championship: Beyond the Limit&lt;/title&gt; &lt;pub&gt;SEGA of America, Inc.&lt;/pub&gt; &lt;dev&gt;Fuji Television Network, Inc.|SEGA Enterprises Ltd.&lt;/dev&gt; &lt;genre&gt;Driving&lt;/genre&gt; &lt;score&gt;3.7&lt;/score&gt; &lt;player&gt;1 Player&lt;/player&gt; &lt;story&gt;Beyond the Limit is a racing sim based on Formula One circa 1993. It features real-life cars, tracks, and drivers from the world of F1.****The graphics in Beyond the Limit are created from scaled and rotated sprites that create a 3D effect. It also features a lot of full-screen video clips taken from Fuji TV's coverage of actual races.****There are two main game modes: Grand Prix and 1993. Grand Prix mode is a points-based championship spread out over 16 races. 1993 mode lets you re-enact specific challenges in that year's races.&lt;/story&gt; &lt;/game&gt;</text:p>
          </table:table-cell>
        </table:table-row>
        <table:table-row table:style-name="ro1">
          <table:table-cell office:value-type="string">
            <text:p>Ground Zero Texas (USA) (Disc 1)</text:p>
          </table:table-cell>
          <table:table-cell office:value-type="string">
            <text:p>1993</text:p>
          </table:table-cell>
          <table:table-cell office:value-type="string">
            <text:p>ESRB - K-A (Kids to Adults)</text:p>
          </table:table-cell>
          <table:table-cell office:value-type="string">
            <text:p>Ground Zero Texas Disc 1</text:p>
          </table:table-cell>
          <table:table-cell office:value-type="string">
            <text:p>Sony Imagesoft</text:p>
          </table:table-cell>
          <table:table-cell office:value-type="string">
            <text:p>Digital Pictures, Inc.</text:p>
          </table:table-cell>
          <table:table-cell office:value-type="string">
            <text:p>Adventure</text:p>
          </table:table-cell>
          <table:table-cell office:value-type="string">
            <text:p>3.7</text:p>
          </table:table-cell>
          <table:table-cell office:value-type="string">
            <text:p>1 Player</text:p>
          </table:table-cell>
          <table:table-cell office:value-type="string">
            <text:p>Space aliens are infiltrating the U.S. from a sleepy little town on the Texas/Mexico border, snatching bodies and paving the way for a greater invasion. Those they abduct return as Pod People-like drones, normal in appearance until they reveal themselves. The government's response is you - a technician driving custom-built gun cameras mounted around the town. Similar to Night Trap or Double Switch, you must monitor the town for alien activity, and respond to protect the lives of the citizens and your agents.****The game is played entirely through four camera feeds from locations around the town. They mostly show loops of banal activity, but indicators will alert you when important action is occurring at that location. Switching to that camera will allow you to watch crucial plot clips, or defend that camera from aliens in a single-screen shooting gallery. As cameras take more damage, the picture from that feed degrades until the camera itself is destroyed.****The goal is pretty much to juggle between cameras so as not to miss an important plot point, while defending them from attackers or saving citizens from being abducted. In a neat twist, citizens who you failed to save may appear later as disguised aliens themselves.****As the game progresses, the invasion increases and becomes more violent, but the basic concept of switching between cameras and engaging in video shooting galleries remains unchanged.</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Ground Zero Texas (USA) (Disc 1)&quot;&gt; &lt;year&gt;1993&lt;/year&gt; &lt;rating&gt;ESRB - K-A (Kids to Adults)&lt;/rating&gt; &lt;title&gt;Ground Zero Texas Disc 1&lt;/title&gt; &lt;pub&gt;Sony Imagesoft&lt;/pub&gt; &lt;dev&gt;Digital Pictures, Inc.&lt;/dev&gt; &lt;genre&gt;Adventure&lt;/genre&gt; &lt;score&gt;3.7&lt;/score&gt; &lt;player&gt;1 Player&lt;/player&gt; &lt;story&gt;Space aliens are infiltrating the U.S. from a sleepy little town on the Texas/Mexico border, snatching bodies and paving the way for a greater invasion. Those they abduct return as Pod People-like drones, normal in appearance until they reveal themselves. The government's response is you - a technician driving custom-built gun cameras mounted around the town. Similar to Night Trap or Double Switch, you must monitor the town for alien activity, and respond to protect the lives of the citizens and your agents.****The game is played entirely through four camera feeds from locations around the town. They mostly show loops of banal activity, but indicators will alert you when important action is occurring at that location. Switching to that camera will allow you to watch crucial plot clips, or defend that camera from aliens in a single-screen shooting gallery. As cameras take more damage, the picture from that feed degrades until the camera itself is destroyed.****The goal is pretty much to juggle between cameras so as not to miss an important plot point, while defending them from attackers or saving citizens from being abducted. In a neat twist, citizens who you failed to save may appear later as disguised aliens themselves.****As the game progresses, the invasion increases and becomes more violent, but the basic concept of switching between cameras and engaging in video shooting galleries remains unchanged.&lt;/story&gt; &lt;/game&gt;">
            <text:p>&lt;game name="Ground Zero Texas (USA) (Disc 1)"&gt; &lt;year&gt;1993&lt;/year&gt; &lt;rating&gt;ESRB - K-A (Kids to Adults)&lt;/rating&gt; &lt;title&gt;Ground Zero Texas Disc 1&lt;/title&gt; &lt;pub&gt;Sony Imagesoft&lt;/pub&gt; &lt;dev&gt;Digital Pictures, Inc.&lt;/dev&gt; &lt;genre&gt;Adventure&lt;/genre&gt; &lt;score&gt;3.7&lt;/score&gt; &lt;player&gt;1 Player&lt;/player&gt; &lt;story&gt;Space aliens are infiltrating the U.S. from a sleepy little town on the Texas/Mexico border, snatching bodies and paving the way for a greater invasion. Those they abduct return as Pod People-like drones, normal in appearance until they reveal themselves. The government's response is you - a technician driving custom-built gun cameras mounted around the town. Similar to Night Trap or Double Switch, you must monitor the town for alien activity, and respond to protect the lives of the citizens and your agents.****The game is played entirely through four camera feeds from locations around the town. They mostly show loops of banal activity, but indicators will alert you when important action is occurring at that location. Switching to that camera will allow you to watch crucial plot clips, or defend that camera from aliens in a single-screen shooting gallery. As cameras take more damage, the picture from that feed degrades until the camera itself is destroyed.****The goal is pretty much to juggle between cameras so as not to miss an important plot point, while defending them from attackers or saving citizens from being abducted. In a neat twist, citizens who you failed to save may appear later as disguised aliens themselves.****As the game progresses, the invasion increases and becomes more violent, but the basic concept of switching between cameras and engaging in video shooting galleries remains unchanged.&lt;/story&gt; &lt;/game&gt;</text:p>
          </table:table-cell>
        </table:table-row>
        <table:table-row table:style-name="ro1">
          <table:table-cell office:value-type="string">
            <text:p>Ground Zero Texas (USA) (Disc 2)</text:p>
          </table:table-cell>
          <table:table-cell office:value-type="string">
            <text:p>1993</text:p>
          </table:table-cell>
          <table:table-cell office:value-type="string">
            <text:p>ESRB - K-A (Kids to Adults)</text:p>
          </table:table-cell>
          <table:table-cell office:value-type="string">
            <text:p>Ground Zero Texas Disc 2</text:p>
          </table:table-cell>
          <table:table-cell office:value-type="string">
            <text:p>Sony Imagesoft</text:p>
          </table:table-cell>
          <table:table-cell office:value-type="string">
            <text:p>Digital Pictures, Inc.</text:p>
          </table:table-cell>
          <table:table-cell office:value-type="string">
            <text:p>Adventure</text:p>
          </table:table-cell>
          <table:table-cell office:value-type="string">
            <text:p>3.7</text:p>
          </table:table-cell>
          <table:table-cell office:value-type="string">
            <text:p>1 Player</text:p>
          </table:table-cell>
          <table:table-cell office:value-type="string">
            <text:p>Space aliens are infiltrating the U.S. from a sleepy little town on the Texas/Mexico border, snatching bodies and paving the way for a greater invasion. Those they abduct return as Pod People-like drones, normal in appearance until they reveal themselves. The government's response is you - a technician driving custom-built gun cameras mounted around the town. Similar to Night Trap or Double Switch, you must monitor the town for alien activity, and respond to protect the lives of the citizens and your agents.****The game is played entirely through four camera feeds from locations around the town. They mostly show loops of banal activity, but indicators will alert you when important action is occurring at that location. Switching to that camera will allow you to watch crucial plot clips, or defend that camera from aliens in a single-screen shooting gallery. As cameras take more damage, the picture from that feed degrades until the camera itself is destroyed.****The goal is pretty much to juggle between cameras so as not to miss an important plot point, while defending them from attackers or saving citizens from being abducted. In a neat twist, citizens who you failed to save may appear later as disguised aliens themselves.****As the game progresses, the invasion increases and becomes more violent, but the basic concept of switching between cameras and engaging in video shooting galleries remains unchanged.</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Ground Zero Texas (USA) (Disc 2)&quot;&gt; &lt;year&gt;1993&lt;/year&gt; &lt;rating&gt;ESRB - K-A (Kids to Adults)&lt;/rating&gt; &lt;title&gt;Ground Zero Texas Disc 2&lt;/title&gt; &lt;pub&gt;Sony Imagesoft&lt;/pub&gt; &lt;dev&gt;Digital Pictures, Inc.&lt;/dev&gt; &lt;genre&gt;Adventure&lt;/genre&gt; &lt;score&gt;3.7&lt;/score&gt; &lt;player&gt;1 Player&lt;/player&gt; &lt;story&gt;Space aliens are infiltrating the U.S. from a sleepy little town on the Texas/Mexico border, snatching bodies and paving the way for a greater invasion. Those they abduct return as Pod People-like drones, normal in appearance until they reveal themselves. The government's response is you - a technician driving custom-built gun cameras mounted around the town. Similar to Night Trap or Double Switch, you must monitor the town for alien activity, and respond to protect the lives of the citizens and your agents.****The game is played entirely through four camera feeds from locations around the town. They mostly show loops of banal activity, but indicators will alert you when important action is occurring at that location. Switching to that camera will allow you to watch crucial plot clips, or defend that camera from aliens in a single-screen shooting gallery. As cameras take more damage, the picture from that feed degrades until the camera itself is destroyed.****The goal is pretty much to juggle between cameras so as not to miss an important plot point, while defending them from attackers or saving citizens from being abducted. In a neat twist, citizens who you failed to save may appear later as disguised aliens themselves.****As the game progresses, the invasion increases and becomes more violent, but the basic concept of switching between cameras and engaging in video shooting galleries remains unchanged.&lt;/story&gt; &lt;/game&gt;">
            <text:p>&lt;game name="Ground Zero Texas (USA) (Disc 2)"&gt; &lt;year&gt;1993&lt;/year&gt; &lt;rating&gt;ESRB - K-A (Kids to Adults)&lt;/rating&gt; &lt;title&gt;Ground Zero Texas Disc 2&lt;/title&gt; &lt;pub&gt;Sony Imagesoft&lt;/pub&gt; &lt;dev&gt;Digital Pictures, Inc.&lt;/dev&gt; &lt;genre&gt;Adventure&lt;/genre&gt; &lt;score&gt;3.7&lt;/score&gt; &lt;player&gt;1 Player&lt;/player&gt; &lt;story&gt;Space aliens are infiltrating the U.S. from a sleepy little town on the Texas/Mexico border, snatching bodies and paving the way for a greater invasion. Those they abduct return as Pod People-like drones, normal in appearance until they reveal themselves. The government's response is you - a technician driving custom-built gun cameras mounted around the town. Similar to Night Trap or Double Switch, you must monitor the town for alien activity, and respond to protect the lives of the citizens and your agents.****The game is played entirely through four camera feeds from locations around the town. They mostly show loops of banal activity, but indicators will alert you when important action is occurring at that location. Switching to that camera will allow you to watch crucial plot clips, or defend that camera from aliens in a single-screen shooting gallery. As cameras take more damage, the picture from that feed degrades until the camera itself is destroyed.****The goal is pretty much to juggle between cameras so as not to miss an important plot point, while defending them from attackers or saving citizens from being abducted. In a neat twist, citizens who you failed to save may appear later as disguised aliens themselves.****As the game progresses, the invasion increases and becomes more violent, but the basic concept of switching between cameras and engaging in video shooting galleries remains unchanged.&lt;/story&gt; &lt;/game&gt;</text:p>
          </table:table-cell>
        </table:table-row>
        <table:table-row table:style-name="ro1">
          <table:table-cell office:value-type="string">
            <text:p>Heart of the Alien - Out of This World Parts I and II (USA)</text:p>
          </table:table-cell>
          <table:table-cell office:value-type="string">
            <text:p>1994</text:p>
          </table:table-cell>
          <table:table-cell office:value-type="string">
            <text:p>ESRB - K-A (Kids to Adults)</text:p>
          </table:table-cell>
          <table:table-cell office:value-type="string">
            <text:p>Heart of the Alien: Out of this World parts I and II</text:p>
          </table:table-cell>
          <table:table-cell office:value-type="string">
            <text:p>Virgin Interactive Entertainment, Inc.</text:p>
          </table:table-cell>
          <table:table-cell office:value-type="string">
            <text:p>Delphine Software International|Interplay Entertainment Corp.</text:p>
          </table:table-cell>
          <table:table-cell office:value-type="string">
            <text:p>Platform</text:p>
          </table:table-cell>
          <table:table-cell office:value-type="string">
            <text:p>3.8</text:p>
          </table:table-cell>
          <table:table-cell office:value-type="string">
            <text:p>1 Player</text:p>
          </table:table-cell>
          <table:table-cell office:value-type="string">
            <text:p>Heart of the Alien is the sequel to the game Out of this World, also known as Another World. <text:s/>The story picks up immediately after the end of the first game. <text:s/>You begin as Lester and his alien friend, "Buddy," land their pterodactyl in the ruins of Buddy's village. Lester was knocked unconscious in their escape, so Buddy lays him down on a cot to rest. The people who used to live in Buddy's village remain enslaved, so he decides to go on a mission to free them. <text:s/>Thus, you control Buddy as he sets off to free the people and find a way to send Lester home.****Buddy controls somewhat similarly to how Lester did in the first game. He has some new moves that are provided by his powerful energized whip. <text:s/>Buddy can swing from ceiling in some instances, for example.****As a bonus, this Sega CD disc includes the original Out of this World, so that you can seamlessly play both adventures as if they were one long game.</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Heart of the Alien - Out of This World Parts I and II (USA)&quot;&gt; &lt;year&gt;1994&lt;/year&gt; &lt;rating&gt;ESRB - K-A (Kids to Adults)&lt;/rating&gt; &lt;title&gt;Heart of the Alien: Out of this World parts I and II&lt;/title&gt; &lt;pub&gt;Virgin Interactive Entertainment, Inc.&lt;/pub&gt; &lt;dev&gt;Delphine Software International|Interplay Entertainment Corp.&lt;/dev&gt; &lt;genre&gt;Platform&lt;/genre&gt; &lt;score&gt;3.8&lt;/score&gt; &lt;player&gt;1 Player&lt;/player&gt; &lt;story&gt;Heart of the Alien is the sequel to the game Out of this World, also known as Another World.  The story picks up immediately after the end of the first game.  You begin as Lester and his alien friend, &quot;Buddy,&quot; land their pterodactyl in the ruins of Buddy's village. Lester was knocked unconscious in their escape, so Buddy lays him down on a cot to rest. The people who used to live in Buddy's village remain enslaved, so he decides to go on a mission to free them.  Thus, you control Buddy as he sets off to free the people and find a way to send Lester home.****Buddy controls somewhat similarly to how Lester did in the first game. He has some new moves that are provided by his powerful energized whip.  Buddy can swing from ceiling in some instances, for example.****As a bonus, this Sega CD disc includes the original Out of this World, so that you can seamlessly play both adventures as if they were one long game.&lt;/story&gt; &lt;/game&gt;">
            <text:p>&lt;game name="Heart of the Alien - Out of This World Parts I and II (USA)"&gt; &lt;year&gt;1994&lt;/year&gt; &lt;rating&gt;ESRB - K-A (Kids to Adults)&lt;/rating&gt; &lt;title&gt;Heart of the Alien: Out of this World parts I and II&lt;/title&gt; &lt;pub&gt;Virgin Interactive Entertainment, Inc.&lt;/pub&gt; &lt;dev&gt;Delphine Software International|Interplay Entertainment Corp.&lt;/dev&gt; &lt;genre&gt;Platform&lt;/genre&gt; &lt;score&gt;3.8&lt;/score&gt; &lt;player&gt;1 Player&lt;/player&gt; &lt;story&gt;Heart of the Alien is the sequel to the game Out of this World, also known as Another World. <text:s/>The story picks up immediately after the end of the first game. <text:s/>You begin as Lester and his alien friend, "Buddy," land their pterodactyl in the ruins of Buddy's village. Lester was knocked unconscious in their escape, so Buddy lays him down on a cot to rest. The people who used to live in Buddy's village remain enslaved, so he decides to go on a mission to free them. <text:s/>Thus, you control Buddy as he sets off to free the people and find a way to send Lester home.****Buddy controls somewhat similarly to how Lester did in the first game. He has some new moves that are provided by his powerful energized whip. <text:s/>Buddy can swing from ceiling in some instances, for example.****As a bonus, this Sega CD disc includes the original Out of this World, so that you can seamlessly play both adventures as if they were one long game.&lt;/story&gt; &lt;/game&gt;</text:p>
          </table:table-cell>
        </table:table-row>
        <table:table-row table:style-name="ro1">
          <table:table-cell office:value-type="string">
            <text:p>Heimdall (USA)</text:p>
          </table:table-cell>
          <table:table-cell office:value-type="string">
            <text:p>1994</text:p>
          </table:table-cell>
          <table:table-cell office:value-type="string">
            <text:p>ESRB - E (Everyone)</text:p>
          </table:table-cell>
          <table:table-cell office:value-type="string">
            <text:p>Heimdall</text:p>
          </table:table-cell>
          <table:table-cell office:value-type="string">
            <text:p>JVC Musical Industries, Inc.</text:p>
          </table:table-cell>
          <table:table-cell office:value-type="string">
            <text:p>Core Design Ltd.</text:p>
          </table:table-cell>
          <table:table-cell office:value-type="string">
            <text:p>Role-Playing</text:p>
          </table:table-cell>
          <table:table-cell office:value-type="string">
            <text:p>4.1</text:p>
          </table:table-cell>
          <table:table-cell office:value-type="string">
            <text:p>1 Player</text:p>
          </table:table-cell>
          <table:table-cell office:value-type="string">
            <text:p>You play as Heimdall, a demi-god based in Norse mythology. Heimdall's job is to protect the entrance to Asgard, the home of the gods, from all evil, including the terrible Ragnarok, when all the evil forces come together to try and destroy the gods and ultimately everything. ****Unfortunately Ragnarok is on its way and if that wasn't bad enough, Loki, god of mischief, has hidden Thor's hammer, Odin's sword and Frey's spear in three worlds. You, as the newly mortalized Heimdall, must visit each of these worlds to collect the god's weapons.****The first is Midgard (or Earth), the second is Utgard (the world of the giants) and the third is Asgard itself, the home of the gods. Each world has around 15 islands and each island has countless rooms.****When you start your mission you are given three sub-games to complete. How well you complete these games determines Heimdall's stats (strength, agility etc) as well as how many people he can choose from to make up his party. If you don't do well then you won't get the full 30 characters to choose from and some of the better ones will not be available to you.****The first sub-game is the Axe Throwing Contest. Here you must throw axes at a young barmaid tied to a stock by her pig-tails. The idea is to hit the pig-tails and not her! Unfortunately because Heimdall is a bit drunk, your cursor wobbles all over the place! The second sub-game is Pig Catching (where you must chase and hopefully catch a pig in its pen) and the third is the Long Boat Fight (where you must try and get to the other side of the long boat without being thrown overboard).****Once you've done this it's time to wander around the isometric landscape solving puzzles and killing baddies (in a similar style to Cadaver) until you eventually find one of the god's missing weapons.</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Heimdall (USA)&quot;&gt; &lt;year&gt;1994&lt;/year&gt; &lt;rating&gt;ESRB - E (Everyone)&lt;/rating&gt; &lt;title&gt;Heimdall&lt;/title&gt; &lt;pub&gt;JVC Musical Industries, Inc.&lt;/pub&gt; &lt;dev&gt;Core Design Ltd.&lt;/dev&gt; &lt;genre&gt;Role-Playing&lt;/genre&gt; &lt;score&gt;4.1&lt;/score&gt; &lt;player&gt;1 Player&lt;/player&gt; &lt;story&gt;You play as Heimdall, a demi-god based in Norse mythology. Heimdall's job is to protect the entrance to Asgard, the home of the gods, from all evil, including the terrible Ragnarok, when all the evil forces come together to try and destroy the gods and ultimately everything. ****Unfortunately Ragnarok is on its way and if that wasn't bad enough, Loki, god of mischief, has hidden Thor's hammer, Odin's sword and Frey's spear in three worlds. You, as the newly mortalized Heimdall, must visit each of these worlds to collect the god's weapons.****The first is Midgard (or Earth), the second is Utgard (the world of the giants) and the third is Asgard itself, the home of the gods. Each world has around 15 islands and each island has countless rooms.****When you start your mission you are given three sub-games to complete. How well you complete these games determines Heimdall's stats (strength, agility etc) as well as how many people he can choose from to make up his party. If you don't do well then you won't get the full 30 characters to choose from and some of the better ones will not be available to you.****The first sub-game is the Axe Throwing Contest. Here you must throw axes at a young barmaid tied to a stock by her pig-tails. The idea is to hit the pig-tails and not her! Unfortunately because Heimdall is a bit drunk, your cursor wobbles all over the place! The second sub-game is Pig Catching (where you must chase and hopefully catch a pig in its pen) and the third is the Long Boat Fight (where you must try and get to the other side of the long boat without being thrown overboard).****Once you've done this it's time to wander around the isometric landscape solving puzzles and killing baddies (in a similar style to Cadaver) until you eventually find one of the god's missing weapons.&lt;/story&gt; &lt;/game&gt;">
            <text:p>&lt;game name="Heimdall (USA)"&gt; &lt;year&gt;1994&lt;/year&gt; &lt;rating&gt;ESRB - E (Everyone)&lt;/rating&gt; &lt;title&gt;Heimdall&lt;/title&gt; &lt;pub&gt;JVC Musical Industries, Inc.&lt;/pub&gt; &lt;dev&gt;Core Design Ltd.&lt;/dev&gt; &lt;genre&gt;Role-Playing&lt;/genre&gt; &lt;score&gt;4.1&lt;/score&gt; &lt;player&gt;1 Player&lt;/player&gt; &lt;story&gt;You play as Heimdall, a demi-god based in Norse mythology. Heimdall's job is to protect the entrance to Asgard, the home of the gods, from all evil, including the terrible Ragnarok, when all the evil forces come together to try and destroy the gods and ultimately everything. ****Unfortunately Ragnarok is on its way and if that wasn't bad enough, Loki, god of mischief, has hidden Thor's hammer, Odin's sword and Frey's spear in three worlds. You, as the newly mortalized Heimdall, must visit each of these worlds to collect the god's weapons.****The first is Midgard (or Earth), the second is Utgard (the world of the giants) and the third is Asgard itself, the home of the gods. Each world has around 15 islands and each island has countless rooms.****When you start your mission you are given three sub-games to complete. How well you complete these games determines Heimdall's stats (strength, agility etc) as well as how many people he can choose from to make up his party. If you don't do well then you won't get the full 30 characters to choose from and some of the better ones will not be available to you.****The first sub-game is the Axe Throwing Contest. Here you must throw axes at a young barmaid tied to a stock by her pig-tails. The idea is to hit the pig-tails and not her! Unfortunately because Heimdall is a bit drunk, your cursor wobbles all over the place! The second sub-game is Pig Catching (where you must chase and hopefully catch a pig in its pen) and the third is the Long Boat Fight (where you must try and get to the other side of the long boat without being thrown overboard).****Once you've done this it's time to wander around the isometric landscape solving puzzles and killing baddies (in a similar style to Cadaver) until you eventually find one of the god's missing weapons.&lt;/story&gt; &lt;/game&gt;</text:p>
          </table:table-cell>
        </table:table-row>
        <table:table-row table:style-name="ro1">
          <table:table-cell office:value-type="string">
            <text:p>Hook (USA)</text:p>
          </table:table-cell>
          <table:table-cell office:value-type="string">
            <text:p>1992</text:p>
          </table:table-cell>
          <table:table-cell office:value-type="string">
            <text:p>ESRB - E (Everyone)</text:p>
          </table:table-cell>
          <table:table-cell office:value-type="string">
            <text:p>Hook</text:p>
          </table:table-cell>
          <table:table-cell office:value-type="string">
            <text:p>Sony Imagesoft</text:p>
          </table:table-cell>
          <table:table-cell office:value-type="string">
            <text:p>Ukiyotei Company, Ltd.</text:p>
          </table:table-cell>
          <table:table-cell office:value-type="string">
            <text:p>Beat-'Em-Up</text:p>
          </table:table-cell>
          <table:table-cell office:value-type="string">
            <text:p>3.4</text:p>
          </table:table-cell>
          <table:table-cell office:value-type="string">
            <text:p>1 Player</text:p>
          </table:table-cell>
          <table:table-cell office:value-type="string">
            <text:p>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ext:s/>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Hook (USA)&quot;&gt; &lt;year&gt;1992&lt;/year&gt; &lt;rating&gt;ESRB - E (Everyone)&lt;/rating&gt; &lt;title&gt;Hook&lt;/title&gt; &lt;pub&gt;Sony Imagesoft&lt;/pub&gt; &lt;dev&gt;Ukiyotei Company, Ltd.&lt;/dev&gt; &lt;genre&gt;Beat-'Em-Up&lt;/genre&gt; &lt;score&gt;3.4&lt;/score&gt; &lt;player&gt;1 Player&lt;/player&gt; &lt;story&gt;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lt;/story&gt; &lt;/game&gt;">
            <text:p>&lt;game name="Hook (USA)"&gt; &lt;year&gt;1992&lt;/year&gt; &lt;rating&gt;ESRB - E (Everyone)&lt;/rating&gt; &lt;title&gt;Hook&lt;/title&gt; &lt;pub&gt;Sony Imagesoft&lt;/pub&gt; &lt;dev&gt;Ukiyotei Company, Ltd.&lt;/dev&gt; &lt;genre&gt;Beat-'Em-Up&lt;/genre&gt; &lt;score&gt;3.4&lt;/score&gt; &lt;player&gt;1 Player&lt;/player&gt; &lt;story&gt;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ext:s/>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lt;/story&gt; &lt;/game&gt;</text:p>
          </table:table-cell>
        </table:table-row>
        <table:table-row table:style-name="ro1">
          <table:table-cell office:value-type="string">
            <text:p>Iron Helix (USA)</text:p>
          </table:table-cell>
          <table:table-cell office:value-type="string">
            <text:p>1992</text:p>
          </table:table-cell>
          <table:table-cell office:value-type="string">
            <text:p>ESRB - K-A (Kids to Adults)</text:p>
          </table:table-cell>
          <table:table-cell office:value-type="string">
            <text:p>Iron Helix</text:p>
          </table:table-cell>
          <table:table-cell office:value-type="string">
            <text:p>Spectrum Holobyte, Inc.</text:p>
          </table:table-cell>
          <table:table-cell office:value-type="string">
            <text:p>Drew Pictures</text:p>
          </table:table-cell>
          <table:table-cell office:value-type="string">
            <text:p>Adventure</text:p>
          </table:table-cell>
          <table:table-cell office:value-type="string">
            <text:p>3.2</text:p>
          </table:table-cell>
          <table:table-cell office:value-type="string">
            <text:p>1 Player</text:p>
          </table:table-cell>
          <table:table-cell office:value-type="string">
            <text:p>A rogue navy ship, Jeremiah Obrian, threatens to start a war. A virus has wiped out its crew, but the threat of it firing its Iron Helix doomsday weapon is still there. You must remotely pilot an unarmed science robot to explore the ship and work out how to shut the weapon down.****The game uses interactive quarter-screen footage to display the ship's interiors. The main challenge is that an automated security device is chasing you down, and must be avoided and ultimately destroyed. A delay between your commands and the robot's receipt of them forces you to pay close attention to the security drone and plan several steps ahead.****As you explore the ship, you will find data ports, which can be jacked into to gain information or to open doorways. To access most of these, you will need to find and collect a DNA sample from a member of staff whose role gave him/her access.</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Iron Helix (USA)&quot;&gt; &lt;year&gt;1992&lt;/year&gt; &lt;rating&gt;ESRB - K-A (Kids to Adults)&lt;/rating&gt; &lt;title&gt;Iron Helix&lt;/title&gt; &lt;pub&gt;Spectrum Holobyte, Inc.&lt;/pub&gt; &lt;dev&gt;Drew Pictures&lt;/dev&gt; &lt;genre&gt;Adventure&lt;/genre&gt; &lt;score&gt;3.2&lt;/score&gt; &lt;player&gt;1 Player&lt;/player&gt; &lt;story&gt;A rogue navy ship, Jeremiah Obrian, threatens to start a war. A virus has wiped out its crew, but the threat of it firing its Iron Helix doomsday weapon is still there. You must remotely pilot an unarmed science robot to explore the ship and work out how to shut the weapon down.****The game uses interactive quarter-screen footage to display the ship's interiors. The main challenge is that an automated security device is chasing you down, and must be avoided and ultimately destroyed. A delay between your commands and the robot's receipt of them forces you to pay close attention to the security drone and plan several steps ahead.****As you explore the ship, you will find data ports, which can be jacked into to gain information or to open doorways. To access most of these, you will need to find and collect a DNA sample from a member of staff whose role gave him/her access.&lt;/story&gt; &lt;/game&gt;">
            <text:p>&lt;game name="Iron Helix (USA)"&gt; &lt;year&gt;1992&lt;/year&gt; &lt;rating&gt;ESRB - K-A (Kids to Adults)&lt;/rating&gt; &lt;title&gt;Iron Helix&lt;/title&gt; &lt;pub&gt;Spectrum Holobyte, Inc.&lt;/pub&gt; &lt;dev&gt;Drew Pictures&lt;/dev&gt; &lt;genre&gt;Adventure&lt;/genre&gt; &lt;score&gt;3.2&lt;/score&gt; &lt;player&gt;1 Player&lt;/player&gt; &lt;story&gt;A rogue navy ship, Jeremiah Obrian, threatens to start a war. A virus has wiped out its crew, but the threat of it firing its Iron Helix doomsday weapon is still there. You must remotely pilot an unarmed science robot to explore the ship and work out how to shut the weapon down.****The game uses interactive quarter-screen footage to display the ship's interiors. The main challenge is that an automated security device is chasing you down, and must be avoided and ultimately destroyed. A delay between your commands and the robot's receipt of them forces you to pay close attention to the security drone and plan several steps ahead.****As you explore the ship, you will find data ports, which can be jacked into to gain information or to open doorways. To access most of these, you will need to find and collect a DNA sample from a member of staff whose role gave him/her access.&lt;/story&gt; &lt;/game&gt;</text:p>
          </table:table-cell>
        </table:table-row>
        <table:table-row table:style-name="ro1">
          <table:table-cell office:value-type="string">
            <text:p>Jaguar XJ220 (USA)</text:p>
          </table:table-cell>
          <table:table-cell office:value-type="string">
            <text:p>1993</text:p>
          </table:table-cell>
          <table:table-cell office:value-type="string">
            <text:p>ESRB - E (Everyone)</text:p>
          </table:table-cell>
          <table:table-cell office:value-type="string">
            <text:p>Jaguar XJ220</text:p>
          </table:table-cell>
          <table:table-cell office:value-type="string">
            <text:p>JVC Musical Industries, Inc.</text:p>
          </table:table-cell>
          <table:table-cell office:value-type="string">
            <text:p>Core Design Ltd.</text:p>
          </table:table-cell>
          <table:table-cell office:value-type="string">
            <text:p>Driving</text:p>
          </table:table-cell>
          <table:table-cell office:value-type="string">
            <text:p>3.6</text:p>
          </table:table-cell>
          <table:table-cell office:value-type="string">
            <text:p>1-2 Players</text:p>
          </table:table-cell>
          <table:table-cell office:value-type="string">
            <text:p>In the early nineties, the Jaguar XJ220 was the fastest serial-produced car ever. Core Design acquired the right to build a game around it, in a move to counter Gremlin's immensely successful Lotus series.****Just like Lotus, Jaguar XJ200 is a view from behind racer. There are 32 tracks all over the world, with varying road conditions and animated weather conditions such as rain and fog in England, snow in Switzerland, and tumbleweed crossing the street in Egypt. You race your Jaguar in a constructor grand prix, with opponents running for Porsche, Ferrari and other famous makers. Between races, you must mend the damage your car has sustained, which eats up your prize money. Background music is selected through a dashboard CD player, which also features some rather uninspiring radio stations.****The game can also be played in a two-player split-screen mode and features a track editor for when you tire of the built-in courses.</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Jaguar XJ220 (USA)&quot;&gt; &lt;year&gt;1993&lt;/year&gt; &lt;rating&gt;ESRB - E (Everyone)&lt;/rating&gt; &lt;title&gt;Jaguar XJ220&lt;/title&gt; &lt;pub&gt;JVC Musical Industries, Inc.&lt;/pub&gt; &lt;dev&gt;Core Design Ltd.&lt;/dev&gt; &lt;genre&gt;Driving&lt;/genre&gt; &lt;score&gt;3.6&lt;/score&gt; &lt;player&gt;1-2 Players&lt;/player&gt; &lt;story&gt;In the early nineties, the Jaguar XJ220 was the fastest serial-produced car ever. Core Design acquired the right to build a game around it, in a move to counter Gremlin's immensely successful Lotus series.****Just like Lotus, Jaguar XJ200 is a view from behind racer. There are 32 tracks all over the world, with varying road conditions and animated weather conditions such as rain and fog in England, snow in Switzerland, and tumbleweed crossing the street in Egypt. You race your Jaguar in a constructor grand prix, with opponents running for Porsche, Ferrari and other famous makers. Between races, you must mend the damage your car has sustained, which eats up your prize money. Background music is selected through a dashboard CD player, which also features some rather uninspiring radio stations.****The game can also be played in a two-player split-screen mode and features a track editor for when you tire of the built-in courses.&lt;/story&gt; &lt;/game&gt;">
            <text:p>&lt;game name="Jaguar XJ220 (USA)"&gt; &lt;year&gt;1993&lt;/year&gt; &lt;rating&gt;ESRB - E (Everyone)&lt;/rating&gt; &lt;title&gt;Jaguar XJ220&lt;/title&gt; &lt;pub&gt;JVC Musical Industries, Inc.&lt;/pub&gt; &lt;dev&gt;Core Design Ltd.&lt;/dev&gt; &lt;genre&gt;Driving&lt;/genre&gt; &lt;score&gt;3.6&lt;/score&gt; &lt;player&gt;1-2 Players&lt;/player&gt; &lt;story&gt;In the early nineties, the Jaguar XJ220 was the fastest serial-produced car ever. Core Design acquired the right to build a game around it, in a move to counter Gremlin's immensely successful Lotus series.****Just like Lotus, Jaguar XJ200 is a view from behind racer. There are 32 tracks all over the world, with varying road conditions and animated weather conditions such as rain and fog in England, snow in Switzerland, and tumbleweed crossing the street in Egypt. You race your Jaguar in a constructor grand prix, with opponents running for Porsche, Ferrari and other famous makers. Between races, you must mend the damage your car has sustained, which eats up your prize money. Background music is selected through a dashboard CD player, which also features some rather uninspiring radio stations.****The game can also be played in a two-player split-screen mode and features a track editor for when you tire of the built-in courses.&lt;/story&gt; &lt;/game&gt;</text:p>
          </table:table-cell>
        </table:table-row>
        <table:table-row table:style-name="ro1">
          <table:table-cell office:value-type="string">
            <text:p>Jeopardy! (USA)</text:p>
          </table:table-cell>
          <table:table-cell office:value-type="string">
            <text:p>1994</text:p>
          </table:table-cell>
          <table:table-cell office:value-type="string">
            <text:p>ESRB - E (Everyone)</text:p>
          </table:table-cell>
          <table:table-cell office:value-type="string">
            <text:p>Jeopardy!</text:p>
          </table:table-cell>
          <table:table-cell office:value-type="string">
            <text:p>SEGA Enterprises Ltd.</text:p>
          </table:table-cell>
          <table:table-cell office:value-type="string">
            <text:p>Sony Imagesoft</text:p>
          </table:table-cell>
          <table:table-cell office:value-type="string">
            <text:p>Game Show</text:p>
          </table:table-cell>
          <table:table-cell office:value-type="string">
            <text:p>3.0</text:p>
          </table:table-cell>
          <table:table-cell office:value-type="string">
            <text:p>1-2 Players</text:p>
          </table:table-cell>
          <table:table-cell office:value-type="string">
            <text:p>Based on the TV quiz show of the same name. This CD game features full motion video sprites of the host, Alex Trebek, and the contestants as well as digital track of the theme song and the host's voice.****You can play in a multiplayer game or against the computer and can select the number of contestants and the gender and appearance of your own contestant.****There is a larger database of questions than any of the cartridge versions due to the increased capacity of the CD media versus cartridge media of the time.</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Jeopardy! (USA)&quot;&gt; &lt;year&gt;1994&lt;/year&gt; &lt;rating&gt;ESRB - E (Everyone)&lt;/rating&gt; &lt;title&gt;Jeopardy!&lt;/title&gt; &lt;pub&gt;SEGA Enterprises Ltd.&lt;/pub&gt; &lt;dev&gt;Sony Imagesoft&lt;/dev&gt; &lt;genre&gt;Game Show&lt;/genre&gt; &lt;score&gt;3.0&lt;/score&gt; &lt;player&gt;1-2 Players&lt;/player&gt; &lt;story&gt;Based on the TV quiz show of the same name. This CD game features full motion video sprites of the host, Alex Trebek, and the contestants as well as digital track of the theme song and the host's voice.****You can play in a multiplayer game or against the computer and can select the number of contestants and the gender and appearance of your own contestant.****There is a larger database of questions than any of the cartridge versions due to the increased capacity of the CD media versus cartridge media of the time.&lt;/story&gt; &lt;/game&gt;">
            <text:p>&lt;game name="Jeopardy! (USA)"&gt; &lt;year&gt;1994&lt;/year&gt; &lt;rating&gt;ESRB - E (Everyone)&lt;/rating&gt; &lt;title&gt;Jeopardy!&lt;/title&gt; &lt;pub&gt;SEGA Enterprises Ltd.&lt;/pub&gt; &lt;dev&gt;Sony Imagesoft&lt;/dev&gt; &lt;genre&gt;Game Show&lt;/genre&gt; &lt;score&gt;3.0&lt;/score&gt; &lt;player&gt;1-2 Players&lt;/player&gt; &lt;story&gt;Based on the TV quiz show of the same name. This CD game features full motion video sprites of the host, Alex Trebek, and the contestants as well as digital track of the theme song and the host's voice.****You can play in a multiplayer game or against the computer and can select the number of contestants and the gender and appearance of your own contestant.****There is a larger database of questions than any of the cartridge versions due to the increased capacity of the CD media versus cartridge media of the time.&lt;/story&gt; &lt;/game&gt;</text:p>
          </table:table-cell>
        </table:table-row>
        <table:table-row table:style-name="ro1">
          <table:table-cell office:value-type="string">
            <text:p>Joe Montana's NFL Football (USA)</text:p>
          </table:table-cell>
          <table:table-cell office:value-type="string">
            <text:p>1993</text:p>
          </table:table-cell>
          <table:table-cell office:value-type="string">
            <text:p>ESRB - E (Everyone)</text:p>
          </table:table-cell>
          <table:table-cell office:value-type="string">
            <text:p>Joe Montana's NFL Football</text:p>
          </table:table-cell>
          <table:table-cell office:value-type="string">
            <text:p>SEGA of America, Inc.</text:p>
          </table:table-cell>
          <table:table-cell office:value-type="string">
            <text:p>SEGA Enterprises Ltd.</text:p>
          </table:table-cell>
          <table:table-cell office:value-type="string">
            <text:p>Football/Sports</text:p>
          </table:table-cell>
          <table:table-cell office:value-type="string">
            <text:p>2.4</text:p>
          </table:table-cell>
          <table:table-cell office:value-type="string">
            <text:p>1-2 Players</text:p>
          </table:table-cell>
          <table:table-cell office:value-type="string">
            <text:p>This enhanced version of the Joe Montana series features 3D models and even full-motion video of Joe Montana himself. <text:s/>It sports a full NFL license with all 28 teams of the time with their respective nicknames and logos, along with 10 of the all-time greatest Super Bowl teams including '85 Bears, the '72 Dolphins, just to name a few, that the player can compete against if they win the biggest game of the year.****The gameplay is a behind the quarterback view with 3D angles including four different replay options including a "Helmet Cam". <text:s/>It features digitized voices and videos including Joe Montana in which the player can consult him three times during a game. <text:s/>The standard modes also apply including regular exhibition games and a full-season mode complete with playoffs and the ever important, Super Bowl.</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Joe Montana's NFL Football (USA)&quot;&gt; &lt;year&gt;1993&lt;/year&gt; &lt;rating&gt;ESRB - E (Everyone)&lt;/rating&gt; &lt;title&gt;Joe Montana's NFL Football&lt;/title&gt; &lt;pub&gt;SEGA of America, Inc.&lt;/pub&gt; &lt;dev&gt;SEGA Enterprises Ltd.&lt;/dev&gt; &lt;genre&gt;Football/Sports&lt;/genre&gt; &lt;score&gt;2.4&lt;/score&gt; &lt;player&gt;1-2 Players&lt;/player&gt; &lt;story&gt;This enhanced version of the Joe Montana series features 3D models and even full-motion video of Joe Montana himself.  It sports a full NFL license with all 28 teams of the time with their respective nicknames and logos, along with 10 of the all-time greatest Super Bowl teams including '85 Bears, the '72 Dolphins, just to name a few, that the player can compete against if they win the biggest game of the year.****The gameplay is a behind the quarterback view with 3D angles including four different replay options including a &quot;Helmet Cam&quot;.  It features digitized voices and videos including Joe Montana in which the player can consult him three times during a game.  The standard modes also apply including regular exhibition games and a full-season mode complete with playoffs and the ever important, Super Bowl.&lt;/story&gt; &lt;/game&gt;">
            <text:p>&lt;game name="Joe Montana's NFL Football (USA)"&gt; &lt;year&gt;1993&lt;/year&gt; &lt;rating&gt;ESRB - E (Everyone)&lt;/rating&gt; &lt;title&gt;Joe Montana's NFL Football&lt;/title&gt; &lt;pub&gt;SEGA of America, Inc.&lt;/pub&gt; &lt;dev&gt;SEGA Enterprises Ltd.&lt;/dev&gt; &lt;genre&gt;Football/Sports&lt;/genre&gt; &lt;score&gt;2.4&lt;/score&gt; &lt;player&gt;1-2 Players&lt;/player&gt; &lt;story&gt;This enhanced version of the Joe Montana series features 3D models and even full-motion video of Joe Montana himself. <text:s/>It sports a full NFL license with all 28 teams of the time with their respective nicknames and logos, along with 10 of the all-time greatest Super Bowl teams including '85 Bears, the '72 Dolphins, just to name a few, that the player can compete against if they win the biggest game of the year.****The gameplay is a behind the quarterback view with 3D angles including four different replay options including a "Helmet Cam". <text:s/>It features digitized voices and videos including Joe Montana in which the player can consult him three times during a game. <text:s/>The standard modes also apply including regular exhibition games and a full-season mode complete with playoffs and the ever important, Super Bowl.&lt;/story&gt; &lt;/game&gt;</text:p>
          </table:table-cell>
        </table:table-row>
        <table:table-row table:style-name="ro1">
          <table:table-cell office:value-type="string">
            <text:p>Jurassic Park (USA)</text:p>
          </table:table-cell>
          <table:table-cell office:value-type="string">
            <text:p>1993</text:p>
          </table:table-cell>
          <table:table-cell office:value-type="string">
            <text:p>ESRB - E (Everyone)</text:p>
          </table:table-cell>
          <table:table-cell office:value-type="string">
            <text:p>Jurassic Park</text:p>
          </table:table-cell>
          <table:table-cell office:value-type="string">
            <text:p>SEGA of America, Inc.</text:p>
          </table:table-cell>
          <table:table-cell office:value-type="string">
            <text:p>Sega Multimedia Studio</text:p>
          </table:table-cell>
          <table:table-cell office:value-type="string">
            <text:p>Adventure</text:p>
          </table:table-cell>
          <table:table-cell office:value-type="string">
            <text:p>3.6</text:p>
          </table:table-cell>
          <table:table-cell office:value-type="string">
            <text:p>1 Player</text:p>
          </table:table-cell>
          <table:table-cell office:value-type="string">
            <text:p>This is the Sega CD game based on the 1993 Steven Spielberg movie based on the book by Michael Crichton. This game differs greatly from other Jurassic Park games. It is a point-and-click adventure game, with a strong emphasis on action sequences which require split-second timing.****The story takes place after the events of the movie/book. You are sent back to Jurassic Park to retrieve dinosaur eggs from around the park and put them in an incubator. You only have 12 hours to retrieve one egg from every species of dino in the park. Unfortunately, shortly before arriving at the park, your helicopter crashes!</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Jurassic Park (USA)&quot;&gt; &lt;year&gt;1993&lt;/year&gt; &lt;rating&gt;ESRB - E (Everyone)&lt;/rating&gt; &lt;title&gt;Jurassic Park&lt;/title&gt; &lt;pub&gt;SEGA of America, Inc.&lt;/pub&gt; &lt;dev&gt;Sega Multimedia Studio&lt;/dev&gt; &lt;genre&gt;Adventure&lt;/genre&gt; &lt;score&gt;3.6&lt;/score&gt; &lt;player&gt;1 Player&lt;/player&gt; &lt;story&gt;This is the Sega CD game based on the 1993 Steven Spielberg movie based on the book by Michael Crichton. This game differs greatly from other Jurassic Park games. It is a point-and-click adventure game, with a strong emphasis on action sequences which require split-second timing.****The story takes place after the events of the movie/book. You are sent back to Jurassic Park to retrieve dinosaur eggs from around the park and put them in an incubator. You only have 12 hours to retrieve one egg from every species of dino in the park. Unfortunately, shortly before arriving at the park, your helicopter crashes!&lt;/story&gt; &lt;/game&gt;">
            <text:p>&lt;game name="Jurassic Park (USA)"&gt; &lt;year&gt;1993&lt;/year&gt; &lt;rating&gt;ESRB - E (Everyone)&lt;/rating&gt; &lt;title&gt;Jurassic Park&lt;/title&gt; &lt;pub&gt;SEGA of America, Inc.&lt;/pub&gt; &lt;dev&gt;Sega Multimedia Studio&lt;/dev&gt; &lt;genre&gt;Adventure&lt;/genre&gt; &lt;score&gt;3.6&lt;/score&gt; &lt;player&gt;1 Player&lt;/player&gt; &lt;story&gt;This is the Sega CD game based on the 1993 Steven Spielberg movie based on the book by Michael Crichton. This game differs greatly from other Jurassic Park games. It is a point-and-click adventure game, with a strong emphasis on action sequences which require split-second timing.****The story takes place after the events of the movie/book. You are sent back to Jurassic Park to retrieve dinosaur eggs from around the park and put them in an incubator. You only have 12 hours to retrieve one egg from every species of dino in the park. Unfortunately, shortly before arriving at the park, your helicopter crashes!&lt;/story&gt; &lt;/game&gt;</text:p>
          </table:table-cell>
        </table:table-row>
        <table:table-row table:style-name="ro1">
          <table:table-cell office:value-type="string">
            <text:p>Keio Flying Squadron (USA)</text:p>
          </table:table-cell>
          <table:table-cell office:value-type="string">
            <text:p>1994</text:p>
          </table:table-cell>
          <table:table-cell office:value-type="string">
            <text:p>ESRB - E (Everyone)</text:p>
          </table:table-cell>
          <table:table-cell office:value-type="string">
            <text:p>Keio Flying Squadron</text:p>
          </table:table-cell>
          <table:table-cell office:value-type="string">
            <text:p>JVC Musical Industries Europe Limited</text:p>
          </table:table-cell>
          <table:table-cell office:value-type="string">
            <text:p>Victor Musical Industries, Inc.</text:p>
          </table:table-cell>
          <table:table-cell office:value-type="string">
            <text:p>Shoot-'Em-Up</text:p>
          </table:table-cell>
          <table:table-cell office:value-type="string">
            <text:p>3.6</text:p>
          </table:table-cell>
          <table:table-cell office:value-type="string">
            <text:p>1 Player</text:p>
          </table:table-cell>
          <table:table-cell office:value-type="string">
            <text:p>Keio Flying Squadron chronicles the adventures of Rami, the little bunny-suited member of the flying squadron tasked with the protection of the "Special Holy Object". Unfortunately as the game starts the object in question gets stolen by the evil Dr. Pon, and so Rami jumps atop her trusty dragon in pursuit of Dr. Pon.****The game plays as a classic 2D shooter with upgradable weapons and option characters, with a distinct cartoonish and family-friendly design.****Features 7 levels and 3 difficulty settings.</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Keio Flying Squadron (USA)&quot;&gt; &lt;year&gt;1994&lt;/year&gt; &lt;rating&gt;ESRB - E (Everyone)&lt;/rating&gt; &lt;title&gt;Keio Flying Squadron&lt;/title&gt; &lt;pub&gt;JVC Musical Industries Europe Limited&lt;/pub&gt; &lt;dev&gt;Victor Musical Industries, Inc.&lt;/dev&gt; &lt;genre&gt;Shoot-'Em-Up&lt;/genre&gt; &lt;score&gt;3.6&lt;/score&gt; &lt;player&gt;1 Player&lt;/player&gt; &lt;story&gt;Keio Flying Squadron chronicles the adventures of Rami, the little bunny-suited member of the flying squadron tasked with the protection of the &quot;Special Holy Object&quot;. Unfortunately as the game starts the object in question gets stolen by the evil Dr. Pon, and so Rami jumps atop her trusty dragon in pursuit of Dr. Pon.****The game plays as a classic 2D shooter with upgradable weapons and option characters, with a distinct cartoonish and family-friendly design.****Features 7 levels and 3 difficulty settings.&lt;/story&gt; &lt;/game&gt;">
            <text:p>&lt;game name="Keio Flying Squadron (USA)"&gt; &lt;year&gt;1994&lt;/year&gt; &lt;rating&gt;ESRB - E (Everyone)&lt;/rating&gt; &lt;title&gt;Keio Flying Squadron&lt;/title&gt; &lt;pub&gt;JVC Musical Industries Europe Limited&lt;/pub&gt; &lt;dev&gt;Victor Musical Industries, Inc.&lt;/dev&gt; &lt;genre&gt;Shoot-'Em-Up&lt;/genre&gt; &lt;score&gt;3.6&lt;/score&gt; &lt;player&gt;1 Player&lt;/player&gt; &lt;story&gt;Keio Flying Squadron chronicles the adventures of Rami, the little bunny-suited member of the flying squadron tasked with the protection of the "Special Holy Object". Unfortunately as the game starts the object in question gets stolen by the evil Dr. Pon, and so Rami jumps atop her trusty dragon in pursuit of Dr. Pon.****The game plays as a classic 2D shooter with upgradable weapons and option characters, with a distinct cartoonish and family-friendly design.****Features 7 levels and 3 difficulty settings.&lt;/story&gt; &lt;/game&gt;</text:p>
          </table:table-cell>
        </table:table-row>
        <table:table-row table:style-name="ro1">
          <table:table-cell office:value-type="string">
            <text:p>Kids on Site (USA)</text:p>
          </table:table-cell>
          <table:table-cell office:value-type="string">
            <text:p>1994</text:p>
          </table:table-cell>
          <table:table-cell office:value-type="string">
            <text:p>ESRB - E (Everyone)</text:p>
          </table:table-cell>
          <table:table-cell office:value-type="string">
            <text:p>Kids on Site</text:p>
          </table:table-cell>
          <table:table-cell office:value-type="string">
            <text:p>SEGA of America, Inc.</text:p>
          </table:table-cell>
          <table:table-cell office:value-type="string">
            <text:p>Digital Pictures, Inc.</text:p>
          </table:table-cell>
          <table:table-cell office:value-type="string">
            <text:p>Adventure</text:p>
          </table:table-cell>
          <table:table-cell office:value-type="string">
            <text:p>2.8</text:p>
          </table:table-cell>
          <table:table-cell office:value-type="string">
            <text:p>1 Player</text:p>
          </table:table-cell>
          <table:table-cell office:value-type="string">
            <text:p>Remember the days as a kid when you were fascinated with these big machines on the building site? With this game you have the opportunity to try them out! You can use either the excavator, bulldozer, steamroller or wrecking ball. The handling couldn't be easier, there are just three buttons to press: left, right and use.****With each machine you get a simple task, e.g. carry three shovels of dirt on a truck. But the fun thing is that you aren't restricted to this and can just screw around. Why wreck an old house when the pit latrine is so much more tempting? The whole game is presented in full motion video - the reactions are very humorous and with a fair share of slapstick. To improve the long time motivation there are even multiple videos for every action, e.g. the first time you break a road block with the the excavator you drive on a highway, the second time into a canyon, the third time onto a rollercoaster and so on...</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Kids on Site (USA)&quot;&gt; &lt;year&gt;1994&lt;/year&gt; &lt;rating&gt;ESRB - E (Everyone)&lt;/rating&gt; &lt;title&gt;Kids on Site&lt;/title&gt; &lt;pub&gt;SEGA of America, Inc.&lt;/pub&gt; &lt;dev&gt;Digital Pictures, Inc.&lt;/dev&gt; &lt;genre&gt;Adventure&lt;/genre&gt; &lt;score&gt;2.8&lt;/score&gt; &lt;player&gt;1 Player&lt;/player&gt; &lt;story&gt;Remember the days as a kid when you were fascinated with these big machines on the building site? With this game you have the opportunity to try them out! You can use either the excavator, bulldozer, steamroller or wrecking ball. The handling couldn't be easier, there are just three buttons to press: left, right and use.****With each machine you get a simple task, e.g. carry three shovels of dirt on a truck. But the fun thing is that you aren't restricted to this and can just screw around. Why wreck an old house when the pit latrine is so much more tempting? The whole game is presented in full motion video - the reactions are very humorous and with a fair share of slapstick. To improve the long time motivation there are even multiple videos for every action, e.g. the first time you break a road block with the the excavator you drive on a highway, the second time into a canyon, the third time onto a rollercoaster and so on...&lt;/story&gt; &lt;/game&gt;">
            <text:p>&lt;game name="Kids on Site (USA)"&gt; &lt;year&gt;1994&lt;/year&gt; &lt;rating&gt;ESRB - E (Everyone)&lt;/rating&gt; &lt;title&gt;Kids on Site&lt;/title&gt; &lt;pub&gt;SEGA of America, Inc.&lt;/pub&gt; &lt;dev&gt;Digital Pictures, Inc.&lt;/dev&gt; &lt;genre&gt;Adventure&lt;/genre&gt; &lt;score&gt;2.8&lt;/score&gt; &lt;player&gt;1 Player&lt;/player&gt; &lt;story&gt;Remember the days as a kid when you were fascinated with these big machines on the building site? With this game you have the opportunity to try them out! You can use either the excavator, bulldozer, steamroller or wrecking ball. The handling couldn't be easier, there are just three buttons to press: left, right and use.****With each machine you get a simple task, e.g. carry three shovels of dirt on a truck. But the fun thing is that you aren't restricted to this and can just screw around. Why wreck an old house when the pit latrine is so much more tempting? The whole game is presented in full motion video - the reactions are very humorous and with a fair share of slapstick. To improve the long time motivation there are even multiple videos for every action, e.g. the first time you break a road block with the the excavator you drive on a highway, the second time into a canyon, the third time onto a rollercoaster and so on...&lt;/story&gt; &lt;/game&gt;</text:p>
          </table:table-cell>
        </table:table-row>
        <table:table-row table:style-name="ro1">
          <table:table-cell office:value-type="string">
            <text:p>Lawnmower Man, The (USA)</text:p>
          </table:table-cell>
          <table:table-cell office:value-type="string">
            <text:p>1994</text:p>
          </table:table-cell>
          <table:table-cell office:value-type="string">
            <text:p>ESRB - K-A (Kids to Adults)</text:p>
          </table:table-cell>
          <table:table-cell office:value-type="string">
            <text:p>The Lawnmower Man</text:p>
          </table:table-cell>
          <table:table-cell office:value-type="string">
            <text:p>Time Warner Interactive, Inc.</text:p>
          </table:table-cell>
          <table:table-cell office:value-type="string">
            <text:p>Sales Curve Ltd., The</text:p>
          </table:table-cell>
          <table:table-cell office:value-type="string">
            <text:p>Action</text:p>
          </table:table-cell>
          <table:table-cell office:value-type="float" office:value="1.5">
            <text:p>1.5</text:p>
          </table:table-cell>
          <table:table-cell office:value-type="string">
            <text:p>1 Player</text:p>
          </table:table-cell>
          <table:table-cell office:value-type="string">
            <text:p>The Lawnmower Man is the game based on the 1992 movie of the same name (itself loosely based on a Stephen King short story) <text:s/>starring pre-Bond fame Pierce Brosnan as Dr. Lawrence Angelo, a scientist working for Virtual Space Industries in "Project 5", a secret research that attempts to increase the intelligence of primates using psychotropic drugs and VR training. ****With his reluctance to aim the research to military purpose, after one of the chimps escapes and shoots a guard in the process he is given a forced vacation, and while taking notes on the need for experiment with a human subject, he notices Jobe Smith (Jeff Fahey), a simpleton who makes his living on odd jobs such as mowing the grass (hence, the title role). The first experiments quickly increase Jobe's intelligence, and while after an accident Angelo stopped the experiments, The Shop, a secret agency overviewing Project 5, reinserted the drugs responsible for violent behaviour into the program and sped up the treatment. As Jobe starts to develop telekinetic powers, he starts to take revenge on those who abused him before he started the treatments, and plots to take over all computers in the world.****While the CD version of the game (PC, Mega CD) is an interactive movie, both cartridge versions are platformers, the player taking control of Dr. Angelo or Carla Parkette (mother of Jobe's best friend) in typical side-scrolling shooting action. The player can collect better weapons or data discs, which after collecting a number of them allow to morph into the Virtual Suit, which gives protection against a first hit. The player visits several locations seen in the movie, such as the gas pump and the VSI headquarters. ****The twists of the game are true-3D level connectors, based on the CG sequences of the movie, usually all involving avoiding obstacles (and the occasional shooting) at high speed in the VR world. There are four different (Virtual World, Cyber War, Cyber Run and Cyber Tube), each taking a slightly different approach (Virtual World is seen in first person, the objective being dodging obstacles such as trees and archs and reach the exit, Cyber War similar to Virtual World but with some shooting stops, Cyber Run is seen in third person and requires occasional shooting of obstacles, while Cyber Tube is a fast travel with plenty of enemies in a VR tunnel).</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Lawnmower Man, The (USA)&quot;&gt; &lt;year&gt;1994&lt;/year&gt; &lt;rating&gt;ESRB - K-A (Kids to Adults)&lt;/rating&gt; &lt;title&gt;The Lawnmower Man&lt;/title&gt; &lt;pub&gt;Time Warner Interactive, Inc.&lt;/pub&gt; &lt;dev&gt;Sales Curve Ltd., The&lt;/dev&gt; &lt;genre&gt;Action&lt;/genre&gt; &lt;score&gt;1.5&lt;/score&gt; &lt;player&gt;1 Player&lt;/player&gt; &lt;story&gt;The Lawnmower Man is the game based on the 1992 movie of the same name (itself loosely based on a Stephen King short story)  starring pre-Bond fame Pierce Brosnan as Dr. Lawrence Angelo, a scientist working for Virtual Space Industries in &quot;Project 5&quot;, a secret research that attempts to increase the intelligence of primates using psychotropic drugs and VR training. ****With his reluctance to aim the research to military purpose, after one of the chimps escapes and shoots a guard in the process he is given a forced vacation, and while taking notes on the need for experiment with a human subject, he notices Jobe Smith (Jeff Fahey), a simpleton who makes his living on odd jobs such as mowing the grass (hence, the title role). The first experiments quickly increase Jobe's intelligence, and while after an accident Angelo stopped the experiments, The Shop, a secret agency overviewing Project 5, reinserted the drugs responsible for violent behaviour into the program and sped up the treatment. As Jobe starts to develop telekinetic powers, he starts to take revenge on those who abused him before he started the treatments, and plots to take over all computers in the world.****While the CD version of the game (PC, Mega CD) is an interactive movie, both cartridge versions are platformers, the player taking control of Dr. Angelo or Carla Parkette (mother of Jobe's best friend) in typical side-scrolling shooting action. The player can collect better weapons or data discs, which after collecting a number of them allow to morph into the Virtual Suit, which gives protection against a first hit. The player visits several locations seen in the movie, such as the gas pump and the VSI headquarters. ****The twists of the game are true-3D level connectors, based on the CG sequences of the movie, usually all involving avoiding obstacles (and the occasional shooting) at high speed in the VR world. There are four different (Virtual World, Cyber War, Cyber Run and Cyber Tube), each taking a slightly different approach (Virtual World is seen in first person, the objective being dodging obstacles such as trees and archs and reach the exit, Cyber War similar to Virtual World but with some shooting stops, Cyber Run is seen in third person and requires occasional shooting of obstacles, while Cyber Tube is a fast travel with plenty of enemies in a VR tunnel).&lt;/story&gt; &lt;/game&gt;">
            <text:p>&lt;game name="Lawnmower Man, The (USA)"&gt; &lt;year&gt;1994&lt;/year&gt; &lt;rating&gt;ESRB - K-A (Kids to Adults)&lt;/rating&gt; &lt;title&gt;The Lawnmower Man&lt;/title&gt; &lt;pub&gt;Time Warner Interactive, Inc.&lt;/pub&gt; &lt;dev&gt;Sales Curve Ltd., The&lt;/dev&gt; &lt;genre&gt;Action&lt;/genre&gt; &lt;score&gt;1.5&lt;/score&gt; &lt;player&gt;1 Player&lt;/player&gt; &lt;story&gt;The Lawnmower Man is the game based on the 1992 movie of the same name (itself loosely based on a Stephen King short story) <text:s/>starring pre-Bond fame Pierce Brosnan as Dr. Lawrence Angelo, a scientist working for Virtual Space Industries in "Project 5", a secret research that attempts to increase the intelligence of primates using psychotropic drugs and VR training. ****With his reluctance to aim the research to military purpose, after one of the chimps escapes and shoots a guard in the process he is given a forced vacation, and while taking notes on the need for experiment with a human subject, he notices Jobe Smith (Jeff Fahey), a simpleton who makes his living on odd jobs such as mowing the grass (hence, the title role). The first experiments quickly increase Jobe's intelligence, and while after an accident Angelo stopped the experiments, The Shop, a secret agency overviewing Project 5, reinserted the drugs responsible for violent behaviour into the program and sped up the treatment. As Jobe starts to develop telekinetic powers, he starts to take revenge on those who abused him before he started the treatments, and plots to take over all computers in the world.****While the CD version of the game (PC, Mega CD) is an interactive movie, both cartridge versions are platformers, the player taking control of Dr. Angelo or Carla Parkette (mother of Jobe's best friend) in typical side-scrolling shooting action. The player can collect better weapons or data discs, which after collecting a number of them allow to morph into the Virtual Suit, which gives protection against a first hit. The player visits several locations seen in the movie, such as the gas pump and the VSI headquarters. ****The twists of the game are true-3D level connectors, based on the CG sequences of the movie, usually all involving avoiding obstacles (and the occasional shooting) at high speed in the VR world. There are four different (Virtual World, Cyber War, Cyber Run and Cyber Tube), each taking a slightly different approach (Virtual World is seen in first person, the objective being dodging obstacles such as trees and archs and reach the exit, Cyber War similar to Virtual World but with some shooting stops, Cyber Run is seen in third person and requires occasional shooting of obstacles, while Cyber Tube is a fast travel with plenty of enemies in a VR tunnel).&lt;/story&gt; &lt;/game&gt;</text:p>
          </table:table-cell>
        </table:table-row>
        <table:table-row table:style-name="ro1">
          <table:table-cell office:value-type="string">
            <text:p>Lethal Enforcers (USA)</text:p>
          </table:table-cell>
          <table:table-cell office:value-type="string">
            <text:p>1993</text:p>
          </table:table-cell>
          <table:table-cell office:value-type="string">
            <text:p>ESRB - T (Teen)</text:p>
          </table:table-cell>
          <table:table-cell office:value-type="string">
            <text:p>Lethal Enforcers</text:p>
          </table:table-cell>
          <table:table-cell office:value-type="string">
            <text:p>Konami (America), Inc.</text:p>
          </table:table-cell>
          <table:table-cell office:value-type="string">
            <text:p>Konami Co., Ltd.</text:p>
          </table:table-cell>
          <table:table-cell office:value-type="string">
            <text:p>Gun</text:p>
          </table:table-cell>
          <table:table-cell office:value-type="float" office:value="3.5">
            <text:p>3.5</text:p>
          </table:table-cell>
          <table:table-cell office:value-type="string">
            <text:p>1-2 Players</text:p>
          </table:table-cell>
          <table:table-cell office:value-type="string">
            <text:p>Pick up your pistol and be the cop you need to be in order to rid the streets of the criminals out to make your day hell. Aim wisely and quickly, otherwise your lives will be lost quickly in this 1st person arcade shooter, cleaning up the streets. The higher the difficulty level, the more crimes there will be to eliminate, but watch out for the other weapons that can help you along the way.****Go straight into the mayhem, practice in the targeting range or have a friend back you up in two player mode. Use a gun accessory or play with the gamepad.</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Lethal Enforcers (USA)&quot;&gt; &lt;year&gt;1993&lt;/year&gt; &lt;rating&gt;ESRB - T (Teen)&lt;/rating&gt; &lt;title&gt;Lethal Enforcers&lt;/title&gt; &lt;pub&gt;Konami (America), Inc.&lt;/pub&gt; &lt;dev&gt;Konami Co., Ltd.&lt;/dev&gt; &lt;genre&gt;Gun&lt;/genre&gt; &lt;score&gt;3.5&lt;/score&gt; &lt;player&gt;1-2 Players&lt;/player&gt; &lt;story&gt;Pick up your pistol and be the cop you need to be in order to rid the streets of the criminals out to make your day hell. Aim wisely and quickly, otherwise your lives will be lost quickly in this 1st person arcade shooter, cleaning up the streets. The higher the difficulty level, the more crimes there will be to eliminate, but watch out for the other weapons that can help you along the way.****Go straight into the mayhem, practice in the targeting range or have a friend back you up in two player mode. Use a gun accessory or play with the gamepad.&lt;/story&gt; &lt;/game&gt;">
            <text:p>&lt;game name="Lethal Enforcers (USA)"&gt; &lt;year&gt;1993&lt;/year&gt; &lt;rating&gt;ESRB - T (Teen)&lt;/rating&gt; &lt;title&gt;Lethal Enforcers&lt;/title&gt; &lt;pub&gt;Konami (America), Inc.&lt;/pub&gt; &lt;dev&gt;Konami Co., Ltd.&lt;/dev&gt; &lt;genre&gt;Gun&lt;/genre&gt; &lt;score&gt;3.5&lt;/score&gt; &lt;player&gt;1-2 Players&lt;/player&gt; &lt;story&gt;Pick up your pistol and be the cop you need to be in order to rid the streets of the criminals out to make your day hell. Aim wisely and quickly, otherwise your lives will be lost quickly in this 1st person arcade shooter, cleaning up the streets. The higher the difficulty level, the more crimes there will be to eliminate, but watch out for the other weapons that can help you along the way.****Go straight into the mayhem, practice in the targeting range or have a friend back you up in two player mode. Use a gun accessory or play with the gamepad.&lt;/story&gt; &lt;/game&gt;</text:p>
          </table:table-cell>
        </table:table-row>
        <table:table-row table:style-name="ro1">
          <table:table-cell office:value-type="string">
            <text:p>Lethal Enforcers II - Gun Fighters (USA)</text:p>
          </table:table-cell>
          <table:table-cell office:value-type="string">
            <text:p>1994</text:p>
          </table:table-cell>
          <table:table-cell office:value-type="string">
            <text:p>ESRB - T (Teen)</text:p>
          </table:table-cell>
          <table:table-cell office:value-type="string">
            <text:p>Lethal Enforcers II: Gun Fighters</text:p>
          </table:table-cell>
          <table:table-cell office:value-type="string">
            <text:p>Konami (America), Inc.</text:p>
          </table:table-cell>
          <table:table-cell office:value-type="string">
            <text:p>Konami Co., Ltd.</text:p>
          </table:table-cell>
          <table:table-cell office:value-type="string">
            <text:p>Gun</text:p>
          </table:table-cell>
          <table:table-cell office:value-type="float" office:value="3.6">
            <text:p>3.6</text:p>
          </table:table-cell>
          <table:table-cell office:value-type="string">
            <text:p>1-2 Players</text:p>
          </table:table-cell>
          <table:table-cell office:value-type="string">
            <text:p>In this sequel to Lethal Enforcers you are the sheriff of a town set in the old Wild West. Using the control pad or Konami's own Justifier lightgun, you'll be taking out outlaws who are robbing banks and kidnapping innocents. You have the opportunity to upgrade and keep you gun, as long as you don't shoot the people you are trying to save.****The action is usually shown on a single screen with enemies "popping out" from various sections. If you do not shoot them in time they will either shoot or throw various weapons at you. You will lose energy if they hit you or you hit an innocent civilian.</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Lethal Enforcers II - Gun Fighters (USA)&quot;&gt; &lt;year&gt;1994&lt;/year&gt; &lt;rating&gt;ESRB - T (Teen)&lt;/rating&gt; &lt;title&gt;Lethal Enforcers II: Gun Fighters&lt;/title&gt; &lt;pub&gt;Konami (America), Inc.&lt;/pub&gt; &lt;dev&gt;Konami Co., Ltd.&lt;/dev&gt; &lt;genre&gt;Gun&lt;/genre&gt; &lt;score&gt;3.6&lt;/score&gt; &lt;player&gt;1-2 Players&lt;/player&gt; &lt;story&gt;In this sequel to Lethal Enforcers you are the sheriff of a town set in the old Wild West. Using the control pad or Konami's own Justifier lightgun, you'll be taking out outlaws who are robbing banks and kidnapping innocents. You have the opportunity to upgrade and keep you gun, as long as you don't shoot the people you are trying to save.****The action is usually shown on a single screen with enemies &quot;popping out&quot; from various sections. If you do not shoot them in time they will either shoot or throw various weapons at you. You will lose energy if they hit you or you hit an innocent civilian.&lt;/story&gt; &lt;/game&gt;">
            <text:p>&lt;game name="Lethal Enforcers II - Gun Fighters (USA)"&gt; &lt;year&gt;1994&lt;/year&gt; &lt;rating&gt;ESRB - T (Teen)&lt;/rating&gt; &lt;title&gt;Lethal Enforcers II: Gun Fighters&lt;/title&gt; &lt;pub&gt;Konami (America), Inc.&lt;/pub&gt; &lt;dev&gt;Konami Co., Ltd.&lt;/dev&gt; &lt;genre&gt;Gun&lt;/genre&gt; &lt;score&gt;3.6&lt;/score&gt; &lt;player&gt;1-2 Players&lt;/player&gt; &lt;story&gt;In this sequel to Lethal Enforcers you are the sheriff of a town set in the old Wild West. Using the control pad or Konami's own Justifier lightgun, you'll be taking out outlaws who are robbing banks and kidnapping innocents. You have the opportunity to upgrade and keep you gun, as long as you don't shoot the people you are trying to save.****The action is usually shown on a single screen with enemies "popping out" from various sections. If you do not shoot them in time they will either shoot or throw various weapons at you. You will lose energy if they hit you or you hit an innocent civilian.&lt;/story&gt; &lt;/game&gt;</text:p>
          </table:table-cell>
        </table:table-row>
        <table:table-row table:style-name="ro1">
          <table:table-cell office:value-type="string">
            <text:p>Links - The Challenge of Golf (USA)</text:p>
          </table:table-cell>
          <table:table-cell office:value-type="string">
            <text:p>1994</text:p>
          </table:table-cell>
          <table:table-cell office:value-type="string">
            <text:p>ESRB - E (Everyone)</text:p>
          </table:table-cell>
          <table:table-cell office:value-type="string">
            <text:p>Links: The Challenge of Golf</text:p>
          </table:table-cell>
          <table:table-cell office:value-type="string">
            <text:p>Virgin Interactive Entertainment, Inc.</text:p>
          </table:table-cell>
          <table:table-cell office:value-type="string">
            <text:p>Access Software, Inc.</text:p>
          </table:table-cell>
          <table:table-cell office:value-type="string">
            <text:p>Golf/Sports</text:p>
          </table:table-cell>
          <table:table-cell office:value-type="string">
            <text:p>3.0</text:p>
          </table:table-cell>
          <table:table-cell office:value-type="string">
            <text:p>1-6 Players</text:p>
          </table:table-cell>
          <table:table-cell office:value-type="string">
            <text:p>Links redefined what golf on the PC should look and play like; it migrated golf from a sports game to a simulation. <text:s/>Good use of VGA's 256 colors made for a realistic course with trees, water, sandtraps, and the fairway. <text:s/>The addition of ball physics, mulligans, changing the lie of the ball, real digitized environmental sounds (even through the PC speaker), and the ability to view a replay (even from multiple angles) gave PC golf games a new echelon of quality to match. <text:s/>****Links catapulted to the top rung of the golf simulation ladder and the series has managed to stay there for over a decade.</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Links - The Challenge of Golf (USA)&quot;&gt; &lt;year&gt;1994&lt;/year&gt; &lt;rating&gt;ESRB - E (Everyone)&lt;/rating&gt; &lt;title&gt;Links: The Challenge of Golf&lt;/title&gt; &lt;pub&gt;Virgin Interactive Entertainment, Inc.&lt;/pub&gt; &lt;dev&gt;Access Software, Inc.&lt;/dev&gt; &lt;genre&gt;Golf/Sports&lt;/genre&gt; &lt;score&gt;3.0&lt;/score&gt; &lt;player&gt;1-6 Players&lt;/player&gt; &lt;story&gt;Links redefined what golf on the PC should look and play like; it migrated golf from a sports game to a simulation.  Good use of VGA's 256 colors made for a realistic course with trees, water, sandtraps, and the fairway.  The addition of ball physics, mulligans, changing the lie of the ball, real digitized environmental sounds (even through the PC speaker), and the ability to view a replay (even from multiple angles) gave PC golf games a new echelon of quality to match.  ****Links catapulted to the top rung of the golf simulation ladder and the series has managed to stay there for over a decade.&lt;/story&gt; &lt;/game&gt;">
            <text:p>&lt;game name="Links - The Challenge of Golf (USA)"&gt; &lt;year&gt;1994&lt;/year&gt; &lt;rating&gt;ESRB - E (Everyone)&lt;/rating&gt; &lt;title&gt;Links: The Challenge of Golf&lt;/title&gt; &lt;pub&gt;Virgin Interactive Entertainment, Inc.&lt;/pub&gt; &lt;dev&gt;Access Software, Inc.&lt;/dev&gt; &lt;genre&gt;Golf/Sports&lt;/genre&gt; &lt;score&gt;3.0&lt;/score&gt; &lt;player&gt;1-6 Players&lt;/player&gt; &lt;story&gt;Links redefined what golf on the PC should look and play like; it migrated golf from a sports game to a simulation. <text:s/>Good use of VGA's 256 colors made for a realistic course with trees, water, sandtraps, and the fairway. <text:s/>The addition of ball physics, mulligans, changing the lie of the ball, real digitized environmental sounds (even through the PC speaker), and the ability to view a replay (even from multiple angles) gave PC golf games a new echelon of quality to match. <text:s/>****Links catapulted to the top rung of the golf simulation ladder and the series has managed to stay there for over a decade.&lt;/story&gt; &lt;/game&gt;</text:p>
          </table:table-cell>
        </table:table-row>
        <table:table-row table:style-name="ro1">
          <table:table-cell office:value-type="string">
            <text:p>Loadstar - The Legend of Tully Bodine (USA)</text:p>
          </table:table-cell>
          <table:table-cell office:value-type="string">
            <text:p>1994</text:p>
          </table:table-cell>
          <table:table-cell office:value-type="string">
            <text:p>ESRB - K-A (Kids to Adults)</text:p>
          </table:table-cell>
          <table:table-cell office:value-type="string">
            <text:p>Loadstar: The Legend of Tully Bodine</text:p>
          </table:table-cell>
          <table:table-cell table:number-columns-repeated="2" office:value-type="string">
            <text:p>Rocket Science Games, Inc.</text:p>
          </table:table-cell>
          <table:table-cell office:value-type="string">
            <text:p>Shooter</text:p>
          </table:table-cell>
          <table:table-cell office:value-type="string">
            <text:p>2.6</text:p>
          </table:table-cell>
          <table:table-cell office:value-type="string">
            <text:p>1 Player</text:p>
          </table:table-cell>
          <table:table-cell office:value-type="string">
            <text:p>Loadstar is a rail-shooter concerned with shooting enemies while navigating your ship, much like Sewer Shark. You're actually on rails in this game, as you travel in a truck/train called Loadstar along a magnetic rail network covering the moon. Shifting the cursor to the edge of the screen changes to a different track when available, with incorrect turns either killing you instantly or moving you off-course from the level end. Direction indicators and distant landmarks help keep you driving in the right direction, while accidents, track closures, and robot cops work to keep you from it. Your weapons "tag" enemies and force them to explode, or can tag incoming shots and deflect them with a separate shield button. ****Gameplay is broken into three levels as you race from one destination to another to escape with your cargo. The game features sophisticated full-motion video cutscenes breaking up the levels and providing the story. Barry Primus and Ned Beatty star.</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Loadstar - The Legend of Tully Bodine (USA)&quot;&gt; &lt;year&gt;1994&lt;/year&gt; &lt;rating&gt;ESRB - K-A (Kids to Adults)&lt;/rating&gt; &lt;title&gt;Loadstar: The Legend of Tully Bodine&lt;/title&gt; &lt;pub&gt;Rocket Science Games, Inc.&lt;/pub&gt; &lt;dev&gt;Rocket Science Games, Inc.&lt;/dev&gt; &lt;genre&gt;Shooter&lt;/genre&gt; &lt;score&gt;2.6&lt;/score&gt; &lt;player&gt;1 Player&lt;/player&gt; &lt;story&gt;Loadstar is a rail-shooter concerned with shooting enemies while navigating your ship, much like Sewer Shark. You're actually on rails in this game, as you travel in a truck/train called Loadstar along a magnetic rail network covering the moon. Shifting the cursor to the edge of the screen changes to a different track when available, with incorrect turns either killing you instantly or moving you off-course from the level end. Direction indicators and distant landmarks help keep you driving in the right direction, while accidents, track closures, and robot cops work to keep you from it. Your weapons &quot;tag&quot; enemies and force them to explode, or can tag incoming shots and deflect them with a separate shield button. ****Gameplay is broken into three levels as you race from one destination to another to escape with your cargo. The game features sophisticated full-motion video cutscenes breaking up the levels and providing the story. Barry Primus and Ned Beatty star.&lt;/story&gt; &lt;/game&gt;">
            <text:p>&lt;game name="Loadstar - The Legend of Tully Bodine (USA)"&gt; &lt;year&gt;1994&lt;/year&gt; &lt;rating&gt;ESRB - K-A (Kids to Adults)&lt;/rating&gt; &lt;title&gt;Loadstar: The Legend of Tully Bodine&lt;/title&gt; &lt;pub&gt;Rocket Science Games, Inc.&lt;/pub&gt; &lt;dev&gt;Rocket Science Games, Inc.&lt;/dev&gt; &lt;genre&gt;Shooter&lt;/genre&gt; &lt;score&gt;2.6&lt;/score&gt; &lt;player&gt;1 Player&lt;/player&gt; &lt;story&gt;Loadstar is a rail-shooter concerned with shooting enemies while navigating your ship, much like Sewer Shark. You're actually on rails in this game, as you travel in a truck/train called Loadstar along a magnetic rail network covering the moon. Shifting the cursor to the edge of the screen changes to a different track when available, with incorrect turns either killing you instantly or moving you off-course from the level end. Direction indicators and distant landmarks help keep you driving in the right direction, while accidents, track closures, and robot cops work to keep you from it. Your weapons "tag" enemies and force them to explode, or can tag incoming shots and deflect them with a separate shield button. ****Gameplay is broken into three levels as you race from one destination to another to escape with your cargo. The game features sophisticated full-motion video cutscenes breaking up the levels and providing the story. Barry Primus and Ned Beatty star.&lt;/story&gt; &lt;/game&gt;</text:p>
          </table:table-cell>
        </table:table-row>
        <table:table-row table:style-name="ro1">
          <table:table-cell office:value-type="string">
            <text:p>Lords of Thunder (USA)</text:p>
          </table:table-cell>
          <table:table-cell office:value-type="string">
            <text:p>1995</text:p>
          </table:table-cell>
          <table:table-cell office:value-type="string">
            <text:p>ESRB - E (Everyone)</text:p>
          </table:table-cell>
          <table:table-cell office:value-type="string">
            <text:p>Lords of Thunder</text:p>
          </table:table-cell>
          <table:table-cell office:value-type="string">
            <text:p>SEGA of America, Inc.</text:p>
          </table:table-cell>
          <table:table-cell office:value-type="string">
            <text:p>Hudson Soft Company, Ltd.|Red Company Corporation</text:p>
          </table:table-cell>
          <table:table-cell office:value-type="string">
            <text:p>Shoot-'Em-Up</text:p>
          </table:table-cell>
          <table:table-cell office:value-type="string">
            <text:p>4.3</text:p>
          </table:table-cell>
          <table:table-cell office:value-type="string">
            <text:p>1-2 Players</text:p>
          </table:table-cell>
          <table:table-cell office:value-type="string">
            <text:p>In the once peaceful land of Mistral, legend holds of a brave knight named Drak who has sealed an evil god named Deoric beneath the six continents of the land. However, peace never lasts. The Garuda Empire has invaded the lands of Mistral, and the six Dark Generals, led by Sornbul, have conquered the continents. Sornbul's ambition is nothing less than to resurrect Deoric and plunge the land into chaos.****Duran, descendant of Drak, is the only one who can stop the Garuda Empire's mad plan, and with the power of Drak's mystic armors, he heads off to stop Sornbul at any cost.****The six continents of Mistral can be challenged in any order, each of which are filled with hordes of demons and one of Sornbul's Dark Generals. After completing all six continents the player will face Sornbul on the final island. Before a level the player can choose from one of four elemental armors, each with its own bullet spread and unique bomb. The armor's attack can be powered up several levels by finding jewels dropped by enemies. This power level, as well as the armor's health, is reduced when hit. Enemies also drop crystals that are used in a between-level shop to buy additional health, bombs, and continues.</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Lords of Thunder (USA)&quot;&gt; &lt;year&gt;1995&lt;/year&gt; &lt;rating&gt;ESRB - E (Everyone)&lt;/rating&gt; &lt;title&gt;Lords of Thunder&lt;/title&gt; &lt;pub&gt;SEGA of America, Inc.&lt;/pub&gt; &lt;dev&gt;Hudson Soft Company, Ltd.|Red Company Corporation&lt;/dev&gt; &lt;genre&gt;Shoot-'Em-Up&lt;/genre&gt; &lt;score&gt;4.3&lt;/score&gt; &lt;player&gt;1-2 Players&lt;/player&gt; &lt;story&gt;In the once peaceful land of Mistral, legend holds of a brave knight named Drak who has sealed an evil god named Deoric beneath the six continents of the land. However, peace never lasts. The Garuda Empire has invaded the lands of Mistral, and the six Dark Generals, led by Sornbul, have conquered the continents. Sornbul's ambition is nothing less than to resurrect Deoric and plunge the land into chaos.****Duran, descendant of Drak, is the only one who can stop the Garuda Empire's mad plan, and with the power of Drak's mystic armors, he heads off to stop Sornbul at any cost.****The six continents of Mistral can be challenged in any order, each of which are filled with hordes of demons and one of Sornbul's Dark Generals. After completing all six continents the player will face Sornbul on the final island. Before a level the player can choose from one of four elemental armors, each with its own bullet spread and unique bomb. The armor's attack can be powered up several levels by finding jewels dropped by enemies. This power level, as well as the armor's health, is reduced when hit. Enemies also drop crystals that are used in a between-level shop to buy additional health, bombs, and continues.&lt;/story&gt; &lt;/game&gt;">
            <text:p>&lt;game name="Lords of Thunder (USA)"&gt; &lt;year&gt;1995&lt;/year&gt; &lt;rating&gt;ESRB - E (Everyone)&lt;/rating&gt; &lt;title&gt;Lords of Thunder&lt;/title&gt; &lt;pub&gt;SEGA of America, Inc.&lt;/pub&gt; &lt;dev&gt;Hudson Soft Company, Ltd.|Red Company Corporation&lt;/dev&gt; &lt;genre&gt;Shoot-'Em-Up&lt;/genre&gt; &lt;score&gt;4.3&lt;/score&gt; &lt;player&gt;1-2 Players&lt;/player&gt; &lt;story&gt;In the once peaceful land of Mistral, legend holds of a brave knight named Drak who has sealed an evil god named Deoric beneath the six continents of the land. However, peace never lasts. The Garuda Empire has invaded the lands of Mistral, and the six Dark Generals, led by Sornbul, have conquered the continents. Sornbul's ambition is nothing less than to resurrect Deoric and plunge the land into chaos.****Duran, descendant of Drak, is the only one who can stop the Garuda Empire's mad plan, and with the power of Drak's mystic armors, he heads off to stop Sornbul at any cost.****The six continents of Mistral can be challenged in any order, each of which are filled with hordes of demons and one of Sornbul's Dark Generals. After completing all six continents the player will face Sornbul on the final island. Before a level the player can choose from one of four elemental armors, each with its own bullet spread and unique bomb. The armor's attack can be powered up several levels by finding jewels dropped by enemies. This power level, as well as the armor's health, is reduced when hit. Enemies also drop crystals that are used in a between-level shop to buy additional health, bombs, and continues.&lt;/story&gt; &lt;/game&gt;</text:p>
          </table:table-cell>
        </table:table-row>
        <table:table-row table:style-name="ro1">
          <table:table-cell office:value-type="string">
            <text:p>Lunar - Eternal Blue (USA)</text:p>
          </table:table-cell>
          <table:table-cell office:value-type="string">
            <text:p>1995</text:p>
          </table:table-cell>
          <table:table-cell office:value-type="string">
            <text:p>ESRB - E (Everyone)</text:p>
          </table:table-cell>
          <table:table-cell office:value-type="string">
            <text:p>Lunar: Eternal Blue</text:p>
          </table:table-cell>
          <table:table-cell office:value-type="string">
            <text:p>Working Designs</text:p>
          </table:table-cell>
          <table:table-cell office:value-type="string">
            <text:p>Game Arts Co., Ltd.|Studio Alex d.o.o.</text:p>
          </table:table-cell>
          <table:table-cell office:value-type="string">
            <text:p>Role-Playing</text:p>
          </table:table-cell>
          <table:table-cell office:value-type="string">
            <text:p>4.3</text:p>
          </table:table-cell>
          <table:table-cell office:value-type="string">
            <text:p>1 Player</text:p>
          </table:table-cell>
          <table:table-cell office:value-type="string">
            <text:p>This is the original version of the second title in <text:s/>Lunar series.****The events of the game take place hundred years after those of the first "Lunar". You control Hiro, a young treasure hunter who likes exploring various caves and ruins with his trusty companion, the wise-cracking pink flying cat Ruby (who claims to be a baby dragon). One day he meets a mysterious blue-haired girl named Lucia. She explains that she has come from the nearby Blue Star and now needs his help in order to defeat a dark being called Zophar. Bewitched by the girl's beauty, Hiro agrees to help Lucia, and soon finds himself opposing the ruling religion of the world, and shadows from the past.****This is a console-style RPG with turn-based combat viewed from top-down perspective, like the rest of the game. You fight with a party where each member belongs to a particular class and fights using his/her own techniques. Animé-style cut scenes are included to advance the story.</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Lunar - Eternal Blue (USA)&quot;&gt; &lt;year&gt;1995&lt;/year&gt; &lt;rating&gt;ESRB - E (Everyone)&lt;/rating&gt; &lt;title&gt;Lunar: Eternal Blue&lt;/title&gt; &lt;pub&gt;Working Designs&lt;/pub&gt; &lt;dev&gt;Game Arts Co., Ltd.|Studio Alex d.o.o.&lt;/dev&gt; &lt;genre&gt;Role-Playing&lt;/genre&gt; &lt;score&gt;4.3&lt;/score&gt; &lt;player&gt;1 Player&lt;/player&gt; &lt;story&gt;This is the original version of the second title in  Lunar series.****The events of the game take place hundred years after those of the first &quot;Lunar&quot;. You control Hiro, a young treasure hunter who likes exploring various caves and ruins with his trusty companion, the wise-cracking pink flying cat Ruby (who claims to be a baby dragon). One day he meets a mysterious blue-haired girl named Lucia. She explains that she has come from the nearby Blue Star and now needs his help in order to defeat a dark being called Zophar. Bewitched by the girl's beauty, Hiro agrees to help Lucia, and soon finds himself opposing the ruling religion of the world, and shadows from the past.****This is a console-style RPG with turn-based combat viewed from top-down perspective, like the rest of the game. You fight with a party where each member belongs to a particular class and fights using his/her own techniques. Animé-style cut scenes are included to advance the story.&lt;/story&gt; &lt;/game&gt;">
            <text:p>&lt;game name="Lunar - Eternal Blue (USA)"&gt; &lt;year&gt;1995&lt;/year&gt; &lt;rating&gt;ESRB - E (Everyone)&lt;/rating&gt; &lt;title&gt;Lunar: Eternal Blue&lt;/title&gt; &lt;pub&gt;Working Designs&lt;/pub&gt; &lt;dev&gt;Game Arts Co., Ltd.|Studio Alex d.o.o.&lt;/dev&gt; &lt;genre&gt;Role-Playing&lt;/genre&gt; &lt;score&gt;4.3&lt;/score&gt; &lt;player&gt;1 Player&lt;/player&gt; &lt;story&gt;This is the original version of the second title in <text:s/>Lunar series.****The events of the game take place hundred years after those of the first "Lunar". You control Hiro, a young treasure hunter who likes exploring various caves and ruins with his trusty companion, the wise-cracking pink flying cat Ruby (who claims to be a baby dragon). One day he meets a mysterious blue-haired girl named Lucia. She explains that she has come from the nearby Blue Star and now needs his help in order to defeat a dark being called Zophar. Bewitched by the girl's beauty, Hiro agrees to help Lucia, and soon finds himself opposing the ruling religion of the world, and shadows from the past.****This is a console-style RPG with turn-based combat viewed from top-down perspective, like the rest of the game. You fight with a party where each member belongs to a particular class and fights using his/her own techniques. Animé-style cut scenes are included to advance the story.&lt;/story&gt; &lt;/game&gt;</text:p>
          </table:table-cell>
        </table:table-row>
        <table:table-row table:style-name="ro1">
          <table:table-cell office:value-type="string">
            <text:p>Lunar - The Silver Star (USA)</text:p>
          </table:table-cell>
          <table:table-cell office:value-type="string">
            <text:p>1993</text:p>
          </table:table-cell>
          <table:table-cell office:value-type="string">
            <text:p>ESRB - T (Teen)</text:p>
          </table:table-cell>
          <table:table-cell office:value-type="string">
            <text:p>Lunar: The Silver Star</text:p>
          </table:table-cell>
          <table:table-cell office:value-type="string">
            <text:p>Working Designs</text:p>
          </table:table-cell>
          <table:table-cell office:value-type="string">
            <text:p>Game Arts Co., Ltd.|Studio Alex d.o.o.</text:p>
          </table:table-cell>
          <table:table-cell office:value-type="string">
            <text:p>Role-Playing</text:p>
          </table:table-cell>
          <table:table-cell office:value-type="string">
            <text:p>4.0</text:p>
          </table:table-cell>
          <table:table-cell office:value-type="string">
            <text:p>1 Player</text:p>
          </table:table-cell>
          <table:table-cell office:value-type="string">
            <text:p>The hero of Lunar: The Silver Star is Alex, a young boy whose ideal is the great warrior of the past, <text:s/>Dragonmaster Dyne. But in order to become a Dragonmaster, Alex has to find the four great dragons who will grant him the permission. The girl Luna, with whom Alex is in love, accompanies him on his journey. But soon the young people discover that something, or someone, is trying to change the face of the world by resurrecting the ancient goddess Althena, with Luna being a key element in the plan.****Lunar: The Silver Star is a traditional Japanese-style RPG with turn-based battles. The characters in your party have distinct class attributes (fighter, priest, magic user, etc.). It is possible to move the characters over the battle field, which can sometimes prove strategically important (for example, spreading the characters to avoid being hit by an area spell).</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Lunar - The Silver Star (USA)&quot;&gt; &lt;year&gt;1993&lt;/year&gt; &lt;rating&gt;ESRB - T (Teen)&lt;/rating&gt; &lt;title&gt;Lunar: The Silver Star&lt;/title&gt; &lt;pub&gt;Working Designs&lt;/pub&gt; &lt;dev&gt;Game Arts Co., Ltd.|Studio Alex d.o.o.&lt;/dev&gt; &lt;genre&gt;Role-Playing&lt;/genre&gt; &lt;score&gt;4.0&lt;/score&gt; &lt;player&gt;1 Player&lt;/player&gt; &lt;story&gt;The hero of Lunar: The Silver Star is Alex, a young boy whose ideal is the great warrior of the past,  Dragonmaster Dyne. But in order to become a Dragonmaster, Alex has to find the four great dragons who will grant him the permission. The girl Luna, with whom Alex is in love, accompanies him on his journey. But soon the young people discover that something, or someone, is trying to change the face of the world by resurrecting the ancient goddess Althena, with Luna being a key element in the plan.****Lunar: The Silver Star is a traditional Japanese-style RPG with turn-based battles. The characters in your party have distinct class attributes (fighter, priest, magic user, etc.). It is possible to move the characters over the battle field, which can sometimes prove strategically important (for example, spreading the characters to avoid being hit by an area spell).&lt;/story&gt; &lt;/game&gt;">
            <text:p>&lt;game name="Lunar - The Silver Star (USA)"&gt; &lt;year&gt;1993&lt;/year&gt; &lt;rating&gt;ESRB - T (Teen)&lt;/rating&gt; &lt;title&gt;Lunar: The Silver Star&lt;/title&gt; &lt;pub&gt;Working Designs&lt;/pub&gt; &lt;dev&gt;Game Arts Co., Ltd.|Studio Alex d.o.o.&lt;/dev&gt; &lt;genre&gt;Role-Playing&lt;/genre&gt; &lt;score&gt;4.0&lt;/score&gt; &lt;player&gt;1 Player&lt;/player&gt; &lt;story&gt;The hero of Lunar: The Silver Star is Alex, a young boy whose ideal is the great warrior of the past, <text:s/>Dragonmaster Dyne. But in order to become a Dragonmaster, Alex has to find the four great dragons who will grant him the permission. The girl Luna, with whom Alex is in love, accompanies him on his journey. But soon the young people discover that something, or someone, is trying to change the face of the world by resurrecting the ancient goddess Althena, with Luna being a key element in the plan.****Lunar: The Silver Star is a traditional Japanese-style RPG with turn-based battles. The characters in your party have distinct class attributes (fighter, priest, magic user, etc.). It is possible to move the characters over the battle field, which can sometimes prove strategically important (for example, spreading the characters to avoid being hit by an area spell).&lt;/story&gt; &lt;/game&gt;</text:p>
          </table:table-cell>
        </table:table-row>
        <table:table-row table:style-name="ro1">
          <table:table-cell office:value-type="string">
            <text:p>Mad Dog McCree (USA)</text:p>
          </table:table-cell>
          <table:table-cell office:value-type="string">
            <text:p>1993</text:p>
          </table:table-cell>
          <table:table-cell office:value-type="string">
            <text:p>ESRB - K-A (Kids to Adults)</text:p>
          </table:table-cell>
          <table:table-cell office:value-type="string">
            <text:p>Mad Dog McCree</text:p>
          </table:table-cell>
          <table:table-cell table:number-columns-repeated="2" office:value-type="string">
            <text:p>American Laser Games, Inc.</text:p>
          </table:table-cell>
          <table:table-cell office:value-type="string">
            <text:p>Gun</text:p>
          </table:table-cell>
          <table:table-cell office:value-type="string">
            <text:p>0.9</text:p>
          </table:table-cell>
          <table:table-cell office:value-type="string">
            <text:p>1-2 Players</text:p>
          </table:table-cell>
          <table:table-cell office:value-type="string">
            <text:p>Mag Dog McCree and his gang have kidnapped the Mayor and his daughter, and its up to you to rescue them. You must blast through bars and bank robberies to take the gang out and save everything you regard as good and true. Where the game differed from other Operation Wolf-influenced shoot 'em ups was in the use of live video, with real people appearing on the screen before you shoot them down. You have unlimited continues with which to reach the end, so the actors will have their screen deaths seen by as many people as they would had they starred in a film.</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Mad Dog McCree (USA)&quot;&gt; &lt;year&gt;1993&lt;/year&gt; &lt;rating&gt;ESRB - K-A (Kids to Adults)&lt;/rating&gt; &lt;title&gt;Mad Dog McCree&lt;/title&gt; &lt;pub&gt;American Laser Games, Inc.&lt;/pub&gt; &lt;dev&gt;American Laser Games, Inc.&lt;/dev&gt; &lt;genre&gt;Gun&lt;/genre&gt; &lt;score&gt;0.9&lt;/score&gt; &lt;player&gt;1-2 Players&lt;/player&gt; &lt;story&gt;Mag Dog McCree and his gang have kidnapped the Mayor and his daughter, and its up to you to rescue them. You must blast through bars and bank robberies to take the gang out and save everything you regard as good and true. Where the game differed from other Operation Wolf-influenced shoot 'em ups was in the use of live video, with real people appearing on the screen before you shoot them down. You have unlimited continues with which to reach the end, so the actors will have their screen deaths seen by as many people as they would had they starred in a film.&lt;/story&gt; &lt;/game&gt;">
            <text:p>&lt;game name="Mad Dog McCree (USA)"&gt; &lt;year&gt;1993&lt;/year&gt; &lt;rating&gt;ESRB - K-A (Kids to Adults)&lt;/rating&gt; &lt;title&gt;Mad Dog McCree&lt;/title&gt; &lt;pub&gt;American Laser Games, Inc.&lt;/pub&gt; &lt;dev&gt;American Laser Games, Inc.&lt;/dev&gt; &lt;genre&gt;Gun&lt;/genre&gt; &lt;score&gt;0.9&lt;/score&gt; &lt;player&gt;1-2 Players&lt;/player&gt; &lt;story&gt;Mag Dog McCree and his gang have kidnapped the Mayor and his daughter, and its up to you to rescue them. You must blast through bars and bank robberies to take the gang out and save everything you regard as good and true. Where the game differed from other Operation Wolf-influenced shoot 'em ups was in the use of live video, with real people appearing on the screen before you shoot them down. You have unlimited continues with which to reach the end, so the actors will have their screen deaths seen by as many people as they would had they starred in a film.&lt;/story&gt; &lt;/game&gt;</text:p>
          </table:table-cell>
        </table:table-row>
        <table:table-row table:style-name="ro1">
          <table:table-cell office:value-type="string">
            <text:p>Mad Dog McCree II - The Lost Gold (USA)</text:p>
          </table:table-cell>
          <table:table-cell office:value-type="string">
            <text:p>1993</text:p>
          </table:table-cell>
          <table:table-cell office:value-type="string">
            <text:p>ESRB - K-A (Kids to Adults)</text:p>
          </table:table-cell>
          <table:table-cell office:value-type="string">
            <text:p>Mad Dog II: The Lost Gold</text:p>
          </table:table-cell>
          <table:table-cell table:number-columns-repeated="2" office:value-type="string">
            <text:p>American Laser Games, Inc.</text:p>
          </table:table-cell>
          <table:table-cell office:value-type="string">
            <text:p>Gun</text:p>
          </table:table-cell>
          <table:table-cell office:value-type="float" office:value="3.5">
            <text:p>3.5</text:p>
          </table:table-cell>
          <table:table-cell office:value-type="string">
            <text:p>1-2 Players</text:p>
          </table:table-cell>
          <table:table-cell office:value-type="string">
            <text:p>The sequel to American Laser Game's original Mad Dog McCree, with pretty much the same gameplay and motion capture graphics. This PC conversion seems to have been tweaked a bit to be more stable than the original Mad Dog. There's also somewhat limited replay value as you can choose from 3 different guides for 3 different routes through the game.</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Mad Dog McCree II - The Lost Gold (USA)&quot;&gt; &lt;year&gt;1993&lt;/year&gt; &lt;rating&gt;ESRB - K-A (Kids to Adults)&lt;/rating&gt; &lt;title&gt;Mad Dog II: The Lost Gold&lt;/title&gt; &lt;pub&gt;American Laser Games, Inc.&lt;/pub&gt; &lt;dev&gt;American Laser Games, Inc.&lt;/dev&gt; &lt;genre&gt;Gun&lt;/genre&gt; &lt;score&gt;3.5&lt;/score&gt; &lt;player&gt;1-2 Players&lt;/player&gt; &lt;story&gt;The sequel to American Laser Game's original Mad Dog McCree, with pretty much the same gameplay and motion capture graphics. This PC conversion seems to have been tweaked a bit to be more stable than the original Mad Dog. There's also somewhat limited replay value as you can choose from 3 different guides for 3 different routes through the game.&lt;/story&gt; &lt;/game&gt;">
            <text:p>&lt;game name="Mad Dog McCree II - The Lost Gold (USA)"&gt; &lt;year&gt;1993&lt;/year&gt; &lt;rating&gt;ESRB - K-A (Kids to Adults)&lt;/rating&gt; &lt;title&gt;Mad Dog II: The Lost Gold&lt;/title&gt; &lt;pub&gt;American Laser Games, Inc.&lt;/pub&gt; &lt;dev&gt;American Laser Games, Inc.&lt;/dev&gt; &lt;genre&gt;Gun&lt;/genre&gt; &lt;score&gt;3.5&lt;/score&gt; &lt;player&gt;1-2 Players&lt;/player&gt; &lt;story&gt;The sequel to American Laser Game's original Mad Dog McCree, with pretty much the same gameplay and motion capture graphics. This PC conversion seems to have been tweaked a bit to be more stable than the original Mad Dog. There's also somewhat limited replay value as you can choose from 3 different guides for 3 different routes through the game.&lt;/story&gt; &lt;/game&gt;</text:p>
          </table:table-cell>
        </table:table-row>
        <table:table-row table:style-name="ro1">
          <table:table-cell office:value-type="string">
            <text:p>Make My Video - INXS (USA)</text:p>
          </table:table-cell>
          <table:table-cell office:value-type="string">
            <text:p>1992</text:p>
          </table:table-cell>
          <table:table-cell office:value-type="string">
            <text:p>ESRB - E (Everyone)</text:p>
          </table:table-cell>
          <table:table-cell office:value-type="string">
            <text:p>Make My Video: INXS</text:p>
          </table:table-cell>
          <table:table-cell office:value-type="string">
            <text:p>SEGA of America, Inc.</text:p>
          </table:table-cell>
          <table:table-cell office:value-type="string">
            <text:p>Digital Pictures, Inc.</text:p>
          </table:table-cell>
          <table:table-cell office:value-type="string">
            <text:p>Rhythm</text:p>
          </table:table-cell>
          <table:table-cell office:value-type="string">
            <text:p>2.2</text:p>
          </table:table-cell>
          <table:table-cell office:value-type="string">
            <text:p>1 Player</text:p>
          </table:table-cell>
          <table:table-cell office:value-type="string">
            <text:p>Make My Video: INXS is a video game based on real-time editing of music video footage. The setup is that a pair of female friends is hanging around a bar and monopolizing the pool table. The game explores the duo's interpersonal interactions with other patrons at the bar: There's the Fly, an aloof cool guy; Ted and Gomez, braindead surfer dudes trying to pick up the ladies, and who are thinly-veiled parodies of Bill &amp; Ted; Poindexter, the nerd who is also trying to work up the courage to talk to the women; and Flo and Tiger, a pair of leather-clad tough chicks whose interest is beating the main subjects of the game so that they can control the bar music and play their Megadeth videotape. Each person or pair has own their ideas about what an ideal INXS video should or should not contain. The specifications normally come in the form of a set of pictures they either do or don't want to see, and perhaps some effects. The game features three INXS videos from which to choose: "Heaven Sent", "Not Enough Time", and "Baby Don’t Cry".****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The game also allows the user to enter a mode called U-Direct. Rather than being competitive, U-Direct allows the player to use the console to create any type of video and also save the results.</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Make My Video - INXS (USA)&quot;&gt; &lt;year&gt;1992&lt;/year&gt; &lt;rating&gt;ESRB - E (Everyone)&lt;/rating&gt; &lt;title&gt;Make My Video: INXS&lt;/title&gt; &lt;pub&gt;SEGA of America, Inc.&lt;/pub&gt; &lt;dev&gt;Digital Pictures, Inc.&lt;/dev&gt; &lt;genre&gt;Rhythm&lt;/genre&gt; &lt;score&gt;2.2&lt;/score&gt; &lt;player&gt;1 Player&lt;/player&gt; &lt;story&gt;Make My Video: INXS is a video game based on real-time editing of music video footage. The setup is that a pair of female friends is hanging around a bar and monopolizing the pool table. The game explores the duo's interpersonal interactions with other patrons at the bar: There's the Fly, an aloof cool guy; Ted and Gomez, braindead surfer dudes trying to pick up the ladies, and who are thinly-veiled parodies of Bill &amp; Ted; Poindexter, the nerd who is also trying to work up the courage to talk to the women; and Flo and Tiger, a pair of leather-clad tough chicks whose interest is beating the main subjects of the game so that they can control the bar music and play their Megadeth videotape. Each person or pair has own their ideas about what an ideal INXS video should or should not contain. The specifications normally come in the form of a set of pictures they either do or don't want to see, and perhaps some effects. The game features three INXS videos from which to choose: &quot;Heaven Sent&quot;, &quot;Not Enough Time&quot;, and &quot;Baby Don’t Cry&quot;.****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The game also allows the user to enter a mode called U-Direct. Rather than being competitive, U-Direct allows the player to use the console to create any type of video and also save the results.&lt;/story&gt; &lt;/game&gt;">
            <text:p>&lt;game name="Make My Video - INXS (USA)"&gt; &lt;year&gt;1992&lt;/year&gt; &lt;rating&gt;ESRB - E (Everyone)&lt;/rating&gt; &lt;title&gt;Make My Video: INXS&lt;/title&gt; &lt;pub&gt;SEGA of America, Inc.&lt;/pub&gt; &lt;dev&gt;Digital Pictures, Inc.&lt;/dev&gt; &lt;genre&gt;Rhythm&lt;/genre&gt; &lt;score&gt;2.2&lt;/score&gt; &lt;player&gt;1 Player&lt;/player&gt; &lt;story&gt;Make My Video: INXS is a video game based on real-time editing of music video footage. The setup is that a pair of female friends is hanging around a bar and monopolizing the pool table. The game explores the duo's interpersonal interactions with other patrons at the bar: There's the Fly, an aloof cool guy; Ted and Gomez, braindead surfer dudes trying to pick up the ladies, and who are thinly-veiled parodies of Bill &amp; Ted; Poindexter, the nerd who is also trying to work up the courage to talk to the women; and Flo and Tiger, a pair of leather-clad tough chicks whose interest is beating the main subjects of the game so that they can control the bar music and play their Megadeth videotape. Each person or pair has own their ideas about what an ideal INXS video should or should not contain. The specifications normally come in the form of a set of pictures they either do or don't want to see, and perhaps some effects. The game features three INXS videos from which to choose: "Heaven Sent", "Not Enough Time", and "Baby Don’t Cry".****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The game also allows the user to enter a mode called U-Direct. Rather than being competitive, U-Direct allows the player to use the console to create any type of video and also save the results.&lt;/story&gt; &lt;/game&gt;</text:p>
          </table:table-cell>
        </table:table-row>
        <table:table-row table:style-name="ro1">
          <table:table-cell office:value-type="string">
            <text:p>Make My Video - Kriss Kross (USA)</text:p>
          </table:table-cell>
          <table:table-cell office:value-type="string">
            <text:p>1992</text:p>
          </table:table-cell>
          <table:table-cell office:value-type="string">
            <text:p>ESRB - E (Everyone)</text:p>
          </table:table-cell>
          <table:table-cell office:value-type="string">
            <text:p>Make My Video: Kris Kross</text:p>
          </table:table-cell>
          <table:table-cell office:value-type="string">
            <text:p>Sony Imagesoft</text:p>
          </table:table-cell>
          <table:table-cell office:value-type="string">
            <text:p>Digital Pictures, Inc.</text:p>
          </table:table-cell>
          <table:table-cell office:value-type="string">
            <text:p>Rhythm</text:p>
          </table:table-cell>
          <table:table-cell office:value-type="string">
            <text:p>2.1</text:p>
          </table:table-cell>
          <table:table-cell office:value-type="string">
            <text:p>1 Player</text:p>
          </table:table-cell>
          <table:table-cell office:value-type="string">
            <text:p>Make My Video: Kris Kross is a video game based on real-time editing of music video footage. The setup is that a radio DJ is taking calls from listeners who want to see custom videos for their favorite Kris Kross videos. The specifications normally come in the form of a set of pictures they either do or don't want to see, and perhaps some effects. The game has three Kris Kross videos from which to choose: "Jump", "Warm It Up", and "I Missed The Bus".****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Once the video is over and your work is completed, the DJ evaluates the video to decide if it meets specification. If it does not, he will refuse to play it back.****The game also allows the user to enter a mode called U-Direct. Rather than being competitive, U-Direct allows the player to use the console to create any type of video and also save the </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Make My Video - Kriss Kross (USA)&quot;&gt; &lt;year&gt;1992&lt;/year&gt; &lt;rating&gt;ESRB - E (Everyone)&lt;/rating&gt; &lt;title&gt;Make My Video: Kris Kross&lt;/title&gt; &lt;pub&gt;Sony Imagesoft&lt;/pub&gt; &lt;dev&gt;Digital Pictures, Inc.&lt;/dev&gt; &lt;genre&gt;Rhythm&lt;/genre&gt; &lt;score&gt;2.1&lt;/score&gt; &lt;player&gt;1 Player&lt;/player&gt; &lt;story&gt;Make My Video: Kris Kross is a video game based on real-time editing of music video footage. The setup is that a radio DJ is taking calls from listeners who want to see custom videos for their favorite Kris Kross videos. The specifications normally come in the form of a set of pictures they either do or don't want to see, and perhaps some effects. The game has three Kris Kross videos from which to choose: &quot;Jump&quot;, &quot;Warm It Up&quot;, and &quot;I Missed The Bus&quot;.****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Once the video is over and your work is completed, the DJ evaluates the video to decide if it meets specification. If it does not, he will refuse to play it back.****The game also allows the user to enter a mode called U-Direct. Rather than being competitive, U-Direct allows the player to use the console to create any type of video and also save the &lt;/story&gt; &lt;/game&gt;">
            <text:p>&lt;game name="Make My Video - Kriss Kross (USA)"&gt; &lt;year&gt;1992&lt;/year&gt; &lt;rating&gt;ESRB - E (Everyone)&lt;/rating&gt; &lt;title&gt;Make My Video: Kris Kross&lt;/title&gt; &lt;pub&gt;Sony Imagesoft&lt;/pub&gt; &lt;dev&gt;Digital Pictures, Inc.&lt;/dev&gt; &lt;genre&gt;Rhythm&lt;/genre&gt; &lt;score&gt;2.1&lt;/score&gt; &lt;player&gt;1 Player&lt;/player&gt; &lt;story&gt;Make My Video: Kris Kross is a video game based on real-time editing of music video footage. The setup is that a radio DJ is taking calls from listeners who want to see custom videos for their favorite Kris Kross videos. The specifications normally come in the form of a set of pictures they either do or don't want to see, and perhaps some effects. The game has three Kris Kross videos from which to choose: "Jump", "Warm It Up", and "I Missed The Bus".****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Once the video is over and your work is completed, the DJ evaluates the video to decide if it meets specification. If it does not, he will refuse to play it back.****The game also allows the user to enter a mode called U-Direct. Rather than being competitive, U-Direct allows the player to use the console to create any type of video and also save the &lt;/story&gt; &lt;/game&gt;</text:p>
          </table:table-cell>
        </table:table-row>
        <table:table-row table:style-name="ro1">
          <table:table-cell office:value-type="string">
            <text:p>Make My Video - Marky Mark and the Funky Bunch (USA)</text:p>
          </table:table-cell>
          <table:table-cell office:value-type="string">
            <text:p>1992</text:p>
          </table:table-cell>
          <table:table-cell office:value-type="string">
            <text:p>ESRB - E (Everyone)</text:p>
          </table:table-cell>
          <table:table-cell office:value-type="string">
            <text:p>Make My Video: Marky Mark and the Funky Bunch</text:p>
          </table:table-cell>
          <table:table-cell office:value-type="string">
            <text:p>SEGA of America, Inc.</text:p>
          </table:table-cell>
          <table:table-cell office:value-type="string">
            <text:p>Digital Pictures, Inc.</text:p>
          </table:table-cell>
          <table:table-cell office:value-type="string">
            <text:p>Rhythm</text:p>
          </table:table-cell>
          <table:table-cell office:value-type="string">
            <text:p>2.6</text:p>
          </table:table-cell>
          <table:table-cell office:value-type="string">
            <text:p>1 Player</text:p>
          </table:table-cell>
          <table:table-cell office:value-type="string">
            <text:p>Make My Video: Marky Mark and the Funky Bunch is a video game based on real-time editing of music video footage. The setup is that a brother and sister pair is arguing about what would make the best Marky Mark video. Since they can not agree, they enlist help from some other people: A boxer and his trainer, a trio of teenage girls, the members of a garage band, and their parents. Each group has their ideas about what an ideal Marky Mark video should or should not contain. The specifications normally come in the form of a set of pictures they either do or don't want to see, and perhaps some effects. The game has three Marky Mark videos from which to choose: "Good Vibrations", "I Need Money", and "You Gotta Believe".****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Once the video is over and your work is completed, the video is played back in its edited entirety and the requester offers his or her evaluation.****The game also allows the user to enter a mode called U-Direct. Rather than being competitive, U-Direct allows the player to use the console to create any type of video and also save the results.</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Make My Video - Marky Mark and the Funky Bunch (USA)&quot;&gt; &lt;year&gt;1992&lt;/year&gt; &lt;rating&gt;ESRB - E (Everyone)&lt;/rating&gt; &lt;title&gt;Make My Video: Marky Mark and the Funky Bunch&lt;/title&gt; &lt;pub&gt;SEGA of America, Inc.&lt;/pub&gt; &lt;dev&gt;Digital Pictures, Inc.&lt;/dev&gt; &lt;genre&gt;Rhythm&lt;/genre&gt; &lt;score&gt;2.6&lt;/score&gt; &lt;player&gt;1 Player&lt;/player&gt; &lt;story&gt;Make My Video: Marky Mark and the Funky Bunch is a video game based on real-time editing of music video footage. The setup is that a brother and sister pair is arguing about what would make the best Marky Mark video. Since they can not agree, they enlist help from some other people: A boxer and his trainer, a trio of teenage girls, the members of a garage band, and their parents. Each group has their ideas about what an ideal Marky Mark video should or should not contain. The specifications normally come in the form of a set of pictures they either do or don't want to see, and perhaps some effects. The game has three Marky Mark videos from which to choose: &quot;Good Vibrations&quot;, &quot;I Need Money&quot;, and &quot;You Gotta Believe&quot;.****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Once the video is over and your work is completed, the video is played back in its edited entirety and the requester offers his or her evaluation.****The game also allows the user to enter a mode called U-Direct. Rather than being competitive, U-Direct allows the player to use the console to create any type of video and also save the results.&lt;/story&gt; &lt;/game&gt;">
            <text:p>&lt;game name="Make My Video - Marky Mark and the Funky Bunch (USA)"&gt; &lt;year&gt;1992&lt;/year&gt; &lt;rating&gt;ESRB - E (Everyone)&lt;/rating&gt; &lt;title&gt;Make My Video: Marky Mark and the Funky Bunch&lt;/title&gt; &lt;pub&gt;SEGA of America, Inc.&lt;/pub&gt; &lt;dev&gt;Digital Pictures, Inc.&lt;/dev&gt; &lt;genre&gt;Rhythm&lt;/genre&gt; &lt;score&gt;2.6&lt;/score&gt; &lt;player&gt;1 Player&lt;/player&gt; &lt;story&gt;Make My Video: Marky Mark and the Funky Bunch is a video game based on real-time editing of music video footage. The setup is that a brother and sister pair is arguing about what would make the best Marky Mark video. Since they can not agree, they enlist help from some other people: A boxer and his trainer, a trio of teenage girls, the members of a garage band, and their parents. Each group has their ideas about what an ideal Marky Mark video should or should not contain. The specifications normally come in the form of a set of pictures they either do or don't want to see, and perhaps some effects. The game has three Marky Mark videos from which to choose: "Good Vibrations", "I Need Money", and "You Gotta Believe".****After receiving the video specifications, the player enters the video editing console in the EditChallenge mode. From this console, the player can view and select between 3 video streams that are playing. The selected stream will be edited into the final video. One stream is the original video while the other 2 feature assorted random footage that nonetheless often carries images that happened to have been specified in the video request. The video editing console also allows the player to apply a variety of real-time filters, such as mosaic and blur filters, RGB color filters, strobe and motion filters, lyric subtitles, among others.****Once the video is over and your work is completed, the video is played back in its edited entirety and the requester offers his or her evaluation.****The game also allows the user to enter a mode called U-Direct. Rather than being competitive, U-Direct allows the player to use the console to create any type of video and also save the results.&lt;/story&gt; &lt;/game&gt;</text:p>
          </table:table-cell>
        </table:table-row>
        <table:table-row table:style-name="ro1">
          <table:table-cell office:value-type="string">
            <text:p>Mansion of Hidden Souls (USA)</text:p>
          </table:table-cell>
          <table:table-cell office:value-type="string">
            <text:p>1993</text:p>
          </table:table-cell>
          <table:table-cell office:value-type="string">
            <text:p>ESRB - E (Everyone)</text:p>
          </table:table-cell>
          <table:table-cell office:value-type="string">
            <text:p>Mansion of Hidden Souls</text:p>
          </table:table-cell>
          <table:table-cell office:value-type="string">
            <text:p>Vic Tokai, Inc.</text:p>
          </table:table-cell>
          <table:table-cell office:value-type="string">
            <text:p>System Sacom</text:p>
          </table:table-cell>
          <table:table-cell office:value-type="string">
            <text:p>Adventure</text:p>
          </table:table-cell>
          <table:table-cell office:value-type="string">
            <text:p>3.9</text:p>
          </table:table-cell>
          <table:table-cell office:value-type="string">
            <text:p>1 Player</text:p>
          </table:table-cell>
          <table:table-cell office:value-type="string">
            <text:p>Mansion of Hidden Souls is an adventure game created entirely with full-motion video. It takes place in a pre-rendered mansion that the player explores from a first-person perspective. As they wander from room to room, the action unfolds via video sequences.****The player takes on the role of Jonathan, a boy whose sister has wandered into the spooky mansion. When she entered the mansion, she disappeared! What's more, the mansion is full of talking butterflies. The player must search the whole mansion to unlock its secrets and find Jonathan's sister.</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Mansion of Hidden Souls (USA)&quot;&gt; &lt;year&gt;1993&lt;/year&gt; &lt;rating&gt;ESRB - E (Everyone)&lt;/rating&gt; &lt;title&gt;Mansion of Hidden Souls&lt;/title&gt; &lt;pub&gt;Vic Tokai, Inc.&lt;/pub&gt; &lt;dev&gt;System Sacom&lt;/dev&gt; &lt;genre&gt;Adventure&lt;/genre&gt; &lt;score&gt;3.9&lt;/score&gt; &lt;player&gt;1 Player&lt;/player&gt; &lt;story&gt;Mansion of Hidden Souls is an adventure game created entirely with full-motion video. It takes place in a pre-rendered mansion that the player explores from a first-person perspective. As they wander from room to room, the action unfolds via video sequences.****The player takes on the role of Jonathan, a boy whose sister has wandered into the spooky mansion. When she entered the mansion, she disappeared! What's more, the mansion is full of talking butterflies. The player must search the whole mansion to unlock its secrets and find Jonathan's sister.&lt;/story&gt; &lt;/game&gt;">
            <text:p>&lt;game name="Mansion of Hidden Souls (USA)"&gt; &lt;year&gt;1993&lt;/year&gt; &lt;rating&gt;ESRB - E (Everyone)&lt;/rating&gt; &lt;title&gt;Mansion of Hidden Souls&lt;/title&gt; &lt;pub&gt;Vic Tokai, Inc.&lt;/pub&gt; &lt;dev&gt;System Sacom&lt;/dev&gt; &lt;genre&gt;Adventure&lt;/genre&gt; &lt;score&gt;3.9&lt;/score&gt; &lt;player&gt;1 Player&lt;/player&gt; &lt;story&gt;Mansion of Hidden Souls is an adventure game created entirely with full-motion video. It takes place in a pre-rendered mansion that the player explores from a first-person perspective. As they wander from room to room, the action unfolds via video sequences.****The player takes on the role of Jonathan, a boy whose sister has wandered into the spooky mansion. When she entered the mansion, she disappeared! What's more, the mansion is full of talking butterflies. The player must search the whole mansion to unlock its secrets and find Jonathan's sister.&lt;/story&gt; &lt;/game&gt;</text:p>
          </table:table-cell>
        </table:table-row>
        <table:table-row table:style-name="ro1">
          <table:table-cell office:value-type="string">
            <text:p>Mary Shelley's Frankenstein (USA)</text:p>
          </table:table-cell>
          <table:table-cell office:value-type="string">
            <text:p>1994</text:p>
          </table:table-cell>
          <table:table-cell office:value-type="string">
            <text:p>ESRB - T (Teen)</text:p>
          </table:table-cell>
          <table:table-cell office:value-type="string">
            <text:p>Mary Shelley's Frankenstein</text:p>
          </table:table-cell>
          <table:table-cell office:value-type="string">
            <text:p>Sony Imagesoft</text:p>
          </table:table-cell>
          <table:table-cell office:value-type="string">
            <text:p>Psygnosis Limited</text:p>
          </table:table-cell>
          <table:table-cell office:value-type="string">
            <text:p>Adventure</text:p>
          </table:table-cell>
          <table:table-cell office:value-type="string">
            <text:p>3.3</text:p>
          </table:table-cell>
          <table:table-cell office:value-type="string">
            <text:p>1 Player</text:p>
          </table:table-cell>
          <table:table-cell office:value-type="string">
            <text:p>Mary Shelly's Frankenstein is an adventure/fighting hybrid based on the 1994 film of the same name. You play as Frankenstein's monster and begin in the lab, where your creator rejects and banishes you in a dialogue sequence. From there, you must escape the village and try to find meaning in a hostile world. Subsequent levels mirror the general story arc of the film and novel.****The game plays through three distinct modes:****1. Exploration Mode takes place inside buildings, and gives you a side-scrolling view of the Monster. Like a standard adventure, you can examine nearby objects and add them to a limited inventory. You use those items to solve puzzles or open up new pathways. Should you encounter a hostile foe in this mode, you will automatically switch to Combat Mode.****2. Combat Mode plays and looks like a standard 2-D fighting game. You have buttons to punch, kick, or block, and corresponding D-pad directions that activate different moves. Your goal is to drain your opponent's energy while preserving your own. Winning the fight allows you to continue on.****3. Long View Mode is an isometric travel view similar to an RPG. Here, you search for new buildings to enter or navigate mazes (such as a forest).****The game shifts between hand-drawn art and 3-D computer graphics. Video clips from the film also introduce the game, and play at critical plot points.****The package includes a complete CD and and manual for Bram Stoker's Dracula as an added bonus.</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Mary Shelley's Frankenstein (USA)&quot;&gt; &lt;year&gt;1994&lt;/year&gt; &lt;rating&gt;ESRB - T (Teen)&lt;/rating&gt; &lt;title&gt;Mary Shelley's Frankenstein&lt;/title&gt; &lt;pub&gt;Sony Imagesoft&lt;/pub&gt; &lt;dev&gt;Psygnosis Limited&lt;/dev&gt; &lt;genre&gt;Adventure&lt;/genre&gt; &lt;score&gt;3.3&lt;/score&gt; &lt;player&gt;1 Player&lt;/player&gt; &lt;story&gt;Mary Shelly's Frankenstein is an adventure/fighting hybrid based on the 1994 film of the same name. You play as Frankenstein's monster and begin in the lab, where your creator rejects and banishes you in a dialogue sequence. From there, you must escape the village and try to find meaning in a hostile world. Subsequent levels mirror the general story arc of the film and novel.****The game plays through three distinct modes:****1. Exploration Mode takes place inside buildings, and gives you a side-scrolling view of the Monster. Like a standard adventure, you can examine nearby objects and add them to a limited inventory. You use those items to solve puzzles or open up new pathways. Should you encounter a hostile foe in this mode, you will automatically switch to Combat Mode.****2. Combat Mode plays and looks like a standard 2-D fighting game. You have buttons to punch, kick, or block, and corresponding D-pad directions that activate different moves. Your goal is to drain your opponent's energy while preserving your own. Winning the fight allows you to continue on.****3. Long View Mode is an isometric travel view similar to an RPG. Here, you search for new buildings to enter or navigate mazes (such as a forest).****The game shifts between hand-drawn art and 3-D computer graphics. Video clips from the film also introduce the game, and play at critical plot points.****The package includes a complete CD and and manual for Bram Stoker's Dracula as an added bonus.&lt;/story&gt; &lt;/game&gt;">
            <text:p>&lt;game name="Mary Shelley's Frankenstein (USA)"&gt; &lt;year&gt;1994&lt;/year&gt; &lt;rating&gt;ESRB - T (Teen)&lt;/rating&gt; &lt;title&gt;Mary Shelley's Frankenstein&lt;/title&gt; &lt;pub&gt;Sony Imagesoft&lt;/pub&gt; &lt;dev&gt;Psygnosis Limited&lt;/dev&gt; &lt;genre&gt;Adventure&lt;/genre&gt; &lt;score&gt;3.3&lt;/score&gt; &lt;player&gt;1 Player&lt;/player&gt; &lt;story&gt;Mary Shelly's Frankenstein is an adventure/fighting hybrid based on the 1994 film of the same name. You play as Frankenstein's monster and begin in the lab, where your creator rejects and banishes you in a dialogue sequence. From there, you must escape the village and try to find meaning in a hostile world. Subsequent levels mirror the general story arc of the film and novel.****The game plays through three distinct modes:****1. Exploration Mode takes place inside buildings, and gives you a side-scrolling view of the Monster. Like a standard adventure, you can examine nearby objects and add them to a limited inventory. You use those items to solve puzzles or open up new pathways. Should you encounter a hostile foe in this mode, you will automatically switch to Combat Mode.****2. Combat Mode plays and looks like a standard 2-D fighting game. You have buttons to punch, kick, or block, and corresponding D-pad directions that activate different moves. Your goal is to drain your opponent's energy while preserving your own. Winning the fight allows you to continue on.****3. Long View Mode is an isometric travel view similar to an RPG. Here, you search for new buildings to enter or navigate mazes (such as a forest).****The game shifts between hand-drawn art and 3-D computer graphics. Video clips from the film also introduce the game, and play at critical plot points.****The package includes a complete CD and and manual for Bram Stoker's Dracula as an added bonus.&lt;/story&gt; &lt;/game&gt;</text:p>
          </table:table-cell>
        </table:table-row>
        <table:table-row table:style-name="ro1">
          <table:table-cell office:value-type="string">
            <text:p>Masked Rider, The - Kamen Rider ZO (USA)</text:p>
          </table:table-cell>
          <table:table-cell office:value-type="string">
            <text:p>1994</text:p>
          </table:table-cell>
          <table:table-cell office:value-type="string">
            <text:p>ESRB - T (Teen)</text:p>
          </table:table-cell>
          <table:table-cell office:value-type="string">
            <text:p>The Masked Rider: Kamen Rider ZO</text:p>
          </table:table-cell>
          <table:table-cell office:value-type="string">
            <text:p>SEGA of America, Inc.</text:p>
          </table:table-cell>
          <table:table-cell office:value-type="string">
            <text:p>Toei Video Co.,Ltd.</text:p>
          </table:table-cell>
          <table:table-cell office:value-type="string">
            <text:p>Action</text:p>
          </table:table-cell>
          <table:table-cell office:value-type="string">
            <text:p>2.3</text:p>
          </table:table-cell>
          <table:table-cell office:value-type="string">
            <text:p>1 Player</text:p>
          </table:table-cell>
          <table:table-cell office:value-type="string">
            <text:p>The Masked Rider is a Japanese super hero, a man who has become genetically altered to be a man/grasshopper who rides a motorcycle. ****This FMV game adapts scenes from the movie Masked Rider ZO, and creates a Dragon's Lair style experience. The game centers around 10 battles of the film's 3 main characters.****The player watches the video and hits the correct direction or button at the right time to achieve success. The visual cues of the movie suggest the correct buttons. For example, when the Masked Rider punches, the player should press the Punch button. If he dodges left on screen, the player should press the left direction pad. <text:s/>Correct timing hits the enemy harder, lowering their health bar. Failure reduces the players health.****Completing the moves accurately will allow the player to "defeat the monster early" and watch the rest of the video as a reward</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Masked Rider, The - Kamen Rider ZO (USA)&quot;&gt; &lt;year&gt;1994&lt;/year&gt; &lt;rating&gt;ESRB - T (Teen)&lt;/rating&gt; &lt;title&gt;The Masked Rider: Kamen Rider ZO&lt;/title&gt; &lt;pub&gt;SEGA of America, Inc.&lt;/pub&gt; &lt;dev&gt;Toei Video Co.,Ltd.&lt;/dev&gt; &lt;genre&gt;Action&lt;/genre&gt; &lt;score&gt;2.3&lt;/score&gt; &lt;player&gt;1 Player&lt;/player&gt; &lt;story&gt;The Masked Rider is a Japanese super hero, a man who has become genetically altered to be a man/grasshopper who rides a motorcycle. ****This FMV game adapts scenes from the movie Masked Rider ZO, and creates a Dragon's Lair style experience. The game centers around 10 battles of the film's 3 main characters.****The player watches the video and hits the correct direction or button at the right time to achieve success. The visual cues of the movie suggest the correct buttons. For example, when the Masked Rider punches, the player should press the Punch button. If he dodges left on screen, the player should press the left direction pad.  Correct timing hits the enemy harder, lowering their health bar. Failure reduces the players health.****Completing the moves accurately will allow the player to &quot;defeat the monster early&quot; and watch the rest of the video as a reward&lt;/story&gt; &lt;/game&gt;">
            <text:p>&lt;game name="Masked Rider, The - Kamen Rider ZO (USA)"&gt; &lt;year&gt;1994&lt;/year&gt; &lt;rating&gt;ESRB - T (Teen)&lt;/rating&gt; &lt;title&gt;The Masked Rider: Kamen Rider ZO&lt;/title&gt; &lt;pub&gt;SEGA of America, Inc.&lt;/pub&gt; &lt;dev&gt;Toei Video Co.,Ltd.&lt;/dev&gt; &lt;genre&gt;Action&lt;/genre&gt; &lt;score&gt;2.3&lt;/score&gt; &lt;player&gt;1 Player&lt;/player&gt; &lt;story&gt;The Masked Rider is a Japanese super hero, a man who has become genetically altered to be a man/grasshopper who rides a motorcycle. ****This FMV game adapts scenes from the movie Masked Rider ZO, and creates a Dragon's Lair style experience. The game centers around 10 battles of the film's 3 main characters.****The player watches the video and hits the correct direction or button at the right time to achieve success. The visual cues of the movie suggest the correct buttons. For example, when the Masked Rider punches, the player should press the Punch button. If he dodges left on screen, the player should press the left direction pad. <text:s/>Correct timing hits the enemy harder, lowering their health bar. Failure reduces the players health.****Completing the moves accurately will allow the player to "defeat the monster early" and watch the rest of the video as a reward&lt;/story&gt; &lt;/game&gt;</text:p>
          </table:table-cell>
        </table:table-row>
        <table:table-row table:style-name="ro1">
          <table:table-cell office:value-type="string">
            <text:p>MegaRace (USA)</text:p>
          </table:table-cell>
          <table:table-cell office:value-type="string">
            <text:p>1994</text:p>
          </table:table-cell>
          <table:table-cell office:value-type="string">
            <text:p>ESRB - K-A (Kids to Adults)</text:p>
          </table:table-cell>
          <table:table-cell office:value-type="string">
            <text:p>MegaRace</text:p>
          </table:table-cell>
          <table:table-cell office:value-type="string">
            <text:p>Software Toolworks, Inc., The</text:p>
          </table:table-cell>
          <table:table-cell office:value-type="string">
            <text:p>Cryo Interactive Entertainment</text:p>
          </table:table-cell>
          <table:table-cell office:value-type="string">
            <text:p>Driving</text:p>
          </table:table-cell>
          <table:table-cell office:value-type="string">
            <text:p>3.8</text:p>
          </table:table-cell>
          <table:table-cell office:value-type="string">
            <text:p>1 Player</text:p>
          </table:table-cell>
          <table:table-cell office:value-type="string">
            <text:p>Virtual Television has given us a chance to do the things that we can't make real in everyday life: Race through 14 great tracks in 5 different environments in a totally virtual place where you can kill each other quite easily with sidekicks or guns. In every track you will see some symbols that can make your car speed up, slow up or even blow up, like your mega-host Lance Boyle says, "Who knows; who cares!" Everything you see in MegaRace is virtual and no one really dies there. So have fun!</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MegaRace (USA)&quot;&gt; &lt;year&gt;1994&lt;/year&gt; &lt;rating&gt;ESRB - K-A (Kids to Adults)&lt;/rating&gt; &lt;title&gt;MegaRace&lt;/title&gt; &lt;pub&gt;Software Toolworks, Inc., The&lt;/pub&gt; &lt;dev&gt;Cryo Interactive Entertainment&lt;/dev&gt; &lt;genre&gt;Driving&lt;/genre&gt; &lt;score&gt;3.8&lt;/score&gt; &lt;player&gt;1 Player&lt;/player&gt; &lt;story&gt;Virtual Television has given us a chance to do the things that we can't make real in everyday life: Race through 14 great tracks in 5 different environments in a totally virtual place where you can kill each other quite easily with sidekicks or guns. In every track you will see some symbols that can make your car speed up, slow up or even blow up, like your mega-host Lance Boyle says, &quot;Who knows; who cares!&quot; Everything you see in MegaRace is virtual and no one really dies there. So have fun!&lt;/story&gt; &lt;/game&gt;">
            <text:p>&lt;game name="MegaRace (USA)"&gt; &lt;year&gt;1994&lt;/year&gt; &lt;rating&gt;ESRB - K-A (Kids to Adults)&lt;/rating&gt; &lt;title&gt;MegaRace&lt;/title&gt; &lt;pub&gt;Software Toolworks, Inc., The&lt;/pub&gt; &lt;dev&gt;Cryo Interactive Entertainment&lt;/dev&gt; &lt;genre&gt;Driving&lt;/genre&gt; &lt;score&gt;3.8&lt;/score&gt; &lt;player&gt;1 Player&lt;/player&gt; &lt;story&gt;Virtual Television has given us a chance to do the things that we can't make real in everyday life: Race through 14 great tracks in 5 different environments in a totally virtual place where you can kill each other quite easily with sidekicks or guns. In every track you will see some symbols that can make your car speed up, slow up or even blow up, like your mega-host Lance Boyle says, "Who knows; who cares!" Everything you see in MegaRace is virtual and no one really dies there. So have fun!&lt;/story&gt; &lt;/game&gt;</text:p>
          </table:table-cell>
        </table:table-row>
        <table:table-row table:style-name="ro1">
          <table:table-cell office:value-type="string">
            <text:p>Mickey Mania - The Timeless Adventures of Mickey Mouse (USA)</text:p>
          </table:table-cell>
          <table:table-cell office:value-type="string">
            <text:p>1994</text:p>
          </table:table-cell>
          <table:table-cell office:value-type="string">
            <text:p>ESRB - E (Everyone)</text:p>
          </table:table-cell>
          <table:table-cell office:value-type="string">
            <text:p>Mickey Mania</text:p>
          </table:table-cell>
          <table:table-cell office:value-type="string">
            <text:p>Sony Electronic Publishing Ltd.</text:p>
          </table:table-cell>
          <table:table-cell office:value-type="string">
            <text:p>Traveller's Tales Ltd.</text:p>
          </table:table-cell>
          <table:table-cell office:value-type="string">
            <text:p>Platform</text:p>
          </table:table-cell>
          <table:table-cell office:value-type="string">
            <text:p>3.4</text:p>
          </table:table-cell>
          <table:table-cell office:value-type="string">
            <text:p>1 Player</text:p>
          </table:table-cell>
          <table:table-cell office:value-type="string">
            <text:p>Mickey Mouse gets a chance to go down memory lane and walk through the timeless adventures he has lived. Mickey Mania is a platformer where all the levels are based on Mickey's most famous cartoons. The levels range about 75 years, starting off with "Steamboat Willie" and going all the way to "The Prince and the Pauper".****The gameplay consists mostly of jumping and marble throwing at enemies, with an occasional puzzle element.</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Mickey Mania - The Timeless Adventures of Mickey Mouse (USA)&quot;&gt; &lt;year&gt;1994&lt;/year&gt; &lt;rating&gt;ESRB - E (Everyone)&lt;/rating&gt; &lt;title&gt;Mickey Mania&lt;/title&gt; &lt;pub&gt;Sony Electronic Publishing Ltd.&lt;/pub&gt; &lt;dev&gt;Traveller's Tales Ltd.&lt;/dev&gt; &lt;genre&gt;Platform&lt;/genre&gt; &lt;score&gt;3.4&lt;/score&gt; &lt;player&gt;1 Player&lt;/player&gt; &lt;story&gt;Mickey Mouse gets a chance to go down memory lane and walk through the timeless adventures he has lived. Mickey Mania is a platformer where all the levels are based on Mickey's most famous cartoons. The levels range about 75 years, starting off with &quot;Steamboat Willie&quot; and going all the way to &quot;The Prince and the Pauper&quot;.****The gameplay consists mostly of jumping and marble throwing at enemies, with an occasional puzzle element.&lt;/story&gt; &lt;/game&gt;">
            <text:p>&lt;game name="Mickey Mania - The Timeless Adventures of Mickey Mouse (USA)"&gt; &lt;year&gt;1994&lt;/year&gt; &lt;rating&gt;ESRB - E (Everyone)&lt;/rating&gt; &lt;title&gt;Mickey Mania&lt;/title&gt; &lt;pub&gt;Sony Electronic Publishing Ltd.&lt;/pub&gt; &lt;dev&gt;Traveller's Tales Ltd.&lt;/dev&gt; &lt;genre&gt;Platform&lt;/genre&gt; &lt;score&gt;3.4&lt;/score&gt; &lt;player&gt;1 Player&lt;/player&gt; &lt;story&gt;Mickey Mouse gets a chance to go down memory lane and walk through the timeless adventures he has lived. Mickey Mania is a platformer where all the levels are based on Mickey's most famous cartoons. The levels range about 75 years, starting off with "Steamboat Willie" and going all the way to "The Prince and the Pauper".****The gameplay consists mostly of jumping and marble throwing at enemies, with an occasional puzzle element.&lt;/story&gt; &lt;/game&gt;</text:p>
          </table:table-cell>
        </table:table-row>
        <table:table-row table:style-name="ro1">
          <table:table-cell office:value-type="string">
            <text:p>Microcosm (USA)</text:p>
          </table:table-cell>
          <table:table-cell office:value-type="string">
            <text:p>1993</text:p>
          </table:table-cell>
          <table:table-cell office:value-type="string">
            <text:p>ESRB - K-A (Kids to Adults)</text:p>
          </table:table-cell>
          <table:table-cell office:value-type="string">
            <text:p>Microcosm</text:p>
          </table:table-cell>
          <table:table-cell table:number-columns-repeated="2" office:value-type="string">
            <text:p>Psygnosis Limited</text:p>
          </table:table-cell>
          <table:table-cell office:value-type="string">
            <text:p>Shooter</text:p>
          </table:table-cell>
          <table:table-cell office:value-type="string">
            <text:p>3.2</text:p>
          </table:table-cell>
          <table:table-cell office:value-type="string">
            <text:p>1 Player</text:p>
          </table:table-cell>
          <table:table-cell office:value-type="string">
            <text:p>In the year 2051, two mega corporations battle it out for supremacy over an overcrowded, overpolluted planet. <text:s/>CyberTech Industries, the dominant company on the planet, is being challenged by Axiom, who blames the former for their president's death. <text:s/>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Microcosm (USA)&quot;&gt; &lt;year&gt;1993&lt;/year&gt; &lt;rating&gt;ESRB - K-A (Kids to Adults)&lt;/rating&gt; &lt;title&gt;Microcosm&lt;/title&gt; &lt;pub&gt;Psygnosis Limited&lt;/pub&gt; &lt;dev&gt;Psygnosis Limited&lt;/dev&gt; &lt;genre&gt;Shooter&lt;/genre&gt; &lt;score&gt;3.2&lt;/score&gt; &lt;player&gt;1 Player&lt;/player&gt; &lt;story&gt;In the year 2051, two mega corporations battle it out for supremacy over an overcrowded, overpolluted planet.  CyberTech Industries, the dominant company on the planet, is being challenged by Axiom, who blames the former for their president's death.  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lt;/story&gt; &lt;/game&gt;">
            <text:p>&lt;game name="Microcosm (USA)"&gt; &lt;year&gt;1993&lt;/year&gt; &lt;rating&gt;ESRB - K-A (Kids to Adults)&lt;/rating&gt; &lt;title&gt;Microcosm&lt;/title&gt; &lt;pub&gt;Psygnosis Limited&lt;/pub&gt; &lt;dev&gt;Psygnosis Limited&lt;/dev&gt; &lt;genre&gt;Shooter&lt;/genre&gt; &lt;score&gt;3.2&lt;/score&gt; &lt;player&gt;1 Player&lt;/player&gt; &lt;story&gt;In the year 2051, two mega corporations battle it out for supremacy over an overcrowded, overpolluted planet. <text:s/>CyberTech Industries, the dominant company on the planet, is being challenged by Axiom, who blames the former for their president's death. <text:s/>To gain revenge, they secretly inject CyberTech's president, Anton Korsby, with a virus that threatens to take over his body, and ultimately destroy himself and CyberTech. Your mission is to enter Korsby's body, destroy the virus, and defeat the organism that controls his brain.****Microcosm is a 3D action shooter, similar to Descent, that takes place entirely within the human body. The concept was inspired by the 1966 movie Fantastic Voyage. The player pilots his way through various parts of the anatomy, blasting virii and enemy ships, while gaining power-ups and faster, stronger craft. The goal of the game is to eventually reach the brain to stop Grey M, the entity that controls Korsby's body.****Microcosm makes heavy use of full-motion video and features high-resolution fractal graphics (to simulate the walls of veins and arteries), digital music and sound effects.&lt;/story&gt; &lt;/game&gt;</text:p>
          </table:table-cell>
        </table:table-row>
        <table:table-row table:style-name="ro1">
          <table:table-cell office:value-type="string">
            <text:p>Midnight Raiders (USA)</text:p>
          </table:table-cell>
          <table:table-cell office:value-type="string">
            <text:p>1994</text:p>
          </table:table-cell>
          <table:table-cell office:value-type="string">
            <text:p>ESRB - T (Teen)</text:p>
          </table:table-cell>
          <table:table-cell office:value-type="string">
            <text:p>Midnight Raiders</text:p>
          </table:table-cell>
          <table:table-cell office:value-type="string">
            <text:p>SEGA of America, Inc.</text:p>
          </table:table-cell>
          <table:table-cell office:value-type="string">
            <text:p>Stargate Productions</text:p>
          </table:table-cell>
          <table:table-cell office:value-type="string">
            <text:p>Shooter</text:p>
          </table:table-cell>
          <table:table-cell office:value-type="string">
            <text:p>2.0</text:p>
          </table:table-cell>
          <table:table-cell office:value-type="string">
            <text:p>1 Player</text:p>
          </table:table-cell>
          <table:table-cell office:value-type="string">
            <text:p>A FMV rail shooter placing you in the helmet of rookie chopper gunner "Joker." Terrorists have kidnapped a German biochemist and taken him to a Middle Eastern oil refinery, where he is forced to work on a lethal toxin. Joker and crew must fly to the refinery, shooting down enemy tanks and helicopters, then Joker must rappel down to the refinery and rescue the chemist on foot.****The helicopter sections follow a pattern similar to Tomcat Alley, showing brief clips of the cast in the cockpit, followed by a "nose camera" shot of an enemy approaching. During this shot, you have the ability to move a set of crosshairs over the enemy and press the "fire" button. If you're on target, you are rewarded with military archival footage of helicopters shooting rockets, and close up footage of models exploding. ****The on-foot sections follow an identical pattern, though with hand-held cameras placing you in the "eyes" of Joker, and black-clad guards taking the place of helicopters. Otherwise, the idea of having a few seconds to react and aim crosshairs is the same. The plot is expanded through occasional cutscenes in both the helicopter and foot sections.</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Midnight Raiders (USA)&quot;&gt; &lt;year&gt;1994&lt;/year&gt; &lt;rating&gt;ESRB - T (Teen)&lt;/rating&gt; &lt;title&gt;Midnight Raiders&lt;/title&gt; &lt;pub&gt;SEGA of America, Inc.&lt;/pub&gt; &lt;dev&gt;Stargate Productions&lt;/dev&gt; &lt;genre&gt;Shooter&lt;/genre&gt; &lt;score&gt;2.0&lt;/score&gt; &lt;player&gt;1 Player&lt;/player&gt; &lt;story&gt;A FMV rail shooter placing you in the helmet of rookie chopper gunner &quot;Joker.&quot; Terrorists have kidnapped a German biochemist and taken him to a Middle Eastern oil refinery, where he is forced to work on a lethal toxin. Joker and crew must fly to the refinery, shooting down enemy tanks and helicopters, then Joker must rappel down to the refinery and rescue the chemist on foot.****The helicopter sections follow a pattern similar to Tomcat Alley, showing brief clips of the cast in the cockpit, followed by a &quot;nose camera&quot; shot of an enemy approaching. During this shot, you have the ability to move a set of crosshairs over the enemy and press the &quot;fire&quot; button. If you're on target, you are rewarded with military archival footage of helicopters shooting rockets, and close up footage of models exploding. ****The on-foot sections follow an identical pattern, though with hand-held cameras placing you in the &quot;eyes&quot; of Joker, and black-clad guards taking the place of helicopters. Otherwise, the idea of having a few seconds to react and aim crosshairs is the same. The plot is expanded through occasional cutscenes in both the helicopter and foot sections.&lt;/story&gt; &lt;/game&gt;">
            <text:p>&lt;game name="Midnight Raiders (USA)"&gt; &lt;year&gt;1994&lt;/year&gt; &lt;rating&gt;ESRB - T (Teen)&lt;/rating&gt; &lt;title&gt;Midnight Raiders&lt;/title&gt; &lt;pub&gt;SEGA of America, Inc.&lt;/pub&gt; &lt;dev&gt;Stargate Productions&lt;/dev&gt; &lt;genre&gt;Shooter&lt;/genre&gt; &lt;score&gt;2.0&lt;/score&gt; &lt;player&gt;1 Player&lt;/player&gt; &lt;story&gt;A FMV rail shooter placing you in the helmet of rookie chopper gunner "Joker." Terrorists have kidnapped a German biochemist and taken him to a Middle Eastern oil refinery, where he is forced to work on a lethal toxin. Joker and crew must fly to the refinery, shooting down enemy tanks and helicopters, then Joker must rappel down to the refinery and rescue the chemist on foot.****The helicopter sections follow a pattern similar to Tomcat Alley, showing brief clips of the cast in the cockpit, followed by a "nose camera" shot of an enemy approaching. During this shot, you have the ability to move a set of crosshairs over the enemy and press the "fire" button. If you're on target, you are rewarded with military archival footage of helicopters shooting rockets, and close up footage of models exploding. ****The on-foot sections follow an identical pattern, though with hand-held cameras placing you in the "eyes" of Joker, and black-clad guards taking the place of helicopters. Otherwise, the idea of having a few seconds to react and aim crosshairs is the same. The plot is expanded through occasional cutscenes in both the helicopter and foot sections.&lt;/story&gt; &lt;/game&gt;</text:p>
          </table:table-cell>
        </table:table-row>
        <table:table-row table:style-name="ro1">
          <table:table-cell office:value-type="string">
            <text:p>Mighty Morphin Power Rangers (USA)</text:p>
          </table:table-cell>
          <table:table-cell office:value-type="string">
            <text:p>1995</text:p>
          </table:table-cell>
          <table:table-cell office:value-type="string">
            <text:p>ESRB - E (Everyone)</text:p>
          </table:table-cell>
          <table:table-cell office:value-type="string">
            <text:p>Mighty Morphin Power Rangers</text:p>
          </table:table-cell>
          <table:table-cell office:value-type="string">
            <text:p>SEGA of America, Inc.</text:p>
          </table:table-cell>
          <table:table-cell office:value-type="string">
            <text:p>Saban Entertainment, Inc.</text:p>
          </table:table-cell>
          <table:table-cell office:value-type="string">
            <text:p>Action</text:p>
          </table:table-cell>
          <table:table-cell office:value-type="string">
            <text:p>3.0</text:p>
          </table:table-cell>
          <table:table-cell office:value-type="string">
            <text:p>1 Player</text:p>
          </table:table-cell>
          <table:table-cell office:value-type="string">
            <text:p>This take on the Power Rangers franchise is different from the many other Power Ranger games as it features FMV with real video of the actual TV show. The footage is spliced from nine different episodes and the gameplay is reminiscent of games such as Dragon's Lair and Space Ace where the player must press a button at a certain time to avoid being punched, kicked, avoid a trap, etc. Failure to miss pressing a button will continue to play the footage, but cause the player to loose a life. <text:s/>After a certain set of lives are lost, the game will be over.</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Mighty Morphin Power Rangers (USA)&quot;&gt; &lt;year&gt;1995&lt;/year&gt; &lt;rating&gt;ESRB - E (Everyone)&lt;/rating&gt; &lt;title&gt;Mighty Morphin Power Rangers&lt;/title&gt; &lt;pub&gt;SEGA of America, Inc.&lt;/pub&gt; &lt;dev&gt;Saban Entertainment, Inc.&lt;/dev&gt; &lt;genre&gt;Action&lt;/genre&gt; &lt;score&gt;3.0&lt;/score&gt; &lt;player&gt;1 Player&lt;/player&gt; &lt;story&gt;This take on the Power Rangers franchise is different from the many other Power Ranger games as it features FMV with real video of the actual TV show. The footage is spliced from nine different episodes and the gameplay is reminiscent of games such as Dragon's Lair and Space Ace where the player must press a button at a certain time to avoid being punched, kicked, avoid a trap, etc. Failure to miss pressing a button will continue to play the footage, but cause the player to loose a life.  After a certain set of lives are lost, the game will be over.&lt;/story&gt; &lt;/game&gt;">
            <text:p>&lt;game name="Mighty Morphin Power Rangers (USA)"&gt; &lt;year&gt;1995&lt;/year&gt; &lt;rating&gt;ESRB - E (Everyone)&lt;/rating&gt; &lt;title&gt;Mighty Morphin Power Rangers&lt;/title&gt; &lt;pub&gt;SEGA of America, Inc.&lt;/pub&gt; &lt;dev&gt;Saban Entertainment, Inc.&lt;/dev&gt; &lt;genre&gt;Action&lt;/genre&gt; &lt;score&gt;3.0&lt;/score&gt; &lt;player&gt;1 Player&lt;/player&gt; &lt;story&gt;This take on the Power Rangers franchise is different from the many other Power Ranger games as it features FMV with real video of the actual TV show. The footage is spliced from nine different episodes and the gameplay is reminiscent of games such as Dragon's Lair and Space Ace where the player must press a button at a certain time to avoid being punched, kicked, avoid a trap, etc. Failure to miss pressing a button will continue to play the footage, but cause the player to loose a life. <text:s/>After a certain set of lives are lost, the game will be over.&lt;/story&gt; &lt;/game&gt;</text:p>
          </table:table-cell>
        </table:table-row>
        <table:table-row table:style-name="ro1">
          <table:table-cell office:value-type="string">
            <text:p>Mortal Kombat (USA)</text:p>
          </table:table-cell>
          <table:table-cell office:value-type="string">
            <text:p>1994</text:p>
          </table:table-cell>
          <table:table-cell office:value-type="string">
            <text:p>ESRB - M (Mature)</text:p>
          </table:table-cell>
          <table:table-cell office:value-type="string">
            <text:p>Mortal Kombat</text:p>
          </table:table-cell>
          <table:table-cell office:value-type="string">
            <text:p>Arena Entertainment</text:p>
          </table:table-cell>
          <table:table-cell office:value-type="string">
            <text:p>Midway Games, Inc.</text:p>
          </table:table-cell>
          <table:table-cell office:value-type="string">
            <text:p>Fighter</text:p>
          </table:table-cell>
          <table:table-cell office:value-type="string">
            <text:p>3.4</text:p>
          </table:table-cell>
          <table:table-cell office:value-type="string">
            <text:p>1-2 Players</text:p>
          </table:table-cell>
          <table:table-cell office:value-type="string">
            <text:p>Five Hundred years ago, an ancient and well respected Shaolin fighting tournament, held every 50 years, was corrupted by an evil and elderly sorcerer by the name of Shang Tsung. <text:s/>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text:s/>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text:s/>When the opponent faces their second round loss, the winner can perform a finishing move called a "Fatality" on the loser. <text:s/>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Mortal Kombat (USA)&quot;&gt; &lt;year&gt;1994&lt;/year&gt; &lt;rating&gt;ESRB - M (Mature)&lt;/rating&gt; &lt;title&gt;Mortal Kombat&lt;/title&gt; &lt;pub&gt;Arena Entertainment&lt;/pub&gt; &lt;dev&gt;Midway Games, Inc.&lt;/dev&gt; &lt;genre&gt;Fighter&lt;/genre&gt; &lt;score&gt;3.4&lt;/score&gt; &lt;player&gt;1-2 Players&lt;/player&gt; &lt;story&gt;Five Hundred years ago, an ancient and well respected Shaolin fighting tournament, held every 50 years, was corrupted by an evil and elderly sorcerer by the name of Shang Tsung.  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When the opponent faces their second round loss, the winner can perform a finishing move called a &quot;Fatality&quot; on the loser.  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lt;/story&gt; &lt;/game&gt;">
            <text:p>&lt;game name="Mortal Kombat (USA)"&gt; &lt;year&gt;1994&lt;/year&gt; &lt;rating&gt;ESRB - M (Mature)&lt;/rating&gt; &lt;title&gt;Mortal Kombat&lt;/title&gt; &lt;pub&gt;Arena Entertainment&lt;/pub&gt; &lt;dev&gt;Midway Games, Inc.&lt;/dev&gt; &lt;genre&gt;Fighter&lt;/genre&gt; &lt;score&gt;3.4&lt;/score&gt; &lt;player&gt;1-2 Players&lt;/player&gt; &lt;story&gt;Five Hundred years ago, an ancient and well respected Shaolin fighting tournament, held every 50 years, was corrupted by an evil and elderly sorcerer by the name of Shang Tsung. <text:s/>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text:s/>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text:s/>When the opponent faces their second round loss, the winner can perform a finishing move called a "Fatality" on the loser. <text:s/>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lt;/story&gt; &lt;/game&gt;</text:p>
          </table:table-cell>
        </table:table-row>
        <table:table-row table:style-name="ro1">
          <table:table-cell office:value-type="string">
            <text:p>My Paint - The Animated Paint Program (USA)</text:p>
          </table:table-cell>
          <table:table-cell office:value-type="string">
            <text:p>1993</text:p>
          </table:table-cell>
          <table:table-cell office:value-type="string">
            <text:p>ESRB - E (Everyone)</text:p>
          </table:table-cell>
          <table:table-cell office:value-type="string">
            <text:p>My Paint - The Animated Paint Program</text:p>
          </table:table-cell>
          <table:table-cell table:number-columns-repeated="2" office:value-type="string">
            <text:p>SEGA of America, Inc.</text:p>
          </table:table-cell>
          <table:table-cell office:value-type="string">
            <text:p>Miscellaneous</text:p>
          </table:table-cell>
          <table:table-cell office:value-type="float" office:value="3.3">
            <text:p>3.3</text:p>
          </table:table-cell>
          <table:table-cell office:value-type="string">
            <text:p>1 Player</text:p>
          </table:table-cell>
          <table:table-cell office:value-type="string">
            <text:p>As The Title says ….Just an animated paint program fro Sega CD</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My Paint - The Animated Paint Program (USA)&quot;&gt; &lt;year&gt;1993&lt;/year&gt; &lt;rating&gt;ESRB - E (Everyone)&lt;/rating&gt; &lt;title&gt;My Paint - The Animated Paint Program&lt;/title&gt; &lt;pub&gt;SEGA of America, Inc.&lt;/pub&gt; &lt;dev&gt;SEGA of America, Inc.&lt;/dev&gt; &lt;genre&gt;Miscellaneous&lt;/genre&gt; &lt;score&gt;3.3&lt;/score&gt; &lt;player&gt;1 Player&lt;/player&gt; &lt;story&gt;As The Title says ….Just an animated paint program fro Sega CD&lt;/story&gt; &lt;/game&gt;">
            <text:p>&lt;game name="My Paint - The Animated Paint Program (USA)"&gt; &lt;year&gt;1993&lt;/year&gt; &lt;rating&gt;ESRB - E (Everyone)&lt;/rating&gt; &lt;title&gt;My Paint - The Animated Paint Program&lt;/title&gt; &lt;pub&gt;SEGA of America, Inc.&lt;/pub&gt; &lt;dev&gt;SEGA of America, Inc.&lt;/dev&gt; &lt;genre&gt;Miscellaneous&lt;/genre&gt; &lt;score&gt;3.3&lt;/score&gt; &lt;player&gt;1 Player&lt;/player&gt; &lt;story&gt;As The Title says ….Just an animated paint program fro Sega CD&lt;/story&gt; &lt;/game&gt;</text:p>
          </table:table-cell>
        </table:table-row>
        <table:table-row table:style-name="ro1">
          <table:table-cell office:value-type="string">
            <text:p>NBA Jam (USA)</text:p>
          </table:table-cell>
          <table:table-cell office:value-type="string">
            <text:p>1994</text:p>
          </table:table-cell>
          <table:table-cell office:value-type="string">
            <text:p>ESRB - E (Everyone)</text:p>
          </table:table-cell>
          <table:table-cell office:value-type="string">
            <text:p>NBA Jam</text:p>
          </table:table-cell>
          <table:table-cell office:value-type="string">
            <text:p>Acclaim Entertainment, Inc.</text:p>
          </table:table-cell>
          <table:table-cell office:value-type="string">
            <text:p>Midway Games, Inc.</text:p>
          </table:table-cell>
          <table:table-cell office:value-type="string">
            <text:p>Basketball/Sports</text:p>
          </table:table-cell>
          <table:table-cell office:value-type="string">
            <text:p>1.8</text:p>
          </table:table-cell>
          <table:table-cell office:value-type="string">
            <text:p>1-4 Players</text:p>
          </table:table-cell>
          <table:table-cell office:value-type="string">
            <text:p>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NBA Jam (USA)&quot;&gt; &lt;year&gt;1994&lt;/year&gt; &lt;rating&gt;ESRB - E (Everyone)&lt;/rating&gt; &lt;title&gt;NBA Jam&lt;/title&gt; &lt;pub&gt;Acclaim Entertainment, Inc.&lt;/pub&gt; &lt;dev&gt;Midway Games, Inc.&lt;/dev&gt; &lt;genre&gt;Basketball/Sports&lt;/genre&gt; &lt;score&gt;1.8&lt;/score&gt; &lt;player&gt;1-4 Players&lt;/player&gt; &lt;story&gt;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lt;/story&gt; &lt;/game&gt;">
            <text:p>&lt;game name="NBA Jam (USA)"&gt; &lt;year&gt;1994&lt;/year&gt; &lt;rating&gt;ESRB - E (Everyone)&lt;/rating&gt; &lt;title&gt;NBA Jam&lt;/title&gt; &lt;pub&gt;Acclaim Entertainment, Inc.&lt;/pub&gt; &lt;dev&gt;Midway Games, Inc.&lt;/dev&gt; &lt;genre&gt;Basketball/Sports&lt;/genre&gt; &lt;score&gt;1.8&lt;/score&gt; &lt;player&gt;1-4 Players&lt;/player&gt; &lt;story&gt;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lt;/story&gt; &lt;/game&gt;</text:p>
          </table:table-cell>
        </table:table-row>
        <table:table-row table:style-name="ro1">
          <table:table-cell office:value-type="string">
            <text:p>NFL Football Trivia Challenge (USA)</text:p>
          </table:table-cell>
          <table:table-cell office:value-type="string">
            <text:p>1993</text:p>
          </table:table-cell>
          <table:table-cell office:value-type="string">
            <text:p>ESRB - E (Everyone)</text:p>
          </table:table-cell>
          <table:table-cell office:value-type="string">
            <text:p>NFL Football Trivia Challenge</text:p>
          </table:table-cell>
          <table:table-cell office:value-type="string">
            <text:p>Capitol Disc Interactive Corporation|Philips Interactive Media, Inc.</text:p>
          </table:table-cell>
          <table:table-cell office:value-type="string">
            <text:p>Capitol Disc Interactive Corporation</text:p>
          </table:table-cell>
          <table:table-cell office:value-type="string">
            <text:p>Game Show</text:p>
          </table:table-cell>
          <table:table-cell office:value-type="string">
            <text:p>2.2</text:p>
          </table:table-cell>
          <table:table-cell office:value-type="string">
            <text:p>1-4 Players</text:p>
          </table:table-cell>
          <table:table-cell office:value-type="string">
            <text:p>NFL Football Trivia Challenge is a trivia game with an National Football League license. Either player can pick his favourite team to play with. TV commentators Pat Summerall and Tom Bookshier describe various situations in play accompanied by 1200 images and 300 Full Motion Video clips. 1500 multiple choice questions are waiting to be answered in the game. For each correct answer the player gains yardage in the game and increases his chances of scoring a point. The player with most points after 60 questions wins the game. There are three different difficulty levels to play at.</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NFL Football Trivia Challenge (USA)&quot;&gt; &lt;year&gt;1993&lt;/year&gt; &lt;rating&gt;ESRB - E (Everyone)&lt;/rating&gt; &lt;title&gt;NFL Football Trivia Challenge&lt;/title&gt; &lt;pub&gt;Capitol Disc Interactive Corporation|Philips Interactive Media, Inc.&lt;/pub&gt; &lt;dev&gt;Capitol Disc Interactive Corporation&lt;/dev&gt; &lt;genre&gt;Game Show&lt;/genre&gt; &lt;score&gt;2.2&lt;/score&gt; &lt;player&gt;1-4 Players&lt;/player&gt; &lt;story&gt;NFL Football Trivia Challenge is a trivia game with an National Football League license. Either player can pick his favourite team to play with. TV commentators Pat Summerall and Tom Bookshier describe various situations in play accompanied by 1200 images and 300 Full Motion Video clips. 1500 multiple choice questions are waiting to be answered in the game. For each correct answer the player gains yardage in the game and increases his chances of scoring a point. The player with most points after 60 questions wins the game. There are three different difficulty levels to play at.&lt;/story&gt; &lt;/game&gt;">
            <text:p>&lt;game name="NFL Football Trivia Challenge (USA)"&gt; &lt;year&gt;1993&lt;/year&gt; &lt;rating&gt;ESRB - E (Everyone)&lt;/rating&gt; &lt;title&gt;NFL Football Trivia Challenge&lt;/title&gt; &lt;pub&gt;Capitol Disc Interactive Corporation|Philips Interactive Media, Inc.&lt;/pub&gt; &lt;dev&gt;Capitol Disc Interactive Corporation&lt;/dev&gt; &lt;genre&gt;Game Show&lt;/genre&gt; &lt;score&gt;2.2&lt;/score&gt; &lt;player&gt;1-4 Players&lt;/player&gt; &lt;story&gt;NFL Football Trivia Challenge is a trivia game with an National Football League license. Either player can pick his favourite team to play with. TV commentators Pat Summerall and Tom Bookshier describe various situations in play accompanied by 1200 images and 300 Full Motion Video clips. 1500 multiple choice questions are waiting to be answered in the game. For each correct answer the player gains yardage in the game and increases his chances of scoring a point. The player with most points after 60 questions wins the game. There are three different difficulty levels to play at.&lt;/story&gt; &lt;/game&gt;</text:p>
          </table:table-cell>
        </table:table-row>
        <table:table-row table:style-name="ro1">
          <table:table-cell office:value-type="string">
            <text:p>NFL's Greatest - San Francisco vs. Dallas 1978-1993 (USA)</text:p>
          </table:table-cell>
          <table:table-cell office:value-type="string">
            <text:p>1993</text:p>
          </table:table-cell>
          <table:table-cell office:value-type="string">
            <text:p>ESRB - E (Everyone)</text:p>
          </table:table-cell>
          <table:table-cell office:value-type="string">
            <text:p>NFL's Greatest - San Francisco vs. Dallas 1978-1993</text:p>
          </table:table-cell>
          <table:table-cell office:value-type="string">
            <text:p>SEGA of America, Inc.</text:p>
          </table:table-cell>
          <table:table-cell office:value-type="string">
            <text:p>Park Place Productions</text:p>
          </table:table-cell>
          <table:table-cell office:value-type="string">
            <text:p>Football/Sports</text:p>
          </table:table-cell>
          <table:table-cell office:value-type="string">
            <text:p>2.7</text:p>
          </table:table-cell>
          <table:table-cell office:value-type="string">
            <text:p>1 Player</text:p>
          </table:table-cell>
          <table:table-cell office:value-type="string">
            <text:p>NFL's Greatest: San Francisco vs. Dallas 1978-1993 is a Sega Mega-CD "game". It is themed around American football, though rather than have the user play a game of it, you can merely watch highlights spanning fifteen years of the sport.</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NFL's Greatest - San Francisco vs. Dallas 1978-1993 (USA)&quot;&gt; &lt;year&gt;1993&lt;/year&gt; &lt;rating&gt;ESRB - E (Everyone)&lt;/rating&gt; &lt;title&gt;NFL's Greatest - San Francisco vs. Dallas 1978-1993&lt;/title&gt; &lt;pub&gt;SEGA of America, Inc.&lt;/pub&gt; &lt;dev&gt;Park Place Productions&lt;/dev&gt; &lt;genre&gt;Football/Sports&lt;/genre&gt; &lt;score&gt;2.7&lt;/score&gt; &lt;player&gt;1 Player&lt;/player&gt; &lt;story&gt;NFL's Greatest: San Francisco vs. Dallas 1978-1993 is a Sega Mega-CD &quot;game&quot;. It is themed around American football, though rather than have the user play a game of it, you can merely watch highlights spanning fifteen years of the sport.&lt;/story&gt; &lt;/game&gt;">
            <text:p>&lt;game name="NFL's Greatest - San Francisco vs. Dallas 1978-1993 (USA)"&gt; &lt;year&gt;1993&lt;/year&gt; &lt;rating&gt;ESRB - E (Everyone)&lt;/rating&gt; &lt;title&gt;NFL's Greatest - San Francisco vs. Dallas 1978-1993&lt;/title&gt; &lt;pub&gt;SEGA of America, Inc.&lt;/pub&gt; &lt;dev&gt;Park Place Productions&lt;/dev&gt; &lt;genre&gt;Football/Sports&lt;/genre&gt; &lt;score&gt;2.7&lt;/score&gt; &lt;player&gt;1 Player&lt;/player&gt; &lt;story&gt;NFL's Greatest: San Francisco vs. Dallas 1978-1993 is a Sega Mega-CD "game". It is themed around American football, though rather than have the user play a game of it, you can merely watch highlights spanning fifteen years of the sport.&lt;/story&gt; &lt;/game&gt;</text:p>
          </table:table-cell>
        </table:table-row>
        <table:table-row table:style-name="ro1">
          <table:table-cell office:value-type="string">
            <text:p>NHL '94 (USA)</text:p>
          </table:table-cell>
          <table:table-cell office:value-type="string">
            <text:p>1993</text:p>
          </table:table-cell>
          <table:table-cell office:value-type="string">
            <text:p>ESRB - E (Everyone)</text:p>
          </table:table-cell>
          <table:table-cell office:value-type="string">
            <text:p>NHL '94</text:p>
          </table:table-cell>
          <table:table-cell office:value-type="string">
            <text:p>Electronic Arts, Inc.</text:p>
          </table:table-cell>
          <table:table-cell office:value-type="string">
            <text:p>EA Canada|High Score Productions</text:p>
          </table:table-cell>
          <table:table-cell office:value-type="string">
            <text:p>Hockey/Sports</text:p>
          </table:table-cell>
          <table:table-cell office:value-type="string">
            <text:p>4.4</text:p>
          </table:table-cell>
          <table:table-cell office:value-type="string">
            <text:p>1-4 Players</text:p>
          </table:table-cell>
          <table:table-cell office:value-type="string">
            <text:p>After establishing themselves in the virtual rinks, EA combined both NHL and NHLPA licenses in NHL '94, allowing them to feature all 26 real teams (including both expansion teams) and players of the new NHL season for the first time in the series.****Aside from the licenses, the gameplay for this edition sees for the first time the inclusion of the devastating one-timer shot, but to keep forwards (literally) in check, defenders also feature harder body checks, with new animations. For an additional challenge, players can also choose to control the goalkeeper manually. A popular feature in previous editions, fighting is completely removed from the game. Game modes include exhibition games (or "regular season" in-game), playoffs (best of one or best of seven) and an all new shoot-out mode. The main options remain basically the same couple since the establishment of the series - period length (5, 10 or 20 minutes), line changes (off, manual or the new automatic mode) and penalties. (off, on, on but no offsides). ****While there are some minor differences between platforms (Genesis <text:s/>features record keeping for users and the MegaCD version has more stat screens, CD quality audio backdrops and the usual highlight clips here and there), only the PC version released at the same time features complete season action.</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NHL '94 (USA)&quot;&gt; &lt;year&gt;1993&lt;/year&gt; &lt;rating&gt;ESRB - E (Everyone)&lt;/rating&gt; &lt;title&gt;NHL '94&lt;/title&gt; &lt;pub&gt;Electronic Arts, Inc.&lt;/pub&gt; &lt;dev&gt;EA Canada|High Score Productions&lt;/dev&gt; &lt;genre&gt;Hockey/Sports&lt;/genre&gt; &lt;score&gt;4.4&lt;/score&gt; &lt;player&gt;1-4 Players&lt;/player&gt; &lt;story&gt;After establishing themselves in the virtual rinks, EA combined both NHL and NHLPA licenses in NHL '94, allowing them to feature all 26 real teams (including both expansion teams) and players of the new NHL season for the first time in the series.****Aside from the licenses, the gameplay for this edition sees for the first time the inclusion of the devastating one-timer shot, but to keep forwards (literally) in check, defenders also feature harder body checks, with new animations. For an additional challenge, players can also choose to control the goalkeeper manually. A popular feature in previous editions, fighting is completely removed from the game. Game modes include exhibition games (or &quot;regular season&quot; in-game), playoffs (best of one or best of seven) and an all new shoot-out mode. The main options remain basically the same couple since the establishment of the series - period length (5, 10 or 20 minutes), line changes (off, manual or the new automatic mode) and penalties. (off, on, on but no offsides). ****While there are some minor differences between platforms (Genesis  features record keeping for users and the MegaCD version has more stat screens, CD quality audio backdrops and the usual highlight clips here and there), only the PC version released at the same time features complete season action.&lt;/story&gt; &lt;/game&gt;">
            <text:p>&lt;game name="NHL '94 (USA)"&gt; &lt;year&gt;1993&lt;/year&gt; &lt;rating&gt;ESRB - E (Everyone)&lt;/rating&gt; &lt;title&gt;NHL '94&lt;/title&gt; &lt;pub&gt;Electronic Arts, Inc.&lt;/pub&gt; &lt;dev&gt;EA Canada|High Score Productions&lt;/dev&gt; &lt;genre&gt;Hockey/Sports&lt;/genre&gt; &lt;score&gt;4.4&lt;/score&gt; &lt;player&gt;1-4 Players&lt;/player&gt; &lt;story&gt;After establishing themselves in the virtual rinks, EA combined both NHL and NHLPA licenses in NHL '94, allowing them to feature all 26 real teams (including both expansion teams) and players of the new NHL season for the first time in the series.****Aside from the licenses, the gameplay for this edition sees for the first time the inclusion of the devastating one-timer shot, but to keep forwards (literally) in check, defenders also feature harder body checks, with new animations. For an additional challenge, players can also choose to control the goalkeeper manually. A popular feature in previous editions, fighting is completely removed from the game. Game modes include exhibition games (or "regular season" in-game), playoffs (best of one or best of seven) and an all new shoot-out mode. The main options remain basically the same couple since the establishment of the series - period length (5, 10 or 20 minutes), line changes (off, manual or the new automatic mode) and penalties. (off, on, on but no offsides). ****While there are some minor differences between platforms (Genesis <text:s/>features record keeping for users and the MegaCD version has more stat screens, CD quality audio backdrops and the usual highlight clips here and there), only the PC version released at the same time features complete season action.&lt;/story&gt; &lt;/game&gt;</text:p>
          </table:table-cell>
        </table:table-row>
        <table:table-row table:style-name="ro1">
          <table:table-cell office:value-type="string">
            <text:p>Night Trap (32X) (USA) (Disc 1)</text:p>
          </table:table-cell>
          <table:table-cell office:value-type="string">
            <text:p>1993</text:p>
          </table:table-cell>
          <table:table-cell office:value-type="string">
            <text:p>ESRB - M (Mature)</text:p>
          </table:table-cell>
          <table:table-cell office:value-type="string">
            <text:p>Night Trap Disc 1 (32X)</text:p>
          </table:table-cell>
          <table:table-cell office:value-type="string">
            <text:p>SEGA of America, Inc.</text:p>
          </table:table-cell>
          <table:table-cell office:value-type="string">
            <text:p>Digital Pictures, Inc.</text:p>
          </table:table-cell>
          <table:table-cell office:value-type="string">
            <text:p>Adventure</text:p>
          </table:table-cell>
          <table:table-cell office:value-type="string">
            <text:p>2.9</text:p>
          </table:table-cell>
          <table:table-cell office:value-type="string">
            <text:p>1 Player</text:p>
          </table:table-cell>
          <table:table-cell office:value-type="string">
            <text:p>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Night Trap (32X) (USA) (Disc 1)&quot;&gt; &lt;year&gt;1993&lt;/year&gt; &lt;rating&gt;ESRB - M (Mature)&lt;/rating&gt; &lt;title&gt;Night Trap Disc 1 (32X)&lt;/title&gt; &lt;pub&gt;SEGA of America, Inc.&lt;/pub&gt; &lt;dev&gt;Digital Pictures, Inc.&lt;/dev&gt; &lt;genre&gt;Adventure&lt;/genre&gt; &lt;score&gt;2.9&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quot;nice people&quot;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
            <text:p>&lt;game name="Night Trap (32X) (USA) (Disc 1)"&gt; &lt;year&gt;1993&lt;/year&gt; &lt;rating&gt;ESRB - M (Mature)&lt;/rating&gt; &lt;title&gt;Night Trap Disc 1 (32X)&lt;/title&gt; &lt;pub&gt;SEGA of America, Inc.&lt;/pub&gt; &lt;dev&gt;Digital Pictures, Inc.&lt;/dev&gt; &lt;genre&gt;Adventure&lt;/genre&gt; &lt;score&gt;2.9&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text:p>
          </table:table-cell>
        </table:table-row>
        <table:table-row table:style-name="ro1">
          <table:table-cell office:value-type="string">
            <text:p>Night Trap (32X) (USA) (Disc 2)</text:p>
          </table:table-cell>
          <table:table-cell office:value-type="string">
            <text:p>1993</text:p>
          </table:table-cell>
          <table:table-cell office:value-type="string">
            <text:p>ESRB - M (Mature)</text:p>
          </table:table-cell>
          <table:table-cell office:value-type="string">
            <text:p>Night Trap Disc 2 (32X)</text:p>
          </table:table-cell>
          <table:table-cell office:value-type="string">
            <text:p>SEGA of America, Inc.</text:p>
          </table:table-cell>
          <table:table-cell office:value-type="string">
            <text:p>Digital Pictures, Inc.</text:p>
          </table:table-cell>
          <table:table-cell office:value-type="string">
            <text:p>Adventure</text:p>
          </table:table-cell>
          <table:table-cell office:value-type="string">
            <text:p>2.9</text:p>
          </table:table-cell>
          <table:table-cell office:value-type="string">
            <text:p>1 Player</text:p>
          </table:table-cell>
          <table:table-cell office:value-type="string">
            <text:p>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Night Trap (32X) (USA) (Disc 2)&quot;&gt; &lt;year&gt;1993&lt;/year&gt; &lt;rating&gt;ESRB - M (Mature)&lt;/rating&gt; &lt;title&gt;Night Trap Disc 2 (32X)&lt;/title&gt; &lt;pub&gt;SEGA of America, Inc.&lt;/pub&gt; &lt;dev&gt;Digital Pictures, Inc.&lt;/dev&gt; &lt;genre&gt;Adventure&lt;/genre&gt; &lt;score&gt;2.9&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quot;nice people&quot;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
            <text:p>&lt;game name="Night Trap (32X) (USA) (Disc 2)"&gt; &lt;year&gt;1993&lt;/year&gt; &lt;rating&gt;ESRB - M (Mature)&lt;/rating&gt; &lt;title&gt;Night Trap Disc 2 (32X)&lt;/title&gt; &lt;pub&gt;SEGA of America, Inc.&lt;/pub&gt; &lt;dev&gt;Digital Pictures, Inc.&lt;/dev&gt; &lt;genre&gt;Adventure&lt;/genre&gt; &lt;score&gt;2.9&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text:p>
          </table:table-cell>
        </table:table-row>
        <table:table-row table:style-name="ro1">
          <table:table-cell office:value-type="string">
            <text:p>Night Trap (USA) (Disc 1)</text:p>
          </table:table-cell>
          <table:table-cell office:value-type="string">
            <text:p>1994</text:p>
          </table:table-cell>
          <table:table-cell office:value-type="string">
            <text:p>ESRB - M (Mature)</text:p>
          </table:table-cell>
          <table:table-cell office:value-type="string">
            <text:p>Night Trap Disc 1</text:p>
          </table:table-cell>
          <table:table-cell office:value-type="string">
            <text:p>SEGA of America, Inc.</text:p>
          </table:table-cell>
          <table:table-cell office:value-type="string">
            <text:p>Digital Pictures, Inc.</text:p>
          </table:table-cell>
          <table:table-cell office:value-type="string">
            <text:p>Adventure</text:p>
          </table:table-cell>
          <table:table-cell office:value-type="string">
            <text:p>2.9</text:p>
          </table:table-cell>
          <table:table-cell office:value-type="string">
            <text:p>1 Player</text:p>
          </table:table-cell>
          <table:table-cell office:value-type="string">
            <text:p>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Night Trap (USA) (Disc 1)&quot;&gt; &lt;year&gt;1994&lt;/year&gt; &lt;rating&gt;ESRB - M (Mature)&lt;/rating&gt; &lt;title&gt;Night Trap Disc 1&lt;/title&gt; &lt;pub&gt;SEGA of America, Inc.&lt;/pub&gt; &lt;dev&gt;Digital Pictures, Inc.&lt;/dev&gt; &lt;genre&gt;Adventure&lt;/genre&gt; &lt;score&gt;2.9&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quot;nice people&quot;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
            <text:p>&lt;game name="Night Trap (USA) (Disc 1)"&gt; &lt;year&gt;1994&lt;/year&gt; &lt;rating&gt;ESRB - M (Mature)&lt;/rating&gt; &lt;title&gt;Night Trap Disc 1&lt;/title&gt; &lt;pub&gt;SEGA of America, Inc.&lt;/pub&gt; &lt;dev&gt;Digital Pictures, Inc.&lt;/dev&gt; &lt;genre&gt;Adventure&lt;/genre&gt; &lt;score&gt;2.9&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text:p>
          </table:table-cell>
        </table:table-row>
        <table:table-row table:style-name="ro1">
          <table:table-cell office:value-type="string">
            <text:p>Night Trap (USA) (Disc 2)</text:p>
          </table:table-cell>
          <table:table-cell office:value-type="string">
            <text:p>1994</text:p>
          </table:table-cell>
          <table:table-cell office:value-type="string">
            <text:p>ESRB - M (Mature)</text:p>
          </table:table-cell>
          <table:table-cell office:value-type="string">
            <text:p>Night Trap Disc 2</text:p>
          </table:table-cell>
          <table:table-cell office:value-type="string">
            <text:p>SEGA of America, Inc.</text:p>
          </table:table-cell>
          <table:table-cell office:value-type="string">
            <text:p>Digital Pictures, Inc.</text:p>
          </table:table-cell>
          <table:table-cell office:value-type="string">
            <text:p>Adventure</text:p>
          </table:table-cell>
          <table:table-cell office:value-type="string">
            <text:p>2.9</text:p>
          </table:table-cell>
          <table:table-cell office:value-type="string">
            <text:p>1 Player</text:p>
          </table:table-cell>
          <table:table-cell office:value-type="string">
            <text:p>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text:p>
          </table:table-cell>
          <table:table-cell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Night Trap (USA) (Disc 2)&quot;&gt; &lt;year&gt;1994&lt;/year&gt; &lt;rating&gt;ESRB - M (Mature)&lt;/rating&gt; &lt;title&gt;Night Trap Disc 2&lt;/title&gt; &lt;pub&gt;SEGA of America, Inc.&lt;/pub&gt; &lt;dev&gt;Digital Pictures, Inc.&lt;/dev&gt; &lt;genre&gt;Adventure&lt;/genre&gt; &lt;score&gt;2.9&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quot;nice people&quot;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
            <text:p>&lt;game name="Night Trap (USA) (Disc 2)"&gt; &lt;year&gt;1994&lt;/year&gt; &lt;rating&gt;ESRB - M (Mature)&lt;/rating&gt; &lt;title&gt;Night Trap Disc 2&lt;/title&gt; &lt;pub&gt;SEGA of America, Inc.&lt;/pub&gt; &lt;dev&gt;Digital Pictures, Inc.&lt;/dev&gt; &lt;genre&gt;Adventure&lt;/genre&gt; &lt;score&gt;2.9&lt;/score&gt; &lt;player&gt;1 Player&lt;/player&gt; &lt;story&gt;Five girls go to a party to a nice house on a lakeside. Five girls disappear without a trace... Now another five girls go there, in order to spend the vacation with the Martins, the owners of the house, in particular with the lovely Ms. Martin. This time, you should not let them die a gruesome death! Because "nice people" can sometimes turn out to be... yes, that's right - vampires. The whole house is full of traps, that are intended to catch the poor innocent girls, so that the vampires can suck their blood... ugh. Luckily, the brave adventurer is there in order to cease to be hunted and to become a hunter instead! Set the traps so that they will capture the villains themselves, using precise timing and good organization.****Night Trap was the very first game that used the FMV (full-motion video) technology with live actors. Although it didn't contain nudity or particularly gory scenes, it was considered one of the first games to have a mature content.&lt;/story&gt; &lt;/game&gt;</text:p>
          </table:table-cell>
        </table:table-row>
        <table:table-row table:style-name="ro1">
          <table:table-cell office:value-type="string">
            <text:p>Novastorm (USA)</text:p>
          </table:table-cell>
          <table:table-cell office:value-type="string">
            <text:p>1994</text:p>
          </table:table-cell>
          <table:table-cell office:value-type="string">
            <text:p>ESRB - T (Teen)</text:p>
          </table:table-cell>
          <table:table-cell office:value-type="string">
            <text:p>Novastorm</text:p>
          </table:table-cell>
          <table:table-cell table:number-columns-repeated="2" office:value-type="string">
            <text:p>Psygnosis Limited</text:p>
          </table:table-cell>
          <table:table-cell office:value-type="string">
            <text:p>Action</text:p>
          </table:table-cell>
          <table:table-cell office:value-type="string">
            <text:p>2.1</text:p>
          </table:table-cell>
          <table:table-cell office:value-type="string">
            <text:p>1 Player</text:p>
          </table:table-cell>
          <table:table-cell office:value-type="string">
            <text:p>A behind-the-view perspective of a shooter's dream: <text:s/>Blast enemies against a cinematic backdrop. <text:s/>Kill the computer-controlled fighters before they take over the world!****Unlike first-generation interactive movies with action, Novastorm has hooks into the environment; if you move into the path of a pre-rendered obstacle and it &amp;quot;hits&amp;quot; you, you take damage, etc.</text:p>
          </table:table-cell>
          <table:table-cell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Novastorm (USA)&quot;&gt; &lt;year&gt;1994&lt;/year&gt; &lt;rating&gt;ESRB - T (Teen)&lt;/rating&gt; &lt;title&gt;Novastorm&lt;/title&gt; &lt;pub&gt;Psygnosis Limited&lt;/pub&gt; &lt;dev&gt;Psygnosis Limited&lt;/dev&gt; &lt;genre&gt;Action&lt;/genre&gt; &lt;score&gt;2.1&lt;/score&gt; &lt;player&gt;1 Player&lt;/player&gt; &lt;story&gt;A behind-the-view perspective of a shooter's dream:  Blast enemies against a cinematic backdrop.  Kill the computer-controlled fighters before they take over the world!****Unlike first-generation interactive movies with action, Novastorm has hooks into the environment; if you move into the path of a pre-rendered obstacle and it &amp;quot;hits&amp;quot; you, you take damage, etc.&lt;/story&gt; &lt;/game&gt;">
            <text:p>&lt;game name="Novastorm (USA)"&gt; &lt;year&gt;1994&lt;/year&gt; &lt;rating&gt;ESRB - T (Teen)&lt;/rating&gt; &lt;title&gt;Novastorm&lt;/title&gt; &lt;pub&gt;Psygnosis Limited&lt;/pub&gt; &lt;dev&gt;Psygnosis Limited&lt;/dev&gt; &lt;genre&gt;Action&lt;/genre&gt; &lt;score&gt;2.1&lt;/score&gt; &lt;player&gt;1 Player&lt;/player&gt; &lt;story&gt;A behind-the-view perspective of a shooter's dream: <text:s/>Blast enemies against a cinematic backdrop. <text:s/>Kill the computer-controlled fighters before they take over the world!****Unlike first-generation interactive movies with action, Novastorm has hooks into the environment; if you move into the path of a pre-rendered obstacle and it &amp;quot;hits&amp;quot; you, you take damage, etc.&lt;/story&gt; &lt;/game&gt;</text:p>
          </table:table-cell>
        </table:table-row>
        <table:table-row table:style-name="ro1">
          <table:table-cell office:value-type="string">
            <text:p>Panic! (USA)</text:p>
          </table:table-cell>
          <table:table-cell office:value-type="string">
            <text:p>1994</text:p>
          </table:table-cell>
          <table:table-cell office:value-type="string">
            <text:p>ESRB - T (Teen)</text:p>
          </table:table-cell>
          <table:table-cell office:value-type="string">
            <text:p>Panic!</text:p>
          </table:table-cell>
          <table:table-cell office:value-type="string">
            <text:p>Data East USA, Inc.</text:p>
          </table:table-cell>
          <table:table-cell office:value-type="string">
            <text:p>Office I|Sega AM7 R&amp;D Division</text:p>
          </table:table-cell>
          <table:table-cell office:value-type="string">
            <text:p>Puzzle</text:p>
          </table:table-cell>
          <table:table-cell office:value-type="string">
            <text:p>3.9</text:p>
          </table:table-cell>
          <table:table-cell office:value-type="string">
            <text:p>1 Player</text:p>
          </table:table-cell>
          <table:table-cell office:value-type="string">
            <text:p>A virus has infected the world's computer network, which effects all electronical devices on the earth. However, a special program called "Panic!" is designed to counter the effects of the virus and restore the network back to working order. You play Slap the Boy and his sidekick, Stick the Dog(they're not actions, it's their names) who set out to restore the network back to working order.****This is not a conventional video game; it's more like an interactive movie/cartoon in which you press certain buttons to advance the plot, or make different stuff happen.</text:p>
          </table:table-cell>
          <table:table-cell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Panic! (USA)&quot;&gt; &lt;year&gt;1994&lt;/year&gt; &lt;rating&gt;ESRB - T (Teen)&lt;/rating&gt; &lt;title&gt;Panic!&lt;/title&gt; &lt;pub&gt;Data East USA, Inc.&lt;/pub&gt; &lt;dev&gt;Office I|Sega AM7 R&amp;D Division&lt;/dev&gt; &lt;genre&gt;Puzzle&lt;/genre&gt; &lt;score&gt;3.9&lt;/score&gt; &lt;player&gt;1 Player&lt;/player&gt; &lt;story&gt;A virus has infected the world's computer network, which effects all electronical devices on the earth. However, a special program called &quot;Panic!&quot; is designed to counter the effects of the virus and restore the network back to working order. You play Slap the Boy and his sidekick, Stick the Dog(they're not actions, it's their names) who set out to restore the network back to working order.****This is not a conventional video game; it's more like an interactive movie/cartoon in which you press certain buttons to advance the plot, or make different stuff happen.&lt;/story&gt; &lt;/game&gt;">
            <text:p>&lt;game name="Panic! (USA)"&gt; &lt;year&gt;1994&lt;/year&gt; &lt;rating&gt;ESRB - T (Teen)&lt;/rating&gt; &lt;title&gt;Panic!&lt;/title&gt; &lt;pub&gt;Data East USA, Inc.&lt;/pub&gt; &lt;dev&gt;Office I|Sega AM7 R&amp;D Division&lt;/dev&gt; &lt;genre&gt;Puzzle&lt;/genre&gt; &lt;score&gt;3.9&lt;/score&gt; &lt;player&gt;1 Player&lt;/player&gt; &lt;story&gt;A virus has infected the world's computer network, which effects all electronical devices on the earth. However, a special program called "Panic!" is designed to counter the effects of the virus and restore the network back to working order. You play Slap the Boy and his sidekick, Stick the Dog(they're not actions, it's their names) who set out to restore the network back to working order.****This is not a conventional video game; it's more like an interactive movie/cartoon in which you press certain buttons to advance the plot, or make different stuff happen.&lt;/story&gt; &lt;/game&gt;</text:p>
          </table:table-cell>
        </table:table-row>
        <table:table-row table:style-name="ro1">
          <table:table-cell office:value-type="string">
            <text:p>Penn &amp; Teller - Smoke and Mirrors (USA) (Disc 1)</text:p>
          </table:table-cell>
          <table:table-cell office:value-type="string">
            <text:p>1995</text:p>
          </table:table-cell>
          <table:table-cell office:value-type="string">
            <text:p>ESRB - K-A (Kids to Adults)</text:p>
          </table:table-cell>
          <table:table-cell office:value-type="string">
            <text:p>Penn &amp; Teller - Smoke and Mirrors Disc 1</text:p>
          </table:table-cell>
          <table:table-cell office:value-type="string">
            <text:p>Absolute Entertainment</text:p>
          </table:table-cell>
          <table:table-cell office:value-type="string">
            <text:p>Imagineering</text:p>
          </table:table-cell>
          <table:table-cell office:value-type="string">
            <text:p>Simulation</text:p>
          </table:table-cell>
          <table:table-cell office:value-type="string">
            <text:p>3.5</text:p>
          </table:table-cell>
          <table:table-cell office:value-type="string">
            <text:p>1 Player</text:p>
          </table:table-cell>
          <table:table-cell office:value-type="string">
            <text:p>Penn &amp; Teller's Smoke and Mirrors is an unreleased video game endorsed by magicians Penn Jillette and Teller. It was planned to be released for the Sega Mega-CD in April 1995, with PC and 3DO versions coming out later in the year, but was cancelled as the publisher, Absolute Entertainment went bankrupt. Frank Cifaldi, editor of Lost Levels brought the game to the public after being handed a copy by a magazine reviewer. It is a compilation of minigames and a platform game starring the two magicians, made to fool your friends. The game has become famous due to the inclusion of the "Desert Bus" minigame. In Desert Bus, the player drives a bus across the United States, from Tucson, Arizona to Las Vegas, Nevada at a real-time maximum speed of 45 miles per hour. This means the journey is eight hours long, and as the game cannot be paused, play is continuous. There is no scenery to speak of and no traffic, and the bus always veers slightly to the right, meaning the player cannot let go of the controller within that time. The journey is also a perfectly straight line, and once you've arrived at Las Vegas, you will score one point and be offered the chance to take the trip back.The score counter goes up to a maximum of 99, meaning gameplay is 41 days long. This minigame is used annually for the "Desert Bus For Hope" charity event, who have raised $233,678.47 in the last three years by getting people to play Desert Bus for as long as possible. Supposedly the realistic journey time was built in direct response to the video game controversy surrounding many violent games of the time.</text:p>
          </table:table-cell>
          <table:table-cell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Penn &amp; Teller - Smoke and Mirrors (USA) (Disc 1)&quot;&gt; &lt;year&gt;1995&lt;/year&gt; &lt;rating&gt;ESRB - K-A (Kids to Adults)&lt;/rating&gt; &lt;title&gt;Penn &amp; Teller - Smoke and Mirrors Disc 1&lt;/title&gt; &lt;pub&gt;Absolute Entertainment&lt;/pub&gt; &lt;dev&gt;Imagineering&lt;/dev&gt; &lt;genre&gt;Simulation&lt;/genre&gt; &lt;score&gt;3.5&lt;/score&gt; &lt;player&gt;1 Player&lt;/player&gt; &lt;story&gt;Penn &amp; Teller's Smoke and Mirrors is an unreleased video game endorsed by magicians Penn Jillette and Teller. It was planned to be released for the Sega Mega-CD in April 1995, with PC and 3DO versions coming out later in the year, but was cancelled as the publisher, Absolute Entertainment went bankrupt. Frank Cifaldi, editor of Lost Levels brought the game to the public after being handed a copy by a magazine reviewer. It is a compilation of minigames and a platform game starring the two magicians, made to fool your friends. The game has become famous due to the inclusion of the &quot;Desert Bus&quot; minigame. In Desert Bus, the player drives a bus across the United States, from Tucson, Arizona to Las Vegas, Nevada at a real-time maximum speed of 45 miles per hour. This means the journey is eight hours long, and as the game cannot be paused, play is continuous. There is no scenery to speak of and no traffic, and the bus always veers slightly to the right, meaning the player cannot let go of the controller within that time. The journey is also a perfectly straight line, and once you've arrived at Las Vegas, you will score one point and be offered the chance to take the trip back.The score counter goes up to a maximum of 99, meaning gameplay is 41 days long. This minigame is used annually for the &quot;Desert Bus For Hope&quot; charity event, who have raised $233,678.47 in the last three years by getting people to play Desert Bus for as long as possible. Supposedly the realistic journey time was built in direct response to the video game controversy surrounding many violent games of the time.&lt;/story&gt; &lt;/game&gt;">
            <text:p>&lt;game name="Penn &amp; Teller - Smoke and Mirrors (USA) (Disc 1)"&gt; &lt;year&gt;1995&lt;/year&gt; &lt;rating&gt;ESRB - K-A (Kids to Adults)&lt;/rating&gt; &lt;title&gt;Penn &amp; Teller - Smoke and Mirrors Disc 1&lt;/title&gt; &lt;pub&gt;Absolute Entertainment&lt;/pub&gt; &lt;dev&gt;Imagineering&lt;/dev&gt; &lt;genre&gt;Simulation&lt;/genre&gt; &lt;score&gt;3.5&lt;/score&gt; &lt;player&gt;1 Player&lt;/player&gt; &lt;story&gt;Penn &amp; Teller's Smoke and Mirrors is an unreleased video game endorsed by magicians Penn Jillette and Teller. It was planned to be released for the Sega Mega-CD in April 1995, with PC and 3DO versions coming out later in the year, but was cancelled as the publisher, Absolute Entertainment went bankrupt. Frank Cifaldi, editor of Lost Levels brought the game to the public after being handed a copy by a magazine reviewer. It is a compilation of minigames and a platform game starring the two magicians, made to fool your friends. The game has become famous due to the inclusion of the "Desert Bus" minigame. In Desert Bus, the player drives a bus across the United States, from Tucson, Arizona to Las Vegas, Nevada at a real-time maximum speed of 45 miles per hour. This means the journey is eight hours long, and as the game cannot be paused, play is continuous. There is no scenery to speak of and no traffic, and the bus always veers slightly to the right, meaning the player cannot let go of the controller within that time. The journey is also a perfectly straight line, and once you've arrived at Las Vegas, you will score one point and be offered the chance to take the trip back.The score counter goes up to a maximum of 99, meaning gameplay is 41 days long. This minigame is used annually for the "Desert Bus For Hope" charity event, who have raised $233,678.47 in the last three years by getting people to play Desert Bus for as long as possible. Supposedly the realistic journey time was built in direct response to the video game controversy surrounding many violent games of the time.&lt;/story&gt; &lt;/game&gt;</text:p>
          </table:table-cell>
        </table:table-row>
        <table:table-row table:style-name="ro1">
          <table:table-cell office:value-type="string">
            <text:p>Penn &amp; Teller - Smoke and Mirrors (USA) (Disc 2)</text:p>
          </table:table-cell>
          <table:table-cell office:value-type="string">
            <text:p>1995</text:p>
          </table:table-cell>
          <table:table-cell office:value-type="string">
            <text:p>ESRB - K-A (Kids to Adults)</text:p>
          </table:table-cell>
          <table:table-cell office:value-type="string">
            <text:p>Penn &amp; Teller - Smoke and Mirrors Disc 2</text:p>
          </table:table-cell>
          <table:table-cell office:value-type="string">
            <text:p>Absolute Entertainment</text:p>
          </table:table-cell>
          <table:table-cell office:value-type="string">
            <text:p>Imagineering</text:p>
          </table:table-cell>
          <table:table-cell office:value-type="string">
            <text:p>Simulation</text:p>
          </table:table-cell>
          <table:table-cell office:value-type="string">
            <text:p>3.5</text:p>
          </table:table-cell>
          <table:table-cell office:value-type="string">
            <text:p>1 Player</text:p>
          </table:table-cell>
          <table:table-cell office:value-type="string">
            <text:p>Penn &amp; Teller's Smoke and Mirrors is an unreleased video game endorsed by magicians Penn Jillette and Teller. It was planned to be released for the Sega Mega-CD in April 1995, with PC and 3DO versions coming out later in the year, but was cancelled as the publisher, Absolute Entertainment went bankrupt. Frank Cifaldi, editor of Lost Levels brought the game to the public after being handed a copy by a magazine reviewer. It is a compilation of minigames and a platform game starring the two magicians, made to fool your friends. The game has become famous due to the inclusion of the "Desert Bus" minigame. In Desert Bus, the player drives a bus across the United States, from Tucson, Arizona to Las Vegas, Nevada at a real-time maximum speed of 45 miles per hour. This means the journey is eight hours long, and as the game cannot be paused, play is continuous. There is no scenery to speak of and no traffic, and the bus always veers slightly to the right, meaning the player cannot let go of the controller within that time. The journey is also a perfectly straight line, and once you've arrived at Las Vegas, you will score one point and be offered the chance to take the trip back.The score counter goes up to a maximum of 99, meaning gameplay is 41 days long. This minigame is used annually for the "Desert Bus For Hope" charity event, who have raised $233,678.47 in the last three years by getting people to play Desert Bus for as long as possible. Supposedly the realistic journey time was built in direct response to the video game controversy surrounding many violent games of the time.</text:p>
          </table:table-cell>
          <table:table-cell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Penn &amp; Teller - Smoke and Mirrors (USA) (Disc 2)&quot;&gt; &lt;year&gt;1995&lt;/year&gt; &lt;rating&gt;ESRB - K-A (Kids to Adults)&lt;/rating&gt; &lt;title&gt;Penn &amp; Teller - Smoke and Mirrors Disc 2&lt;/title&gt; &lt;pub&gt;Absolute Entertainment&lt;/pub&gt; &lt;dev&gt;Imagineering&lt;/dev&gt; &lt;genre&gt;Simulation&lt;/genre&gt; &lt;score&gt;3.5&lt;/score&gt; &lt;player&gt;1 Player&lt;/player&gt; &lt;story&gt;Penn &amp; Teller's Smoke and Mirrors is an unreleased video game endorsed by magicians Penn Jillette and Teller. It was planned to be released for the Sega Mega-CD in April 1995, with PC and 3DO versions coming out later in the year, but was cancelled as the publisher, Absolute Entertainment went bankrupt. Frank Cifaldi, editor of Lost Levels brought the game to the public after being handed a copy by a magazine reviewer. It is a compilation of minigames and a platform game starring the two magicians, made to fool your friends. The game has become famous due to the inclusion of the &quot;Desert Bus&quot; minigame. In Desert Bus, the player drives a bus across the United States, from Tucson, Arizona to Las Vegas, Nevada at a real-time maximum speed of 45 miles per hour. This means the journey is eight hours long, and as the game cannot be paused, play is continuous. There is no scenery to speak of and no traffic, and the bus always veers slightly to the right, meaning the player cannot let go of the controller within that time. The journey is also a perfectly straight line, and once you've arrived at Las Vegas, you will score one point and be offered the chance to take the trip back.The score counter goes up to a maximum of 99, meaning gameplay is 41 days long. This minigame is used annually for the &quot;Desert Bus For Hope&quot; charity event, who have raised $233,678.47 in the last three years by getting people to play Desert Bus for as long as possible. Supposedly the realistic journey time was built in direct response to the video game controversy surrounding many violent games of the time.&lt;/story&gt; &lt;/game&gt;">
            <text:p>&lt;game name="Penn &amp; Teller - Smoke and Mirrors (USA) (Disc 2)"&gt; &lt;year&gt;1995&lt;/year&gt; &lt;rating&gt;ESRB - K-A (Kids to Adults)&lt;/rating&gt; &lt;title&gt;Penn &amp; Teller - Smoke and Mirrors Disc 2&lt;/title&gt; &lt;pub&gt;Absolute Entertainment&lt;/pub&gt; &lt;dev&gt;Imagineering&lt;/dev&gt; &lt;genre&gt;Simulation&lt;/genre&gt; &lt;score&gt;3.5&lt;/score&gt; &lt;player&gt;1 Player&lt;/player&gt; &lt;story&gt;Penn &amp; Teller's Smoke and Mirrors is an unreleased video game endorsed by magicians Penn Jillette and Teller. It was planned to be released for the Sega Mega-CD in April 1995, with PC and 3DO versions coming out later in the year, but was cancelled as the publisher, Absolute Entertainment went bankrupt. Frank Cifaldi, editor of Lost Levels brought the game to the public after being handed a copy by a magazine reviewer. It is a compilation of minigames and a platform game starring the two magicians, made to fool your friends. The game has become famous due to the inclusion of the "Desert Bus" minigame. In Desert Bus, the player drives a bus across the United States, from Tucson, Arizona to Las Vegas, Nevada at a real-time maximum speed of 45 miles per hour. This means the journey is eight hours long, and as the game cannot be paused, play is continuous. There is no scenery to speak of and no traffic, and the bus always veers slightly to the right, meaning the player cannot let go of the controller within that time. The journey is also a perfectly straight line, and once you've arrived at Las Vegas, you will score one point and be offered the chance to take the trip back.The score counter goes up to a maximum of 99, meaning gameplay is 41 days long. This minigame is used annually for the "Desert Bus For Hope" charity event, who have raised $233,678.47 in the last three years by getting people to play Desert Bus for as long as possible. Supposedly the realistic journey time was built in direct response to the video game controversy surrounding many violent games of the time.&lt;/story&gt; &lt;/game&gt;</text:p>
          </table:table-cell>
        </table:table-row>
        <table:table-row table:style-name="ro1">
          <table:table-cell office:value-type="string">
            <text:p>Pitfall - The Mayan Adventure (USA)</text:p>
          </table:table-cell>
          <table:table-cell office:value-type="string">
            <text:p>1994</text:p>
          </table:table-cell>
          <table:table-cell office:value-type="string">
            <text:p>ESRB - T (Teen)</text:p>
          </table:table-cell>
          <table:table-cell office:value-type="string">
            <text:p>Pitfall: The Mayan Adventure</text:p>
          </table:table-cell>
          <table:table-cell table:number-columns-repeated="2" office:value-type="string">
            <text:p>Activision, Inc.</text:p>
          </table:table-cell>
          <table:table-cell office:value-type="string">
            <text:p>Platform</text:p>
          </table:table-cell>
          <table:table-cell office:value-type="string">
            <text:p>3.6</text:p>
          </table:table-cell>
          <table:table-cell office:value-type="string">
            <text:p>1 Player</text:p>
          </table:table-cell>
          <table:table-cell office:value-type="string">
            <text:p>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text:p>
          </table:table-cell>
          <table:table-cell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Pitfall - The Mayan Adventure (USA)&quot;&gt; &lt;year&gt;1994&lt;/year&gt; &lt;rating&gt;ESRB - T (Teen)&lt;/rating&gt; &lt;title&gt;Pitfall: The Mayan Adventure&lt;/title&gt; &lt;pub&gt;Activision, Inc.&lt;/pub&gt; &lt;dev&gt;Activision, Inc.&lt;/dev&gt; &lt;genre&gt;Platform&lt;/genre&gt; &lt;score&gt;3.6&lt;/score&gt; &lt;player&gt;1 Player&lt;/player&gt; &lt;story&gt;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lt;/story&gt; &lt;/game&gt;">
            <text:p>&lt;game name="Pitfall - The Mayan Adventure (USA)"&gt; &lt;year&gt;1994&lt;/year&gt; &lt;rating&gt;ESRB - T (Teen)&lt;/rating&gt; &lt;title&gt;Pitfall: The Mayan Adventure&lt;/title&gt; &lt;pub&gt;Activision, Inc.&lt;/pub&gt; &lt;dev&gt;Activision, Inc.&lt;/dev&gt; &lt;genre&gt;Platform&lt;/genre&gt; &lt;score&gt;3.6&lt;/score&gt; &lt;player&gt;1 Player&lt;/player&gt; &lt;story&gt;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lt;/story&gt; &lt;/game&gt;</text:p>
          </table:table-cell>
        </table:table-row>
        <table:table-row table:style-name="ro1">
          <table:table-cell office:value-type="string">
            <text:p>Popful Mail (USA)</text:p>
          </table:table-cell>
          <table:table-cell office:value-type="string">
            <text:p>1995</text:p>
          </table:table-cell>
          <table:table-cell office:value-type="string">
            <text:p>ESRB - E (Everyone)</text:p>
          </table:table-cell>
          <table:table-cell office:value-type="string">
            <text:p>Popful Mail</text:p>
          </table:table-cell>
          <table:table-cell office:value-type="string">
            <text:p>Working Designs</text:p>
          </table:table-cell>
          <table:table-cell office:value-type="string">
            <text:p>Nihon Falcom Corp.|SEGA Enterprises Ltd.</text:p>
          </table:table-cell>
          <table:table-cell office:value-type="string">
            <text:p>Rhythm</text:p>
          </table:table-cell>
          <table:table-cell office:value-type="string">
            <text:p>3.8</text:p>
          </table:table-cell>
          <table:table-cell office:value-type="string">
            <text:p>1 Player</text:p>
          </table:table-cell>
          <table:table-cell office:value-type="string">
            <text:p>In this platform action game, you play as a cute bounty hunter known as Popful Mail. While you might think that a cute Anime chick would have no trouble making a living slashing bad guys with her sword, Popful is having a hard time making ends meet. <text:s/>One day, however, Popful learns about a magician who has gone rogue and has a hefty bounty on his head. So, her adventure begins as Popful fights her way through a new adventure, and makes new friends along the way.****Primarily this is an action game with very slight RPG elements. As you make your way through the plethora of levels, you will have to collect money from slain foes. You use this money in the shops to buy weapons, armor, health, and so on. Also, this game features interaction with many, many characters through both on-screen dialog and fully animated sequences. Some of these characters become playable as you progress through the game.****This release has the same story and general gameplay style as the <text:s/>earlier version, but otherwise was made from scratch, having entirely different graphics, locations, enemies, challenges, etc.</text:p>
          </table:table-cell>
          <table:table-cell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Popful Mail (USA)&quot;&gt; &lt;year&gt;1995&lt;/year&gt; &lt;rating&gt;ESRB - E (Everyone)&lt;/rating&gt; &lt;title&gt;Popful Mail&lt;/title&gt; &lt;pub&gt;Working Designs&lt;/pub&gt; &lt;dev&gt;Nihon Falcom Corp.|SEGA Enterprises Ltd.&lt;/dev&gt; &lt;genre&gt;Rhythm&lt;/genre&gt; &lt;score&gt;3.8&lt;/score&gt; &lt;player&gt;1 Player&lt;/player&gt; &lt;story&gt;In this platform action game, you play as a cute bounty hunter known as Popful Mail. While you might think that a cute Anime chick would have no trouble making a living slashing bad guys with her sword, Popful is having a hard time making ends meet.  One day, however, Popful learns about a magician who has gone rogue and has a hefty bounty on his head. So, her adventure begins as Popful fights her way through a new adventure, and makes new friends along the way.****Primarily this is an action game with very slight RPG elements. As you make your way through the plethora of levels, you will have to collect money from slain foes. You use this money in the shops to buy weapons, armor, health, and so on. Also, this game features interaction with many, many characters through both on-screen dialog and fully animated sequences. Some of these characters become playable as you progress through the game.****This release has the same story and general gameplay style as the  earlier version, but otherwise was made from scratch, having entirely different graphics, locations, enemies, challenges, etc.&lt;/story&gt; &lt;/game&gt;">
            <text:p>&lt;game name="Popful Mail (USA)"&gt; &lt;year&gt;1995&lt;/year&gt; &lt;rating&gt;ESRB - E (Everyone)&lt;/rating&gt; &lt;title&gt;Popful Mail&lt;/title&gt; &lt;pub&gt;Working Designs&lt;/pub&gt; &lt;dev&gt;Nihon Falcom Corp.|SEGA Enterprises Ltd.&lt;/dev&gt; &lt;genre&gt;Rhythm&lt;/genre&gt; &lt;score&gt;3.8&lt;/score&gt; &lt;player&gt;1 Player&lt;/player&gt; &lt;story&gt;In this platform action game, you play as a cute bounty hunter known as Popful Mail. While you might think that a cute Anime chick would have no trouble making a living slashing bad guys with her sword, Popful is having a hard time making ends meet. <text:s/>One day, however, Popful learns about a magician who has gone rogue and has a hefty bounty on his head. So, her adventure begins as Popful fights her way through a new adventure, and makes new friends along the way.****Primarily this is an action game with very slight RPG elements. As you make your way through the plethora of levels, you will have to collect money from slain foes. You use this money in the shops to buy weapons, armor, health, and so on. Also, this game features interaction with many, many characters through both on-screen dialog and fully animated sequences. Some of these characters become playable as you progress through the game.****This release has the same story and general gameplay style as the <text:s/>earlier version, but otherwise was made from scratch, having entirely different graphics, locations, enemies, challenges, etc.&lt;/story&gt; &lt;/game&gt;</text:p>
          </table:table-cell>
        </table:table-row>
        <table:table-row table:style-name="ro1">
          <table:table-cell office:value-type="string">
            <text:p>Power Factory featuring C+C Music Factory (USA)</text:p>
          </table:table-cell>
          <table:table-cell office:value-type="string">
            <text:p>1992</text:p>
          </table:table-cell>
          <table:table-cell office:value-type="string">
            <text:p>ESRB - E (Everyone)</text:p>
          </table:table-cell>
          <table:table-cell office:value-type="string">
            <text:p>Power Factory Featuring C+C Music Factory</text:p>
          </table:table-cell>
          <table:table-cell office:value-type="string">
            <text:p>Sony Imagesoft</text:p>
          </table:table-cell>
          <table:table-cell office:value-type="string">
            <text:p>Digital Pictures, Inc.</text:p>
          </table:table-cell>
          <table:table-cell office:value-type="string">
            <text:p>Rhythm</text:p>
          </table:table-cell>
          <table:table-cell office:value-type="string">
            <text:p>2.4</text:p>
          </table:table-cell>
          <table:table-cell office:value-type="string">
            <text:p>1 Player</text:p>
          </table:table-cell>
          <table:table-cell office:value-type="string">
            <text:p>The first of Digital Pictures' "Make My Video" line has you "editing" three of C + C Music Factory's most famous songs - "Gonna Make You Sweat," "Things That Make You Go Hmm..." and "Here We Go Let's Rock &amp; Roll."****The plot puts you inside the music factory of the game's name, where two linemen sweat and toil under the oppressive thumb of a wheelchair-bound corporate executive. Video discs literally roll down an assembly line while C + C record their sounds behind three closed doors. You are asked to help out in editing these videos, appease the corporate masters, and lift the burden from everyone.****The game is played from a panel meant to resemble and act as a non-linear editor. Editing is entirely linear however, as three distinct video "feeds" run simultaneously along the bottom of the screen. Each is mapped to the A, B, or C button, and pressing one sends that video to master viewer, where it is recorded. The D-pad toggles various effects on and off from a bin in the upper left. One feed will always be of C + C's actual video, with the other two holding appropriate stock footage (like a doorbell timed to appear with the lyrics "Ding dong, who is it?")****The video can not be stopped or rewound once the editing process begins, so the player must quickly route video to the viewer and apply effects within a given amount of time. This allows for editing challenges, where the player must fill specific requests, like having fast cuts or showing no dancers.****After a video is edited, the player gets to watch their cut in its entirety. They are then graded by the FMV characters and move to the next song, or try a new edit of the previous one.</text:p>
          </table:table-cell>
          <table:table-cell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Power Factory featuring C+C Music Factory (USA)&quot;&gt; &lt;year&gt;1992&lt;/year&gt; &lt;rating&gt;ESRB - E (Everyone)&lt;/rating&gt; &lt;title&gt;Power Factory Featuring C+C Music Factory&lt;/title&gt; &lt;pub&gt;Sony Imagesoft&lt;/pub&gt; &lt;dev&gt;Digital Pictures, Inc.&lt;/dev&gt; &lt;genre&gt;Rhythm&lt;/genre&gt; &lt;score&gt;2.4&lt;/score&gt; &lt;player&gt;1 Player&lt;/player&gt; &lt;story&gt;The first of Digital Pictures' &quot;Make My Video&quot; line has you &quot;editing&quot; three of C + C Music Factory's most famous songs - &quot;Gonna Make You Sweat,&quot; &quot;Things That Make You Go Hmm...&quot; and &quot;Here We Go Let's Rock &amp; Roll.&quot;****The plot puts you inside the music factory of the game's name, where two linemen sweat and toil under the oppressive thumb of a wheelchair-bound corporate executive. Video discs literally roll down an assembly line while C + C record their sounds behind three closed doors. You are asked to help out in editing these videos, appease the corporate masters, and lift the burden from everyone.****The game is played from a panel meant to resemble and act as a non-linear editor. Editing is entirely linear however, as three distinct video &quot;feeds&quot; run simultaneously along the bottom of the screen. Each is mapped to the A, B, or C button, and pressing one sends that video to master viewer, where it is recorded. The D-pad toggles various effects on and off from a bin in the upper left. One feed will always be of C + C's actual video, with the other two holding appropriate stock footage (like a doorbell timed to appear with the lyrics &quot;Ding dong, who is it?&quot;)****The video can not be stopped or rewound once the editing process begins, so the player must quickly route video to the viewer and apply effects within a given amount of time. This allows for editing challenges, where the player must fill specific requests, like having fast cuts or showing no dancers.****After a video is edited, the player gets to watch their cut in its entirety. They are then graded by the FMV characters and move to the next song, or try a new edit of the previous one.&lt;/story&gt; &lt;/game&gt;">
            <text:p>&lt;game name="Power Factory featuring C+C Music Factory (USA)"&gt; &lt;year&gt;1992&lt;/year&gt; &lt;rating&gt;ESRB - E (Everyone)&lt;/rating&gt; &lt;title&gt;Power Factory Featuring C+C Music Factory&lt;/title&gt; &lt;pub&gt;Sony Imagesoft&lt;/pub&gt; &lt;dev&gt;Digital Pictures, Inc.&lt;/dev&gt; &lt;genre&gt;Rhythm&lt;/genre&gt; &lt;score&gt;2.4&lt;/score&gt; &lt;player&gt;1 Player&lt;/player&gt; &lt;story&gt;The first of Digital Pictures' "Make My Video" line has you "editing" three of C + C Music Factory's most famous songs - "Gonna Make You Sweat," "Things That Make You Go Hmm..." and "Here We Go Let's Rock &amp; Roll."****The plot puts you inside the music factory of the game's name, where two linemen sweat and toil under the oppressive thumb of a wheelchair-bound corporate executive. Video discs literally roll down an assembly line while C + C record their sounds behind three closed doors. You are asked to help out in editing these videos, appease the corporate masters, and lift the burden from everyone.****The game is played from a panel meant to resemble and act as a non-linear editor. Editing is entirely linear however, as three distinct video "feeds" run simultaneously along the bottom of the screen. Each is mapped to the A, B, or C button, and pressing one sends that video to master viewer, where it is recorded. The D-pad toggles various effects on and off from a bin in the upper left. One feed will always be of C + C's actual video, with the other two holding appropriate stock footage (like a doorbell timed to appear with the lyrics "Ding dong, who is it?")****The video can not be stopped or rewound once the editing process begins, so the player must quickly route video to the viewer and apply effects within a given amount of time. This allows for editing challenges, where the player must fill specific requests, like having fast cuts or showing no dancers.****After a video is edited, the player gets to watch their cut in its entirety. They are then graded by the FMV characters and move to the next song, or try a new edit of the previous one.&lt;/story&gt; &lt;/game&gt;</text:p>
          </table:table-cell>
        </table:table-row>
        <table:table-row table:style-name="ro1">
          <table:table-cell office:value-type="string">
            <text:p>Power Monger (USA)</text:p>
          </table:table-cell>
          <table:table-cell office:value-type="string">
            <text:p>1994</text:p>
          </table:table-cell>
          <table:table-cell office:value-type="string">
            <text:p>ESRB - K-A (Kids to Adults)</text:p>
          </table:table-cell>
          <table:table-cell office:value-type="string">
            <text:p>PowerMonger</text:p>
          </table:table-cell>
          <table:table-cell office:value-type="string">
            <text:p>Electronic Arts, Inc.</text:p>
          </table:table-cell>
          <table:table-cell office:value-type="string">
            <text:p>Bullfrog Productions, Ltd.</text:p>
          </table:table-cell>
          <table:table-cell office:value-type="string">
            <text:p>Strategy</text:p>
          </table:table-cell>
          <table:table-cell office:value-type="string">
            <text:p>2.8</text:p>
          </table:table-cell>
          <table:table-cell office:value-type="string">
            <text:p>1 Player</text:p>
          </table:table-cell>
          <table:table-cell office:value-type="string">
            <text:p>Powermonger takes the basic design and concepts of Bullfrog's previous game Populous, and places it in a war context. The game cast the player as a dispossessed warlord plundering his way through 195 territories on the way to world conquest. Several other leaders have the same goal.****The gameworld is now made up of polygons, so the view can be rotated and moved with greater freedom than Populous. Trade, diplomacy, inventions, and scorched earth invasions all play a key role in how the player progressed through the game. <text:s/>Two-player games via modem links are available on computer versions.</text:p>
          </table:table-cell>
          <table:table-cell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Power Monger (USA)&quot;&gt; &lt;year&gt;1994&lt;/year&gt; &lt;rating&gt;ESRB - K-A (Kids to Adults)&lt;/rating&gt; &lt;title&gt;PowerMonger&lt;/title&gt; &lt;pub&gt;Electronic Arts, Inc.&lt;/pub&gt; &lt;dev&gt;Bullfrog Productions, Ltd.&lt;/dev&gt; &lt;genre&gt;Strategy&lt;/genre&gt; &lt;score&gt;2.8&lt;/score&gt; &lt;player&gt;1 Player&lt;/player&gt; &lt;story&gt;Powermonger takes the basic design and concepts of Bullfrog's previous game Populous, and places it in a war context. The game cast the player as a dispossessed warlord plundering his way through 195 territories on the way to world conquest. Several other leaders have the same goal.****The gameworld is now made up of polygons, so the view can be rotated and moved with greater freedom than Populous. Trade, diplomacy, inventions, and scorched earth invasions all play a key role in how the player progressed through the game.  Two-player games via modem links are available on computer versions.&lt;/story&gt; &lt;/game&gt;">
            <text:p>&lt;game name="Power Monger (USA)"&gt; &lt;year&gt;1994&lt;/year&gt; &lt;rating&gt;ESRB - K-A (Kids to Adults)&lt;/rating&gt; &lt;title&gt;PowerMonger&lt;/title&gt; &lt;pub&gt;Electronic Arts, Inc.&lt;/pub&gt; &lt;dev&gt;Bullfrog Productions, Ltd.&lt;/dev&gt; &lt;genre&gt;Strategy&lt;/genre&gt; &lt;score&gt;2.8&lt;/score&gt; &lt;player&gt;1 Player&lt;/player&gt; &lt;story&gt;Powermonger takes the basic design and concepts of Bullfrog's previous game Populous, and places it in a war context. The game cast the player as a dispossessed warlord plundering his way through 195 territories on the way to world conquest. Several other leaders have the same goal.****The gameworld is now made up of polygons, so the view can be rotated and moved with greater freedom than Populous. Trade, diplomacy, inventions, and scorched earth invasions all play a key role in how the player progressed through the game. <text:s/>Two-player games via modem links are available on computer versions.&lt;/story&gt; &lt;/game&gt;</text:p>
          </table:table-cell>
        </table:table-row>
        <table:table-row table:style-name="ro1">
          <table:table-cell office:value-type="string">
            <text:p>Prince of Persia (USA)</text:p>
          </table:table-cell>
          <table:table-cell office:value-type="string">
            <text:p>1992</text:p>
          </table:table-cell>
          <table:table-cell office:value-type="string">
            <text:p>ESRB - E (Everyone)</text:p>
          </table:table-cell>
          <table:table-cell office:value-type="string">
            <text:p>Prince of Persia</text:p>
          </table:table-cell>
          <table:table-cell table:number-columns-repeated="2" office:value-type="string">
            <text:p>Brøderbund Software, Inc.</text:p>
          </table:table-cell>
          <table:table-cell office:value-type="string">
            <text:p>Platform</text:p>
          </table:table-cell>
          <table:table-cell office:value-type="string">
            <text:p>4.1</text:p>
          </table:table-cell>
          <table:table-cell office:value-type="string">
            <text:p>1 Player</text:p>
          </table:table-cell>
          <table:table-cell office:value-type="string">
            <text:p>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text:p>
          </table:table-cell>
          <table:table-cell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Prince of Persia (USA)&quot;&gt; &lt;year&gt;1992&lt;/year&gt; &lt;rating&gt;ESRB - E (Everyone)&lt;/rating&gt; &lt;title&gt;Prince of Persia&lt;/title&gt; &lt;pub&gt;Brøderbund Software, Inc.&lt;/pub&gt; &lt;dev&gt;Brøderbund Software, Inc.&lt;/dev&gt; &lt;genre&gt;Platform&lt;/genre&gt; &lt;score&gt;4.1&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
            <text:p>&lt;game name="Prince of Persia (USA)"&gt; &lt;year&gt;1992&lt;/year&gt; &lt;rating&gt;ESRB - E (Everyone)&lt;/rating&gt; &lt;title&gt;Prince of Persia&lt;/title&gt; &lt;pub&gt;Brøderbund Software, Inc.&lt;/pub&gt; &lt;dev&gt;Brøderbund Software, Inc.&lt;/dev&gt; &lt;genre&gt;Platform&lt;/genre&gt; &lt;score&gt;4.1&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text:p>
          </table:table-cell>
        </table:table-row>
        <table:table-row table:style-name="ro1">
          <table:table-cell office:value-type="string">
            <text:p>Prize Fighter (USA) (Disc 1)</text:p>
          </table:table-cell>
          <table:table-cell office:value-type="string">
            <text:p>1994</text:p>
          </table:table-cell>
          <table:table-cell office:value-type="string">
            <text:p>ESRB - K-A (Kids to Adults)</text:p>
          </table:table-cell>
          <table:table-cell office:value-type="string">
            <text:p>Prize Fighter Disc 1</text:p>
          </table:table-cell>
          <table:table-cell office:value-type="string">
            <text:p>SEGA of America, Inc.</text:p>
          </table:table-cell>
          <table:table-cell office:value-type="string">
            <text:p>Digital Pictures, Inc.</text:p>
          </table:table-cell>
          <table:table-cell office:value-type="string">
            <text:p>Boxing/Sports</text:p>
          </table:table-cell>
          <table:table-cell office:value-type="string">
            <text:p>3.5</text:p>
          </table:table-cell>
          <table:table-cell office:value-type="string">
            <text:p>1 Player</text:p>
          </table:table-cell>
          <table:table-cell office:value-type="string">
            <text:p>Prize Fighter is a FMV boxing game which puts the player in the body <text:s/>of "The Kid" against four opponents: Honeyboy Fernandez, Mega Joe Falco, Rex Hawkins, and the ultimate challenge, Nuke "The Duke" Johnson, divided over two CDs.****While the game requires a completely different approach than sprite or polygonal games, the tactics are still the same - jab, punch and deliver uppercuts when the opponent has his defenses down, and block and bob as he makes his moves. After a win the player can improve his left and right glove abilities and stamina by assigning "Power Points" to each area.****The only sprites visible during the bouts are the player gloves and the health indicators - the boxers and the rest of the ring are black and white FMV. Like with other FMV games, the player can enable <text:s/>tips, which indicates to hit certain butttons when required.</text:p>
          </table:table-cell>
          <table:table-cell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Prize Fighter (USA) (Disc 1)&quot;&gt; &lt;year&gt;1994&lt;/year&gt; &lt;rating&gt;ESRB - K-A (Kids to Adults)&lt;/rating&gt; &lt;title&gt;Prize Fighter Disc 1&lt;/title&gt; &lt;pub&gt;SEGA of America, Inc.&lt;/pub&gt; &lt;dev&gt;Digital Pictures, Inc.&lt;/dev&gt; &lt;genre&gt;Boxing/Sports&lt;/genre&gt; &lt;score&gt;3.5&lt;/score&gt; &lt;player&gt;1 Player&lt;/player&gt; &lt;story&gt;Prize Fighter is a FMV boxing game which puts the player in the body  of &quot;The Kid&quot; against four opponents: Honeyboy Fernandez, Mega Joe Falco, Rex Hawkins, and the ultimate challenge, Nuke &quot;The Duke&quot; Johnson, divided over two CDs.****While the game requires a completely different approach than sprite or polygonal games, the tactics are still the same - jab, punch and deliver uppercuts when the opponent has his defenses down, and block and bob as he makes his moves. After a win the player can improve his left and right glove abilities and stamina by assigning &quot;Power Points&quot; to each area.****The only sprites visible during the bouts are the player gloves and the health indicators - the boxers and the rest of the ring are black and white FMV. Like with other FMV games, the player can enable  tips, which indicates to hit certain butttons when required.&lt;/story&gt; &lt;/game&gt;">
            <text:p>&lt;game name="Prize Fighter (USA) (Disc 1)"&gt; &lt;year&gt;1994&lt;/year&gt; &lt;rating&gt;ESRB - K-A (Kids to Adults)&lt;/rating&gt; &lt;title&gt;Prize Fighter Disc 1&lt;/title&gt; &lt;pub&gt;SEGA of America, Inc.&lt;/pub&gt; &lt;dev&gt;Digital Pictures, Inc.&lt;/dev&gt; &lt;genre&gt;Boxing/Sports&lt;/genre&gt; &lt;score&gt;3.5&lt;/score&gt; &lt;player&gt;1 Player&lt;/player&gt; &lt;story&gt;Prize Fighter is a FMV boxing game which puts the player in the body <text:s/>of "The Kid" against four opponents: Honeyboy Fernandez, Mega Joe Falco, Rex Hawkins, and the ultimate challenge, Nuke "The Duke" Johnson, divided over two CDs.****While the game requires a completely different approach than sprite or polygonal games, the tactics are still the same - jab, punch and deliver uppercuts when the opponent has his defenses down, and block and bob as he makes his moves. After a win the player can improve his left and right glove abilities and stamina by assigning "Power Points" to each area.****The only sprites visible during the bouts are the player gloves and the health indicators - the boxers and the rest of the ring are black and white FMV. Like with other FMV games, the player can enable <text:s/>tips, which indicates to hit certain butttons when required.&lt;/story&gt; &lt;/game&gt;</text:p>
          </table:table-cell>
        </table:table-row>
        <table:table-row table:style-name="ro1">
          <table:table-cell office:value-type="string">
            <text:p>Prize Fighter (USA) (Disc 2)</text:p>
          </table:table-cell>
          <table:table-cell office:value-type="string">
            <text:p>1994</text:p>
          </table:table-cell>
          <table:table-cell office:value-type="string">
            <text:p>ESRB - K-A (Kids to Adults)</text:p>
          </table:table-cell>
          <table:table-cell office:value-type="string">
            <text:p>Prize Fighter Disc 2</text:p>
          </table:table-cell>
          <table:table-cell office:value-type="string">
            <text:p>SEGA of America, Inc.</text:p>
          </table:table-cell>
          <table:table-cell office:value-type="string">
            <text:p>Digital Pictures, Inc.</text:p>
          </table:table-cell>
          <table:table-cell office:value-type="string">
            <text:p>Boxing/Sports</text:p>
          </table:table-cell>
          <table:table-cell office:value-type="string">
            <text:p>3.5</text:p>
          </table:table-cell>
          <table:table-cell office:value-type="string">
            <text:p>1 Player</text:p>
          </table:table-cell>
          <table:table-cell office:value-type="string">
            <text:p>Prize Fighter is a FMV boxing game which puts the player in the body <text:s/>of "The Kid" against four opponents: Honeyboy Fernandez, Mega Joe Falco, Rex Hawkins, and the ultimate challenge, Nuke "The Duke" Johnson, divided over two CDs.****While the game requires a completely different approach than sprite or polygonal games, the tactics are still the same - jab, punch and deliver uppercuts when the opponent has his defenses down, and block and bob as he makes his moves. After a win the player can improve his left and right glove abilities and stamina by assigning "Power Points" to each area.****The only sprites visible during the bouts are the player gloves and the health indicators - the boxers and the rest of the ring are black and white FMV. Like with other FMV games, the player can enable <text:s/>tips, which indicates to hit certain butttons when required.</text:p>
          </table:table-cell>
          <table:table-cell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Prize Fighter (USA) (Disc 2)&quot;&gt; &lt;year&gt;1994&lt;/year&gt; &lt;rating&gt;ESRB - K-A (Kids to Adults)&lt;/rating&gt; &lt;title&gt;Prize Fighter Disc 2&lt;/title&gt; &lt;pub&gt;SEGA of America, Inc.&lt;/pub&gt; &lt;dev&gt;Digital Pictures, Inc.&lt;/dev&gt; &lt;genre&gt;Boxing/Sports&lt;/genre&gt; &lt;score&gt;3.5&lt;/score&gt; &lt;player&gt;1 Player&lt;/player&gt; &lt;story&gt;Prize Fighter is a FMV boxing game which puts the player in the body  of &quot;The Kid&quot; against four opponents: Honeyboy Fernandez, Mega Joe Falco, Rex Hawkins, and the ultimate challenge, Nuke &quot;The Duke&quot; Johnson, divided over two CDs.****While the game requires a completely different approach than sprite or polygonal games, the tactics are still the same - jab, punch and deliver uppercuts when the opponent has his defenses down, and block and bob as he makes his moves. After a win the player can improve his left and right glove abilities and stamina by assigning &quot;Power Points&quot; to each area.****The only sprites visible during the bouts are the player gloves and the health indicators - the boxers and the rest of the ring are black and white FMV. Like with other FMV games, the player can enable  tips, which indicates to hit certain butttons when required.&lt;/story&gt; &lt;/game&gt;">
            <text:p>&lt;game name="Prize Fighter (USA) (Disc 2)"&gt; &lt;year&gt;1994&lt;/year&gt; &lt;rating&gt;ESRB - K-A (Kids to Adults)&lt;/rating&gt; &lt;title&gt;Prize Fighter Disc 2&lt;/title&gt; &lt;pub&gt;SEGA of America, Inc.&lt;/pub&gt; &lt;dev&gt;Digital Pictures, Inc.&lt;/dev&gt; &lt;genre&gt;Boxing/Sports&lt;/genre&gt; &lt;score&gt;3.5&lt;/score&gt; &lt;player&gt;1 Player&lt;/player&gt; &lt;story&gt;Prize Fighter is a FMV boxing game which puts the player in the body <text:s/>of "The Kid" against four opponents: Honeyboy Fernandez, Mega Joe Falco, Rex Hawkins, and the ultimate challenge, Nuke "The Duke" Johnson, divided over two CDs.****While the game requires a completely different approach than sprite or polygonal games, the tactics are still the same - jab, punch and deliver uppercuts when the opponent has his defenses down, and block and bob as he makes his moves. After a win the player can improve his left and right glove abilities and stamina by assigning "Power Points" to each area.****The only sprites visible during the bouts are the player gloves and the health indicators - the boxers and the rest of the ring are black and white FMV. Like with other FMV games, the player can enable <text:s/>tips, which indicates to hit certain butttons when required.&lt;/story&gt; &lt;/game&gt;</text:p>
          </table:table-cell>
        </table:table-row>
        <table:table-row table:style-name="ro1">
          <table:table-cell office:value-type="string">
            <text:p>Puggsy (USA)</text:p>
          </table:table-cell>
          <table:table-cell office:value-type="string">
            <text:p>1993</text:p>
          </table:table-cell>
          <table:table-cell office:value-type="string">
            <text:p>ESRB - E (Everyone)</text:p>
          </table:table-cell>
          <table:table-cell office:value-type="string">
            <text:p>Puggsy</text:p>
          </table:table-cell>
          <table:table-cell office:value-type="string">
            <text:p>Psygnosis Limited</text:p>
          </table:table-cell>
          <table:table-cell office:value-type="string">
            <text:p>Traveller's Tales Ltd.</text:p>
          </table:table-cell>
          <table:table-cell office:value-type="string">
            <text:p>Platform</text:p>
          </table:table-cell>
          <table:table-cell office:value-type="string">
            <text:p>3.4</text:p>
          </table:table-cell>
          <table:table-cell office:value-type="string">
            <text:p>1 Player</text:p>
          </table:table-cell>
          <table:table-cell office:value-type="string">
            <text:p>Puggsy is a platform game with a combination of action and puzzle-solving elements. You control the the creature Puggsy, who has crash landed on an alien planet and had his spaceship stolen. Your goal is find the spaceship so you can get off the planet and return home. <text:s/>To do this, you will need to make your way from the start to the exit of numerous levels which take place in a variety of environments. Throughout each level are a variety of objects which you can pick up; on many of the levels you will need to figure out how to use the objects available to you in order to reach the exit. Some objects can used (like a gun or keys), and objects may be thrown, moved around and stacked. Of course, each level will also have a variety of bad guys wandering about which will cost Puggsy one of his lives if he's caught. On your quest there will also be six evil guardians which will need to be defeated before you get your spaceship back!</text:p>
          </table:table-cell>
          <table:table-cell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Puggsy (USA)&quot;&gt; &lt;year&gt;1993&lt;/year&gt; &lt;rating&gt;ESRB - E (Everyone)&lt;/rating&gt; &lt;title&gt;Puggsy&lt;/title&gt; &lt;pub&gt;Psygnosis Limited&lt;/pub&gt; &lt;dev&gt;Traveller's Tales Ltd.&lt;/dev&gt; &lt;genre&gt;Platform&lt;/genre&gt; &lt;score&gt;3.4&lt;/score&gt; &lt;player&gt;1 Player&lt;/player&gt; &lt;story&gt;Puggsy is a platform game with a combination of action and puzzle-solving elements. You control the the creature Puggsy, who has crash landed on an alien planet and had his spaceship stolen. Your goal is find the spaceship so you can get off the planet and return home.  To do this, you will need to make your way from the start to the exit of numerous levels which take place in a variety of environments. Throughout each level are a variety of objects which you can pick up; on many of the levels you will need to figure out how to use the objects available to you in order to reach the exit. Some objects can used (like a gun or keys), and objects may be thrown, moved around and stacked. Of course, each level will also have a variety of bad guys wandering about which will cost Puggsy one of his lives if he's caught. On your quest there will also be six evil guardians which will need to be defeated before you get your spaceship back!&lt;/story&gt; &lt;/game&gt;">
            <text:p>&lt;game name="Puggsy (USA)"&gt; &lt;year&gt;1993&lt;/year&gt; &lt;rating&gt;ESRB - E (Everyone)&lt;/rating&gt; &lt;title&gt;Puggsy&lt;/title&gt; &lt;pub&gt;Psygnosis Limited&lt;/pub&gt; &lt;dev&gt;Traveller's Tales Ltd.&lt;/dev&gt; &lt;genre&gt;Platform&lt;/genre&gt; &lt;score&gt;3.4&lt;/score&gt; &lt;player&gt;1 Player&lt;/player&gt; &lt;story&gt;Puggsy is a platform game with a combination of action and puzzle-solving elements. You control the the creature Puggsy, who has crash landed on an alien planet and had his spaceship stolen. Your goal is find the spaceship so you can get off the planet and return home. <text:s/>To do this, you will need to make your way from the start to the exit of numerous levels which take place in a variety of environments. Throughout each level are a variety of objects which you can pick up; on many of the levels you will need to figure out how to use the objects available to you in order to reach the exit. Some objects can used (like a gun or keys), and objects may be thrown, moved around and stacked. Of course, each level will also have a variety of bad guys wandering about which will cost Puggsy one of his lives if he's caught. On your quest there will also be six evil guardians which will need to be defeated before you get your spaceship back!&lt;/story&gt; &lt;/game&gt;</text:p>
          </table:table-cell>
        </table:table-row>
        <table:table-row table:style-name="ro1">
          <table:table-cell office:value-type="string">
            <text:p>Racing Aces (USA)</text:p>
          </table:table-cell>
          <table:table-cell office:value-type="string">
            <text:p>1993</text:p>
          </table:table-cell>
          <table:table-cell office:value-type="string">
            <text:p>ESRB - E (Everyone)</text:p>
          </table:table-cell>
          <table:table-cell office:value-type="string">
            <text:p>Racing Aces</text:p>
          </table:table-cell>
          <table:table-cell office:value-type="string">
            <text:p>SEGA of America, Inc.</text:p>
          </table:table-cell>
          <table:table-cell office:value-type="string">
            <text:p>Hammond &amp; Leyland</text:p>
          </table:table-cell>
          <table:table-cell office:value-type="string">
            <text:p>Action</text:p>
          </table:table-cell>
          <table:table-cell office:value-type="float" office:value="3.3">
            <text:p>3.3</text:p>
          </table:table-cell>
          <table:table-cell office:value-type="string">
            <text:p>1 Player</text:p>
          </table:table-cell>
          <table:table-cell office:value-type="string">
            <text:p>The cold war has ended. Big defense contractors, specifically the ones that make fighter planes, organize a new sport. Pilots fly planes of various historical significance in low altitude races for big prizes.****Racing Aces puts you behind the stick of World War 1, World War 2, and modern day fighting aircraft. <text:s/>Each competition is a dogfight as much as a race, and you will have to gun down your enemies to win. The tracks are littered with power up balloons to give you extra weapons and speed.****The races are viewed from a behind-the-plane perspective, and the courses are drawn in 3D using polygons.</text:p>
          </table:table-cell>
          <table:table-cell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Racing Aces (USA)&quot;&gt; &lt;year&gt;1993&lt;/year&gt; &lt;rating&gt;ESRB - E (Everyone)&lt;/rating&gt; &lt;title&gt;Racing Aces&lt;/title&gt; &lt;pub&gt;SEGA of America, Inc.&lt;/pub&gt; &lt;dev&gt;Hammond &amp; Leyland&lt;/dev&gt; &lt;genre&gt;Action&lt;/genre&gt; &lt;score&gt;3.3&lt;/score&gt; &lt;player&gt;1 Player&lt;/player&gt; &lt;story&gt;The cold war has ended. Big defense contractors, specifically the ones that make fighter planes, organize a new sport. Pilots fly planes of various historical significance in low altitude races for big prizes.****Racing Aces puts you behind the stick of World War 1, World War 2, and modern day fighting aircraft.  Each competition is a dogfight as much as a race, and you will have to gun down your enemies to win. The tracks are littered with power up balloons to give you extra weapons and speed.****The races are viewed from a behind-the-plane perspective, and the courses are drawn in 3D using polygons.&lt;/story&gt; &lt;/game&gt;">
            <text:p>&lt;game name="Racing Aces (USA)"&gt; &lt;year&gt;1993&lt;/year&gt; &lt;rating&gt;ESRB - E (Everyone)&lt;/rating&gt; &lt;title&gt;Racing Aces&lt;/title&gt; &lt;pub&gt;SEGA of America, Inc.&lt;/pub&gt; &lt;dev&gt;Hammond &amp; Leyland&lt;/dev&gt; &lt;genre&gt;Action&lt;/genre&gt; &lt;score&gt;3.3&lt;/score&gt; &lt;player&gt;1 Player&lt;/player&gt; &lt;story&gt;The cold war has ended. Big defense contractors, specifically the ones that make fighter planes, organize a new sport. Pilots fly planes of various historical significance in low altitude races for big prizes.****Racing Aces puts you behind the stick of World War 1, World War 2, and modern day fighting aircraft. <text:s/>Each competition is a dogfight as much as a race, and you will have to gun down your enemies to win. The tracks are littered with power up balloons to give you extra weapons and speed.****The races are viewed from a behind-the-plane perspective, and the courses are drawn in 3D using polygons.&lt;/story&gt; &lt;/game&gt;</text:p>
          </table:table-cell>
        </table:table-row>
        <table:table-row table:style-name="ro1">
          <table:table-cell office:value-type="string">
            <text:p>Radical Rex (USA)</text:p>
          </table:table-cell>
          <table:table-cell office:value-type="string">
            <text:p>1994</text:p>
          </table:table-cell>
          <table:table-cell office:value-type="string">
            <text:p>ESRB - E (Everyone)</text:p>
          </table:table-cell>
          <table:table-cell office:value-type="string">
            <text:p>Radical Rex</text:p>
          </table:table-cell>
          <table:table-cell office:value-type="string">
            <text:p>Activision, Inc.</text:p>
          </table:table-cell>
          <table:table-cell office:value-type="string">
            <text:p>Beam Software Pty., Ltd.</text:p>
          </table:table-cell>
          <table:table-cell office:value-type="string">
            <text:p>Platform</text:p>
          </table:table-cell>
          <table:table-cell office:value-type="float" office:value="2.3">
            <text:p>2.3</text:p>
          </table:table-cell>
          <table:table-cell office:value-type="string">
            <text:p>1-2 Players</text:p>
          </table:table-cell>
          <table:table-cell office:value-type="string">
            <text:p>Radical Rex is a fire-breathing Tyrannosaurus on a skateboard who has to save the dinosaur race under the spell of an evil creature. The game consists of 10 levels set in the prehistoric age. Radical Rex can use a skateboard or glide down hills, jump, kick and breath fire. Tougher enemies need multiple hits and when burnt Rex needs to kick them once more to destroy them or use his scream (hits everything on the screen). While playing Rex collects eggs, health, power-ups for his fire breath and scream refills. Checkpoints are shown as torches that need to be charged with fire. After each level, there is a Bomberman-like sequence to earn an extra continue. Enemies include flies, turtles, toads and all kinds of</text:p>
          </table:table-cell>
          <table:table-cell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Radical Rex (USA)&quot;&gt; &lt;year&gt;1994&lt;/year&gt; &lt;rating&gt;ESRB - E (Everyone)&lt;/rating&gt; &lt;title&gt;Radical Rex&lt;/title&gt; &lt;pub&gt;Activision, Inc.&lt;/pub&gt; &lt;dev&gt;Beam Software Pty., Ltd.&lt;/dev&gt; &lt;genre&gt;Platform&lt;/genre&gt; &lt;score&gt;2.3&lt;/score&gt; &lt;player&gt;1-2 Players&lt;/player&gt; &lt;story&gt;Radical Rex is a fire-breathing Tyrannosaurus on a skateboard who has to save the dinosaur race under the spell of an evil creature. The game consists of 10 levels set in the prehistoric age. Radical Rex can use a skateboard or glide down hills, jump, kick and breath fire. Tougher enemies need multiple hits and when burnt Rex needs to kick them once more to destroy them or use his scream (hits everything on the screen). While playing Rex collects eggs, health, power-ups for his fire breath and scream refills. Checkpoints are shown as torches that need to be charged with fire. After each level, there is a Bomberman-like sequence to earn an extra continue. Enemies include flies, turtles, toads and all kinds of&lt;/story&gt; &lt;/game&gt;">
            <text:p>&lt;game name="Radical Rex (USA)"&gt; &lt;year&gt;1994&lt;/year&gt; &lt;rating&gt;ESRB - E (Everyone)&lt;/rating&gt; &lt;title&gt;Radical Rex&lt;/title&gt; &lt;pub&gt;Activision, Inc.&lt;/pub&gt; &lt;dev&gt;Beam Software Pty., Ltd.&lt;/dev&gt; &lt;genre&gt;Platform&lt;/genre&gt; &lt;score&gt;2.3&lt;/score&gt; &lt;player&gt;1-2 Players&lt;/player&gt; &lt;story&gt;Radical Rex is a fire-breathing Tyrannosaurus on a skateboard who has to save the dinosaur race under the spell of an evil creature. The game consists of 10 levels set in the prehistoric age. Radical Rex can use a skateboard or glide down hills, jump, kick and breath fire. Tougher enemies need multiple hits and when burnt Rex needs to kick them once more to destroy them or use his scream (hits everything on the screen). While playing Rex collects eggs, health, power-ups for his fire breath and scream refills. Checkpoints are shown as torches that need to be charged with fire. After each level, there is a Bomberman-like sequence to earn an extra continue. Enemies include flies, turtles, toads and all kinds of&lt;/story&gt; &lt;/game&gt;</text:p>
          </table:table-cell>
        </table:table-row>
        <table:table-row table:style-name="ro1">
          <table:table-cell office:value-type="string">
            <text:p>RDF Global Conflict (USA)</text:p>
          </table:table-cell>
          <table:table-cell office:value-type="string">
            <text:p>1994</text:p>
          </table:table-cell>
          <table:table-cell office:value-type="string">
            <text:p>ESRB - E (Everyone)</text:p>
          </table:table-cell>
          <table:table-cell office:value-type="string">
            <text:p>RDF: Global Conflict</text:p>
          </table:table-cell>
          <table:table-cell office:value-type="string">
            <text:p>Absolute Entertainment, Inc.</text:p>
          </table:table-cell>
          <table:table-cell office:value-type="string">
            <text:p>Imagineering Inc.</text:p>
          </table:table-cell>
          <table:table-cell office:value-type="string">
            <text:p>Action</text:p>
          </table:table-cell>
          <table:table-cell office:value-type="float" office:value="3.1">
            <text:p>3.1</text:p>
          </table:table-cell>
          <table:table-cell office:value-type="string">
            <text:p>1-2 Players</text:p>
          </table:table-cell>
          <table:table-cell office:value-type="string">
            <text:p>RDF (Rapid Deployment Force) is a first-person 3D tank shooter with the player going up against a plethora of enemies including other tanks, missile launchers, helicopters among many others. <text:s/>The player can use either their 120mm cannon or their laser-guided missiles in a variety of locations that including the Eastern European countryside to the Alaskan Tundra. <text:s/>The story is told through FMV clips</text:p>
          </table:table-cell>
          <table:table-cell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RDF Global Conflict (USA)&quot;&gt; &lt;year&gt;1994&lt;/year&gt; &lt;rating&gt;ESRB - E (Everyone)&lt;/rating&gt; &lt;title&gt;RDF: Global Conflict&lt;/title&gt; &lt;pub&gt;Absolute Entertainment, Inc.&lt;/pub&gt; &lt;dev&gt;Imagineering Inc.&lt;/dev&gt; &lt;genre&gt;Action&lt;/genre&gt; &lt;score&gt;3.1&lt;/score&gt; &lt;player&gt;1-2 Players&lt;/player&gt; &lt;story&gt;RDF (Rapid Deployment Force) is a first-person 3D tank shooter with the player going up against a plethora of enemies including other tanks, missile launchers, helicopters among many others.  The player can use either their 120mm cannon or their laser-guided missiles in a variety of locations that including the Eastern European countryside to the Alaskan Tundra.  The story is told through FMV clips&lt;/story&gt; &lt;/game&gt;">
            <text:p>&lt;game name="RDF Global Conflict (USA)"&gt; &lt;year&gt;1994&lt;/year&gt; &lt;rating&gt;ESRB - E (Everyone)&lt;/rating&gt; &lt;title&gt;RDF: Global Conflict&lt;/title&gt; &lt;pub&gt;Absolute Entertainment, Inc.&lt;/pub&gt; &lt;dev&gt;Imagineering Inc.&lt;/dev&gt; &lt;genre&gt;Action&lt;/genre&gt; &lt;score&gt;3.1&lt;/score&gt; &lt;player&gt;1-2 Players&lt;/player&gt; &lt;story&gt;RDF (Rapid Deployment Force) is a first-person 3D tank shooter with the player going up against a plethora of enemies including other tanks, missile launchers, helicopters among many others. <text:s/>The player can use either their 120mm cannon or their laser-guided missiles in a variety of locations that including the Eastern European countryside to the Alaskan Tundra. <text:s/>The story is told through FMV clips&lt;/story&gt; &lt;/game&gt;</text:p>
          </table:table-cell>
        </table:table-row>
        <table:table-row table:style-name="ro1">
          <table:table-cell office:value-type="string">
            <text:p>Revenge of the Ninja (USA)</text:p>
          </table:table-cell>
          <table:table-cell office:value-type="string">
            <text:p>1993</text:p>
          </table:table-cell>
          <table:table-cell office:value-type="string">
            <text:p>ESRB - T (Teen)</text:p>
          </table:table-cell>
          <table:table-cell office:value-type="string">
            <text:p>Revenge of the Ninja</text:p>
          </table:table-cell>
          <table:table-cell office:value-type="string">
            <text:p>Renovation Products, Inc.</text:p>
          </table:table-cell>
          <table:table-cell office:value-type="string">
            <text:p>Wolf Team</text:p>
          </table:table-cell>
          <table:table-cell office:value-type="string">
            <text:p>Action</text:p>
          </table:table-cell>
          <table:table-cell office:value-type="string">
            <text:p>3.0</text:p>
          </table:table-cell>
          <table:table-cell office:value-type="string">
            <text:p>1 Player</text:p>
          </table:table-cell>
          <table:table-cell office:value-type="string">
            <text:p>The story takes place in Japan, you play as Hayate, a young up and coming ninja warrior out to stop the evil of Lougi and his army of ghouls and goblins. You are out to avenge your father's death as well as the emperor and rescue your girlfriend from the clutches of evil and bring an end to the terror visited upon your lands.****Some of the villians you face are Marco Killmore (a half man, half eagle samurai warrior), Zallen (a disgraced samurai warrior out to destroy Hayate), Vengor (a stone shiva-type character), Desfal (a medusa-like woman), Destroyer MPK (a possessed collection of samurai armor) and of course the evil samurai knight himself, Lougi.****To play the game you must press the corresponding buttons on the screen at a certain time, such as pressing left to go left or possibly to avoid a enemies weapon or pressing one of the regular buttons to draw your weapon and attack a certain enemy, much like Dragon's Lair and Space Ace. There are three difficulty levels, each one giving you a certain amount of time to press the buttons, the hardest setting giving you the least amount of time.</text:p>
          </table:table-cell>
          <table:table-cell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Revenge of the Ninja (USA)&quot;&gt; &lt;year&gt;1993&lt;/year&gt; &lt;rating&gt;ESRB - T (Teen)&lt;/rating&gt; &lt;title&gt;Revenge of the Ninja&lt;/title&gt; &lt;pub&gt;Renovation Products, Inc.&lt;/pub&gt; &lt;dev&gt;Wolf Team&lt;/dev&gt; &lt;genre&gt;Action&lt;/genre&gt; &lt;score&gt;3.0&lt;/score&gt; &lt;player&gt;1 Player&lt;/player&gt; &lt;story&gt;The story takes place in Japan, you play as Hayate, a young up and coming ninja warrior out to stop the evil of Lougi and his army of ghouls and goblins. You are out to avenge your father's death as well as the emperor and rescue your girlfriend from the clutches of evil and bring an end to the terror visited upon your lands.****Some of the villians you face are Marco Killmore (a half man, half eagle samurai warrior), Zallen (a disgraced samurai warrior out to destroy Hayate), Vengor (a stone shiva-type character), Desfal (a medusa-like woman), Destroyer MPK (a possessed collection of samurai armor) and of course the evil samurai knight himself, Lougi.****To play the game you must press the corresponding buttons on the screen at a certain time, such as pressing left to go left or possibly to avoid a enemies weapon or pressing one of the regular buttons to draw your weapon and attack a certain enemy, much like Dragon's Lair and Space Ace. There are three difficulty levels, each one giving you a certain amount of time to press the buttons, the hardest setting giving you the least amount of time.&lt;/story&gt; &lt;/game&gt;">
            <text:p>&lt;game name="Revenge of the Ninja (USA)"&gt; &lt;year&gt;1993&lt;/year&gt; &lt;rating&gt;ESRB - T (Teen)&lt;/rating&gt; &lt;title&gt;Revenge of the Ninja&lt;/title&gt; &lt;pub&gt;Renovation Products, Inc.&lt;/pub&gt; &lt;dev&gt;Wolf Team&lt;/dev&gt; &lt;genre&gt;Action&lt;/genre&gt; &lt;score&gt;3.0&lt;/score&gt; &lt;player&gt;1 Player&lt;/player&gt; &lt;story&gt;The story takes place in Japan, you play as Hayate, a young up and coming ninja warrior out to stop the evil of Lougi and his army of ghouls and goblins. You are out to avenge your father's death as well as the emperor and rescue your girlfriend from the clutches of evil and bring an end to the terror visited upon your lands.****Some of the villians you face are Marco Killmore (a half man, half eagle samurai warrior), Zallen (a disgraced samurai warrior out to destroy Hayate), Vengor (a stone shiva-type character), Desfal (a medusa-like woman), Destroyer MPK (a possessed collection of samurai armor) and of course the evil samurai knight himself, Lougi.****To play the game you must press the corresponding buttons on the screen at a certain time, such as pressing left to go left or possibly to avoid a enemies weapon or pressing one of the regular buttons to draw your weapon and attack a certain enemy, much like Dragon's Lair and Space Ace. There are three difficulty levels, each one giving you a certain amount of time to press the buttons, the hardest setting giving you the least amount of time.&lt;/story&gt; &lt;/game&gt;</text:p>
          </table:table-cell>
        </table:table-row>
        <table:table-row table:style-name="ro1">
          <table:table-cell office:value-type="string">
            <text:p>Revengers of Vengeance (USA)</text:p>
          </table:table-cell>
          <table:table-cell office:value-type="string">
            <text:p>1994</text:p>
          </table:table-cell>
          <table:table-cell office:value-type="string">
            <text:p>ESRB - K-A (Kids to Adults)</text:p>
          </table:table-cell>
          <table:table-cell office:value-type="string">
            <text:p>Revengers of Vengeance</text:p>
          </table:table-cell>
          <table:table-cell office:value-type="string">
            <text:p>Extreme Entertainment Group, Inc.</text:p>
          </table:table-cell>
          <table:table-cell office:value-type="string">
            <text:p>Micronet Co. Ltd.</text:p>
          </table:table-cell>
          <table:table-cell office:value-type="string">
            <text:p>Fighter</text:p>
          </table:table-cell>
          <table:table-cell office:value-type="string">
            <text:p>3.1</text:p>
          </table:table-cell>
          <table:table-cell office:value-type="string">
            <text:p>1-2 Players</text:p>
          </table:table-cell>
          <table:table-cell office:value-type="string">
            <text:p>Revengers of Vengeance is a combination RPG/vertical shooter/fighting game with a fantasy/anime style. There are ten available characters, each with their own animated backstory and fighting techniques. You must choose a hero and guide their stats to create a formidable fighter capable of taking down the Devil King and freeing the land.****In the Quest mode, you name your selected character and start at a lowly Level 1. The local town acts as a hub with opportunities for training, equipment purchases and rest. You can leave town and battle contenders for money in the fighting game. You can advance the story by taking quests from the town's guild, which are played in the vertical shooter game.****The fighting engine is further explored in two side modes - Tournament and Arena of Death. Tournament acts as a basic fighting game, allowing 1 or 2 players to progress through the ranks with the stock characters. No customization is available in this mode.****Arena of Death allows eight players to be created using the stock character templates. You assign attributes by shifting various bars between two extremes. You can then match these creations against each other and watch as the computer simulates a battle between them. The primary use of this mode appears to be testing various tactics against each other to decide how best to play your character.</text:p>
          </table:table-cell>
          <table:table-cell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Revengers of Vengeance (USA)&quot;&gt; &lt;year&gt;1994&lt;/year&gt; &lt;rating&gt;ESRB - K-A (Kids to Adults)&lt;/rating&gt; &lt;title&gt;Revengers of Vengeance&lt;/title&gt; &lt;pub&gt;Extreme Entertainment Group, Inc.&lt;/pub&gt; &lt;dev&gt;Micronet Co. Ltd.&lt;/dev&gt; &lt;genre&gt;Fighter&lt;/genre&gt; &lt;score&gt;3.1&lt;/score&gt; &lt;player&gt;1-2 Players&lt;/player&gt; &lt;story&gt;Revengers of Vengeance is a combination RPG/vertical shooter/fighting game with a fantasy/anime style. There are ten available characters, each with their own animated backstory and fighting techniques. You must choose a hero and guide their stats to create a formidable fighter capable of taking down the Devil King and freeing the land.****In the Quest mode, you name your selected character and start at a lowly Level 1. The local town acts as a hub with opportunities for training, equipment purchases and rest. You can leave town and battle contenders for money in the fighting game. You can advance the story by taking quests from the town's guild, which are played in the vertical shooter game.****The fighting engine is further explored in two side modes - Tournament and Arena of Death. Tournament acts as a basic fighting game, allowing 1 or 2 players to progress through the ranks with the stock characters. No customization is available in this mode.****Arena of Death allows eight players to be created using the stock character templates. You assign attributes by shifting various bars between two extremes. You can then match these creations against each other and watch as the computer simulates a battle between them. The primary use of this mode appears to be testing various tactics against each other to decide how best to play your character.&lt;/story&gt; &lt;/game&gt;">
            <text:p>&lt;game name="Revengers of Vengeance (USA)"&gt; &lt;year&gt;1994&lt;/year&gt; &lt;rating&gt;ESRB - K-A (Kids to Adults)&lt;/rating&gt; &lt;title&gt;Revengers of Vengeance&lt;/title&gt; &lt;pub&gt;Extreme Entertainment Group, Inc.&lt;/pub&gt; &lt;dev&gt;Micronet Co. Ltd.&lt;/dev&gt; &lt;genre&gt;Fighter&lt;/genre&gt; &lt;score&gt;3.1&lt;/score&gt; &lt;player&gt;1-2 Players&lt;/player&gt; &lt;story&gt;Revengers of Vengeance is a combination RPG/vertical shooter/fighting game with a fantasy/anime style. There are ten available characters, each with their own animated backstory and fighting techniques. You must choose a hero and guide their stats to create a formidable fighter capable of taking down the Devil King and freeing the land.****In the Quest mode, you name your selected character and start at a lowly Level 1. The local town acts as a hub with opportunities for training, equipment purchases and rest. You can leave town and battle contenders for money in the fighting game. You can advance the story by taking quests from the town's guild, which are played in the vertical shooter game.****The fighting engine is further explored in two side modes - Tournament and Arena of Death. Tournament acts as a basic fighting game, allowing 1 or 2 players to progress through the ranks with the stock characters. No customization is available in this mode.****Arena of Death allows eight players to be created using the stock character templates. You assign attributes by shifting various bars between two extremes. You can then match these creations against each other and watch as the computer simulates a battle between them. The primary use of this mode appears to be testing various tactics against each other to decide how best to play your character.&lt;/story&gt; &lt;/game&gt;</text:p>
          </table:table-cell>
        </table:table-row>
        <table:table-row table:style-name="ro1">
          <table:table-cell office:value-type="string">
            <text:p>Rise of the Dragon (USA)</text:p>
          </table:table-cell>
          <table:table-cell office:value-type="string">
            <text:p>1993</text:p>
          </table:table-cell>
          <table:table-cell office:value-type="string">
            <text:p>ESRB - M (Mature)</text:p>
          </table:table-cell>
          <table:table-cell office:value-type="string">
            <text:p>Rise of the Dragon</text:p>
          </table:table-cell>
          <table:table-cell table:number-columns-repeated="2" office:value-type="string">
            <text:p>Dynamix, Inc.</text:p>
          </table:table-cell>
          <table:table-cell office:value-type="string">
            <text:p>Adventure</text:p>
          </table:table-cell>
          <table:table-cell office:value-type="string">
            <text:p>3.9</text:p>
          </table:table-cell>
          <table:table-cell office:value-type="string">
            <text:p>1 Player</text:p>
          </table:table-cell>
          <table:table-cell office:value-type="string">
            <text:p>A futuristic adventure game that borrows graphical elements from Blade Runner (in fact, the title character's name is "Blade Hunter"). <text:s/>You must find out what is killing--by horrible, spontaneous mutation--inhabitants of the city, before it's too late. <text:s/>An oriental cult, drugs, and street informants are among the places you find clues.</text:p>
          </table:table-cell>
          <table:table-cell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Rise of the Dragon (USA)&quot;&gt; &lt;year&gt;1993&lt;/year&gt; &lt;rating&gt;ESRB - M (Mature)&lt;/rating&gt; &lt;title&gt;Rise of the Dragon&lt;/title&gt; &lt;pub&gt;Dynamix, Inc.&lt;/pub&gt; &lt;dev&gt;Dynamix, Inc.&lt;/dev&gt; &lt;genre&gt;Adventure&lt;/genre&gt; &lt;score&gt;3.9&lt;/score&gt; &lt;player&gt;1 Player&lt;/player&gt; &lt;story&gt;A futuristic adventure game that borrows graphical elements from Blade Runner (in fact, the title character's name is &quot;Blade Hunter&quot;).  You must find out what is killing--by horrible, spontaneous mutation--inhabitants of the city, before it's too late.  An oriental cult, drugs, and street informants are among the places you find clues.&lt;/story&gt; &lt;/game&gt;">
            <text:p>&lt;game name="Rise of the Dragon (USA)"&gt; &lt;year&gt;1993&lt;/year&gt; &lt;rating&gt;ESRB - M (Mature)&lt;/rating&gt; &lt;title&gt;Rise of the Dragon&lt;/title&gt; &lt;pub&gt;Dynamix, Inc.&lt;/pub&gt; &lt;dev&gt;Dynamix, Inc.&lt;/dev&gt; &lt;genre&gt;Adventure&lt;/genre&gt; &lt;score&gt;3.9&lt;/score&gt; &lt;player&gt;1 Player&lt;/player&gt; &lt;story&gt;A futuristic adventure game that borrows graphical elements from Blade Runner (in fact, the title character's name is "Blade Hunter"). <text:s/>You must find out what is killing--by horrible, spontaneous mutation--inhabitants of the city, before it's too late. <text:s/>An oriental cult, drugs, and street informants are among the places you find clues.&lt;/story&gt; &lt;/game&gt;</text:p>
          </table:table-cell>
        </table:table-row>
        <table:table-row table:style-name="ro1">
          <table:table-cell office:value-type="string">
            <text:p>Road Avenger (USA)</text:p>
          </table:table-cell>
          <table:table-cell office:value-type="string">
            <text:p>1993</text:p>
          </table:table-cell>
          <table:table-cell office:value-type="string">
            <text:p>ESRB - E (Everyone)</text:p>
          </table:table-cell>
          <table:table-cell office:value-type="string">
            <text:p>Road Avenger</text:p>
          </table:table-cell>
          <table:table-cell office:value-type="string">
            <text:p>Renovation Products, Inc.</text:p>
          </table:table-cell>
          <table:table-cell office:value-type="string">
            <text:p>Data East Corporation</text:p>
          </table:table-cell>
          <table:table-cell office:value-type="string">
            <text:p>Adventure</text:p>
          </table:table-cell>
          <table:table-cell office:value-type="string">
            <text:p>3.7</text:p>
          </table:table-cell>
          <table:table-cell office:value-type="string">
            <text:p>1 Player</text:p>
          </table:table-cell>
          <table:table-cell office:value-type="string">
            <text:p>Road Avenger dates from the era when interactive movies (e.g. Dragon's Lair, Escape from Cybercity, Time Gal...) with film-quality graphics, but limited player movement, were highly popular.****Players assume the role of an angry cop on a wild ride as he pursues a gang of bikers who killed his wife. Players need to race through oncoming traffic, squeeze between trucks, trash motorcycles and steer through lots of explosions. The only thing needed are quick reflexes to follow the instructions on the screen (with an increasing difficulty) in order to keep the animation going.****The action is shown from a first-person view and fast-paced, while still maintaining smooth and detailed anime drawn graphics.</text:p>
          </table:table-cell>
          <table:table-cell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Road Avenger (USA)&quot;&gt; &lt;year&gt;1993&lt;/year&gt; &lt;rating&gt;ESRB - E (Everyone)&lt;/rating&gt; &lt;title&gt;Road Avenger&lt;/title&gt; &lt;pub&gt;Renovation Products, Inc.&lt;/pub&gt; &lt;dev&gt;Data East Corporation&lt;/dev&gt; &lt;genre&gt;Adventure&lt;/genre&gt; &lt;score&gt;3.7&lt;/score&gt; &lt;player&gt;1 Player&lt;/player&gt; &lt;story&gt;Road Avenger dates from the era when interactive movies (e.g. Dragon's Lair, Escape from Cybercity, Time Gal...) with film-quality graphics, but limited player movement, were highly popular.****Players assume the role of an angry cop on a wild ride as he pursues a gang of bikers who killed his wife. Players need to race through oncoming traffic, squeeze between trucks, trash motorcycles and steer through lots of explosions. The only thing needed are quick reflexes to follow the instructions on the screen (with an increasing difficulty) in order to keep the animation going.****The action is shown from a first-person view and fast-paced, while still maintaining smooth and detailed anime drawn graphics.&lt;/story&gt; &lt;/game&gt;">
            <text:p>&lt;game name="Road Avenger (USA)"&gt; &lt;year&gt;1993&lt;/year&gt; &lt;rating&gt;ESRB - E (Everyone)&lt;/rating&gt; &lt;title&gt;Road Avenger&lt;/title&gt; &lt;pub&gt;Renovation Products, Inc.&lt;/pub&gt; &lt;dev&gt;Data East Corporation&lt;/dev&gt; &lt;genre&gt;Adventure&lt;/genre&gt; &lt;score&gt;3.7&lt;/score&gt; &lt;player&gt;1 Player&lt;/player&gt; &lt;story&gt;Road Avenger dates from the era when interactive movies (e.g. Dragon's Lair, Escape from Cybercity, Time Gal...) with film-quality graphics, but limited player movement, were highly popular.****Players assume the role of an angry cop on a wild ride as he pursues a gang of bikers who killed his wife. Players need to race through oncoming traffic, squeeze between trucks, trash motorcycles and steer through lots of explosions. The only thing needed are quick reflexes to follow the instructions on the screen (with an increasing difficulty) in order to keep the animation going.****The action is shown from a first-person view and fast-paced, while still maintaining smooth and detailed anime drawn graphics.&lt;/story&gt; &lt;/game&gt;</text:p>
          </table:table-cell>
        </table:table-row>
        <table:table-row table:style-name="ro1">
          <table:table-cell office:value-type="string">
            <text:p>Road Rash (USA)</text:p>
          </table:table-cell>
          <table:table-cell office:value-type="string">
            <text:p>1993</text:p>
          </table:table-cell>
          <table:table-cell office:value-type="string">
            <text:p>ESRB - E (Everyone)</text:p>
          </table:table-cell>
          <table:table-cell office:value-type="string">
            <text:p>Road Rash</text:p>
          </table:table-cell>
          <table:table-cell office:value-type="string">
            <text:p>Electronic Arts, Inc.</text:p>
          </table:table-cell>
          <table:table-cell office:value-type="string">
            <text:p>Monkey Do Productions|New Level Software, Inc.</text:p>
          </table:table-cell>
          <table:table-cell office:value-type="string">
            <text:p>Motorcycle</text:p>
          </table:table-cell>
          <table:table-cell office:value-type="string">
            <text:p>4.0</text:p>
          </table:table-cell>
          <table:table-cell office:value-type="string">
            <text:p>1-2 Players</text:p>
          </table:table-cell>
          <table:table-cell office:value-type="string">
            <text:p>This is a remake of the original Road Rash from the early nineties. For those who have not played the original, you are competing against thirteen other "Road Rashers"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text:p>
          </table:table-cell>
          <table:table-cell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Road Rash (USA)&quot;&gt; &lt;year&gt;1993&lt;/year&gt; &lt;rating&gt;ESRB - E (Everyone)&lt;/rating&gt; &lt;title&gt;Road Rash&lt;/title&gt; &lt;pub&gt;Electronic Arts, Inc.&lt;/pub&gt; &lt;dev&gt;Monkey Do Productions|New Level Software, Inc.&lt;/dev&gt; &lt;genre&gt;Motorcycle&lt;/genre&gt; &lt;score&gt;4.0&lt;/score&gt; &lt;player&gt;1-2 Players&lt;/player&gt; &lt;story&gt;This is a remake of the original Road Rash from the early nineties. For those who have not played the original, you are competing against thirteen other &quot;Road Rashers&quot;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lt;/story&gt; &lt;/game&gt;">
            <text:p>&lt;game name="Road Rash (USA)"&gt; &lt;year&gt;1993&lt;/year&gt; &lt;rating&gt;ESRB - E (Everyone)&lt;/rating&gt; &lt;title&gt;Road Rash&lt;/title&gt; &lt;pub&gt;Electronic Arts, Inc.&lt;/pub&gt; &lt;dev&gt;Monkey Do Productions|New Level Software, Inc.&lt;/dev&gt; &lt;genre&gt;Motorcycle&lt;/genre&gt; &lt;score&gt;4.0&lt;/score&gt; &lt;player&gt;1-2 Players&lt;/player&gt; &lt;story&gt;This is a remake of the original Road Rash from the early nineties. For those who have not played the original, you are competing against thirteen other "Road Rashers" who will stop at nothing to win 1st, 2nd, or 3rd place. During the race, you have two options available to you: you can either do your best to cross the finish line, or use your weapon to bring the Rashers to the ground if they are giving you trouble. If you do the latter, your opponents will do the same to you during the next race that takes place. ****There are five circuits to race: The City, The Peninsula, Pacific Highway, Sierra Nevada, and Napa Valley. Some of these circuits are dangerous. As well as the obstacles and traffic that you encounter along the way, there are also cops driving on bikes who will arrest you if you happen to crash or stop your bike near them, and you have to pay a fine in order to get in any more races. Your bike will be wrecked if you crash too many times, and you have to pay for damages, but the amount you have to pay depends on the bike that you are riding. Once you have completed the first five circuits, you have to race them again another four times - but at a much more difficult level. Manage to win all five circuits on all levels, and you win the Road Rash cup.****There are about five bikes to choose from, which are divided into three groups. Rat, Sport, and Super. You start the first level with a Rat bike, but as you proceed through the levels, it is important to pick bikes from a different bike class.****If you have no plans to win the Road Rash cup, you can choose the game's Thrash mode. The difference between this and the other mode is that there is no money involved (ie: you are not allowed to buy bikes), and you are competing against fourteen opponents. And if you wreck your bike or you get busted, you have to start all over again. Regardless of the mode you pick, you will always start in the last place.****The remake also contains FMV movies that usually depict the outcome of the races, as well as limited songs performed by various recording artists, including Soundgarden, Therapy?, Monster Magnet, and Swervedriver. These songs can be changed on-the-fly via the game's options menu.&lt;/story&gt; &lt;/game&gt;</text:p>
          </table:table-cell>
        </table:table-row>
        <table:table-row table:style-name="ro1">
          <table:table-cell office:value-type="string">
            <text:p>Robo Aleste (USA)</text:p>
          </table:table-cell>
          <table:table-cell office:value-type="string">
            <text:p>1993</text:p>
          </table:table-cell>
          <table:table-cell office:value-type="string">
            <text:p>ESRB - E (Everyone)</text:p>
          </table:table-cell>
          <table:table-cell office:value-type="string">
            <text:p>Robo Aleste</text:p>
          </table:table-cell>
          <table:table-cell office:value-type="string">
            <text:p>Tengen Inc.</text:p>
          </table:table-cell>
          <table:table-cell office:value-type="string">
            <text:p>Compile</text:p>
          </table:table-cell>
          <table:table-cell office:value-type="string">
            <text:p>Shoot-'Em-Up</text:p>
          </table:table-cell>
          <table:table-cell office:value-type="string">
            <text:p>3.5</text:p>
          </table:table-cell>
          <table:table-cell office:value-type="string">
            <text:p>1 Player</text:p>
          </table:table-cell>
          <table:table-cell office:value-type="string">
            <text:p>Overhead Shooter based in Japan. The bloodthirsty Chugoko Warlords of the west have ruled and ravaged the once-supreme Oda Clan. Time to get your revenge. This is an overhead shooter with large bosses and massive power-ups.</text:p>
          </table:table-cell>
          <table:table-cell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Robo Aleste (USA)&quot;&gt; &lt;year&gt;1993&lt;/year&gt; &lt;rating&gt;ESRB - E (Everyone)&lt;/rating&gt; &lt;title&gt;Robo Aleste&lt;/title&gt; &lt;pub&gt;Tengen Inc.&lt;/pub&gt; &lt;dev&gt;Compile&lt;/dev&gt; &lt;genre&gt;Shoot-'Em-Up&lt;/genre&gt; &lt;score&gt;3.5&lt;/score&gt; &lt;player&gt;1 Player&lt;/player&gt; &lt;story&gt;Overhead Shooter based in Japan. The bloodthirsty Chugoko Warlords of the west have ruled and ravaged the once-supreme Oda Clan. Time to get your revenge. This is an overhead shooter with large bosses and massive power-ups.&lt;/story&gt; &lt;/game&gt;">
            <text:p>&lt;game name="Robo Aleste (USA)"&gt; &lt;year&gt;1993&lt;/year&gt; &lt;rating&gt;ESRB - E (Everyone)&lt;/rating&gt; &lt;title&gt;Robo Aleste&lt;/title&gt; &lt;pub&gt;Tengen Inc.&lt;/pub&gt; &lt;dev&gt;Compile&lt;/dev&gt; &lt;genre&gt;Shoot-'Em-Up&lt;/genre&gt; &lt;score&gt;3.5&lt;/score&gt; &lt;player&gt;1 Player&lt;/player&gt; &lt;story&gt;Overhead Shooter based in Japan. The bloodthirsty Chugoko Warlords of the west have ruled and ravaged the once-supreme Oda Clan. Time to get your revenge. This is an overhead shooter with large bosses and massive power-ups.&lt;/story&gt; &lt;/game&gt;</text:p>
          </table:table-cell>
        </table:table-row>
        <table:table-row table:style-name="ro1">
          <table:table-cell office:value-type="string">
            <text:p>Samurai Shodown (USA)</text:p>
          </table:table-cell>
          <table:table-cell office:value-type="string">
            <text:p>1993</text:p>
          </table:table-cell>
          <table:table-cell office:value-type="string">
            <text:p>ESRB - E (Everyone)</text:p>
          </table:table-cell>
          <table:table-cell office:value-type="string">
            <text:p>Samurai Shodown</text:p>
          </table:table-cell>
          <table:table-cell office:value-type="string">
            <text:p>JVC Musical Industries, Inc.</text:p>
          </table:table-cell>
          <table:table-cell office:value-type="string">
            <text:p>SNK Corporation</text:p>
          </table:table-cell>
          <table:table-cell office:value-type="string">
            <text:p>Fighter</text:p>
          </table:table-cell>
          <table:table-cell office:value-type="string">
            <text:p>3.6</text:p>
          </table:table-cell>
          <table:table-cell office:value-type="string">
            <text:p>1-2 Players</text:p>
          </table:table-cell>
          <table:table-cell office:value-type="string">
            <text:p>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text:p>
          </table:table-cell>
          <table:table-cell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Samurai Shodown (USA)&quot;&gt; &lt;year&gt;1993&lt;/year&gt; &lt;rating&gt;ESRB - E (Everyone)&lt;/rating&gt; &lt;title&gt;Samurai Shodown&lt;/title&gt; &lt;pub&gt;JVC Musical Industries, Inc.&lt;/pub&gt; &lt;dev&gt;SNK Corporation&lt;/dev&gt; &lt;genre&gt;Fighter&lt;/genre&gt; &lt;score&gt;3.6&lt;/score&gt; &lt;player&gt;1-2 Players&lt;/player&gt; &lt;story&gt;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lt;/story&gt; &lt;/game&gt;">
            <text:p>&lt;game name="Samurai Shodown (USA)"&gt; &lt;year&gt;1993&lt;/year&gt; &lt;rating&gt;ESRB - E (Everyone)&lt;/rating&gt; &lt;title&gt;Samurai Shodown&lt;/title&gt; &lt;pub&gt;JVC Musical Industries, Inc.&lt;/pub&gt; &lt;dev&gt;SNK Corporation&lt;/dev&gt; &lt;genre&gt;Fighter&lt;/genre&gt; &lt;score&gt;3.6&lt;/score&gt; &lt;player&gt;1-2 Players&lt;/player&gt; &lt;story&gt;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lt;/story&gt; &lt;/game&gt;</text:p>
          </table:table-cell>
        </table:table-row>
        <table:table-row table:style-name="ro1">
          <table:table-cell office:value-type="string">
            <text:p>San Diego Zoo Presents... The Animals!, The (USA)</text:p>
          </table:table-cell>
          <table:table-cell office:value-type="string">
            <text:p>1994</text:p>
          </table:table-cell>
          <table:table-cell office:value-type="string">
            <text:p>ESRB - E (Everyone)</text:p>
          </table:table-cell>
          <table:table-cell office:value-type="string">
            <text:p>San Diego Zoo Presents... The Animals!, The</text:p>
          </table:table-cell>
          <table:table-cell office:value-type="string">
            <text:p>Software Toolworks</text:p>
          </table:table-cell>
          <table:table-cell office:value-type="string">
            <text:p>Arnowitz Studios</text:p>
          </table:table-cell>
          <table:table-cell office:value-type="string">
            <text:p>Miscellaneous</text:p>
          </table:table-cell>
          <table:table-cell office:value-type="float" office:value="3.1">
            <text:p>3.1</text:p>
          </table:table-cell>
          <table:table-cell office:value-type="string">
            <text:p>1 Player</text:p>
          </table:table-cell>
          <table:table-cell office:value-type="string">
            <text:p>The San Diego Zoo Presents... The Animals! is a Sega Mega-CD game. It is essentially an encyclopedia based around animals</text:p>
          </table:table-cell>
          <table:table-cell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San Diego Zoo Presents... The Animals!, The (USA)&quot;&gt; &lt;year&gt;1994&lt;/year&gt; &lt;rating&gt;ESRB - E (Everyone)&lt;/rating&gt; &lt;title&gt;San Diego Zoo Presents... The Animals!, The&lt;/title&gt; &lt;pub&gt;Software Toolworks&lt;/pub&gt; &lt;dev&gt;Arnowitz Studios&lt;/dev&gt; &lt;genre&gt;Miscellaneous&lt;/genre&gt; &lt;score&gt;3.1&lt;/score&gt; &lt;player&gt;1 Player&lt;/player&gt; &lt;story&gt;The San Diego Zoo Presents... The Animals! is a Sega Mega-CD game. It is essentially an encyclopedia based around animals&lt;/story&gt; &lt;/game&gt;">
            <text:p>&lt;game name="San Diego Zoo Presents... The Animals!, The (USA)"&gt; &lt;year&gt;1994&lt;/year&gt; &lt;rating&gt;ESRB - E (Everyone)&lt;/rating&gt; &lt;title&gt;San Diego Zoo Presents... The Animals!, The&lt;/title&gt; &lt;pub&gt;Software Toolworks&lt;/pub&gt; &lt;dev&gt;Arnowitz Studios&lt;/dev&gt; &lt;genre&gt;Miscellaneous&lt;/genre&gt; &lt;score&gt;3.1&lt;/score&gt; &lt;player&gt;1 Player&lt;/player&gt; &lt;story&gt;The San Diego Zoo Presents... The Animals! is a Sega Mega-CD game. It is essentially an encyclopedia based around animals&lt;/story&gt; &lt;/game&gt;</text:p>
          </table:table-cell>
        </table:table-row>
        <table:table-row table:style-name="ro1">
          <table:table-cell office:value-type="string">
            <text:p>Secret Of Monkey Island, The (USA)</text:p>
          </table:table-cell>
          <table:table-cell office:value-type="string">
            <text:p>1992</text:p>
          </table:table-cell>
          <table:table-cell office:value-type="string">
            <text:p>ESRB - E (Everyone)</text:p>
          </table:table-cell>
          <table:table-cell office:value-type="string">
            <text:p>The Secret of Monkey Island</text:p>
          </table:table-cell>
          <table:table-cell office:value-type="string">
            <text:p>JVC Musical Industries, Inc.</text:p>
          </table:table-cell>
          <table:table-cell office:value-type="string">
            <text:p>Lucasfilm Games LLC</text:p>
          </table:table-cell>
          <table:table-cell office:value-type="string">
            <text:p>Adventure</text:p>
          </table:table-cell>
          <table:table-cell office:value-type="string">
            <text:p>3.3</text:p>
          </table:table-cell>
          <table:table-cell office:value-type="string">
            <text:p>1 Player</text:p>
          </table:table-cell>
          <table:table-cell office:value-type="string">
            <text:p>Deep in the Caribbean lies Melee Island, ruled by the beautiful governor Elaine Marley. The cruel pirate LeChuck is deeply in love with her - so deeply that he refuses to accept his own death! As a ghost, he dwells with his undead crew somewhere near the mysterious Monkey Island. You are Guybrush Threepwood, a young man whose only wish is to become a real pirate. At the Scumm Bar you meet three pirates who tell you'll have to complete three difficult tasks in order to be worthy of this title. Could Guybrush ever suspect that while trying to complete those tasks, he will encounter the governor Elaine Marley, fall in love with her, and face the anger of the dreadful ghost pirate LeChuck?! This is when Guybrush' adventure truly begins!****The Secret of Monkey Island is an adventure game that utilizes the command verb-based SCUMM interface first introduced in <text:s/>Maniac Mansion: you construct commands for Guybrush by clicking on the appropriate verb, and then clicking on the inventory item or an object in the room you want to interact with. It is the first LucasArts' adventure game in which it is impossible to get irrevocably stuck or to die. The branching dialogue system, where you choose one of the available responses while talking to people, allows you to talk to characters in different ways without fearing a wrong choice. There are plenty of inventory-based puzzles to solve, and even "insult swordfighting" to participate in, where Guybrush has to prove his wit is as sharp as his sword!</text:p>
          </table:table-cell>
          <table:table-cell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Secret Of Monkey Island, The (USA)&quot;&gt; &lt;year&gt;1992&lt;/year&gt; &lt;rating&gt;ESRB - E (Everyone)&lt;/rating&gt; &lt;title&gt;The Secret of Monkey Island&lt;/title&gt; &lt;pub&gt;JVC Musical Industries, Inc.&lt;/pub&gt; &lt;dev&gt;Lucasfilm Games LLC&lt;/dev&gt; &lt;genre&gt;Adventure&lt;/genre&gt; &lt;score&gt;3.3&lt;/score&gt; &lt;player&gt;1 Player&lt;/player&gt; &lt;story&gt;Deep in the Caribbean lies Melee Island, ruled by the beautiful governor Elaine Marley. The cruel pirate LeChuck is deeply in love with her - so deeply that he refuses to accept his own death! As a ghost, he dwells with his undead crew somewhere near the mysterious Monkey Island. You are Guybrush Threepwood, a young man whose only wish is to become a real pirate. At the Scumm Bar you meet three pirates who tell you'll have to complete three difficult tasks in order to be worthy of this title. Could Guybrush ever suspect that while trying to complete those tasks, he will encounter the governor Elaine Marley, fall in love with her, and face the anger of the dreadful ghost pirate LeChuck?! This is when Guybrush' adventure truly begins!****The Secret of Monkey Island is an adventure game that utilizes the command verb-based SCUMM interface first introduced in  Maniac Mansion: you construct commands for Guybrush by clicking on the appropriate verb, and then clicking on the inventory item or an object in the room you want to interact with. It is the first LucasArts' adventure game in which it is impossible to get irrevocably stuck or to die. The branching dialogue system, where you choose one of the available responses while talking to people, allows you to talk to characters in different ways without fearing a wrong choice. There are plenty of inventory-based puzzles to solve, and even &quot;insult swordfighting&quot; to participate in, where Guybrush has to prove his wit is as sharp as his sword!&lt;/story&gt; &lt;/game&gt;">
            <text:p>&lt;game name="Secret Of Monkey Island, The (USA)"&gt; &lt;year&gt;1992&lt;/year&gt; &lt;rating&gt;ESRB - E (Everyone)&lt;/rating&gt; &lt;title&gt;The Secret of Monkey Island&lt;/title&gt; &lt;pub&gt;JVC Musical Industries, Inc.&lt;/pub&gt; &lt;dev&gt;Lucasfilm Games LLC&lt;/dev&gt; &lt;genre&gt;Adventure&lt;/genre&gt; &lt;score&gt;3.3&lt;/score&gt; &lt;player&gt;1 Player&lt;/player&gt; &lt;story&gt;Deep in the Caribbean lies Melee Island, ruled by the beautiful governor Elaine Marley. The cruel pirate LeChuck is deeply in love with her - so deeply that he refuses to accept his own death! As a ghost, he dwells with his undead crew somewhere near the mysterious Monkey Island. You are Guybrush Threepwood, a young man whose only wish is to become a real pirate. At the Scumm Bar you meet three pirates who tell you'll have to complete three difficult tasks in order to be worthy of this title. Could Guybrush ever suspect that while trying to complete those tasks, he will encounter the governor Elaine Marley, fall in love with her, and face the anger of the dreadful ghost pirate LeChuck?! This is when Guybrush' adventure truly begins!****The Secret of Monkey Island is an adventure game that utilizes the command verb-based SCUMM interface first introduced in <text:s/>Maniac Mansion: you construct commands for Guybrush by clicking on the appropriate verb, and then clicking on the inventory item or an object in the room you want to interact with. It is the first LucasArts' adventure game in which it is impossible to get irrevocably stuck or to die. The branching dialogue system, where you choose one of the available responses while talking to people, allows you to talk to characters in different ways without fearing a wrong choice. There are plenty of inventory-based puzzles to solve, and even "insult swordfighting" to participate in, where Guybrush has to prove his wit is as sharp as his sword!&lt;/story&gt; &lt;/game&gt;</text:p>
          </table:table-cell>
        </table:table-row>
        <table:table-row table:style-name="ro1">
          <table:table-cell office:value-type="string">
            <text:p>Sega Classics Arcade Collection 4-in-1 (USA)</text:p>
          </table:table-cell>
          <table:table-cell office:value-type="string">
            <text:p>1992</text:p>
          </table:table-cell>
          <table:table-cell office:value-type="string">
            <text:p>ESRB - K-A (Kids to Adults)</text:p>
          </table:table-cell>
          <table:table-cell office:value-type="string">
            <text:p>Sega Classics Arcade Collection 4-in-1</text:p>
          </table:table-cell>
          <table:table-cell office:value-type="string">
            <text:p>SEGA of America, Inc.</text:p>
          </table:table-cell>
          <table:table-cell office:value-type="string">
            <text:p>SEGA Enterprises Ltd.</text:p>
          </table:table-cell>
          <table:table-cell office:value-type="string">
            <text:p>Miscellaneous</text:p>
          </table:table-cell>
          <table:table-cell office:value-type="string">
            <text:p>3.8</text:p>
          </table:table-cell>
          <table:table-cell office:value-type="string">
            <text:p>1-2 Players</text:p>
          </table:table-cell>
          <table:table-cell office:value-type="string">
            <text:p>Very similar to another collection of the same title, this release features four cartridge games collected on one CD:*Streets of Rage*Revenge of Shinobi*Columns*Golden Axe <text:s/>Several of the games feature enhanced audio: Columns and Golden Axe include redbook audio music, while Golden Axe and Streets of Rage feature enhanced voice samples.</text:p>
          </table:table-cell>
          <table:table-cell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Sega Classics Arcade Collection 4-in-1 (USA)&quot;&gt; &lt;year&gt;1992&lt;/year&gt; &lt;rating&gt;ESRB - K-A (Kids to Adults)&lt;/rating&gt; &lt;title&gt;Sega Classics Arcade Collection 4-in-1&lt;/title&gt; &lt;pub&gt;SEGA of America, Inc.&lt;/pub&gt; &lt;dev&gt;SEGA Enterprises Ltd.&lt;/dev&gt; &lt;genre&gt;Miscellaneous&lt;/genre&gt; &lt;score&gt;3.8&lt;/score&gt; &lt;player&gt;1-2 Players&lt;/player&gt; &lt;story&gt;Very similar to another collection of the same title, this release features four cartridge games collected on one CD:*Streets of Rage*Revenge of Shinobi*Columns*Golden Axe  Several of the games feature enhanced audio: Columns and Golden Axe include redbook audio music, while Golden Axe and Streets of Rage feature enhanced voice samples.&lt;/story&gt; &lt;/game&gt;">
            <text:p>&lt;game name="Sega Classics Arcade Collection 4-in-1 (USA)"&gt; &lt;year&gt;1992&lt;/year&gt; &lt;rating&gt;ESRB - K-A (Kids to Adults)&lt;/rating&gt; &lt;title&gt;Sega Classics Arcade Collection 4-in-1&lt;/title&gt; &lt;pub&gt;SEGA of America, Inc.&lt;/pub&gt; &lt;dev&gt;SEGA Enterprises Ltd.&lt;/dev&gt; &lt;genre&gt;Miscellaneous&lt;/genre&gt; &lt;score&gt;3.8&lt;/score&gt; &lt;player&gt;1-2 Players&lt;/player&gt; &lt;story&gt;Very similar to another collection of the same title, this release features four cartridge games collected on one CD:*Streets of Rage*Revenge of Shinobi*Columns*Golden Axe <text:s/>Several of the games feature enhanced audio: Columns and Golden Axe include redbook audio music, while Golden Axe and Streets of Rage feature enhanced voice samples.&lt;/story&gt; &lt;/game&gt;</text:p>
          </table:table-cell>
        </table:table-row>
        <table:table-row table:style-name="ro1">
          <table:table-cell office:value-type="string">
            <text:p>Sega Classics Arcade Collection 5-in-1 (USA)</text:p>
          </table:table-cell>
          <table:table-cell office:value-type="string">
            <text:p>1994</text:p>
          </table:table-cell>
          <table:table-cell office:value-type="string">
            <text:p>ESRB - K-A (Kids to Adults)</text:p>
          </table:table-cell>
          <table:table-cell office:value-type="string">
            <text:p>Sega Classics Arcade Collection 5-in-1</text:p>
          </table:table-cell>
          <table:table-cell office:value-type="string">
            <text:p>SEGA of America, Inc.</text:p>
          </table:table-cell>
          <table:table-cell office:value-type="string">
            <text:p>SEGA Enterprises Ltd.</text:p>
          </table:table-cell>
          <table:table-cell office:value-type="string">
            <text:p>Miscellaneous</text:p>
          </table:table-cell>
          <table:table-cell office:value-type="string">
            <text:p>4.6</text:p>
          </table:table-cell>
          <table:table-cell office:value-type="string">
            <text:p>1-2 Players</text:p>
          </table:table-cell>
          <table:table-cell office:value-type="string">
            <text:p>Sega Classics Arcade Collection is a collection for the Mega CD that includes five of Sega's biggest hits on the early life of the Mega Drive. These are Golden Axe, Streets of Rage, Columns, Super Monaco GP and The Revenge of Shinobi. While only taking a small part of the game CD, none of them was enhanced in any form.****It was never sold in stores, but remained a bundle title with both versions of the Mega CD.</text:p>
          </table:table-cell>
          <table:table-cell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Sega Classics Arcade Collection 5-in-1 (USA)&quot;&gt; &lt;year&gt;1994&lt;/year&gt; &lt;rating&gt;ESRB - K-A (Kids to Adults)&lt;/rating&gt; &lt;title&gt;Sega Classics Arcade Collection 5-in-1&lt;/title&gt; &lt;pub&gt;SEGA of America, Inc.&lt;/pub&gt; &lt;dev&gt;SEGA Enterprises Ltd.&lt;/dev&gt; &lt;genre&gt;Miscellaneous&lt;/genre&gt; &lt;score&gt;4.6&lt;/score&gt; &lt;player&gt;1-2 Players&lt;/player&gt; &lt;story&gt;Sega Classics Arcade Collection is a collection for the Mega CD that includes five of Sega's biggest hits on the early life of the Mega Drive. These are Golden Axe, Streets of Rage, Columns, Super Monaco GP and The Revenge of Shinobi. While only taking a small part of the game CD, none of them was enhanced in any form.****It was never sold in stores, but remained a bundle title with both versions of the Mega CD.&lt;/story&gt; &lt;/game&gt;">
            <text:p>&lt;game name="Sega Classics Arcade Collection 5-in-1 (USA)"&gt; &lt;year&gt;1994&lt;/year&gt; &lt;rating&gt;ESRB - K-A (Kids to Adults)&lt;/rating&gt; &lt;title&gt;Sega Classics Arcade Collection 5-in-1&lt;/title&gt; &lt;pub&gt;SEGA of America, Inc.&lt;/pub&gt; &lt;dev&gt;SEGA Enterprises Ltd.&lt;/dev&gt; &lt;genre&gt;Miscellaneous&lt;/genre&gt; &lt;score&gt;4.6&lt;/score&gt; &lt;player&gt;1-2 Players&lt;/player&gt; &lt;story&gt;Sega Classics Arcade Collection is a collection for the Mega CD that includes five of Sega's biggest hits on the early life of the Mega Drive. These are Golden Axe, Streets of Rage, Columns, Super Monaco GP and The Revenge of Shinobi. While only taking a small part of the game CD, none of them was enhanced in any form.****It was never sold in stores, but remained a bundle title with both versions of the Mega CD.&lt;/story&gt; &lt;/game&gt;</text:p>
          </table:table-cell>
        </table:table-row>
        <table:table-row table:style-name="ro1">
          <table:table-cell office:value-type="string">
            <text:p>Sewer Shark (USA)</text:p>
          </table:table-cell>
          <table:table-cell office:value-type="string">
            <text:p>1992</text:p>
          </table:table-cell>
          <table:table-cell office:value-type="string">
            <text:p>ESRB - K-A (Kids to Adults)</text:p>
          </table:table-cell>
          <table:table-cell office:value-type="string">
            <text:p>Sewer Shark</text:p>
          </table:table-cell>
          <table:table-cell office:value-type="string">
            <text:p>Sony Electronic Publishing Ltd.</text:p>
          </table:table-cell>
          <table:table-cell office:value-type="string">
            <text:p>Digital Pictures, Inc.</text:p>
          </table:table-cell>
          <table:table-cell office:value-type="string">
            <text:p>Shooter</text:p>
          </table:table-cell>
          <table:table-cell office:value-type="string">
            <text:p>2.9</text:p>
          </table:table-cell>
          <table:table-cell office:value-type="string">
            <text:p>1 Player</text:p>
          </table:table-cell>
          <table:table-cell office:value-type="string">
            <text:p>Sewer Shark is an FMV-based shooter, and one of the first games released for the Sega CD. <text:s/>You move a crosshair around the screen and shoot targets. <text:s/>Occasionally, you can also choose to change directions at fixed points.****Of course the real attraction in a game like this is the story. <text:s/>In the future, maybe in the year 2000, people will be forced to move underground and live in tunnels. <text:s/>Unfortunately, these tunnels are infested with mutated rat / alligator creatures known as "ratigators." <text:s/>You are pilot of a Sewer Shark, a craft designed to navigate the Sewers and rid them of ratigators. <text:s/>It's a dangerous job, but if you clear out enough vermin you can win a one-way trip to Solar City and sunny beaches.</text:p>
          </table:table-cell>
          <table:table-cell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Sewer Shark (USA)&quot;&gt; &lt;year&gt;1992&lt;/year&gt; &lt;rating&gt;ESRB - K-A (Kids to Adults)&lt;/rating&gt; &lt;title&gt;Sewer Shark&lt;/title&gt; &lt;pub&gt;Sony Electronic Publishing Ltd.&lt;/pub&gt; &lt;dev&gt;Digital Pictures, Inc.&lt;/dev&gt; &lt;genre&gt;Shooter&lt;/genre&gt; &lt;score&gt;2.9&lt;/score&gt; &lt;player&gt;1 Player&lt;/player&gt; &lt;story&gt;Sewer Shark is an FMV-based shooter, and one of the first games released for the Sega CD.  You move a crosshair around the screen and shoot targets.  Occasionally, you can also choose to change directions at fixed points.****Of course the real attraction in a game like this is the story.  In the future, maybe in the year 2000, people will be forced to move underground and live in tunnels.  Unfortunately, these tunnels are infested with mutated rat / alligator creatures known as &quot;ratigators.&quot;  You are pilot of a Sewer Shark, a craft designed to navigate the Sewers and rid them of ratigators.  It's a dangerous job, but if you clear out enough vermin you can win a one-way trip to Solar City and sunny beaches.&lt;/story&gt; &lt;/game&gt;">
            <text:p>&lt;game name="Sewer Shark (USA)"&gt; &lt;year&gt;1992&lt;/year&gt; &lt;rating&gt;ESRB - K-A (Kids to Adults)&lt;/rating&gt; &lt;title&gt;Sewer Shark&lt;/title&gt; &lt;pub&gt;Sony Electronic Publishing Ltd.&lt;/pub&gt; &lt;dev&gt;Digital Pictures, Inc.&lt;/dev&gt; &lt;genre&gt;Shooter&lt;/genre&gt; &lt;score&gt;2.9&lt;/score&gt; &lt;player&gt;1 Player&lt;/player&gt; &lt;story&gt;Sewer Shark is an FMV-based shooter, and one of the first games released for the Sega CD. <text:s/>You move a crosshair around the screen and shoot targets. <text:s/>Occasionally, you can also choose to change directions at fixed points.****Of course the real attraction in a game like this is the story. <text:s/>In the future, maybe in the year 2000, people will be forced to move underground and live in tunnels. <text:s/>Unfortunately, these tunnels are infested with mutated rat / alligator creatures known as "ratigators." <text:s/>You are pilot of a Sewer Shark, a craft designed to navigate the Sewers and rid them of ratigators. <text:s/>It's a dangerous job, but if you clear out enough vermin you can win a one-way trip to Solar City and sunny beaches.&lt;/story&gt; &lt;/game&gt;</text:p>
          </table:table-cell>
        </table:table-row>
        <table:table-row table:style-name="ro1">
          <table:table-cell office:value-type="string">
            <text:p>Shadow of the Beast II (USA)</text:p>
          </table:table-cell>
          <table:table-cell office:value-type="string">
            <text:p>1994</text:p>
          </table:table-cell>
          <table:table-cell office:value-type="string">
            <text:p>ESRB - K-A (Kids to Adults)</text:p>
          </table:table-cell>
          <table:table-cell office:value-type="string">
            <text:p>Shadow of the Beast II</text:p>
          </table:table-cell>
          <table:table-cell office:value-type="string">
            <text:p>Psygnosis Limited</text:p>
          </table:table-cell>
          <table:table-cell office:value-type="string">
            <text:p>Reflections Interactive Limited</text:p>
          </table:table-cell>
          <table:table-cell office:value-type="string">
            <text:p>Beat-'Em-Up</text:p>
          </table:table-cell>
          <table:table-cell office:value-type="string">
            <text:p>2.3</text:p>
          </table:table-cell>
          <table:table-cell office:value-type="string">
            <text:p>1 Player</text:p>
          </table:table-cell>
          <table:table-cell office:value-type="string">
            <text:p>Essentially a side-on scrolling beat 'em up in the vain of Way of the Exploding Fist, but with an epic storyline and puzzles a-plenty.****The introduction, now an Amiga classic, shows the Beast-mage stealing your infant sister and the purpose of the game is to rescue her back. On the way a variety of puzzles, sub-quests and really nasty monsters dog your every step.</text:p>
          </table:table-cell>
          <table:table-cell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Shadow of the Beast II (USA)&quot;&gt; &lt;year&gt;1994&lt;/year&gt; &lt;rating&gt;ESRB - K-A (Kids to Adults)&lt;/rating&gt; &lt;title&gt;Shadow of the Beast II&lt;/title&gt; &lt;pub&gt;Psygnosis Limited&lt;/pub&gt; &lt;dev&gt;Reflections Interactive Limited&lt;/dev&gt; &lt;genre&gt;Beat-'Em-Up&lt;/genre&gt; &lt;score&gt;2.3&lt;/score&gt; &lt;player&gt;1 Player&lt;/player&gt; &lt;story&gt;Essentially a side-on scrolling beat 'em up in the vain of Way of the Exploding Fist, but with an epic storyline and puzzles a-plenty.****The introduction, now an Amiga classic, shows the Beast-mage stealing your infant sister and the purpose of the game is to rescue her back. On the way a variety of puzzles, sub-quests and really nasty monsters dog your every step.&lt;/story&gt; &lt;/game&gt;">
            <text:p>&lt;game name="Shadow of the Beast II (USA)"&gt; &lt;year&gt;1994&lt;/year&gt; &lt;rating&gt;ESRB - K-A (Kids to Adults)&lt;/rating&gt; &lt;title&gt;Shadow of the Beast II&lt;/title&gt; &lt;pub&gt;Psygnosis Limited&lt;/pub&gt; &lt;dev&gt;Reflections Interactive Limited&lt;/dev&gt; &lt;genre&gt;Beat-'Em-Up&lt;/genre&gt; &lt;score&gt;2.3&lt;/score&gt; &lt;player&gt;1 Player&lt;/player&gt; &lt;story&gt;Essentially a side-on scrolling beat 'em up in the vain of Way of the Exploding Fist, but with an epic storyline and puzzles a-plenty.****The introduction, now an Amiga classic, shows the Beast-mage stealing your infant sister and the purpose of the game is to rescue her back. On the way a variety of puzzles, sub-quests and really nasty monsters dog your every step.&lt;/story&gt; &lt;/game&gt;</text:p>
          </table:table-cell>
        </table:table-row>
        <table:table-row table:style-name="ro1">
          <table:table-cell office:value-type="string">
            <text:p>Sherlock Holmes - Consulting Detective (USA)</text:p>
          </table:table-cell>
          <table:table-cell office:value-type="string">
            <text:p>1992</text:p>
          </table:table-cell>
          <table:table-cell office:value-type="string">
            <text:p>ESRB - E (Everyone)</text:p>
          </table:table-cell>
          <table:table-cell office:value-type="string">
            <text:p>Sherlock Holmes: Consulting Detective</text:p>
          </table:table-cell>
          <table:table-cell office:value-type="string">
            <text:p>SEGA Corporation</text:p>
          </table:table-cell>
          <table:table-cell office:value-type="string">
            <text:p>ICOM Simulations, Inc.</text:p>
          </table:table-cell>
          <table:table-cell office:value-type="string">
            <text:p>Adventure</text:p>
          </table:table-cell>
          <table:table-cell office:value-type="string">
            <text:p>3.7</text:p>
          </table:table-cell>
          <table:table-cell office:value-type="string">
            <text:p>1 Player</text:p>
          </table:table-cell>
          <table:table-cell office:value-type="string">
            <text:p>Use your wits, interviewing skills, logic, and reasoning to solve three cases as Sherlock Holmes. <text:s/>Arguably the first multimedia PC CDROM title ever produced, with over 90 minutes of motion video of Mr. Holmes' interaction with everyone on Baker Street.</text:p>
          </table:table-cell>
          <table:table-cell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Sherlock Holmes - Consulting Detective (USA)&quot;&gt; &lt;year&gt;1992&lt;/year&gt; &lt;rating&gt;ESRB - E (Everyone)&lt;/rating&gt; &lt;title&gt;Sherlock Holmes: Consulting Detective&lt;/title&gt; &lt;pub&gt;SEGA Corporation&lt;/pub&gt; &lt;dev&gt;ICOM Simulations, Inc.&lt;/dev&gt; &lt;genre&gt;Adventure&lt;/genre&gt; &lt;score&gt;3.7&lt;/score&gt; &lt;player&gt;1 Player&lt;/player&gt; &lt;story&gt;Use your wits, interviewing skills, logic, and reasoning to solve three cases as Sherlock Holmes.  Arguably the first multimedia PC CDROM title ever produced, with over 90 minutes of motion video of Mr. Holmes' interaction with everyone on Baker Street.&lt;/story&gt; &lt;/game&gt;">
            <text:p>&lt;game name="Sherlock Holmes - Consulting Detective (USA)"&gt; &lt;year&gt;1992&lt;/year&gt; &lt;rating&gt;ESRB - E (Everyone)&lt;/rating&gt; &lt;title&gt;Sherlock Holmes: Consulting Detective&lt;/title&gt; &lt;pub&gt;SEGA Corporation&lt;/pub&gt; &lt;dev&gt;ICOM Simulations, Inc.&lt;/dev&gt; &lt;genre&gt;Adventure&lt;/genre&gt; &lt;score&gt;3.7&lt;/score&gt; &lt;player&gt;1 Player&lt;/player&gt; &lt;story&gt;Use your wits, interviewing skills, logic, and reasoning to solve three cases as Sherlock Holmes. <text:s/>Arguably the first multimedia PC CDROM title ever produced, with over 90 minutes of motion video of Mr. Holmes' interaction with everyone on Baker Street.&lt;/story&gt; &lt;/game&gt;</text:p>
          </table:table-cell>
        </table:table-row>
        <table:table-row table:style-name="ro1">
          <table:table-cell office:value-type="string">
            <text:p>Sherlock Holmes - Consulting Detective Vol. II (USA) (Disc 1)</text:p>
          </table:table-cell>
          <table:table-cell office:value-type="string">
            <text:p>1993</text:p>
          </table:table-cell>
          <table:table-cell office:value-type="string">
            <text:p>ESRB - E (Everyone)</text:p>
          </table:table-cell>
          <table:table-cell office:value-type="string">
            <text:p>Sherlock Holmes Consulting Detective: Volume II Disc 1</text:p>
          </table:table-cell>
          <table:table-cell table:number-columns-repeated="2" office:value-type="string">
            <text:p>ICOM Simulations, Inc.</text:p>
          </table:table-cell>
          <table:table-cell office:value-type="string">
            <text:p>Adventure</text:p>
          </table:table-cell>
          <table:table-cell office:value-type="string">
            <text:p>4.0</text:p>
          </table:table-cell>
          <table:table-cell office:value-type="string">
            <text:p>1 Player</text:p>
          </table:table-cell>
          <table:table-cell office:value-type="string">
            <text:p>What they said about Sherlock I, you'll say about Sherlock II...reads the advert in the box, based on the nice critics about Volume I.****- The same video technology (this is 1992), keeps offering true interactive environment: actually letting you "feel" the traffic in the streets of the old London…****-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The same number of cases: 3****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text:p>
          </table:table-cell>
          <table:table-cell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Sherlock Holmes - Consulting Detective Vol. II (USA) (Disc 1)&quot;&gt; &lt;year&gt;1993&lt;/year&gt; &lt;rating&gt;ESRB - E (Everyone)&lt;/rating&gt; &lt;title&gt;Sherlock Holmes Consulting Detective: Volume II Disc 1&lt;/title&gt; &lt;pub&gt;ICOM Simulations, Inc.&lt;/pub&gt; &lt;dev&gt;ICOM Simulations, Inc.&lt;/dev&gt; &lt;genre&gt;Adventure&lt;/genre&gt; &lt;score&gt;4.0&lt;/score&gt; &lt;player&gt;1 Player&lt;/player&gt; &lt;story&gt;What they said about Sherlock I, you'll say about Sherlock II...reads the advert in the box, based on the nice critics about Volume I.****- The same video technology (this is 1992), keeps offering true interactive environment: actually letting you &quot;feel&quot; the traffic in the streets of the old London…****-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The same number of cases: 3****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lt;/story&gt; &lt;/game&gt;">
            <text:p>&lt;game name="Sherlock Holmes - Consulting Detective Vol. II (USA) (Disc 1)"&gt; &lt;year&gt;1993&lt;/year&gt; &lt;rating&gt;ESRB - E (Everyone)&lt;/rating&gt; &lt;title&gt;Sherlock Holmes Consulting Detective: Volume II Disc 1&lt;/title&gt; &lt;pub&gt;ICOM Simulations, Inc.&lt;/pub&gt; &lt;dev&gt;ICOM Simulations, Inc.&lt;/dev&gt; &lt;genre&gt;Adventure&lt;/genre&gt; &lt;score&gt;4.0&lt;/score&gt; &lt;player&gt;1 Player&lt;/player&gt; &lt;story&gt;What they said about Sherlock I, you'll say about Sherlock II...reads the advert in the box, based on the nice critics about Volume I.****- The same video technology (this is 1992), keeps offering true interactive environment: actually letting you "feel" the traffic in the streets of the old London…****-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The same number of cases: 3****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lt;/story&gt; &lt;/game&gt;</text:p>
          </table:table-cell>
        </table:table-row>
        <table:table-row table:style-name="ro1">
          <table:table-cell office:value-type="string">
            <text:p>Sherlock Holmes - Consulting Detective Vol. II (USA) (Disc 2)</text:p>
          </table:table-cell>
          <table:table-cell office:value-type="string">
            <text:p>1993</text:p>
          </table:table-cell>
          <table:table-cell office:value-type="string">
            <text:p>ESRB - E (Everyone)</text:p>
          </table:table-cell>
          <table:table-cell office:value-type="string">
            <text:p>Sherlock Holmes Consulting Detective: Volume II Disc 2</text:p>
          </table:table-cell>
          <table:table-cell table:number-columns-repeated="2" office:value-type="string">
            <text:p>ICOM Simulations, Inc.</text:p>
          </table:table-cell>
          <table:table-cell office:value-type="string">
            <text:p>Adventure</text:p>
          </table:table-cell>
          <table:table-cell office:value-type="string">
            <text:p>4.0</text:p>
          </table:table-cell>
          <table:table-cell office:value-type="string">
            <text:p>1 Player</text:p>
          </table:table-cell>
          <table:table-cell office:value-type="string">
            <text:p>What they said about Sherlock I, you'll say about Sherlock II...reads the advert in the box, based on the nice critics about Volume I.****- The same video technology (this is 1992), keeps offering true interactive environment: actually letting you "feel" the traffic in the streets of the old London…****-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The same number of cases: 3****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text:p>
          </table:table-cell>
          <table:table-cell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Sherlock Holmes - Consulting Detective Vol. II (USA) (Disc 2)&quot;&gt; &lt;year&gt;1993&lt;/year&gt; &lt;rating&gt;ESRB - E (Everyone)&lt;/rating&gt; &lt;title&gt;Sherlock Holmes Consulting Detective: Volume II Disc 2&lt;/title&gt; &lt;pub&gt;ICOM Simulations, Inc.&lt;/pub&gt; &lt;dev&gt;ICOM Simulations, Inc.&lt;/dev&gt; &lt;genre&gt;Adventure&lt;/genre&gt; &lt;score&gt;4.0&lt;/score&gt; &lt;player&gt;1 Player&lt;/player&gt; &lt;story&gt;What they said about Sherlock I, you'll say about Sherlock II...reads the advert in the box, based on the nice critics about Volume I.****- The same video technology (this is 1992), keeps offering true interactive environment: actually letting you &quot;feel&quot; the traffic in the streets of the old London…****-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The same number of cases: 3****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lt;/story&gt; &lt;/game&gt;">
            <text:p>&lt;game name="Sherlock Holmes - Consulting Detective Vol. II (USA) (Disc 2)"&gt; &lt;year&gt;1993&lt;/year&gt; &lt;rating&gt;ESRB - E (Everyone)&lt;/rating&gt; &lt;title&gt;Sherlock Holmes Consulting Detective: Volume II Disc 2&lt;/title&gt; &lt;pub&gt;ICOM Simulations, Inc.&lt;/pub&gt; &lt;dev&gt;ICOM Simulations, Inc.&lt;/dev&gt; &lt;genre&gt;Adventure&lt;/genre&gt; &lt;score&gt;4.0&lt;/score&gt; &lt;player&gt;1 Player&lt;/player&gt; &lt;story&gt;What they said about Sherlock I, you'll say about Sherlock II...reads the advert in the box, based on the nice critics about Volume I.****- The same video technology (this is 1992), keeps offering true interactive environment: actually letting you "feel" the traffic in the streets of the old London…****- The same structure brings a familiar look, inviting to channel all attention to the task of solving mysteries: your intelligence, skills and patience are required to find clues by listening to people, observing details, or even reading the London Times - but don't let yourself be misguided by a wrong hint.****- The same number of cases: 3****But, each situation is completely different: “**The Two Lions” involving the murder of circus lions, “The Pilfered Paintings” just bought by The National Gallery...and “The Murdered Munitions Magnate”, where hints reveal different possible motives...have nothing in common, except the detective in charge: you…&lt;/story&gt; &lt;/game&gt;</text:p>
          </table:table-cell>
        </table:table-row>
        <table:table-row table:style-name="ro1">
          <table:table-cell office:value-type="string">
            <text:p>Shining Force CD (USA)</text:p>
          </table:table-cell>
          <table:table-cell office:value-type="string">
            <text:p>1994</text:p>
          </table:table-cell>
          <table:table-cell office:value-type="string">
            <text:p>ESRB - E (Everyone)</text:p>
          </table:table-cell>
          <table:table-cell office:value-type="string">
            <text:p>Shining Force CD</text:p>
          </table:table-cell>
          <table:table-cell office:value-type="string">
            <text:p>SEGA of America, Inc.</text:p>
          </table:table-cell>
          <table:table-cell office:value-type="string">
            <text:p>Camelot Software Planning</text:p>
          </table:table-cell>
          <table:table-cell office:value-type="string">
            <text:p>Strategy</text:p>
          </table:table-cell>
          <table:table-cell office:value-type="string">
            <text:p>4.1</text:p>
          </table:table-cell>
          <table:table-cell office:value-type="string">
            <text:p>1 Player</text:p>
          </table:table-cell>
          <table:table-cell office:value-type="string">
            <text:p>This is a compilation of two strategy RPG titles from Shining Force titles: <text:s/>Shining Force Gaiden (the original version released in Japan only), and its sequel, known outside of Japan as <text:s/>Shining Force II: The Sword of Hajya, both for GameGear. In those games you control Nick, the Prince of Cypress. In the first game his task is to rescue Arni, the princess of Gardiana; in the second game, he has to conquer his kingdom back, that was captured by the evil empire of Iom. The re-release includes re-mastered graphics and higher quality music.</text:p>
          </table:table-cell>
          <table:table-cell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Shining Force CD (USA)&quot;&gt; &lt;year&gt;1994&lt;/year&gt; &lt;rating&gt;ESRB - E (Everyone)&lt;/rating&gt; &lt;title&gt;Shining Force CD&lt;/title&gt; &lt;pub&gt;SEGA of America, Inc.&lt;/pub&gt; &lt;dev&gt;Camelot Software Planning&lt;/dev&gt; &lt;genre&gt;Strategy&lt;/genre&gt; &lt;score&gt;4.1&lt;/score&gt; &lt;player&gt;1 Player&lt;/player&gt; &lt;story&gt;This is a compilation of two strategy RPG titles from Shining Force titles:  Shining Force Gaiden (the original version released in Japan only), and its sequel, known outside of Japan as  Shining Force II: The Sword of Hajya, both for GameGear. In those games you control Nick, the Prince of Cypress. In the first game his task is to rescue Arni, the princess of Gardiana; in the second game, he has to conquer his kingdom back, that was captured by the evil empire of Iom. The re-release includes re-mastered graphics and higher quality music.&lt;/story&gt; &lt;/game&gt;">
            <text:p>&lt;game name="Shining Force CD (USA)"&gt; &lt;year&gt;1994&lt;/year&gt; &lt;rating&gt;ESRB - E (Everyone)&lt;/rating&gt; &lt;title&gt;Shining Force CD&lt;/title&gt; &lt;pub&gt;SEGA of America, Inc.&lt;/pub&gt; &lt;dev&gt;Camelot Software Planning&lt;/dev&gt; &lt;genre&gt;Strategy&lt;/genre&gt; &lt;score&gt;4.1&lt;/score&gt; &lt;player&gt;1 Player&lt;/player&gt; &lt;story&gt;This is a compilation of two strategy RPG titles from Shining Force titles: <text:s/>Shining Force Gaiden (the original version released in Japan only), and its sequel, known outside of Japan as <text:s/>Shining Force II: The Sword of Hajya, both for GameGear. In those games you control Nick, the Prince of Cypress. In the first game his task is to rescue Arni, the princess of Gardiana; in the second game, he has to conquer his kingdom back, that was captured by the evil empire of Iom. The re-release includes re-mastered graphics and higher quality music.&lt;/story&gt; &lt;/game&gt;</text:p>
          </table:table-cell>
        </table:table-row>
        <table:table-row table:style-name="ro1">
          <table:table-cell office:value-type="string">
            <text:p>Silpheed (USA)</text:p>
          </table:table-cell>
          <table:table-cell office:value-type="string">
            <text:p>1993</text:p>
          </table:table-cell>
          <table:table-cell office:value-type="string">
            <text:p>ESRB - E (Everyone)</text:p>
          </table:table-cell>
          <table:table-cell office:value-type="string">
            <text:p>Silpheed</text:p>
          </table:table-cell>
          <table:table-cell office:value-type="string">
            <text:p>SEGA of America, Inc.</text:p>
          </table:table-cell>
          <table:table-cell office:value-type="string">
            <text:p>Game Arts Co., Ltd.</text:p>
          </table:table-cell>
          <table:table-cell office:value-type="string">
            <text:p>Shoot-'Em-Up</text:p>
          </table:table-cell>
          <table:table-cell office:value-type="string">
            <text:p>3.6</text:p>
          </table:table-cell>
          <table:table-cell office:value-type="string">
            <text:p>1 Player</text:p>
          </table:table-cell>
          <table:table-cell office:value-type="string">
            <text:p>Silpheed for the Sega CD is a shoot-'em-up sequel to the PC title of the same name. Gameplay is similar: this is basically a 2D shooter with 3D graphics. <text:s/>You move your ship in a 2D plane that reaches into the screen, kind of like a pinball table. The Sega CD version of Silpheed uses pre-rendered video for the backdrops, and filled polygon graphics for the player ship and enemies. ****The story here is typical for a game of this type. The central computer system controlling the galaxy network has been hacked by terrorists. <text:s/>The terrorists are using the computer to attack colony planets throughout the system. <text:s/>You are the Galaxy Union's last resort: you must fight your way across 11 stages to reach Earth, and re-take control of the computer.</text:p>
          </table:table-cell>
          <table:table-cell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Silpheed (USA)&quot;&gt; &lt;year&gt;1993&lt;/year&gt; &lt;rating&gt;ESRB - E (Everyone)&lt;/rating&gt; &lt;title&gt;Silpheed&lt;/title&gt; &lt;pub&gt;SEGA of America, Inc.&lt;/pub&gt; &lt;dev&gt;Game Arts Co., Ltd.&lt;/dev&gt; &lt;genre&gt;Shoot-'Em-Up&lt;/genre&gt; &lt;score&gt;3.6&lt;/score&gt; &lt;player&gt;1 Player&lt;/player&gt; &lt;story&gt;Silpheed for the Sega CD is a shoot-'em-up sequel to the PC title of the same name. Gameplay is similar: this is basically a 2D shooter with 3D graphics.  You move your ship in a 2D plane that reaches into the screen, kind of like a pinball table. The Sega CD version of Silpheed uses pre-rendered video for the backdrops, and filled polygon graphics for the player ship and enemies. ****The story here is typical for a game of this type. The central computer system controlling the galaxy network has been hacked by terrorists.  The terrorists are using the computer to attack colony planets throughout the system.  You are the Galaxy Union's last resort: you must fight your way across 11 stages to reach Earth, and re-take control of the computer.&lt;/story&gt; &lt;/game&gt;">
            <text:p>&lt;game name="Silpheed (USA)"&gt; &lt;year&gt;1993&lt;/year&gt; &lt;rating&gt;ESRB - E (Everyone)&lt;/rating&gt; &lt;title&gt;Silpheed&lt;/title&gt; &lt;pub&gt;SEGA of America, Inc.&lt;/pub&gt; &lt;dev&gt;Game Arts Co., Ltd.&lt;/dev&gt; &lt;genre&gt;Shoot-'Em-Up&lt;/genre&gt; &lt;score&gt;3.6&lt;/score&gt; &lt;player&gt;1 Player&lt;/player&gt; &lt;story&gt;Silpheed for the Sega CD is a shoot-'em-up sequel to the PC title of the same name. Gameplay is similar: this is basically a 2D shooter with 3D graphics. <text:s/>You move your ship in a 2D plane that reaches into the screen, kind of like a pinball table. The Sega CD version of Silpheed uses pre-rendered video for the backdrops, and filled polygon graphics for the player ship and enemies. ****The story here is typical for a game of this type. The central computer system controlling the galaxy network has been hacked by terrorists. <text:s/>The terrorists are using the computer to attack colony planets throughout the system. <text:s/>You are the Galaxy Union's last resort: you must fight your way across 11 stages to reach Earth, and re-take control of the computer.&lt;/story&gt; &lt;/game&gt;</text:p>
          </table:table-cell>
        </table:table-row>
        <table:table-row table:style-name="ro1">
          <table:table-cell office:value-type="string">
            <text:p>Slam City with Scottie Pippen (32X) (USA) (Disc 1)</text:p>
          </table:table-cell>
          <table:table-cell office:value-type="string">
            <text:p>1994</text:p>
          </table:table-cell>
          <table:table-cell office:value-type="string">
            <text:p>ESRB - T (Teen)</text:p>
          </table:table-cell>
          <table:table-cell office:value-type="string">
            <text:p>Slam City with Scottie Pippen Disc 1 (32X)</text:p>
          </table:table-cell>
          <table:table-cell table:number-columns-repeated="2" office:value-type="string">
            <text:p>Digital Pictures, Inc.</text:p>
          </table:table-cell>
          <table:table-cell office:value-type="string">
            <text:p>Basketball/Sports</text:p>
          </table:table-cell>
          <table:table-cell office:value-type="string">
            <text:p>1.1</text:p>
          </table:table-cell>
          <table:table-cell office:value-type="string">
            <text:p>1 Player</text:p>
          </table:table-cell>
          <table:table-cell office:value-type="string">
            <text:p>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text:p>
          </table:table-cell>
          <table:table-cell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Slam City with Scottie Pippen (32X) (USA) (Disc 1)&quot;&gt; &lt;year&gt;1994&lt;/year&gt; &lt;rating&gt;ESRB - T (Teen)&lt;/rating&gt; &lt;title&gt;Slam City with Scottie Pippen Disc 1 (32X)&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quot;ladders&quot; until you earn enough respect to play against Scottie Pippen.The game features a total of 13 characters, 5 of which the player has an option to play against, all of which are played by real actors.&lt;/story&gt; &lt;/game&gt;">
            <text:p>&lt;game name="Slam City with Scottie Pippen (32X) (USA) (Disc 1)"&gt; &lt;year&gt;1994&lt;/year&gt; &lt;rating&gt;ESRB - T (Teen)&lt;/rating&gt; &lt;title&gt;Slam City with Scottie Pippen Disc 1 (32X)&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lt;/story&gt; &lt;/game&gt;</text:p>
          </table:table-cell>
        </table:table-row>
        <table:table-row table:style-name="ro1">
          <table:table-cell office:value-type="string">
            <text:p>Slam City with Scottie Pippen (32X) (USA) (Disc 2)</text:p>
          </table:table-cell>
          <table:table-cell office:value-type="string">
            <text:p>1994</text:p>
          </table:table-cell>
          <table:table-cell office:value-type="string">
            <text:p>ESRB - T (Teen)</text:p>
          </table:table-cell>
          <table:table-cell office:value-type="string">
            <text:p>Slam City with Scottie Pippen Disc 2 (32X)</text:p>
          </table:table-cell>
          <table:table-cell table:number-columns-repeated="2" office:value-type="string">
            <text:p>Digital Pictures, Inc.</text:p>
          </table:table-cell>
          <table:table-cell office:value-type="string">
            <text:p>Basketball/Sports</text:p>
          </table:table-cell>
          <table:table-cell office:value-type="string">
            <text:p>1.1</text:p>
          </table:table-cell>
          <table:table-cell office:value-type="string">
            <text:p>1 Player</text:p>
          </table:table-cell>
          <table:table-cell office:value-type="string">
            <text:p>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text:p>
          </table:table-cell>
          <table:table-cell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Slam City with Scottie Pippen (32X) (USA) (Disc 2)&quot;&gt; &lt;year&gt;1994&lt;/year&gt; &lt;rating&gt;ESRB - T (Teen)&lt;/rating&gt; &lt;title&gt;Slam City with Scottie Pippen Disc 2 (32X)&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quot;ladders&quot; until you earn enough respect to play against Scottie Pippen.The game features a total of 13 characters, 5 of which the player has an option to play against, all of which are played by real actors.&lt;/story&gt; &lt;/game&gt;">
            <text:p>&lt;game name="Slam City with Scottie Pippen (32X) (USA) (Disc 2)"&gt; &lt;year&gt;1994&lt;/year&gt; &lt;rating&gt;ESRB - T (Teen)&lt;/rating&gt; &lt;title&gt;Slam City with Scottie Pippen Disc 2 (32X)&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lt;/story&gt; &lt;/game&gt;</text:p>
          </table:table-cell>
        </table:table-row>
        <table:table-row table:style-name="ro1">
          <table:table-cell office:value-type="string">
            <text:p>Slam City with Scottie Pippen (32X) (USA) (Disc 3)</text:p>
          </table:table-cell>
          <table:table-cell office:value-type="string">
            <text:p>1994</text:p>
          </table:table-cell>
          <table:table-cell office:value-type="string">
            <text:p>ESRB - T (Teen)</text:p>
          </table:table-cell>
          <table:table-cell office:value-type="string">
            <text:p>Slam City with Scottie Pippen Disc 3 (32X)</text:p>
          </table:table-cell>
          <table:table-cell table:number-columns-repeated="2" office:value-type="string">
            <text:p>Digital Pictures, Inc.</text:p>
          </table:table-cell>
          <table:table-cell office:value-type="string">
            <text:p>Basketball/Sports</text:p>
          </table:table-cell>
          <table:table-cell office:value-type="string">
            <text:p>1.1</text:p>
          </table:table-cell>
          <table:table-cell office:value-type="string">
            <text:p>1 Player</text:p>
          </table:table-cell>
          <table:table-cell office:value-type="string">
            <text:p>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text:p>
          </table:table-cell>
          <table:table-cell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Slam City with Scottie Pippen (32X) (USA) (Disc 3)&quot;&gt; &lt;year&gt;1994&lt;/year&gt; &lt;rating&gt;ESRB - T (Teen)&lt;/rating&gt; &lt;title&gt;Slam City with Scottie Pippen Disc 3 (32X)&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quot;ladders&quot; until you earn enough respect to play against Scottie Pippen.The game features a total of 13 characters, 5 of which the player has an option to play against, all of which are played by real actors.&lt;/story&gt; &lt;/game&gt;">
            <text:p>&lt;game name="Slam City with Scottie Pippen (32X) (USA) (Disc 3)"&gt; &lt;year&gt;1994&lt;/year&gt; &lt;rating&gt;ESRB - T (Teen)&lt;/rating&gt; &lt;title&gt;Slam City with Scottie Pippen Disc 3 (32X)&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lt;/story&gt; &lt;/game&gt;</text:p>
          </table:table-cell>
        </table:table-row>
        <table:table-row table:style-name="ro1">
          <table:table-cell office:value-type="string">
            <text:p>Slam City with Scottie Pippen (32X) (USA) (Disc 4)</text:p>
          </table:table-cell>
          <table:table-cell office:value-type="string">
            <text:p>1994</text:p>
          </table:table-cell>
          <table:table-cell office:value-type="string">
            <text:p>ESRB - T (Teen)</text:p>
          </table:table-cell>
          <table:table-cell office:value-type="string">
            <text:p>Slam City with Scottie Pippen Disc 4 (32X)</text:p>
          </table:table-cell>
          <table:table-cell table:number-columns-repeated="2" office:value-type="string">
            <text:p>Digital Pictures, Inc.</text:p>
          </table:table-cell>
          <table:table-cell office:value-type="string">
            <text:p>Basketball/Sports</text:p>
          </table:table-cell>
          <table:table-cell office:value-type="string">
            <text:p>1.1</text:p>
          </table:table-cell>
          <table:table-cell office:value-type="string">
            <text:p>1 Player</text:p>
          </table:table-cell>
          <table:table-cell office:value-type="string">
            <text:p>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text:p>
          </table:table-cell>
          <table:table-cell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Slam City with Scottie Pippen (32X) (USA) (Disc 4)&quot;&gt; &lt;year&gt;1994&lt;/year&gt; &lt;rating&gt;ESRB - T (Teen)&lt;/rating&gt; &lt;title&gt;Slam City with Scottie Pippen Disc 4 (32X)&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quot;ladders&quot; until you earn enough respect to play against Scottie Pippen.The game features a total of 13 characters, 5 of which the player has an option to play against, all of which are played by real actors.&lt;/story&gt; &lt;/game&gt;">
            <text:p>&lt;game name="Slam City with Scottie Pippen (32X) (USA) (Disc 4)"&gt; &lt;year&gt;1994&lt;/year&gt; &lt;rating&gt;ESRB - T (Teen)&lt;/rating&gt; &lt;title&gt;Slam City with Scottie Pippen Disc 4 (32X)&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lt;/story&gt; &lt;/game&gt;</text:p>
          </table:table-cell>
        </table:table-row>
        <table:table-row table:style-name="ro1">
          <table:table-cell office:value-type="string">
            <text:p>Slam City with Scottie Pippen (USA) (Disc 1)</text:p>
          </table:table-cell>
          <table:table-cell office:value-type="string">
            <text:p>1994</text:p>
          </table:table-cell>
          <table:table-cell office:value-type="string">
            <text:p>ESRB - T (Teen)</text:p>
          </table:table-cell>
          <table:table-cell office:value-type="string">
            <text:p>Slam City with Scottie Pippen Disc 1</text:p>
          </table:table-cell>
          <table:table-cell table:number-columns-repeated="2" office:value-type="string">
            <text:p>Digital Pictures, Inc.</text:p>
          </table:table-cell>
          <table:table-cell office:value-type="string">
            <text:p>Basketball/Sports</text:p>
          </table:table-cell>
          <table:table-cell office:value-type="string">
            <text:p>1.1</text:p>
          </table:table-cell>
          <table:table-cell office:value-type="string">
            <text:p>1 Player</text:p>
          </table:table-cell>
          <table:table-cell office:value-type="string">
            <text:p>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text:p>
          </table:table-cell>
          <table:table-cell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Slam City with Scottie Pippen (USA) (Disc 1)&quot;&gt; &lt;year&gt;1994&lt;/year&gt; &lt;rating&gt;ESRB - T (Teen)&lt;/rating&gt; &lt;title&gt;Slam City with Scottie Pippen Disc 1&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quot;ladders&quot; until you earn enough respect to play against Scottie Pippen.The game features a total of 13 characters, 5 of which the player has an option to play against, all of which are played by real actors.&lt;/story&gt; &lt;/game&gt;">
            <text:p>&lt;game name="Slam City with Scottie Pippen (USA) (Disc 1)"&gt; &lt;year&gt;1994&lt;/year&gt; &lt;rating&gt;ESRB - T (Teen)&lt;/rating&gt; &lt;title&gt;Slam City with Scottie Pippen Disc 1&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lt;/story&gt; &lt;/game&gt;</text:p>
          </table:table-cell>
        </table:table-row>
        <table:table-row table:style-name="ro1">
          <table:table-cell office:value-type="string">
            <text:p>Slam City with Scottie Pippen (USA) (Disc 2)</text:p>
          </table:table-cell>
          <table:table-cell office:value-type="string">
            <text:p>1994</text:p>
          </table:table-cell>
          <table:table-cell office:value-type="string">
            <text:p>ESRB - T (Teen)</text:p>
          </table:table-cell>
          <table:table-cell office:value-type="string">
            <text:p>Slam City with Scottie Pippen Disc 2</text:p>
          </table:table-cell>
          <table:table-cell table:number-columns-repeated="2" office:value-type="string">
            <text:p>Digital Pictures, Inc.</text:p>
          </table:table-cell>
          <table:table-cell office:value-type="string">
            <text:p>Basketball/Sports</text:p>
          </table:table-cell>
          <table:table-cell office:value-type="string">
            <text:p>1.1</text:p>
          </table:table-cell>
          <table:table-cell office:value-type="string">
            <text:p>1 Player</text:p>
          </table:table-cell>
          <table:table-cell office:value-type="string">
            <text:p>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text:p>
          </table:table-cell>
          <table:table-cell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Slam City with Scottie Pippen (USA) (Disc 2)&quot;&gt; &lt;year&gt;1994&lt;/year&gt; &lt;rating&gt;ESRB - T (Teen)&lt;/rating&gt; &lt;title&gt;Slam City with Scottie Pippen Disc 2&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quot;ladders&quot; until you earn enough respect to play against Scottie Pippen.The game features a total of 13 characters, 5 of which the player has an option to play against, all of which are played by real actors.&lt;/story&gt; &lt;/game&gt;">
            <text:p>&lt;game name="Slam City with Scottie Pippen (USA) (Disc 2)"&gt; &lt;year&gt;1994&lt;/year&gt; &lt;rating&gt;ESRB - T (Teen)&lt;/rating&gt; &lt;title&gt;Slam City with Scottie Pippen Disc 2&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lt;/story&gt; &lt;/game&gt;</text:p>
          </table:table-cell>
        </table:table-row>
        <table:table-row table:style-name="ro1">
          <table:table-cell office:value-type="string">
            <text:p>Slam City with Scottie Pippen (USA) (Disc 3)</text:p>
          </table:table-cell>
          <table:table-cell office:value-type="string">
            <text:p>1994</text:p>
          </table:table-cell>
          <table:table-cell office:value-type="string">
            <text:p>ESRB - T (Teen)</text:p>
          </table:table-cell>
          <table:table-cell office:value-type="string">
            <text:p>Slam City with Scottie Pippen Disc 3</text:p>
          </table:table-cell>
          <table:table-cell table:number-columns-repeated="2" office:value-type="string">
            <text:p>Digital Pictures, Inc.</text:p>
          </table:table-cell>
          <table:table-cell office:value-type="string">
            <text:p>Basketball/Sports</text:p>
          </table:table-cell>
          <table:table-cell office:value-type="string">
            <text:p>1.1</text:p>
          </table:table-cell>
          <table:table-cell office:value-type="string">
            <text:p>1 Player</text:p>
          </table:table-cell>
          <table:table-cell office:value-type="string">
            <text:p>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text:p>
          </table:table-cell>
          <table:table-cell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Slam City with Scottie Pippen (USA) (Disc 3)&quot;&gt; &lt;year&gt;1994&lt;/year&gt; &lt;rating&gt;ESRB - T (Teen)&lt;/rating&gt; &lt;title&gt;Slam City with Scottie Pippen Disc 3&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quot;ladders&quot; until you earn enough respect to play against Scottie Pippen.The game features a total of 13 characters, 5 of which the player has an option to play against, all of which are played by real actors.&lt;/story&gt; &lt;/game&gt;">
            <text:p>&lt;game name="Slam City with Scottie Pippen (USA) (Disc 3)"&gt; &lt;year&gt;1994&lt;/year&gt; &lt;rating&gt;ESRB - T (Teen)&lt;/rating&gt; &lt;title&gt;Slam City with Scottie Pippen Disc 3&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lt;/story&gt; &lt;/game&gt;</text:p>
          </table:table-cell>
        </table:table-row>
        <table:table-row table:style-name="ro1">
          <table:table-cell office:value-type="string">
            <text:p>Slam City with Scottie Pippen (USA) (Disc 4)</text:p>
          </table:table-cell>
          <table:table-cell office:value-type="string">
            <text:p>1994</text:p>
          </table:table-cell>
          <table:table-cell office:value-type="string">
            <text:p>ESRB - T (Teen)</text:p>
          </table:table-cell>
          <table:table-cell office:value-type="string">
            <text:p>Slam City with Scottie Pippen Disc 4</text:p>
          </table:table-cell>
          <table:table-cell table:number-columns-repeated="2" office:value-type="string">
            <text:p>Digital Pictures, Inc.</text:p>
          </table:table-cell>
          <table:table-cell office:value-type="string">
            <text:p>Basketball/Sports</text:p>
          </table:table-cell>
          <table:table-cell office:value-type="string">
            <text:p>1.1</text:p>
          </table:table-cell>
          <table:table-cell office:value-type="string">
            <text:p>1 Player</text:p>
          </table:table-cell>
          <table:table-cell office:value-type="string">
            <text:p>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text:p>
          </table:table-cell>
          <table:table-cell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Slam City with Scottie Pippen (USA) (Disc 4)&quot;&gt; &lt;year&gt;1994&lt;/year&gt; &lt;rating&gt;ESRB - T (Teen)&lt;/rating&gt; &lt;title&gt;Slam City with Scottie Pippen Disc 4&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quot;ladders&quot; until you earn enough respect to play against Scottie Pippen.The game features a total of 13 characters, 5 of which the player has an option to play against, all of which are played by real actors.&lt;/story&gt; &lt;/game&gt;">
            <text:p>&lt;game name="Slam City with Scottie Pippen (USA) (Disc 4)"&gt; &lt;year&gt;1994&lt;/year&gt; &lt;rating&gt;ESRB - T (Teen)&lt;/rating&gt; &lt;title&gt;Slam City with Scottie Pippen Disc 4&lt;/title&gt; &lt;pub&gt;Digital Pictures, Inc.&lt;/pub&gt; &lt;dev&gt;Digital Pictures, Inc.&lt;/dev&gt; &lt;genre&gt;Basketball/Sports&lt;/genre&gt; &lt;score&gt;1.1&lt;/score&gt; &lt;player&gt;1 Player&lt;/player&gt; &lt;story&gt;Slam City with Scottie Pippen is a Full-Motion-Video basketball game. It uses proprietary technology to allow switching from one scene to another without lag, which allows for smoother interactive video.Gameplay is relatively simple, using little more than arrow keys, and is very different from any other basketball simulation. Basketball is merely the subject for the game's plot, involving the new-guy, Ace (the player), and a host of other characters, basketball players or just spectators, all with different personalities. It's basically play one-on-one on a warehouse court and climb the "ladders" until you earn enough respect to play against Scottie Pippen.The game features a total of 13 characters, 5 of which the player has an option to play against, all of which are played by real actors.&lt;/story&gt; &lt;/game&gt;</text:p>
          </table:table-cell>
        </table:table-row>
        <table:table-row table:style-name="ro1">
          <table:table-cell office:value-type="string">
            <text:p>Smurfs, The (Europe)</text:p>
          </table:table-cell>
          <table:table-cell office:value-type="string">
            <text:p>1995</text:p>
          </table:table-cell>
          <table:table-cell office:value-type="string">
            <text:p>ESRB - E (Everyone)</text:p>
          </table:table-cell>
          <table:table-cell office:value-type="string">
            <text:p>Smurfs</text:p>
          </table:table-cell>
          <table:table-cell table:number-columns-repeated="2" office:value-type="string">
            <text:p>Infogrames Europe SA</text:p>
          </table:table-cell>
          <table:table-cell office:value-type="string">
            <text:p>Platform</text:p>
          </table:table-cell>
          <table:table-cell office:value-type="float" office:value="2.5">
            <text:p>2.5</text:p>
          </table:table-cell>
          <table:table-cell office:value-type="string">
            <text:p>1 Player</text:p>
          </table:table-cell>
          <table:table-cell office:value-type="string">
            <text:p>Free the Smurfs before Gargamel smurfs then all! Platform game where you will be able to play with the jockey smurf, the brainy smurf, the greedy smurf and the hefty smurf to resolve the adventure. All of the classic SMURF characters are along for the adventure, guaranteeing you a Smurf-tastic time.</text:p>
          </table:table-cell>
          <table:table-cell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Smurfs, The (Europe)&quot;&gt; &lt;year&gt;1995&lt;/year&gt; &lt;rating&gt;ESRB - E (Everyone)&lt;/rating&gt; &lt;title&gt;Smurfs&lt;/title&gt; &lt;pub&gt;Infogrames Europe SA&lt;/pub&gt; &lt;dev&gt;Infogrames Europe SA&lt;/dev&gt; &lt;genre&gt;Platform&lt;/genre&gt; &lt;score&gt;2.5&lt;/score&gt; &lt;player&gt;1 Player&lt;/player&gt; &lt;story&gt;Free the Smurfs before Gargamel smurfs then all! Platform game where you will be able to play with the jockey smurf, the brainy smurf, the greedy smurf and the hefty smurf to resolve the adventure. All of the classic SMURF characters are along for the adventure, guaranteeing you a Smurf-tastic time.&lt;/story&gt; &lt;/game&gt;">
            <text:p>&lt;game name="Smurfs, The (Europe)"&gt; &lt;year&gt;1995&lt;/year&gt; &lt;rating&gt;ESRB - E (Everyone)&lt;/rating&gt; &lt;title&gt;Smurfs&lt;/title&gt; &lt;pub&gt;Infogrames Europe SA&lt;/pub&gt; &lt;dev&gt;Infogrames Europe SA&lt;/dev&gt; &lt;genre&gt;Platform&lt;/genre&gt; &lt;score&gt;2.5&lt;/score&gt; &lt;player&gt;1 Player&lt;/player&gt; &lt;story&gt;Free the Smurfs before Gargamel smurfs then all! Platform game where you will be able to play with the jockey smurf, the brainy smurf, the greedy smurf and the hefty smurf to resolve the adventure. All of the classic SMURF characters are along for the adventure, guaranteeing you a Smurf-tastic time.&lt;/story&gt; &lt;/game&gt;</text:p>
          </table:table-cell>
        </table:table-row>
        <table:table-row table:style-name="ro1">
          <table:table-cell office:value-type="string">
            <text:p>Snatcher (USA)</text:p>
          </table:table-cell>
          <table:table-cell office:value-type="string">
            <text:p>1994</text:p>
          </table:table-cell>
          <table:table-cell office:value-type="string">
            <text:p>ESRB - T (Teen)</text:p>
          </table:table-cell>
          <table:table-cell office:value-type="string">
            <text:p>Snatcher</text:p>
          </table:table-cell>
          <table:table-cell office:value-type="string">
            <text:p>Konami (America), Inc.</text:p>
          </table:table-cell>
          <table:table-cell office:value-type="string">
            <text:p>Konami Co., Ltd.</text:p>
          </table:table-cell>
          <table:table-cell office:value-type="string">
            <text:p>Adventure</text:p>
          </table:table-cell>
          <table:table-cell office:value-type="string">
            <text:p>4.1</text:p>
          </table:table-cell>
          <table:table-cell office:value-type="string">
            <text:p>1 Player</text:p>
          </table:table-cell>
          <table:table-cell office:value-type="string">
            <text:p>December 2042, Neo Kobe City, a city of madness and decadence...****Mankind is facing its gravest crisis. A mysterious bio-roid life form has appeared. Its true nature and purpose are unknown. Is it some country's secret weapon, or an alien from another world? They appear in the winter, killing people and taking their place in society. They wear artificial skin and can sweat and even bleed. They are called "Snatchers" because they "snatch" their victims before they take their place.****A new police force, specifically trained to fight the Snatchers, has been formed. They are JUNKERs (Judgement Uninfected Naked Kind and Execute Rangers). Every time you encounter someone, a difficult question must be asked — IS IT A PERSON OR A SNATCHER?****You are Gillian Seed, one of the JUNKERs. Your mission is largely adventure-based, with manga-style graphics and voice acting. Each room has objects to pick up, examine and use. Conversation with other characters is a key plot element. A few short shooting gallery type scenes add an action element. While the game is generally scary or comic, a few moments border on the sensual.</text:p>
          </table:table-cell>
          <table:table-cell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Snatcher (USA)&quot;&gt; &lt;year&gt;1994&lt;/year&gt; &lt;rating&gt;ESRB - T (Teen)&lt;/rating&gt; &lt;title&gt;Snatcher&lt;/title&gt; &lt;pub&gt;Konami (America), Inc.&lt;/pub&gt; &lt;dev&gt;Konami Co., Ltd.&lt;/dev&gt; &lt;genre&gt;Adventure&lt;/genre&gt; &lt;score&gt;4.1&lt;/score&gt; &lt;player&gt;1 Player&lt;/player&gt; &lt;story&gt;December 2042, Neo Kobe City, a city of madness and decadence...****Mankind is facing its gravest crisis. A mysterious bio-roid life form has appeared. Its true nature and purpose are unknown. Is it some country's secret weapon, or an alien from another world? They appear in the winter, killing people and taking their place in society. They wear artificial skin and can sweat and even bleed. They are called &quot;Snatchers&quot; because they &quot;snatch&quot; their victims before they take their place.****A new police force, specifically trained to fight the Snatchers, has been formed. They are JUNKERs (Judgement Uninfected Naked Kind and Execute Rangers). Every time you encounter someone, a difficult question must be asked — IS IT A PERSON OR A SNATCHER?****You are Gillian Seed, one of the JUNKERs. Your mission is largely adventure-based, with manga-style graphics and voice acting. Each room has objects to pick up, examine and use. Conversation with other characters is a key plot element. A few short shooting gallery type scenes add an action element. While the game is generally scary or comic, a few moments border on the sensual.&lt;/story&gt; &lt;/game&gt;">
            <text:p>&lt;game name="Snatcher (USA)"&gt; &lt;year&gt;1994&lt;/year&gt; &lt;rating&gt;ESRB - T (Teen)&lt;/rating&gt; &lt;title&gt;Snatcher&lt;/title&gt; &lt;pub&gt;Konami (America), Inc.&lt;/pub&gt; &lt;dev&gt;Konami Co., Ltd.&lt;/dev&gt; &lt;genre&gt;Adventure&lt;/genre&gt; &lt;score&gt;4.1&lt;/score&gt; &lt;player&gt;1 Player&lt;/player&gt; &lt;story&gt;December 2042, Neo Kobe City, a city of madness and decadence...****Mankind is facing its gravest crisis. A mysterious bio-roid life form has appeared. Its true nature and purpose are unknown. Is it some country's secret weapon, or an alien from another world? They appear in the winter, killing people and taking their place in society. They wear artificial skin and can sweat and even bleed. They are called "Snatchers" because they "snatch" their victims before they take their place.****A new police force, specifically trained to fight the Snatchers, has been formed. They are JUNKERs (Judgement Uninfected Naked Kind and Execute Rangers). Every time you encounter someone, a difficult question must be asked — IS IT A PERSON OR A SNATCHER?****You are Gillian Seed, one of the JUNKERs. Your mission is largely adventure-based, with manga-style graphics and voice acting. Each room has objects to pick up, examine and use. Conversation with other characters is a key plot element. A few short shooting gallery type scenes add an action element. While the game is generally scary or comic, a few moments border on the sensual.&lt;/story&gt; &lt;/game&gt;</text:p>
          </table:table-cell>
        </table:table-row>
        <table:table-row table:style-name="ro1">
          <table:table-cell office:value-type="string">
            <text:p>Sol-Feace (USA)</text:p>
          </table:table-cell>
          <table:table-cell office:value-type="string">
            <text:p>1992</text:p>
          </table:table-cell>
          <table:table-cell office:value-type="string">
            <text:p>ESRB - E (Everyone)</text:p>
          </table:table-cell>
          <table:table-cell office:value-type="string">
            <text:p>Sol-Feace</text:p>
          </table:table-cell>
          <table:table-cell office:value-type="string">
            <text:p>SEGA of America, Inc.</text:p>
          </table:table-cell>
          <table:table-cell office:value-type="string">
            <text:p>Wolf Team</text:p>
          </table:table-cell>
          <table:table-cell office:value-type="string">
            <text:p>Shoot-'Em-Up</text:p>
          </table:table-cell>
          <table:table-cell office:value-type="string">
            <text:p>3.6</text:p>
          </table:table-cell>
          <table:table-cell office:value-type="string">
            <text:p>1 Player</text:p>
          </table:table-cell>
          <table:table-cell office:value-type="string">
            <text:p>Sol-Feace (Sol-Deace in the Genesis) is a typical 2D shooter with weapon powerups. The game features six levels: Sirius, Enemy Arsenal, ArtifiStar, Pluto Base, Almathea, and Final Battle. ****Along the way various weapons can be picked up including plasma bullets, double plasma bullets, lasers, and missiles.****The most unique feature of the game is that you can realign your upgraded guns to fire front-back, up-down, tight spread, wide spread or whatever the current situation required.</text:p>
          </table:table-cell>
          <table:table-cell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Sol-Feace (USA)&quot;&gt; &lt;year&gt;1992&lt;/year&gt; &lt;rating&gt;ESRB - E (Everyone)&lt;/rating&gt; &lt;title&gt;Sol-Feace&lt;/title&gt; &lt;pub&gt;SEGA of America, Inc.&lt;/pub&gt; &lt;dev&gt;Wolf Team&lt;/dev&gt; &lt;genre&gt;Shoot-'Em-Up&lt;/genre&gt; &lt;score&gt;3.6&lt;/score&gt; &lt;player&gt;1 Player&lt;/player&gt; &lt;story&gt;Sol-Feace (Sol-Deace in the Genesis) is a typical 2D shooter with weapon powerups. The game features six levels: Sirius, Enemy Arsenal, ArtifiStar, Pluto Base, Almathea, and Final Battle. ****Along the way various weapons can be picked up including plasma bullets, double plasma bullets, lasers, and missiles.****The most unique feature of the game is that you can realign your upgraded guns to fire front-back, up-down, tight spread, wide spread or whatever the current situation required.&lt;/story&gt; &lt;/game&gt;">
            <text:p>&lt;game name="Sol-Feace (USA)"&gt; &lt;year&gt;1992&lt;/year&gt; &lt;rating&gt;ESRB - E (Everyone)&lt;/rating&gt; &lt;title&gt;Sol-Feace&lt;/title&gt; &lt;pub&gt;SEGA of America, Inc.&lt;/pub&gt; &lt;dev&gt;Wolf Team&lt;/dev&gt; &lt;genre&gt;Shoot-'Em-Up&lt;/genre&gt; &lt;score&gt;3.6&lt;/score&gt; &lt;player&gt;1 Player&lt;/player&gt; &lt;story&gt;Sol-Feace (Sol-Deace in the Genesis) is a typical 2D shooter with weapon powerups. The game features six levels: Sirius, Enemy Arsenal, ArtifiStar, Pluto Base, Almathea, and Final Battle. ****Along the way various weapons can be picked up including plasma bullets, double plasma bullets, lasers, and missiles.****The most unique feature of the game is that you can realign your upgraded guns to fire front-back, up-down, tight spread, wide spread or whatever the current situation required.&lt;/story&gt; &lt;/game&gt;</text:p>
          </table:table-cell>
        </table:table-row>
        <table:table-row table:style-name="ro1">
          <table:table-cell office:value-type="string">
            <text:p>Sonic CD (USA)</text:p>
          </table:table-cell>
          <table:table-cell office:value-type="string">
            <text:p>1993</text:p>
          </table:table-cell>
          <table:table-cell office:value-type="string">
            <text:p>ESRB - E (Everyone)</text:p>
          </table:table-cell>
          <table:table-cell office:value-type="string">
            <text:p>Sonic CD</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4.1</text:p>
          </table:table-cell>
          <table:table-cell office:value-type="string">
            <text:p>1 Player</text:p>
          </table:table-cell>
          <table:table-cell office:value-type="string">
            <text:p>This is a standard Sonic the Hedgehog side-scrolling action game. Dr. Robotnik has taken over the Little Planet, captured Amy, and created Metal Sonic with the goal of collecting all the Time Stones to be able to manipulate time and conquer the world. <text:s/>It is up to Sonic to stop him, by rushing through levels set in different time periods, collecting Time Stones.****Sonic CD has features that take advantage of the CD format such as CD audio, video clips, and more levels (over 50 in total).</text:p>
          </table:table-cell>
          <table:table-cell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Sonic CD (USA)&quot;&gt; &lt;year&gt;1993&lt;/year&gt; &lt;rating&gt;ESRB - E (Everyone)&lt;/rating&gt; &lt;title&gt;Sonic CD&lt;/title&gt; &lt;pub&gt;SEGA of America, Inc.&lt;/pub&gt; &lt;dev&gt;SEGA Enterprises Ltd.&lt;/dev&gt; &lt;genre&gt;Platform&lt;/genre&gt; &lt;score&gt;4.1&lt;/score&gt; &lt;player&gt;1 Player&lt;/player&gt; &lt;story&gt;This is a standard Sonic the Hedgehog side-scrolling action game. Dr. Robotnik has taken over the Little Planet, captured Amy, and created Metal Sonic with the goal of collecting all the Time Stones to be able to manipulate time and conquer the world.  It is up to Sonic to stop him, by rushing through levels set in different time periods, collecting Time Stones.****Sonic CD has features that take advantage of the CD format such as CD audio, video clips, and more levels (over 50 in total).&lt;/story&gt; &lt;/game&gt;">
            <text:p>&lt;game name="Sonic CD (USA)"&gt; &lt;year&gt;1993&lt;/year&gt; &lt;rating&gt;ESRB - E (Everyone)&lt;/rating&gt; &lt;title&gt;Sonic CD&lt;/title&gt; &lt;pub&gt;SEGA of America, Inc.&lt;/pub&gt; &lt;dev&gt;SEGA Enterprises Ltd.&lt;/dev&gt; &lt;genre&gt;Platform&lt;/genre&gt; &lt;score&gt;4.1&lt;/score&gt; &lt;player&gt;1 Player&lt;/player&gt; &lt;story&gt;This is a standard Sonic the Hedgehog side-scrolling action game. Dr. Robotnik has taken over the Little Planet, captured Amy, and created Metal Sonic with the goal of collecting all the Time Stones to be able to manipulate time and conquer the world. <text:s/>It is up to Sonic to stop him, by rushing through levels set in different time periods, collecting Time Stones.****Sonic CD has features that take advantage of the CD format such as CD audio, video clips, and more levels (over 50 in total).&lt;/story&gt; &lt;/game&gt;</text:p>
          </table:table-cell>
        </table:table-row>
        <table:table-row table:style-name="ro1">
          <table:table-cell office:value-type="string">
            <text:p>Soulstar (USA)</text:p>
          </table:table-cell>
          <table:table-cell office:value-type="string">
            <text:p>1994</text:p>
          </table:table-cell>
          <table:table-cell office:value-type="string">
            <text:p>ESRB - E (Everyone)</text:p>
          </table:table-cell>
          <table:table-cell office:value-type="string">
            <text:p>Soulstar</text:p>
          </table:table-cell>
          <table:table-cell office:value-type="string">
            <text:p>Core Design Inc.</text:p>
          </table:table-cell>
          <table:table-cell office:value-type="string">
            <text:p>Core Design Ltd.</text:p>
          </table:table-cell>
          <table:table-cell office:value-type="string">
            <text:p>Shoot-'Em-Up</text:p>
          </table:table-cell>
          <table:table-cell office:value-type="string">
            <text:p>3.3</text:p>
          </table:table-cell>
          <table:table-cell office:value-type="string">
            <text:p>1-2 Players</text:p>
          </table:table-cell>
          <table:table-cell office:value-type="string">
            <text:p>Soulstar for the Sega CD/Mega CD is a 3D shoot-'em up that combines several different types of gameplay into one game. <text:s/>Some levels in this game are on a fixed path, similar to Space Harrier or Star Fox. Other levels allow your space craft to hover freely around a 3D environment, and in other levels your craft transforms into a walker robot for close-up attacks.****In Soulstar the player takes the role of a warrior pilot known as Bryk Hammelt. <text:s/>It is your mission to prevent an alien aggressor known as the Myrkoids from draining the Soulstar system of its energy resources.</text:p>
          </table:table-cell>
          <table:table-cell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Soulstar (USA)&quot;&gt; &lt;year&gt;1994&lt;/year&gt; &lt;rating&gt;ESRB - E (Everyone)&lt;/rating&gt; &lt;title&gt;Soulstar&lt;/title&gt; &lt;pub&gt;Core Design Inc.&lt;/pub&gt; &lt;dev&gt;Core Design Ltd.&lt;/dev&gt; &lt;genre&gt;Shoot-'Em-Up&lt;/genre&gt; &lt;score&gt;3.3&lt;/score&gt; &lt;player&gt;1-2 Players&lt;/player&gt; &lt;story&gt;Soulstar for the Sega CD/Mega CD is a 3D shoot-'em up that combines several different types of gameplay into one game.  Some levels in this game are on a fixed path, similar to Space Harrier or Star Fox. Other levels allow your space craft to hover freely around a 3D environment, and in other levels your craft transforms into a walker robot for close-up attacks.****In Soulstar the player takes the role of a warrior pilot known as Bryk Hammelt.  It is your mission to prevent an alien aggressor known as the Myrkoids from draining the Soulstar system of its energy resources.&lt;/story&gt; &lt;/game&gt;">
            <text:p>&lt;game name="Soulstar (USA)"&gt; &lt;year&gt;1994&lt;/year&gt; &lt;rating&gt;ESRB - E (Everyone)&lt;/rating&gt; &lt;title&gt;Soulstar&lt;/title&gt; &lt;pub&gt;Core Design Inc.&lt;/pub&gt; &lt;dev&gt;Core Design Ltd.&lt;/dev&gt; &lt;genre&gt;Shoot-'Em-Up&lt;/genre&gt; &lt;score&gt;3.3&lt;/score&gt; &lt;player&gt;1-2 Players&lt;/player&gt; &lt;story&gt;Soulstar for the Sega CD/Mega CD is a 3D shoot-'em up that combines several different types of gameplay into one game. <text:s/>Some levels in this game are on a fixed path, similar to Space Harrier or Star Fox. Other levels allow your space craft to hover freely around a 3D environment, and in other levels your craft transforms into a walker robot for close-up attacks.****In Soulstar the player takes the role of a warrior pilot known as Bryk Hammelt. <text:s/>It is your mission to prevent an alien aggressor known as the Myrkoids from draining the Soulstar system of its energy resources.&lt;/story&gt; &lt;/game&gt;</text:p>
          </table:table-cell>
        </table:table-row>
        <table:table-row table:style-name="ro1">
          <table:table-cell office:value-type="string">
            <text:p>Space Ace (USA)</text:p>
          </table:table-cell>
          <table:table-cell office:value-type="string">
            <text:p>1994</text:p>
          </table:table-cell>
          <table:table-cell office:value-type="string">
            <text:p>ESRB - E (Everyone)</text:p>
          </table:table-cell>
          <table:table-cell office:value-type="string">
            <text:p>Space Ace</text:p>
          </table:table-cell>
          <table:table-cell table:number-columns-repeated="2" office:value-type="string">
            <text:p>ReadySoft Incorporated</text:p>
          </table:table-cell>
          <table:table-cell office:value-type="string">
            <text:p>Adventure</text:p>
          </table:table-cell>
          <table:table-cell office:value-type="float" office:value="3.4">
            <text:p>3.4</text:p>
          </table:table-cell>
          <table:table-cell office:value-type="string">
            <text:p>1 Player</text:p>
          </table:table-cell>
          <table:table-cell office:value-type="string">
            <text:p>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Infanto Ray"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text:p>
          </table:table-cell>
          <table:table-cell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Space Ace (USA)&quot;&gt; &lt;year&gt;1994&lt;/year&gt; &lt;rating&gt;ESRB - E (Everyone)&lt;/rating&gt; &lt;title&gt;Space Ace&lt;/title&gt; &lt;pub&gt;ReadySoft Incorporated&lt;/pub&gt; &lt;dev&gt;ReadySoft Incorporated&lt;/dev&gt; &lt;genre&gt;Adventure&lt;/genre&gt; &lt;score&gt;3.4&lt;/score&gt; &lt;player&gt;1 Player&lt;/player&gt; &lt;story&gt;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quot;Infanto Ray&quot;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lt;/story&gt; &lt;/game&gt;">
            <text:p>&lt;game name="Space Ace (USA)"&gt; &lt;year&gt;1994&lt;/year&gt; &lt;rating&gt;ESRB - E (Everyone)&lt;/rating&gt; &lt;title&gt;Space Ace&lt;/title&gt; &lt;pub&gt;ReadySoft Incorporated&lt;/pub&gt; &lt;dev&gt;ReadySoft Incorporated&lt;/dev&gt; &lt;genre&gt;Adventure&lt;/genre&gt; &lt;score&gt;3.4&lt;/score&gt; &lt;player&gt;1 Player&lt;/player&gt; &lt;story&gt;Following the successful gameplay of Dragon's Lair, Don Bluth released this second conversion of his Laserdisc games series.****You're playing Dexter, a guy fighting the evil madman Borf who has kidnapped your girlfriend Kimberly and is now threatening the world with his dreaded weapon, the "Infanto Ray" which turns adults into small children.****The game plays like a comic strip - visuals are similar to many cartoon movies. In each scene you only have to decide which direction of the keyboard has to be hit in order to avoid one of the countless death screens and to advance to the next screen...&lt;/story&gt; &lt;/game&gt;</text:p>
          </table:table-cell>
        </table:table-row>
        <table:table-row table:style-name="ro1">
          <table:table-cell office:value-type="string">
            <text:p>Space Adventure, The (USA)</text:p>
          </table:table-cell>
          <table:table-cell office:value-type="string">
            <text:p>1994</text:p>
          </table:table-cell>
          <table:table-cell office:value-type="string">
            <text:p>ESRB - M (Mature)</text:p>
          </table:table-cell>
          <table:table-cell office:value-type="string">
            <text:p>The Space Adventure</text:p>
          </table:table-cell>
          <table:table-cell table:number-columns-repeated="2" office:value-type="string">
            <text:p>Hudson Soft Company, Ltd.</text:p>
          </table:table-cell>
          <table:table-cell office:value-type="string">
            <text:p>Action</text:p>
          </table:table-cell>
          <table:table-cell office:value-type="string">
            <text:p>4.0</text:p>
          </table:table-cell>
          <table:table-cell office:value-type="string">
            <text:p>1 Player</text:p>
          </table:table-cell>
          <table:table-cell office:value-type="string">
            <text:p>The Space Adventure" is known in Japan as "Cobra II: Densetsu no Otoko", the second game dedicated to the adventures of the renegade space pirate Cobra. The game is based on original manga and TV series by Buichi Terasawa.****While waiting in a bar for his partner, Cobra encounters a beautiful bounty hunter named Jane. Very soon he realizes that the bounty Jane has been hunting for is his own head, for which the Galaxy Patrol has put quite a reward. But everything changes when Crystal Boy, the head of the Pirate Guild and Cobra's archenemy, appears on the scene. Jane's father had apparently hidden a great treasure, encoding its location in tattoos on the backs of his triplet daughters. Crystal Boy wants this treasure, and is going after Jane and her sisters. Cobra and Jane decide to join forces in order to find Jane's sisters and to undermine Crystal Boy's plans.****The game is a Japanese-style adventure. You advance in the game by choosing various commands ("Look", "Talk", etc.). There are a few places in the game where you can die if you make a wrong decision. In the final location you'll also have to fight enemies turn-based style. The game features a large number of animated cut scenes as well as voice-overs for many dialogues.</text:p>
          </table:table-cell>
          <table:table-cell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Space Adventure, The (USA)&quot;&gt; &lt;year&gt;1994&lt;/year&gt; &lt;rating&gt;ESRB - M (Mature)&lt;/rating&gt; &lt;title&gt;The Space Adventure&lt;/title&gt; &lt;pub&gt;Hudson Soft Company, Ltd.&lt;/pub&gt; &lt;dev&gt;Hudson Soft Company, Ltd.&lt;/dev&gt; &lt;genre&gt;Action&lt;/genre&gt; &lt;score&gt;4.0&lt;/score&gt; &lt;player&gt;1 Player&lt;/player&gt; &lt;story&gt;The Space Adventure&quot; is known in Japan as &quot;Cobra II: Densetsu no Otoko&quot;, the second game dedicated to the adventures of the renegade space pirate Cobra. The game is based on original manga and TV series by Buichi Terasawa.****While waiting in a bar for his partner, Cobra encounters a beautiful bounty hunter named Jane. Very soon he realizes that the bounty Jane has been hunting for is his own head, for which the Galaxy Patrol has put quite a reward. But everything changes when Crystal Boy, the head of the Pirate Guild and Cobra's archenemy, appears on the scene. Jane's father had apparently hidden a great treasure, encoding its location in tattoos on the backs of his triplet daughters. Crystal Boy wants this treasure, and is going after Jane and her sisters. Cobra and Jane decide to join forces in order to find Jane's sisters and to undermine Crystal Boy's plans.****The game is a Japanese-style adventure. You advance in the game by choosing various commands (&quot;Look&quot;, &quot;Talk&quot;, etc.). There are a few places in the game where you can die if you make a wrong decision. In the final location you'll also have to fight enemies turn-based style. The game features a large number of animated cut scenes as well as voice-overs for many dialogues.&lt;/story&gt; &lt;/game&gt;">
            <text:p>&lt;game name="Space Adventure, The (USA)"&gt; &lt;year&gt;1994&lt;/year&gt; &lt;rating&gt;ESRB - M (Mature)&lt;/rating&gt; &lt;title&gt;The Space Adventure&lt;/title&gt; &lt;pub&gt;Hudson Soft Company, Ltd.&lt;/pub&gt; &lt;dev&gt;Hudson Soft Company, Ltd.&lt;/dev&gt; &lt;genre&gt;Action&lt;/genre&gt; &lt;score&gt;4.0&lt;/score&gt; &lt;player&gt;1 Player&lt;/player&gt; &lt;story&gt;The Space Adventure" is known in Japan as "Cobra II: Densetsu no Otoko", the second game dedicated to the adventures of the renegade space pirate Cobra. The game is based on original manga and TV series by Buichi Terasawa.****While waiting in a bar for his partner, Cobra encounters a beautiful bounty hunter named Jane. Very soon he realizes that the bounty Jane has been hunting for is his own head, for which the Galaxy Patrol has put quite a reward. But everything changes when Crystal Boy, the head of the Pirate Guild and Cobra's archenemy, appears on the scene. Jane's father had apparently hidden a great treasure, encoding its location in tattoos on the backs of his triplet daughters. Crystal Boy wants this treasure, and is going after Jane and her sisters. Cobra and Jane decide to join forces in order to find Jane's sisters and to undermine Crystal Boy's plans.****The game is a Japanese-style adventure. You advance in the game by choosing various commands ("Look", "Talk", etc.). There are a few places in the game where you can die if you make a wrong decision. In the final location you'll also have to fight enemies turn-based style. The game features a large number of animated cut scenes as well as voice-overs for many dialogues.&lt;/story&gt; &lt;/game&gt;</text:p>
          </table:table-cell>
        </table:table-row>
        <table:table-row table:style-name="ro1">
          <table:table-cell office:value-type="string">
            <text:p>Star Wars Chess (USA)</text:p>
          </table:table-cell>
          <table:table-cell office:value-type="string">
            <text:p>1993</text:p>
          </table:table-cell>
          <table:table-cell office:value-type="string">
            <text:p>ESRB - K-A (Kids to Adults)</text:p>
          </table:table-cell>
          <table:table-cell office:value-type="string">
            <text:p>Star Wars Chess</text:p>
          </table:table-cell>
          <table:table-cell office:value-type="string">
            <text:p>Mindscape, Inc.</text:p>
          </table:table-cell>
          <table:table-cell office:value-type="string">
            <text:p>Software Toolworks, Inc., The</text:p>
          </table:table-cell>
          <table:table-cell office:value-type="string">
            <text:p>Board Games</text:p>
          </table:table-cell>
          <table:table-cell office:value-type="string">
            <text:p>3.5</text:p>
          </table:table-cell>
          <table:table-cell office:value-type="string">
            <text:p>1-2 Players</text:p>
          </table:table-cell>
          <table:table-cell office:value-type="string">
            <text:p>Star Wars Chess is a chess game where the pieces are characters from the Star Wars universe. <text:s/>When pieces are taken, an animated battle is shown, much like in Battle Chess.</text:p>
          </table:table-cell>
          <table:table-cell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Star Wars Chess (USA)&quot;&gt; &lt;year&gt;1993&lt;/year&gt; &lt;rating&gt;ESRB - K-A (Kids to Adults)&lt;/rating&gt; &lt;title&gt;Star Wars Chess&lt;/title&gt; &lt;pub&gt;Mindscape, Inc.&lt;/pub&gt; &lt;dev&gt;Software Toolworks, Inc., The&lt;/dev&gt; &lt;genre&gt;Board Games&lt;/genre&gt; &lt;score&gt;3.5&lt;/score&gt; &lt;player&gt;1-2 Players&lt;/player&gt; &lt;story&gt;Star Wars Chess is a chess game where the pieces are characters from the Star Wars universe.  When pieces are taken, an animated battle is shown, much like in Battle Chess.&lt;/story&gt; &lt;/game&gt;">
            <text:p>&lt;game name="Star Wars Chess (USA)"&gt; &lt;year&gt;1993&lt;/year&gt; &lt;rating&gt;ESRB - K-A (Kids to Adults)&lt;/rating&gt; &lt;title&gt;Star Wars Chess&lt;/title&gt; &lt;pub&gt;Mindscape, Inc.&lt;/pub&gt; &lt;dev&gt;Software Toolworks, Inc., The&lt;/dev&gt; &lt;genre&gt;Board Games&lt;/genre&gt; &lt;score&gt;3.5&lt;/score&gt; &lt;player&gt;1-2 Players&lt;/player&gt; &lt;story&gt;Star Wars Chess is a chess game where the pieces are characters from the Star Wars universe. <text:s/>When pieces are taken, an animated battle is shown, much like in Battle Chess.&lt;/story&gt; &lt;/game&gt;</text:p>
          </table:table-cell>
        </table:table-row>
        <table:table-row table:style-name="ro1">
          <table:table-cell office:value-type="string">
            <text:p>Star Wars Rebel Assault (USA)</text:p>
          </table:table-cell>
          <table:table-cell office:value-type="string">
            <text:p>1993</text:p>
          </table:table-cell>
          <table:table-cell office:value-type="string">
            <text:p>ESRB - E (Everyone)</text:p>
          </table:table-cell>
          <table:table-cell office:value-type="string">
            <text:p>Star Wars: Rebel Assault</text:p>
          </table:table-cell>
          <table:table-cell office:value-type="string">
            <text:p>JVC Musical Industries, Inc.</text:p>
          </table:table-cell>
          <table:table-cell office:value-type="string">
            <text:p>LucasArts Entertainment Company LLC</text:p>
          </table:table-cell>
          <table:table-cell office:value-type="string">
            <text:p>Shooter</text:p>
          </table:table-cell>
          <table:table-cell office:value-type="string">
            <text:p>3.1</text:p>
          </table:table-cell>
          <table:table-cell office:value-type="string">
            <text:p>1 Player</text:p>
          </table:table-cell>
          <table:table-cell office:value-type="string">
            <text:p>You play a Rebel space cadet and have various missions to complete: Flying starships, destroying Walkers, infiltrating an enemy base etc. <text:s/>All viewpoints and gameplay is through the use of motion video backdrops.</text:p>
          </table:table-cell>
          <table:table-cell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Star Wars Rebel Assault (USA)&quot;&gt; &lt;year&gt;1993&lt;/year&gt; &lt;rating&gt;ESRB - E (Everyone)&lt;/rating&gt; &lt;title&gt;Star Wars: Rebel Assault&lt;/title&gt; &lt;pub&gt;JVC Musical Industries, Inc.&lt;/pub&gt; &lt;dev&gt;LucasArts Entertainment Company LLC&lt;/dev&gt; &lt;genre&gt;Shooter&lt;/genre&gt; &lt;score&gt;3.1&lt;/score&gt; &lt;player&gt;1 Player&lt;/player&gt; &lt;story&gt;You play a Rebel space cadet and have various missions to complete: Flying starships, destroying Walkers, infiltrating an enemy base etc.  All viewpoints and gameplay is through the use of motion video backdrops.&lt;/story&gt; &lt;/game&gt;">
            <text:p>&lt;game name="Star Wars Rebel Assault (USA)"&gt; &lt;year&gt;1993&lt;/year&gt; &lt;rating&gt;ESRB - E (Everyone)&lt;/rating&gt; &lt;title&gt;Star Wars: Rebel Assault&lt;/title&gt; &lt;pub&gt;JVC Musical Industries, Inc.&lt;/pub&gt; &lt;dev&gt;LucasArts Entertainment Company LLC&lt;/dev&gt; &lt;genre&gt;Shooter&lt;/genre&gt; &lt;score&gt;3.1&lt;/score&gt; &lt;player&gt;1 Player&lt;/player&gt; &lt;story&gt;You play a Rebel space cadet and have various missions to complete: Flying starships, destroying Walkers, infiltrating an enemy base etc. <text:s/>All viewpoints and gameplay is through the use of motion video backdrops.&lt;/story&gt; &lt;/game&gt;</text:p>
          </table:table-cell>
        </table:table-row>
        <table:table-row table:style-name="ro1">
          <table:table-cell office:value-type="string">
            <text:p>Starblade (USA)</text:p>
          </table:table-cell>
          <table:table-cell office:value-type="string">
            <text:p>1994</text:p>
          </table:table-cell>
          <table:table-cell office:value-type="string">
            <text:p>ESRB - E (Everyone)</text:p>
          </table:table-cell>
          <table:table-cell office:value-type="string">
            <text:p>Starblade</text:p>
          </table:table-cell>
          <table:table-cell office:value-type="string">
            <text:p>Namco Hometek Inc.</text:p>
          </table:table-cell>
          <table:table-cell office:value-type="string">
            <text:p>Namco Limited</text:p>
          </table:table-cell>
          <table:table-cell office:value-type="string">
            <text:p>Shoot-'Em-Up</text:p>
          </table:table-cell>
          <table:table-cell office:value-type="string">
            <text:p>3.5</text:p>
          </table:table-cell>
          <table:table-cell office:value-type="string">
            <text:p>1 Player</text:p>
          </table:table-cell>
          <table:table-cell office:value-type="string">
            <text:p>Sitting in the gunner position of a "GeoSword" fightercraft, you must shoot your way through the enemy armada and bring the fight to their base planet, Redeye. Altogether you'll have around 10 missions to get through before the galaxy is safe and your wingmen will help you along the way. And during those missions, you'll be expected to shoot out the sides of huge enemy battlecruisers, travel inside of enemy carriers and travel through the canyons of Redeye to deliver your payload.</text:p>
          </table:table-cell>
          <table:table-cell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Starblade (USA)&quot;&gt; &lt;year&gt;1994&lt;/year&gt; &lt;rating&gt;ESRB - E (Everyone)&lt;/rating&gt; &lt;title&gt;Starblade&lt;/title&gt; &lt;pub&gt;Namco Hometek Inc.&lt;/pub&gt; &lt;dev&gt;Namco Limited&lt;/dev&gt; &lt;genre&gt;Shoot-'Em-Up&lt;/genre&gt; &lt;score&gt;3.5&lt;/score&gt; &lt;player&gt;1 Player&lt;/player&gt; &lt;story&gt;Sitting in the gunner position of a &quot;GeoSword&quot; fightercraft, you must shoot your way through the enemy armada and bring the fight to their base planet, Redeye. Altogether you'll have around 10 missions to get through before the galaxy is safe and your wingmen will help you along the way. And during those missions, you'll be expected to shoot out the sides of huge enemy battlecruisers, travel inside of enemy carriers and travel through the canyons of Redeye to deliver your payload.&lt;/story&gt; &lt;/game&gt;">
            <text:p>&lt;game name="Starblade (USA)"&gt; &lt;year&gt;1994&lt;/year&gt; &lt;rating&gt;ESRB - E (Everyone)&lt;/rating&gt; &lt;title&gt;Starblade&lt;/title&gt; &lt;pub&gt;Namco Hometek Inc.&lt;/pub&gt; &lt;dev&gt;Namco Limited&lt;/dev&gt; &lt;genre&gt;Shoot-'Em-Up&lt;/genre&gt; &lt;score&gt;3.5&lt;/score&gt; &lt;player&gt;1 Player&lt;/player&gt; &lt;story&gt;Sitting in the gunner position of a "GeoSword" fightercraft, you must shoot your way through the enemy armada and bring the fight to their base planet, Redeye. Altogether you'll have around 10 missions to get through before the galaxy is safe and your wingmen will help you along the way. And during those missions, you'll be expected to shoot out the sides of huge enemy battlecruisers, travel inside of enemy carriers and travel through the canyons of Redeye to deliver your payload.&lt;/story&gt; &lt;/game&gt;</text:p>
          </table:table-cell>
        </table:table-row>
        <table:table-row table:style-name="ro1">
          <table:table-cell office:value-type="string">
            <text:p>Stellar-Fire (USA)</text:p>
          </table:table-cell>
          <table:table-cell office:value-type="string">
            <text:p>1993</text:p>
          </table:table-cell>
          <table:table-cell office:value-type="string">
            <text:p>ESRB - E (Everyone)</text:p>
          </table:table-cell>
          <table:table-cell office:value-type="string">
            <text:p>Stellar-Fire</text:p>
          </table:table-cell>
          <table:table-cell office:value-type="string">
            <text:p>Dynamix, Inc.</text:p>
          </table:table-cell>
          <table:table-cell office:value-type="string">
            <text:p>Infinite Laser Dog</text:p>
          </table:table-cell>
          <table:table-cell office:value-type="string">
            <text:p>Shoot-'Em-Up</text:p>
          </table:table-cell>
          <table:table-cell office:value-type="string">
            <text:p>2.5</text:p>
          </table:table-cell>
          <table:table-cell office:value-type="string">
            <text:p>1 Player</text:p>
          </table:table-cell>
          <table:table-cell office:value-type="string">
            <text:p>The dreaded Draxon race has been at it again, pushing the human race around, working to either enslave all 10 billion humans or wipe them out completely. As the last surviving pilot sent on a mission to thwart the Draxons' plans, all hope rests on you. Invade each of the fortified moons orbiting the Draxons' homeworld of Arctaurus and then aim for the mother planet itself.****The action takes place in your hovermorph craft. In the game's introduction, the ship proves to be a deadly starfighter. When it enters the moon's atmosphere and approaches the surface, the hovermorph transforms into a powerful hovership. Blast away Draxon enemies, both ground- and air-based, from a first-person perspective on a 3D polygonal battlefield.</text:p>
          </table:table-cell>
          <table:table-cell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Stellar-Fire (USA)&quot;&gt; &lt;year&gt;1993&lt;/year&gt; &lt;rating&gt;ESRB - E (Everyone)&lt;/rating&gt; &lt;title&gt;Stellar-Fire&lt;/title&gt; &lt;pub&gt;Dynamix, Inc.&lt;/pub&gt; &lt;dev&gt;Infinite Laser Dog&lt;/dev&gt; &lt;genre&gt;Shoot-'Em-Up&lt;/genre&gt; &lt;score&gt;2.5&lt;/score&gt; &lt;player&gt;1 Player&lt;/player&gt; &lt;story&gt;The dreaded Draxon race has been at it again, pushing the human race around, working to either enslave all 10 billion humans or wipe them out completely. As the last surviving pilot sent on a mission to thwart the Draxons' plans, all hope rests on you. Invade each of the fortified moons orbiting the Draxons' homeworld of Arctaurus and then aim for the mother planet itself.****The action takes place in your hovermorph craft. In the game's introduction, the ship proves to be a deadly starfighter. When it enters the moon's atmosphere and approaches the surface, the hovermorph transforms into a powerful hovership. Blast away Draxon enemies, both ground- and air-based, from a first-person perspective on a 3D polygonal battlefield.&lt;/story&gt; &lt;/game&gt;">
            <text:p>&lt;game name="Stellar-Fire (USA)"&gt; &lt;year&gt;1993&lt;/year&gt; &lt;rating&gt;ESRB - E (Everyone)&lt;/rating&gt; &lt;title&gt;Stellar-Fire&lt;/title&gt; &lt;pub&gt;Dynamix, Inc.&lt;/pub&gt; &lt;dev&gt;Infinite Laser Dog&lt;/dev&gt; &lt;genre&gt;Shoot-'Em-Up&lt;/genre&gt; &lt;score&gt;2.5&lt;/score&gt; &lt;player&gt;1 Player&lt;/player&gt; &lt;story&gt;The dreaded Draxon race has been at it again, pushing the human race around, working to either enslave all 10 billion humans or wipe them out completely. As the last surviving pilot sent on a mission to thwart the Draxons' plans, all hope rests on you. Invade each of the fortified moons orbiting the Draxons' homeworld of Arctaurus and then aim for the mother planet itself.****The action takes place in your hovermorph craft. In the game's introduction, the ship proves to be a deadly starfighter. When it enters the moon's atmosphere and approaches the surface, the hovermorph transforms into a powerful hovership. Blast away Draxon enemies, both ground- and air-based, from a first-person perspective on a 3D polygonal battlefield.&lt;/story&gt; &lt;/game&gt;</text:p>
          </table:table-cell>
        </table:table-row>
        <table:table-row table:style-name="ro1">
          <table:table-cell office:value-type="string">
            <text:p>Supreme Warrior (32X) (USA) (Disc 1)</text:p>
          </table:table-cell>
          <table:table-cell office:value-type="string">
            <text:p>1994</text:p>
          </table:table-cell>
          <table:table-cell office:value-type="string">
            <text:p>ESRB - M (Mature)</text:p>
          </table:table-cell>
          <table:table-cell office:value-type="string">
            <text:p>Supreme Warrior Disc 1 (32X)</text:p>
          </table:table-cell>
          <table:table-cell table:number-columns-repeated="2" office:value-type="string">
            <text:p>Digital Pictures, Inc.</text:p>
          </table:table-cell>
          <table:table-cell office:value-type="string">
            <text:p>Adventure</text:p>
          </table:table-cell>
          <table:table-cell office:value-type="float" office:value="2.1">
            <text:p>2.1</text:p>
          </table:table-cell>
          <table:table-cell office:value-type="string">
            <text:p>1 Player</text:p>
          </table:table-cell>
          <table:table-cell office:value-type="string">
            <text:p>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text:p>
          </table:table-cell>
          <table:table-cell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Supreme Warrior (32X) (USA) (Disc 1)&quot;&gt; &lt;year&gt;1994&lt;/year&gt; &lt;rating&gt;ESRB - M (Mature)&lt;/rating&gt; &lt;title&gt;Supreme Warrior Disc 1 (32X)&lt;/title&gt; &lt;pub&gt;Digital Pictures, Inc.&lt;/pub&gt; &lt;dev&gt;Digital Pictures, Inc.&lt;/dev&gt; &lt;genre&gt;Adventure&lt;/genre&gt; &lt;score&gt;2.1&lt;/score&gt; &lt;player&gt;1 Player&lt;/player&gt; &lt;story&gt;Supreme Warrior is a full-motion video fighting game.  The game, or interactive movie, is set in China hundreds of years ago.  You are tasked with protecting half of a magical mask.  The wearer of the mask will be granted untold power.  Unfortunately, the villanous Wang Tu has the other half of the mask, and wants your half badly.  So, you must fight off Wang Tu's minions, and eventually Fang Tu himself.****The gameplay in Supreme Warrior consists of digitized video with interactive elements.  At many points during the video, you can unleash a punch, kick, or block.  If your timing is correct, you inflict damage on your opponent.  If you timing is off, your opponent hurts you.&lt;/story&gt; &lt;/game&gt;">
            <text:p>&lt;game name="Supreme Warrior (32X) (USA) (Disc 1)"&gt; &lt;year&gt;1994&lt;/year&gt; &lt;rating&gt;ESRB - M (Mature)&lt;/rating&gt; &lt;title&gt;Supreme Warrior Disc 1 (32X)&lt;/title&gt; &lt;pub&gt;Digital Pictures, Inc.&lt;/pub&gt; &lt;dev&gt;Digital Pictures, Inc.&lt;/dev&gt; &lt;genre&gt;Adventure&lt;/genre&gt; &lt;score&gt;2.1&lt;/score&gt; &lt;player&gt;1 Player&lt;/player&gt; &lt;story&gt;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lt;/story&gt; &lt;/game&gt;</text:p>
          </table:table-cell>
        </table:table-row>
        <table:table-row table:style-name="ro1">
          <table:table-cell office:value-type="string">
            <text:p>Supreme Warrior (32X) (USA) (Disc 2)</text:p>
          </table:table-cell>
          <table:table-cell office:value-type="string">
            <text:p>1994</text:p>
          </table:table-cell>
          <table:table-cell office:value-type="string">
            <text:p>ESRB - M (Mature)</text:p>
          </table:table-cell>
          <table:table-cell office:value-type="string">
            <text:p>Supreme Warrior Disc 2 (32X)</text:p>
          </table:table-cell>
          <table:table-cell table:number-columns-repeated="2" office:value-type="string">
            <text:p>Digital Pictures, Inc.</text:p>
          </table:table-cell>
          <table:table-cell office:value-type="string">
            <text:p>Adventure</text:p>
          </table:table-cell>
          <table:table-cell office:value-type="float" office:value="2.1">
            <text:p>2.1</text:p>
          </table:table-cell>
          <table:table-cell office:value-type="string">
            <text:p>1 Player</text:p>
          </table:table-cell>
          <table:table-cell office:value-type="string">
            <text:p>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text:p>
          </table:table-cell>
          <table:table-cell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Supreme Warrior (32X) (USA) (Disc 2)&quot;&gt; &lt;year&gt;1994&lt;/year&gt; &lt;rating&gt;ESRB - M (Mature)&lt;/rating&gt; &lt;title&gt;Supreme Warrior Disc 2 (32X)&lt;/title&gt; &lt;pub&gt;Digital Pictures, Inc.&lt;/pub&gt; &lt;dev&gt;Digital Pictures, Inc.&lt;/dev&gt; &lt;genre&gt;Adventure&lt;/genre&gt; &lt;score&gt;2.1&lt;/score&gt; &lt;player&gt;1 Player&lt;/player&gt; &lt;story&gt;Supreme Warrior is a full-motion video fighting game.  The game, or interactive movie, is set in China hundreds of years ago.  You are tasked with protecting half of a magical mask.  The wearer of the mask will be granted untold power.  Unfortunately, the villanous Wang Tu has the other half of the mask, and wants your half badly.  So, you must fight off Wang Tu's minions, and eventually Fang Tu himself.****The gameplay in Supreme Warrior consists of digitized video with interactive elements.  At many points during the video, you can unleash a punch, kick, or block.  If your timing is correct, you inflict damage on your opponent.  If you timing is off, your opponent hurts you.&lt;/story&gt; &lt;/game&gt;">
            <text:p>&lt;game name="Supreme Warrior (32X) (USA) (Disc 2)"&gt; &lt;year&gt;1994&lt;/year&gt; &lt;rating&gt;ESRB - M (Mature)&lt;/rating&gt; &lt;title&gt;Supreme Warrior Disc 2 (32X)&lt;/title&gt; &lt;pub&gt;Digital Pictures, Inc.&lt;/pub&gt; &lt;dev&gt;Digital Pictures, Inc.&lt;/dev&gt; &lt;genre&gt;Adventure&lt;/genre&gt; &lt;score&gt;2.1&lt;/score&gt; &lt;player&gt;1 Player&lt;/player&gt; &lt;story&gt;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lt;/story&gt; &lt;/game&gt;</text:p>
          </table:table-cell>
        </table:table-row>
        <table:table-row table:style-name="ro1">
          <table:table-cell office:value-type="string">
            <text:p>Supreme Warrior (USA) (Disc 1)</text:p>
          </table:table-cell>
          <table:table-cell office:value-type="string">
            <text:p>1994</text:p>
          </table:table-cell>
          <table:table-cell office:value-type="string">
            <text:p>ESRB - M (Mature)</text:p>
          </table:table-cell>
          <table:table-cell office:value-type="string">
            <text:p>Supreme Warrior Disc 1</text:p>
          </table:table-cell>
          <table:table-cell table:number-columns-repeated="2" office:value-type="string">
            <text:p>Digital Pictures, Inc.</text:p>
          </table:table-cell>
          <table:table-cell office:value-type="string">
            <text:p>Adventure</text:p>
          </table:table-cell>
          <table:table-cell office:value-type="float" office:value="2.1">
            <text:p>2.1</text:p>
          </table:table-cell>
          <table:table-cell office:value-type="string">
            <text:p>1 Player</text:p>
          </table:table-cell>
          <table:table-cell office:value-type="string">
            <text:p>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text:p>
          </table:table-cell>
          <table:table-cell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Supreme Warrior (USA) (Disc 1)&quot;&gt; &lt;year&gt;1994&lt;/year&gt; &lt;rating&gt;ESRB - M (Mature)&lt;/rating&gt; &lt;title&gt;Supreme Warrior Disc 1&lt;/title&gt; &lt;pub&gt;Digital Pictures, Inc.&lt;/pub&gt; &lt;dev&gt;Digital Pictures, Inc.&lt;/dev&gt; &lt;genre&gt;Adventure&lt;/genre&gt; &lt;score&gt;2.1&lt;/score&gt; &lt;player&gt;1 Player&lt;/player&gt; &lt;story&gt;Supreme Warrior is a full-motion video fighting game.  The game, or interactive movie, is set in China hundreds of years ago.  You are tasked with protecting half of a magical mask.  The wearer of the mask will be granted untold power.  Unfortunately, the villanous Wang Tu has the other half of the mask, and wants your half badly.  So, you must fight off Wang Tu's minions, and eventually Fang Tu himself.****The gameplay in Supreme Warrior consists of digitized video with interactive elements.  At many points during the video, you can unleash a punch, kick, or block.  If your timing is correct, you inflict damage on your opponent.  If you timing is off, your opponent hurts you.&lt;/story&gt; &lt;/game&gt;">
            <text:p>&lt;game name="Supreme Warrior (USA) (Disc 1)"&gt; &lt;year&gt;1994&lt;/year&gt; &lt;rating&gt;ESRB - M (Mature)&lt;/rating&gt; &lt;title&gt;Supreme Warrior Disc 1&lt;/title&gt; &lt;pub&gt;Digital Pictures, Inc.&lt;/pub&gt; &lt;dev&gt;Digital Pictures, Inc.&lt;/dev&gt; &lt;genre&gt;Adventure&lt;/genre&gt; &lt;score&gt;2.1&lt;/score&gt; &lt;player&gt;1 Player&lt;/player&gt; &lt;story&gt;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lt;/story&gt; &lt;/game&gt;</text:p>
          </table:table-cell>
        </table:table-row>
        <table:table-row table:style-name="ro1">
          <table:table-cell office:value-type="string">
            <text:p>Supreme Warrior (USA) (Disc 2)</text:p>
          </table:table-cell>
          <table:table-cell office:value-type="string">
            <text:p>1994</text:p>
          </table:table-cell>
          <table:table-cell office:value-type="string">
            <text:p>ESRB - M (Mature)</text:p>
          </table:table-cell>
          <table:table-cell office:value-type="string">
            <text:p>Supreme Warrior Disc 2</text:p>
          </table:table-cell>
          <table:table-cell table:number-columns-repeated="2" office:value-type="string">
            <text:p>Digital Pictures, Inc.</text:p>
          </table:table-cell>
          <table:table-cell office:value-type="string">
            <text:p>Adventure</text:p>
          </table:table-cell>
          <table:table-cell office:value-type="float" office:value="2.1">
            <text:p>2.1</text:p>
          </table:table-cell>
          <table:table-cell office:value-type="string">
            <text:p>1 Player</text:p>
          </table:table-cell>
          <table:table-cell office:value-type="string">
            <text:p>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text:p>
          </table:table-cell>
          <table:table-cell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Supreme Warrior (USA) (Disc 2)&quot;&gt; &lt;year&gt;1994&lt;/year&gt; &lt;rating&gt;ESRB - M (Mature)&lt;/rating&gt; &lt;title&gt;Supreme Warrior Disc 2&lt;/title&gt; &lt;pub&gt;Digital Pictures, Inc.&lt;/pub&gt; &lt;dev&gt;Digital Pictures, Inc.&lt;/dev&gt; &lt;genre&gt;Adventure&lt;/genre&gt; &lt;score&gt;2.1&lt;/score&gt; &lt;player&gt;1 Player&lt;/player&gt; &lt;story&gt;Supreme Warrior is a full-motion video fighting game.  The game, or interactive movie, is set in China hundreds of years ago.  You are tasked with protecting half of a magical mask.  The wearer of the mask will be granted untold power.  Unfortunately, the villanous Wang Tu has the other half of the mask, and wants your half badly.  So, you must fight off Wang Tu's minions, and eventually Fang Tu himself.****The gameplay in Supreme Warrior consists of digitized video with interactive elements.  At many points during the video, you can unleash a punch, kick, or block.  If your timing is correct, you inflict damage on your opponent.  If you timing is off, your opponent hurts you.&lt;/story&gt; &lt;/game&gt;">
            <text:p>&lt;game name="Supreme Warrior (USA) (Disc 2)"&gt; &lt;year&gt;1994&lt;/year&gt; &lt;rating&gt;ESRB - M (Mature)&lt;/rating&gt; &lt;title&gt;Supreme Warrior Disc 2&lt;/title&gt; &lt;pub&gt;Digital Pictures, Inc.&lt;/pub&gt; &lt;dev&gt;Digital Pictures, Inc.&lt;/dev&gt; &lt;genre&gt;Adventure&lt;/genre&gt; &lt;score&gt;2.1&lt;/score&gt; &lt;player&gt;1 Player&lt;/player&gt; &lt;story&gt;Supreme Warrior is a full-motion video fighting game. <text:s/>The game, or interactive movie, is set in China hundreds of years ago. <text:s/>You are tasked with protecting half of a magical mask. <text:s/>The wearer of the mask will be granted untold power. <text:s/>Unfortunately, the villanous Wang Tu has the other half of the mask, and wants your half badly. <text:s/>So, you must fight off Wang Tu's minions, and eventually Fang Tu himself.****The gameplay in Supreme Warrior consists of digitized video with interactive elements. <text:s/>At many points during the video, you can unleash a punch, kick, or block. <text:s/>If your timing is correct, you inflict damage on your opponent. <text:s/>If you timing is off, your opponent hurts you.&lt;/story&gt; &lt;/game&gt;</text:p>
          </table:table-cell>
        </table:table-row>
        <table:table-row table:style-name="ro1">
          <table:table-cell office:value-type="string">
            <text:p>Surgical Strike (USA)</text:p>
          </table:table-cell>
          <table:table-cell office:value-type="string">
            <text:p>1993</text:p>
          </table:table-cell>
          <table:table-cell office:value-type="string">
            <text:p>ESRB - T (Teen)</text:p>
          </table:table-cell>
          <table:table-cell office:value-type="string">
            <text:p>Surgical Strike</text:p>
          </table:table-cell>
          <table:table-cell office:value-type="string">
            <text:p>SEGA of America, Inc.</text:p>
          </table:table-cell>
          <table:table-cell office:value-type="string">
            <text:p>Code Monkeys Ltd., The</text:p>
          </table:table-cell>
          <table:table-cell office:value-type="string">
            <text:p>Action</text:p>
          </table:table-cell>
          <table:table-cell office:value-type="string">
            <text:p>1.8</text:p>
          </table:table-cell>
          <table:table-cell office:value-type="string">
            <text:p>1 Player</text:p>
          </table:table-cell>
          <table:table-cell office:value-type="string">
            <text:p>A Middle Eastern madman has begun launching rockets against innocent civilian population centers. The United Nations has deemed this behavior unacceptable and the secretary-general has ordered a surgical strike in an effort the curb these attacks. To that end, you are to pilot the most advanced war vehicle devised to date-- a heavily armored and armed hovercraft.****Surgical Strike is an on-rails action shooter game that takes place against a full motion video backdrop depicting chaotic, war-ravaged cityscapes. You are to pilot the hovercraft, fire either bullets or rockets at opportune moments, and issue turn directives at key junctures. Miss a cue and another precious military hovercraft will be toast and you'll be chewed out by your superior officer and peers alike.</text:p>
          </table:table-cell>
          <table:table-cell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Surgical Strike (USA)&quot;&gt; &lt;year&gt;1993&lt;/year&gt; &lt;rating&gt;ESRB - T (Teen)&lt;/rating&gt; &lt;title&gt;Surgical Strike&lt;/title&gt; &lt;pub&gt;SEGA of America, Inc.&lt;/pub&gt; &lt;dev&gt;Code Monkeys Ltd., The&lt;/dev&gt; &lt;genre&gt;Action&lt;/genre&gt; &lt;score&gt;1.8&lt;/score&gt; &lt;player&gt;1 Player&lt;/player&gt; &lt;story&gt;A Middle Eastern madman has begun launching rockets against innocent civilian population centers. The United Nations has deemed this behavior unacceptable and the secretary-general has ordered a surgical strike in an effort the curb these attacks. To that end, you are to pilot the most advanced war vehicle devised to date-- a heavily armored and armed hovercraft.****Surgical Strike is an on-rails action shooter game that takes place against a full motion video backdrop depicting chaotic, war-ravaged cityscapes. You are to pilot the hovercraft, fire either bullets or rockets at opportune moments, and issue turn directives at key junctures. Miss a cue and another precious military hovercraft will be toast and you'll be chewed out by your superior officer and peers alike.&lt;/story&gt; &lt;/game&gt;">
            <text:p>&lt;game name="Surgical Strike (USA)"&gt; &lt;year&gt;1993&lt;/year&gt; &lt;rating&gt;ESRB - T (Teen)&lt;/rating&gt; &lt;title&gt;Surgical Strike&lt;/title&gt; &lt;pub&gt;SEGA of America, Inc.&lt;/pub&gt; &lt;dev&gt;Code Monkeys Ltd., The&lt;/dev&gt; &lt;genre&gt;Action&lt;/genre&gt; &lt;score&gt;1.8&lt;/score&gt; &lt;player&gt;1 Player&lt;/player&gt; &lt;story&gt;A Middle Eastern madman has begun launching rockets against innocent civilian population centers. The United Nations has deemed this behavior unacceptable and the secretary-general has ordered a surgical strike in an effort the curb these attacks. To that end, you are to pilot the most advanced war vehicle devised to date-- a heavily armored and armed hovercraft.****Surgical Strike is an on-rails action shooter game that takes place against a full motion video backdrop depicting chaotic, war-ravaged cityscapes. You are to pilot the hovercraft, fire either bullets or rockets at opportune moments, and issue turn directives at key junctures. Miss a cue and another precious military hovercraft will be toast and you'll be chewed out by your superior officer and peers alike.&lt;/story&gt; &lt;/game&gt;</text:p>
          </table:table-cell>
        </table:table-row>
        <table:table-row table:style-name="ro1">
          <table:table-cell office:value-type="string">
            <text:p>Syndicate (Europe)</text:p>
          </table:table-cell>
          <table:table-cell office:value-type="string">
            <text:p>1995</text:p>
          </table:table-cell>
          <table:table-cell office:value-type="string">
            <text:p>ESRB - E (Everyone)</text:p>
          </table:table-cell>
          <table:table-cell office:value-type="string">
            <text:p>Syndicate</text:p>
          </table:table-cell>
          <table:table-cell office:value-type="string">
            <text:p>Domark Software Ltd.</text:p>
          </table:table-cell>
          <table:table-cell office:value-type="string">
            <text:p>Bullfrog Productions, Ltd.</text:p>
          </table:table-cell>
          <table:table-cell office:value-type="string">
            <text:p>Strategy</text:p>
          </table:table-cell>
          <table:table-cell office:value-type="string">
            <text:p>3.7</text:p>
          </table:table-cell>
          <table:table-cell office:value-type="string">
            <text:p>1 Player</text:p>
          </table:table-cell>
          <table:table-cell office:value-type="string">
            <text:p>In the future, the world is controlled by a handful of global corporations (syndicates). <text:s/>You are the Marketing director (hit man) for one of these companies. <text:s/>It is your job to take control away from the competitors. <text:s/>The job is not one of diplomacy, but one of brute force and physical control. <text:s/>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text:s/>As you complete missions, you gain more funds to use for purchasing agents or researching upgrades and equipment.</text:p>
          </table:table-cell>
          <table:table-cell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Syndicate (Europe)&quot;&gt; &lt;year&gt;1995&lt;/year&gt; &lt;rating&gt;ESRB - E (Everyone)&lt;/rating&gt; &lt;title&gt;Syndicate&lt;/title&gt; &lt;pub&gt;Domark Software Ltd.&lt;/pub&gt; &lt;dev&gt;Bullfrog Productions, Ltd.&lt;/dev&gt; &lt;genre&gt;Strategy&lt;/genre&gt; &lt;score&gt;3.7&lt;/score&gt; &lt;player&gt;1 Player&lt;/player&gt; &lt;story&gt;In the future, the world is controlled by a handful of global corporations (syndicates).  You are the Marketing director (hit man) for one of these companies.  It is your job to take control away from the competitors.  The job is not one of diplomacy, but one of brute force and physical control.  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As you complete missions, you gain more funds to use for purchasing agents or researching upgrades and equipment.&lt;/story&gt; &lt;/game&gt;">
            <text:p>&lt;game name="Syndicate (Europe)"&gt; &lt;year&gt;1995&lt;/year&gt; &lt;rating&gt;ESRB - E (Everyone)&lt;/rating&gt; &lt;title&gt;Syndicate&lt;/title&gt; &lt;pub&gt;Domark Software Ltd.&lt;/pub&gt; &lt;dev&gt;Bullfrog Productions, Ltd.&lt;/dev&gt; &lt;genre&gt;Strategy&lt;/genre&gt; &lt;score&gt;3.7&lt;/score&gt; &lt;player&gt;1 Player&lt;/player&gt; &lt;story&gt;In the future, the world is controlled by a handful of global corporations (syndicates). <text:s/>You are the Marketing director (hit man) for one of these companies. <text:s/>It is your job to take control away from the competitors. <text:s/>The job is not one of diplomacy, but one of brute force and physical control. <text:s/>Advance your way to the top of the corporation by successfully completing your missions and managing the money you make from your territories.****The gameplay is visually reminiscent of X-Com, with an angled top-down perspective, but it is real time rather than turn based. You have missions ranging from infiltrate and capture, to seek and destroy. In each of these you direct a team of four agents as they move through the world shooting at anything that gets in their way.****You can upgrade and modify your agents, as well as equip them with tools you have researched or liberated from opposing syndicates. <text:s/>As you complete missions, you gain more funds to use for purchasing agents or researching upgrades and equipment.&lt;/story&gt; &lt;/game&gt;</text:p>
          </table:table-cell>
        </table:table-row>
        <table:table-row table:style-name="ro1">
          <table:table-cell office:value-type="string">
            <text:p>Terminator, The (USA)</text:p>
          </table:table-cell>
          <table:table-cell office:value-type="string">
            <text:p>1993</text:p>
          </table:table-cell>
          <table:table-cell office:value-type="string">
            <text:p>ESRB - K-A (Kids to Adults)</text:p>
          </table:table-cell>
          <table:table-cell office:value-type="string">
            <text:p>The Terminator</text:p>
          </table:table-cell>
          <table:table-cell table:number-columns-repeated="2" office:value-type="string">
            <text:p>Virgin Games, Inc.</text:p>
          </table:table-cell>
          <table:table-cell office:value-type="string">
            <text:p>Platform</text:p>
          </table:table-cell>
          <table:table-cell office:value-type="string">
            <text:p>4.2</text:p>
          </table:table-cell>
          <table:table-cell office:value-type="string">
            <text:p>1 Player</text:p>
          </table:table-cell>
          <table:table-cell office:value-type="string">
            <text:p>Similar to adaptations of The Terminator on other systems, the Sega CD game is a platformer where the player controls Kyle Reese, who travels back in time from the year 2029 to protect Sarah Connor from the unstoppable killing machine known as the Terminator.****The game consists of 10 levels. Future locations include the post-apocalyptic wasteland of 2029 Los Angeles and the time displacement complex. In the present of 1984, Reese must traverse the streets and rooftops of L.A., as well as the Tech Noir club, the police station, and, for the finale, an automated factory. ****Reese is armed with a gun with unlimited ammo as well as a limited number of grenades to dispatch the many enemies, including Terminators and HKs in the future and punks in the present. In addition to these, several bosses must also be fought. The boss battles include several encounters with the Terminator, who naturally cannot be completely destroyed until the finale, but must be driven back to keep him from harming Sarah.****Between levels, the game shows small digitized clips from the film that advance the storyline. The game also features a fully CD-based soundtrack with tracks ranging from heavy rock to electronic tunes.</text:p>
          </table:table-cell>
          <table:table-cell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Terminator, The (USA)&quot;&gt; &lt;year&gt;1993&lt;/year&gt; &lt;rating&gt;ESRB - K-A (Kids to Adults)&lt;/rating&gt; &lt;title&gt;The Terminator&lt;/title&gt; &lt;pub&gt;Virgin Games, Inc.&lt;/pub&gt; &lt;dev&gt;Virgin Games, Inc.&lt;/dev&gt; &lt;genre&gt;Platform&lt;/genre&gt; &lt;score&gt;4.2&lt;/score&gt; &lt;player&gt;1 Player&lt;/player&gt; &lt;story&gt;Similar to adaptations of The Terminator on other systems, the Sega CD game is a platformer where the player controls Kyle Reese, who travels back in time from the year 2029 to protect Sarah Connor from the unstoppable killing machine known as the Terminator.****The game consists of 10 levels. Future locations include the post-apocalyptic wasteland of 2029 Los Angeles and the time displacement complex. In the present of 1984, Reese must traverse the streets and rooftops of L.A., as well as the Tech Noir club, the police station, and, for the finale, an automated factory. ****Reese is armed with a gun with unlimited ammo as well as a limited number of grenades to dispatch the many enemies, including Terminators and HKs in the future and punks in the present. In addition to these, several bosses must also be fought. The boss battles include several encounters with the Terminator, who naturally cannot be completely destroyed until the finale, but must be driven back to keep him from harming Sarah.****Between levels, the game shows small digitized clips from the film that advance the storyline. The game also features a fully CD-based soundtrack with tracks ranging from heavy rock to electronic tunes.&lt;/story&gt; &lt;/game&gt;">
            <text:p>&lt;game name="Terminator, The (USA)"&gt; &lt;year&gt;1993&lt;/year&gt; &lt;rating&gt;ESRB - K-A (Kids to Adults)&lt;/rating&gt; &lt;title&gt;The Terminator&lt;/title&gt; &lt;pub&gt;Virgin Games, Inc.&lt;/pub&gt; &lt;dev&gt;Virgin Games, Inc.&lt;/dev&gt; &lt;genre&gt;Platform&lt;/genre&gt; &lt;score&gt;4.2&lt;/score&gt; &lt;player&gt;1 Player&lt;/player&gt; &lt;story&gt;Similar to adaptations of The Terminator on other systems, the Sega CD game is a platformer where the player controls Kyle Reese, who travels back in time from the year 2029 to protect Sarah Connor from the unstoppable killing machine known as the Terminator.****The game consists of 10 levels. Future locations include the post-apocalyptic wasteland of 2029 Los Angeles and the time displacement complex. In the present of 1984, Reese must traverse the streets and rooftops of L.A., as well as the Tech Noir club, the police station, and, for the finale, an automated factory. ****Reese is armed with a gun with unlimited ammo as well as a limited number of grenades to dispatch the many enemies, including Terminators and HKs in the future and punks in the present. In addition to these, several bosses must also be fought. The boss battles include several encounters with the Terminator, who naturally cannot be completely destroyed until the finale, but must be driven back to keep him from harming Sarah.****Between levels, the game shows small digitized clips from the film that advance the storyline. The game also features a fully CD-based soundtrack with tracks ranging from heavy rock to electronic tunes.&lt;/story&gt; &lt;/game&gt;</text:p>
          </table:table-cell>
        </table:table-row>
        <table:table-row table:style-name="ro1">
          <table:table-cell office:value-type="string">
            <text:p>Theme Park (Europe)</text:p>
          </table:table-cell>
          <table:table-cell office:value-type="string">
            <text:p>1995</text:p>
          </table:table-cell>
          <table:table-cell office:value-type="string">
            <text:p>ESRB - E (Everyone)</text:p>
          </table:table-cell>
          <table:table-cell office:value-type="string">
            <text:p>Theme Park</text:p>
          </table:table-cell>
          <table:table-cell office:value-type="string">
            <text:p>Domark Software, Inc.</text:p>
          </table:table-cell>
          <table:table-cell office:value-type="string">
            <text:p>Bullfrog Productions, Ltd.</text:p>
          </table:table-cell>
          <table:table-cell office:value-type="string">
            <text:p>Strategy</text:p>
          </table:table-cell>
          <table:table-cell office:value-type="string">
            <text:p>3.2</text:p>
          </table:table-cell>
          <table:table-cell office:value-type="string">
            <text:p>1 Player</text:p>
          </table:table-cell>
          <table:table-cell office:value-type="string">
            <text:p>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text:p>
          </table:table-cell>
          <table:table-cell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Theme Park (Europe)&quot;&gt; &lt;year&gt;1995&lt;/year&gt; &lt;rating&gt;ESRB - E (Everyone)&lt;/rating&gt; &lt;title&gt;Theme Park&lt;/title&gt; &lt;pub&gt;Domark Software, Inc.&lt;/pub&gt; &lt;dev&gt;Bullfrog Productions, Ltd.&lt;/dev&gt; &lt;genre&gt;Strategy&lt;/genre&gt; &lt;score&gt;3.2&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
            <text:p>&lt;game name="Theme Park (Europe)"&gt; &lt;year&gt;1995&lt;/year&gt; &lt;rating&gt;ESRB - E (Everyone)&lt;/rating&gt; &lt;title&gt;Theme Park&lt;/title&gt; &lt;pub&gt;Domark Software, Inc.&lt;/pub&gt; &lt;dev&gt;Bullfrog Productions, Ltd.&lt;/dev&gt; &lt;genre&gt;Strategy&lt;/genre&gt; &lt;score&gt;3.2&lt;/score&gt; &lt;player&gt;1 Player&lt;/player&gt; &lt;story&gt;Dominating the exciting world of Theme Park ownership is your goal in this strategy game from Bullfrog. The first task is to set up your rides within the available land, structuring convenient paths and queues and ideally leaving some space for bigger rides once they become available, and include some lakes and trees to increase the park's allure. Rides range from Teacups and Haunted Houses to the biggest most elaborate roller-coaster you can design, and water rides that loop around other rides.****Shops must also be included, so that the visitors can buy food, drinks and souvenirs - the cunning player will combine salt, sugar and caffeine settings to maximize consumer interest. Staff must be hired to keep everything running smoothly, and they will only work for what they consider a fair rate of pay.****You are competing against other Theme Parks, so don't let them get an advantage over you - monitor your success in attracting customers and financial viability closely using the supplied statistics pages. More important, ensure that research is adequately funded to produce new rides.****It can be played in three modes - Sandbox level lets you concentrate on the park design elements, while Sim and Full add more strategic features.&lt;/story&gt; &lt;/game&gt;</text:p>
          </table:table-cell>
        </table:table-row>
        <table:table-row table:style-name="ro1">
          <table:table-cell office:value-type="string">
            <text:p>Third World War (USA)</text:p>
          </table:table-cell>
          <table:table-cell office:value-type="string">
            <text:p>1994</text:p>
          </table:table-cell>
          <table:table-cell office:value-type="string">
            <text:p>ESRB - K-A (Kids to Adults)</text:p>
          </table:table-cell>
          <table:table-cell office:value-type="string">
            <text:p>Third World War</text:p>
          </table:table-cell>
          <table:table-cell office:value-type="string">
            <text:p>Extreme Entertainment Group, Inc.</text:p>
          </table:table-cell>
          <table:table-cell office:value-type="string">
            <text:p>Micronet Co. Ltd.</text:p>
          </table:table-cell>
          <table:table-cell office:value-type="string">
            <text:p>Strategy</text:p>
          </table:table-cell>
          <table:table-cell office:value-type="string">
            <text:p>3.7</text:p>
          </table:table-cell>
          <table:table-cell office:value-type="string">
            <text:p>1 Player</text:p>
          </table:table-cell>
          <table:table-cell office:value-type="string">
            <text:p>Third World War is a "hypothetical/what if" wargame with a twist. Set sometime in the late 20th century, when conflicts all over the world have erupted, and world peace is but a thing of the past.****As the leader of one of 16 nations, your ultimate goal is none other than world domination. To accomplish this you have a multitude of options ranging from raw military might, diplomacy, foreign or domestic investment policy, aiding terrorists or revolutionaries, to media manipulation. In other words, it's just like the real world.****The game offers 5 distinct scenarios, all of which require different strategies to win.</text:p>
          </table:table-cell>
          <table:table-cell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Third World War (USA)&quot;&gt; &lt;year&gt;1994&lt;/year&gt; &lt;rating&gt;ESRB - K-A (Kids to Adults)&lt;/rating&gt; &lt;title&gt;Third World War&lt;/title&gt; &lt;pub&gt;Extreme Entertainment Group, Inc.&lt;/pub&gt; &lt;dev&gt;Micronet Co. Ltd.&lt;/dev&gt; &lt;genre&gt;Strategy&lt;/genre&gt; &lt;score&gt;3.7&lt;/score&gt; &lt;player&gt;1 Player&lt;/player&gt; &lt;story&gt;Third World War is a &quot;hypothetical/what if&quot; wargame with a twist. Set sometime in the late 20th century, when conflicts all over the world have erupted, and world peace is but a thing of the past.****As the leader of one of 16 nations, your ultimate goal is none other than world domination. To accomplish this you have a multitude of options ranging from raw military might, diplomacy, foreign or domestic investment policy, aiding terrorists or revolutionaries, to media manipulation. In other words, it's just like the real world.****The game offers 5 distinct scenarios, all of which require different strategies to win.&lt;/story&gt; &lt;/game&gt;">
            <text:p>&lt;game name="Third World War (USA)"&gt; &lt;year&gt;1994&lt;/year&gt; &lt;rating&gt;ESRB - K-A (Kids to Adults)&lt;/rating&gt; &lt;title&gt;Third World War&lt;/title&gt; &lt;pub&gt;Extreme Entertainment Group, Inc.&lt;/pub&gt; &lt;dev&gt;Micronet Co. Ltd.&lt;/dev&gt; &lt;genre&gt;Strategy&lt;/genre&gt; &lt;score&gt;3.7&lt;/score&gt; &lt;player&gt;1 Player&lt;/player&gt; &lt;story&gt;Third World War is a "hypothetical/what if" wargame with a twist. Set sometime in the late 20th century, when conflicts all over the world have erupted, and world peace is but a thing of the past.****As the leader of one of 16 nations, your ultimate goal is none other than world domination. To accomplish this you have a multitude of options ranging from raw military might, diplomacy, foreign or domestic investment policy, aiding terrorists or revolutionaries, to media manipulation. In other words, it's just like the real world.****The game offers 5 distinct scenarios, all of which require different strategies to win.&lt;/story&gt; &lt;/game&gt;</text:p>
          </table:table-cell>
        </table:table-row>
        <table:table-row table:style-name="ro1">
          <table:table-cell office:value-type="string">
            <text:p>Time Gal (USA)</text:p>
          </table:table-cell>
          <table:table-cell office:value-type="string">
            <text:p>1993</text:p>
          </table:table-cell>
          <table:table-cell office:value-type="string">
            <text:p>ESRB - E (Everyone)</text:p>
          </table:table-cell>
          <table:table-cell office:value-type="string">
            <text:p>Time Gal</text:p>
          </table:table-cell>
          <table:table-cell office:value-type="string">
            <text:p>Renovation Products, Inc.</text:p>
          </table:table-cell>
          <table:table-cell office:value-type="string">
            <text:p>Taito Corporation</text:p>
          </table:table-cell>
          <table:table-cell office:value-type="string">
            <text:p>Adventure</text:p>
          </table:table-cell>
          <table:table-cell office:value-type="string">
            <text:p>3.6</text:p>
          </table:table-cell>
          <table:table-cell office:value-type="string">
            <text:p>1 Player</text:p>
          </table:table-cell>
          <table:table-cell office:value-type="string">
            <text:p>The year is 4001. The evil Luna has stolen a time machine and plans to use it to take over the world. You are the Time Gal, a skillful and pretty scientist, and your mission is to chase Luna through different time periods, to get the time machine back, and to save the world.****Created during the first age of "full motion" style, Time Gal is a conversion of an early arcade title. You watch animations of your heroine while she travels through levels, and overcome obstacles by pushing the correct button at the right moment. You can change directions, jump, shoot, etc., but everything is controlled during the never-ending fluent motion of the Time Gal. At certain points the heroine stops the time, and you have three choices to choose from.</text:p>
          </table:table-cell>
          <table:table-cell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Time Gal (USA)&quot;&gt; &lt;year&gt;1993&lt;/year&gt; &lt;rating&gt;ESRB - E (Everyone)&lt;/rating&gt; &lt;title&gt;Time Gal&lt;/title&gt; &lt;pub&gt;Renovation Products, Inc.&lt;/pub&gt; &lt;dev&gt;Taito Corporation&lt;/dev&gt; &lt;genre&gt;Adventure&lt;/genre&gt; &lt;score&gt;3.6&lt;/score&gt; &lt;player&gt;1 Player&lt;/player&gt; &lt;story&gt;The year is 4001. The evil Luna has stolen a time machine and plans to use it to take over the world. You are the Time Gal, a skillful and pretty scientist, and your mission is to chase Luna through different time periods, to get the time machine back, and to save the world.****Created during the first age of &quot;full motion&quot; style, Time Gal is a conversion of an early arcade title. You watch animations of your heroine while she travels through levels, and overcome obstacles by pushing the correct button at the right moment. You can change directions, jump, shoot, etc., but everything is controlled during the never-ending fluent motion of the Time Gal. At certain points the heroine stops the time, and you have three choices to choose from.&lt;/story&gt; &lt;/game&gt;">
            <text:p>&lt;game name="Time Gal (USA)"&gt; &lt;year&gt;1993&lt;/year&gt; &lt;rating&gt;ESRB - E (Everyone)&lt;/rating&gt; &lt;title&gt;Time Gal&lt;/title&gt; &lt;pub&gt;Renovation Products, Inc.&lt;/pub&gt; &lt;dev&gt;Taito Corporation&lt;/dev&gt; &lt;genre&gt;Adventure&lt;/genre&gt; &lt;score&gt;3.6&lt;/score&gt; &lt;player&gt;1 Player&lt;/player&gt; &lt;story&gt;The year is 4001. The evil Luna has stolen a time machine and plans to use it to take over the world. You are the Time Gal, a skillful and pretty scientist, and your mission is to chase Luna through different time periods, to get the time machine back, and to save the world.****Created during the first age of "full motion" style, Time Gal is a conversion of an early arcade title. You watch animations of your heroine while she travels through levels, and overcome obstacles by pushing the correct button at the right moment. You can change directions, jump, shoot, etc., but everything is controlled during the never-ending fluent motion of the Time Gal. At certain points the heroine stops the time, and you have three choices to choose from.&lt;/story&gt; &lt;/game&gt;</text:p>
          </table:table-cell>
        </table:table-row>
        <table:table-row table:style-name="ro1">
          <table:table-cell office:value-type="string">
            <text:p>Tomcat Alley (USA)</text:p>
          </table:table-cell>
          <table:table-cell office:value-type="string">
            <text:p>1994</text:p>
          </table:table-cell>
          <table:table-cell office:value-type="string">
            <text:p>ESRB - K-A (Kids to Adults)</text:p>
          </table:table-cell>
          <table:table-cell office:value-type="string">
            <text:p>Tomcat Alley</text:p>
          </table:table-cell>
          <table:table-cell office:value-type="string">
            <text:p>SEGA of America, Inc.</text:p>
          </table:table-cell>
          <table:table-cell office:value-type="string">
            <text:p>Code Monkeys Ltd., The</text:p>
          </table:table-cell>
          <table:table-cell office:value-type="string">
            <text:p>Adventure</text:p>
          </table:table-cell>
          <table:table-cell office:value-type="string">
            <text:p>3.0</text:p>
          </table:table-cell>
          <table:table-cell office:value-type="string">
            <text:p>1 Player</text:p>
          </table:table-cell>
          <table:table-cell office:value-type="string">
            <text:p>Tomcat Alley is one of the last of Sega's TruVideo games for the SegaCD, featuring you and your F-14 Tomcat doing what you do best - dogfighting Russian Migs!****This time, a renegade Soviet commander is threatening the United States with chemical weapons from his base in the Mexican desert, and its up to you and your wingmen to fine-tune your air-to-air combat strategies to make the entire western hemisphere safe again!****Tomcat Alley was one of Sega's last TruVideo games, featuring what is called "Active Matrix" software, which allows for many different outcomes to any given situation. <text:s/>This means only one thing - much more interaction and variation than previous FMV (Full Motion Video) games!</text:p>
          </table:table-cell>
          <table:table-cell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Tomcat Alley (USA)&quot;&gt; &lt;year&gt;1994&lt;/year&gt; &lt;rating&gt;ESRB - K-A (Kids to Adults)&lt;/rating&gt; &lt;title&gt;Tomcat Alley&lt;/title&gt; &lt;pub&gt;SEGA of America, Inc.&lt;/pub&gt; &lt;dev&gt;Code Monkeys Ltd., The&lt;/dev&gt; &lt;genre&gt;Adventure&lt;/genre&gt; &lt;score&gt;3.0&lt;/score&gt; &lt;player&gt;1 Player&lt;/player&gt; &lt;story&gt;Tomcat Alley is one of the last of Sega's TruVideo games for the SegaCD, featuring you and your F-14 Tomcat doing what you do best - dogfighting Russian Migs!****This time, a renegade Soviet commander is threatening the United States with chemical weapons from his base in the Mexican desert, and its up to you and your wingmen to fine-tune your air-to-air combat strategies to make the entire western hemisphere safe again!****Tomcat Alley was one of Sega's last TruVideo games, featuring what is called &quot;Active Matrix&quot; software, which allows for many different outcomes to any given situation.  This means only one thing - much more interaction and variation than previous FMV (Full Motion Video) games!&lt;/story&gt; &lt;/game&gt;">
            <text:p>&lt;game name="Tomcat Alley (USA)"&gt; &lt;year&gt;1994&lt;/year&gt; &lt;rating&gt;ESRB - K-A (Kids to Adults)&lt;/rating&gt; &lt;title&gt;Tomcat Alley&lt;/title&gt; &lt;pub&gt;SEGA of America, Inc.&lt;/pub&gt; &lt;dev&gt;Code Monkeys Ltd., The&lt;/dev&gt; &lt;genre&gt;Adventure&lt;/genre&gt; &lt;score&gt;3.0&lt;/score&gt; &lt;player&gt;1 Player&lt;/player&gt; &lt;story&gt;Tomcat Alley is one of the last of Sega's TruVideo games for the SegaCD, featuring you and your F-14 Tomcat doing what you do best - dogfighting Russian Migs!****This time, a renegade Soviet commander is threatening the United States with chemical weapons from his base in the Mexican desert, and its up to you and your wingmen to fine-tune your air-to-air combat strategies to make the entire western hemisphere safe again!****Tomcat Alley was one of Sega's last TruVideo games, featuring what is called "Active Matrix" software, which allows for many different outcomes to any given situation. <text:s/>This means only one thing - much more interaction and variation than previous FMV (Full Motion Video) games!&lt;/story&gt; &lt;/game&gt;</text:p>
          </table:table-cell>
        </table:table-row>
        <table:table-row table:style-name="ro1">
          <table:table-cell office:value-type="string">
            <text:p>Trivial Pursuit - Interactive Multimedia Game (USA)</text:p>
          </table:table-cell>
          <table:table-cell office:value-type="string">
            <text:p>1993</text:p>
          </table:table-cell>
          <table:table-cell office:value-type="string">
            <text:p>ESRB - E (Everyone)</text:p>
          </table:table-cell>
          <table:table-cell office:value-type="string">
            <text:p>Trivial Pursuit Interactive Multimedia Game</text:p>
          </table:table-cell>
          <table:table-cell office:value-type="string">
            <text:p>Parker Brothers</text:p>
          </table:table-cell>
          <table:table-cell office:value-type="string">
            <text:p>Western Technologies Inc.</text:p>
          </table:table-cell>
          <table:table-cell office:value-type="string">
            <text:p>Board Games</text:p>
          </table:table-cell>
          <table:table-cell office:value-type="string">
            <text:p>3.0</text:p>
          </table:table-cell>
          <table:table-cell office:value-type="string">
            <text:p>1-6 Players</text:p>
          </table:table-cell>
          <table:table-cell office:value-type="string">
            <text:p>This is the first multimedia version of the classic Parker Brothers board game. <text:s/>It uses photos, animations, videos &amp; voice clips to pose over 2000 questions and answers to Trivial Pursuit questions.****In the Classic Game, up to 6 players roll an on-screen die and move their 'pie-dish' marker around the spoke-and-wheel game board, just like the board game. <text:s/>The square you land on is color coded to one of six trivia categories: <text:s/>People &amp; Places, Sports &amp; Leisure, History, Arts &amp; Entertainment, Science &amp; Nature, and Wild Card. <text:s/>Answering the trivia question correctly lets you take another turn.****Further, if you are on the 'prize' square at the end of each spoke (1 spoke end for each category color), the correct answer grants you a colored pie piece in your pie-dish marker for that category. <text:s/>Once you have all 6 pie pieces in your dish, you need to head back to the hub for a final random question to win the game.****In the Fast Game, up to 6 players can forgo the die-rolling and board movement. <text:s/>It's a race to answer correctly a question from each category first! <text:s/>Categories are randomly selected in this mode.</text:p>
          </table:table-cell>
          <table:table-cell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Trivial Pursuit - Interactive Multimedia Game (USA)&quot;&gt; &lt;year&gt;1993&lt;/year&gt; &lt;rating&gt;ESRB - E (Everyone)&lt;/rating&gt; &lt;title&gt;Trivial Pursuit Interactive Multimedia Game&lt;/title&gt; &lt;pub&gt;Parker Brothers&lt;/pub&gt; &lt;dev&gt;Western Technologies Inc.&lt;/dev&gt; &lt;genre&gt;Board Games&lt;/genre&gt; &lt;score&gt;3.0&lt;/score&gt; &lt;player&gt;1-6 Players&lt;/player&gt; &lt;story&gt;This is the first multimedia version of the classic Parker Brothers board game.  It uses photos, animations, videos &amp; voice clips to pose over 2000 questions and answers to Trivial Pursuit questions.****In the Classic Game, up to 6 players roll an on-screen die and move their 'pie-dish' marker around the spoke-and-wheel game board, just like the board game.  The square you land on is color coded to one of six trivia categories:  People &amp; Places, Sports &amp; Leisure, History, Arts &amp; Entertainment, Science &amp; Nature, and Wild Card.  Answering the trivia question correctly lets you take another turn.****Further, if you are on the 'prize' square at the end of each spoke (1 spoke end for each category color), the correct answer grants you a colored pie piece in your pie-dish marker for that category.  Once you have all 6 pie pieces in your dish, you need to head back to the hub for a final random question to win the game.****In the Fast Game, up to 6 players can forgo the die-rolling and board movement.  It's a race to answer correctly a question from each category first!  Categories are randomly selected in this mode.&lt;/story&gt; &lt;/game&gt;">
            <text:p>&lt;game name="Trivial Pursuit - Interactive Multimedia Game (USA)"&gt; &lt;year&gt;1993&lt;/year&gt; &lt;rating&gt;ESRB - E (Everyone)&lt;/rating&gt; &lt;title&gt;Trivial Pursuit Interactive Multimedia Game&lt;/title&gt; &lt;pub&gt;Parker Brothers&lt;/pub&gt; &lt;dev&gt;Western Technologies Inc.&lt;/dev&gt; &lt;genre&gt;Board Games&lt;/genre&gt; &lt;score&gt;3.0&lt;/score&gt; &lt;player&gt;1-6 Players&lt;/player&gt; &lt;story&gt;This is the first multimedia version of the classic Parker Brothers board game. <text:s/>It uses photos, animations, videos &amp; voice clips to pose over 2000 questions and answers to Trivial Pursuit questions.****In the Classic Game, up to 6 players roll an on-screen die and move their 'pie-dish' marker around the spoke-and-wheel game board, just like the board game. <text:s/>The square you land on is color coded to one of six trivia categories: <text:s/>People &amp; Places, Sports &amp; Leisure, History, Arts &amp; Entertainment, Science &amp; Nature, and Wild Card. <text:s/>Answering the trivia question correctly lets you take another turn.****Further, if you are on the 'prize' square at the end of each spoke (1 spoke end for each category color), the correct answer grants you a colored pie piece in your pie-dish marker for that category. <text:s/>Once you have all 6 pie pieces in your dish, you need to head back to the hub for a final random question to win the game.****In the Fast Game, up to 6 players can forgo the die-rolling and board movement. <text:s/>It's a race to answer correctly a question from each category first! <text:s/>Categories are randomly selected in this mode.&lt;/story&gt; &lt;/game&gt;</text:p>
          </table:table-cell>
        </table:table-row>
        <table:table-row table:style-name="ro1">
          <table:table-cell office:value-type="string">
            <text:p>Ultraverse Prime (USA)</text:p>
          </table:table-cell>
          <table:table-cell office:value-type="string">
            <text:p>1994</text:p>
          </table:table-cell>
          <table:table-cell office:value-type="string">
            <text:p>ESRB - E (Everyone)</text:p>
          </table:table-cell>
          <table:table-cell office:value-type="string">
            <text:p>Ultraverse Prime</text:p>
          </table:table-cell>
          <table:table-cell office:value-type="string">
            <text:p>Sony Imagesoft</text:p>
          </table:table-cell>
          <table:table-cell office:value-type="string">
            <text:p>Malibu Interactive|Psygnosis Limited</text:p>
          </table:table-cell>
          <table:table-cell office:value-type="string">
            <text:p>Miscellaneous</text:p>
          </table:table-cell>
          <table:table-cell office:value-type="string">
            <text:p>3.7</text:p>
          </table:table-cell>
          <table:table-cell office:value-type="string">
            <text:p>1-6 Players</text:p>
          </table:table-cell>
          <table:table-cell office:value-type="string">
            <text:p>Although the package appears to be a compilation, this is the first and only release of Ultraverse Prime. Since it was originally envisioned as a SNES game but not completed, it was eventually released as a Sega CD title as a pack-in with Microcosm, a game that was released separately before. As such this should be considered the base entry for Ultraverse Prime.****It is a sidescrolling brawler game similar to Final Fight or Streets of Rage. Players control the superhero Prime, a thirteen year-old boy called Kevin Green that has the power to transform into a superhero adult version of himself. Prime can punch, kick and jump, and combine these into some new moves and combos. The player as well as the enemies can also occasionally find weapons or objects to pick up and throw. Some stages are much faster as Prime flies at a fast speed and needs to punch obstacles and enemies out of the air.****As a bonus, fifteen different Prime comic book issues can be accessed through the main menu, as well as video interviews with the writers and artists.****The game design has the typical SNES feel, with no changes made to match the advanced options of the Sega CD platform. Compared to the SNES prototype, even though the graphics style is the same, the fighting style is slightly different and a 7-minute rock theme song was added along with the bonus features mentioned above.</text:p>
          </table:table-cell>
          <table:table-cell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Ultraverse Prime (USA)&quot;&gt; &lt;year&gt;1994&lt;/year&gt; &lt;rating&gt;ESRB - E (Everyone)&lt;/rating&gt; &lt;title&gt;Ultraverse Prime&lt;/title&gt; &lt;pub&gt;Sony Imagesoft&lt;/pub&gt; &lt;dev&gt;Malibu Interactive|Psygnosis Limited&lt;/dev&gt; &lt;genre&gt;Miscellaneous&lt;/genre&gt; &lt;score&gt;3.7&lt;/score&gt; &lt;player&gt;1-6 Players&lt;/player&gt; &lt;story&gt;Although the package appears to be a compilation, this is the first and only release of Ultraverse Prime. Since it was originally envisioned as a SNES game but not completed, it was eventually released as a Sega CD title as a pack-in with Microcosm, a game that was released separately before. As such this should be considered the base entry for Ultraverse Prime.****It is a sidescrolling brawler game similar to Final Fight or Streets of Rage. Players control the superhero Prime, a thirteen year-old boy called Kevin Green that has the power to transform into a superhero adult version of himself. Prime can punch, kick and jump, and combine these into some new moves and combos. The player as well as the enemies can also occasionally find weapons or objects to pick up and throw. Some stages are much faster as Prime flies at a fast speed and needs to punch obstacles and enemies out of the air.****As a bonus, fifteen different Prime comic book issues can be accessed through the main menu, as well as video interviews with the writers and artists.****The game design has the typical SNES feel, with no changes made to match the advanced options of the Sega CD platform. Compared to the SNES prototype, even though the graphics style is the same, the fighting style is slightly different and a 7-minute rock theme song was added along with the bonus features mentioned above.&lt;/story&gt; &lt;/game&gt;">
            <text:p>&lt;game name="Ultraverse Prime (USA)"&gt; &lt;year&gt;1994&lt;/year&gt; &lt;rating&gt;ESRB - E (Everyone)&lt;/rating&gt; &lt;title&gt;Ultraverse Prime&lt;/title&gt; &lt;pub&gt;Sony Imagesoft&lt;/pub&gt; &lt;dev&gt;Malibu Interactive|Psygnosis Limited&lt;/dev&gt; &lt;genre&gt;Miscellaneous&lt;/genre&gt; &lt;score&gt;3.7&lt;/score&gt; &lt;player&gt;1-6 Players&lt;/player&gt; &lt;story&gt;Although the package appears to be a compilation, this is the first and only release of Ultraverse Prime. Since it was originally envisioned as a SNES game but not completed, it was eventually released as a Sega CD title as a pack-in with Microcosm, a game that was released separately before. As such this should be considered the base entry for Ultraverse Prime.****It is a sidescrolling brawler game similar to Final Fight or Streets of Rage. Players control the superhero Prime, a thirteen year-old boy called Kevin Green that has the power to transform into a superhero adult version of himself. Prime can punch, kick and jump, and combine these into some new moves and combos. The player as well as the enemies can also occasionally find weapons or objects to pick up and throw. Some stages are much faster as Prime flies at a fast speed and needs to punch obstacles and enemies out of the air.****As a bonus, fifteen different Prime comic book issues can be accessed through the main menu, as well as video interviews with the writers and artists.****The game design has the typical SNES feel, with no changes made to match the advanced options of the Sega CD platform. Compared to the SNES prototype, even though the graphics style is the same, the fighting style is slightly different and a 7-minute rock theme song was added along with the bonus features mentioned above.&lt;/story&gt; &lt;/game&gt;</text:p>
          </table:table-cell>
        </table:table-row>
        <table:table-row table:style-name="ro1">
          <table:table-cell office:value-type="string">
            <text:p>Vay (USA)</text:p>
          </table:table-cell>
          <table:table-cell office:value-type="string">
            <text:p>1994</text:p>
          </table:table-cell>
          <table:table-cell office:value-type="string">
            <text:p>ESRB - T (Teen)</text:p>
          </table:table-cell>
          <table:table-cell office:value-type="string">
            <text:p>Vay</text:p>
          </table:table-cell>
          <table:table-cell office:value-type="string">
            <text:p>Working Designs</text:p>
          </table:table-cell>
          <table:table-cell office:value-type="string">
            <text:p>SIMS Co., Ltd.</text:p>
          </table:table-cell>
          <table:table-cell office:value-type="string">
            <text:p>Role-Playing</text:p>
          </table:table-cell>
          <table:table-cell office:value-type="string">
            <text:p>3.5</text:p>
          </table:table-cell>
          <table:table-cell office:value-type="string">
            <text:p>1 Player</text:p>
          </table:table-cell>
          <table:table-cell office:value-type="string">
            <text:p>Vay is the story of Prince Sandor of Lorath, and his quest to avenge the assassination of his parents and rescue his beloved Lady Elin. On what is to be the day of their wedding, Castle Lorath is assaulted by the Danek, who have been able to partially reconstruct alien mecha technology from a millennium ago. The castle defenses are powerless against the giant robots, and the king and queen are killed in the attack. The invaders steal Elin in the midst of her wedding vows. Prince Sandor, now the king of the realm, sets out to rescue his betrothed, and find a way to defeat the fearsome alien technology.****The game is a thoroughly "old-school" Japanese-style RPG, meaning that the focus of the game is on fighting random enemies in turn-based combat, gaining experience and gold in process, without any additional gimmicks. The characters come with pre-set "classes" (wizard, bard, etc.), and learn their own abilities/magic spells automatically as they level up.</text:p>
          </table:table-cell>
          <table:table-cell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Vay (USA)&quot;&gt; &lt;year&gt;1994&lt;/year&gt; &lt;rating&gt;ESRB - T (Teen)&lt;/rating&gt; &lt;title&gt;Vay&lt;/title&gt; &lt;pub&gt;Working Designs&lt;/pub&gt; &lt;dev&gt;SIMS Co., Ltd.&lt;/dev&gt; &lt;genre&gt;Role-Playing&lt;/genre&gt; &lt;score&gt;3.5&lt;/score&gt; &lt;player&gt;1 Player&lt;/player&gt; &lt;story&gt;Vay is the story of Prince Sandor of Lorath, and his quest to avenge the assassination of his parents and rescue his beloved Lady Elin. On what is to be the day of their wedding, Castle Lorath is assaulted by the Danek, who have been able to partially reconstruct alien mecha technology from a millennium ago. The castle defenses are powerless against the giant robots, and the king and queen are killed in the attack. The invaders steal Elin in the midst of her wedding vows. Prince Sandor, now the king of the realm, sets out to rescue his betrothed, and find a way to defeat the fearsome alien technology.****The game is a thoroughly &quot;old-school&quot; Japanese-style RPG, meaning that the focus of the game is on fighting random enemies in turn-based combat, gaining experience and gold in process, without any additional gimmicks. The characters come with pre-set &quot;classes&quot; (wizard, bard, etc.), and learn their own abilities/magic spells automatically as they level up.&lt;/story&gt; &lt;/game&gt;">
            <text:p>&lt;game name="Vay (USA)"&gt; &lt;year&gt;1994&lt;/year&gt; &lt;rating&gt;ESRB - T (Teen)&lt;/rating&gt; &lt;title&gt;Vay&lt;/title&gt; &lt;pub&gt;Working Designs&lt;/pub&gt; &lt;dev&gt;SIMS Co., Ltd.&lt;/dev&gt; &lt;genre&gt;Role-Playing&lt;/genre&gt; &lt;score&gt;3.5&lt;/score&gt; &lt;player&gt;1 Player&lt;/player&gt; &lt;story&gt;Vay is the story of Prince Sandor of Lorath, and his quest to avenge the assassination of his parents and rescue his beloved Lady Elin. On what is to be the day of their wedding, Castle Lorath is assaulted by the Danek, who have been able to partially reconstruct alien mecha technology from a millennium ago. The castle defenses are powerless against the giant robots, and the king and queen are killed in the attack. The invaders steal Elin in the midst of her wedding vows. Prince Sandor, now the king of the realm, sets out to rescue his betrothed, and find a way to defeat the fearsome alien technology.****The game is a thoroughly "old-school" Japanese-style RPG, meaning that the focus of the game is on fighting random enemies in turn-based combat, gaining experience and gold in process, without any additional gimmicks. The characters come with pre-set "classes" (wizard, bard, etc.), and learn their own abilities/magic spells automatically as they level up.&lt;/story&gt; &lt;/game&gt;</text:p>
          </table:table-cell>
        </table:table-row>
        <table:table-row table:style-name="ro1">
          <table:table-cell office:value-type="string">
            <text:p>Virtual VCR - The Colors of Modern Rock (USA)</text:p>
          </table:table-cell>
          <table:table-cell office:value-type="string">
            <text:p>1993</text:p>
          </table:table-cell>
          <table:table-cell office:value-type="string">
            <text:p>ESRB - E (Everyone)</text:p>
          </table:table-cell>
          <table:table-cell office:value-type="string">
            <text:p>Virtual VCR – The Colors of Modern Rock</text:p>
          </table:table-cell>
          <table:table-cell office:value-type="string">
            <text:p>SEGA of America, Inc.</text:p>
          </table:table-cell>
          <table:table-cell office:value-type="string">
            <text:p>Digital Pictures, Inc.</text:p>
          </table:table-cell>
          <table:table-cell office:value-type="string">
            <text:p>Rhythm</text:p>
          </table:table-cell>
          <table:table-cell office:value-type="float" office:value="2.3">
            <text:p>2.3</text:p>
          </table:table-cell>
          <table:table-cell office:value-type="string">
            <text:p>1 Player</text:p>
          </table:table-cell>
          <table:table-cell office:value-type="string">
            <text:p>The Colors of Modern Rock is a disc containing six music videos, published by Sega and Warner Custom Music, which can be played through the Sega Mega-CD, and was available through a special mail-in offer from Sega. It was developed by Digital Pictures as part of a planned series of titles called Virtual VCR, with the only other known announced title being Prince and The N.P.G.: Diamonds and Pearls, featuring videos from the album of the same name, which was featured at the Winter CES 1993, but was later cancelled presumably due to legal disputes between Prince and Warner Music during that time.</text:p>
          </table:table-cell>
          <table:table-cell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Virtual VCR - The Colors of Modern Rock (USA)&quot;&gt; &lt;year&gt;1993&lt;/year&gt; &lt;rating&gt;ESRB - E (Everyone)&lt;/rating&gt; &lt;title&gt;Virtual VCR – The Colors of Modern Rock&lt;/title&gt; &lt;pub&gt;SEGA of America, Inc.&lt;/pub&gt; &lt;dev&gt;Digital Pictures, Inc.&lt;/dev&gt; &lt;genre&gt;Rhythm&lt;/genre&gt; &lt;score&gt;2.3&lt;/score&gt; &lt;player&gt;1 Player&lt;/player&gt; &lt;story&gt;The Colors of Modern Rock is a disc containing six music videos, published by Sega and Warner Custom Music, which can be played through the Sega Mega-CD, and was available through a special mail-in offer from Sega. It was developed by Digital Pictures as part of a planned series of titles called Virtual VCR, with the only other known announced title being Prince and The N.P.G.: Diamonds and Pearls, featuring videos from the album of the same name, which was featured at the Winter CES 1993, but was later cancelled presumably due to legal disputes between Prince and Warner Music during that time.&lt;/story&gt; &lt;/game&gt;">
            <text:p>&lt;game name="Virtual VCR - The Colors of Modern Rock (USA)"&gt; &lt;year&gt;1993&lt;/year&gt; &lt;rating&gt;ESRB - E (Everyone)&lt;/rating&gt; &lt;title&gt;Virtual VCR – The Colors of Modern Rock&lt;/title&gt; &lt;pub&gt;SEGA of America, Inc.&lt;/pub&gt; &lt;dev&gt;Digital Pictures, Inc.&lt;/dev&gt; &lt;genre&gt;Rhythm&lt;/genre&gt; &lt;score&gt;2.3&lt;/score&gt; &lt;player&gt;1 Player&lt;/player&gt; &lt;story&gt;The Colors of Modern Rock is a disc containing six music videos, published by Sega and Warner Custom Music, which can be played through the Sega Mega-CD, and was available through a special mail-in offer from Sega. It was developed by Digital Pictures as part of a planned series of titles called Virtual VCR, with the only other known announced title being Prince and The N.P.G.: Diamonds and Pearls, featuring videos from the album of the same name, which was featured at the Winter CES 1993, but was later cancelled presumably due to legal disputes between Prince and Warner Music during that time.&lt;/story&gt; &lt;/game&gt;</text:p>
          </table:table-cell>
        </table:table-row>
        <table:table-row table:style-name="ro1">
          <table:table-cell office:value-type="string">
            <text:p>Wheel of Fortune (USA)</text:p>
          </table:table-cell>
          <table:table-cell office:value-type="string">
            <text:p>1994</text:p>
          </table:table-cell>
          <table:table-cell office:value-type="string">
            <text:p>ESRB - E (Everyone)</text:p>
          </table:table-cell>
          <table:table-cell office:value-type="string">
            <text:p>Wheel of Fortune</text:p>
          </table:table-cell>
          <table:table-cell table:number-columns-repeated="2" office:value-type="string">
            <text:p>Sony Imagesoft</text:p>
          </table:table-cell>
          <table:table-cell office:value-type="string">
            <text:p>Game Show</text:p>
          </table:table-cell>
          <table:table-cell office:value-type="string">
            <text:p>3.4</text:p>
          </table:table-cell>
          <table:table-cell office:value-type="string">
            <text:p>1-3 Players</text:p>
          </table:table-cell>
          <table:table-cell office:value-type="string">
            <text:p>One of the many Wheel of Fortunes versions released, the SEGA CD version has 6,000 different puzzles with full motion video of Vanna White herself, however Pat Sajak does make an appearance in the game. <text:s/>The gameplay was as same as other games, using a power meter to spin the wheel, pick letters to fill in puzzles and solve them in order to make it to the bonus round for a chance to win either big money.</text:p>
          </table:table-cell>
          <table:table-cell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Wheel of Fortune (USA)&quot;&gt; &lt;year&gt;1994&lt;/year&gt; &lt;rating&gt;ESRB - E (Everyone)&lt;/rating&gt; &lt;title&gt;Wheel of Fortune&lt;/title&gt; &lt;pub&gt;Sony Imagesoft&lt;/pub&gt; &lt;dev&gt;Sony Imagesoft&lt;/dev&gt; &lt;genre&gt;Game Show&lt;/genre&gt; &lt;score&gt;3.4&lt;/score&gt; &lt;player&gt;1-3 Players&lt;/player&gt; &lt;story&gt;One of the many Wheel of Fortunes versions released, the SEGA CD version has 6,000 different puzzles with full motion video of Vanna White herself, however Pat Sajak does make an appearance in the game.  The gameplay was as same as other games, using a power meter to spin the wheel, pick letters to fill in puzzles and solve them in order to make it to the bonus round for a chance to win either big money.&lt;/story&gt; &lt;/game&gt;">
            <text:p>&lt;game name="Wheel of Fortune (USA)"&gt; &lt;year&gt;1994&lt;/year&gt; &lt;rating&gt;ESRB - E (Everyone)&lt;/rating&gt; &lt;title&gt;Wheel of Fortune&lt;/title&gt; &lt;pub&gt;Sony Imagesoft&lt;/pub&gt; &lt;dev&gt;Sony Imagesoft&lt;/dev&gt; &lt;genre&gt;Game Show&lt;/genre&gt; &lt;score&gt;3.4&lt;/score&gt; &lt;player&gt;1-3 Players&lt;/player&gt; &lt;story&gt;One of the many Wheel of Fortunes versions released, the SEGA CD version has 6,000 different puzzles with full motion video of Vanna White herself, however Pat Sajak does make an appearance in the game. <text:s/>The gameplay was as same as other games, using a power meter to spin the wheel, pick letters to fill in puzzles and solve them in order to make it to the bonus round for a chance to win either big money.&lt;/story&gt; &lt;/game&gt;</text:p>
          </table:table-cell>
        </table:table-row>
        <table:table-row table:style-name="ro1">
          <table:table-cell office:value-type="string">
            <text:p>Who Shot Johnny Rock (USA)</text:p>
          </table:table-cell>
          <table:table-cell office:value-type="string">
            <text:p>1994</text:p>
          </table:table-cell>
          <table:table-cell office:value-type="string">
            <text:p>ESRB - M (Mature)</text:p>
          </table:table-cell>
          <table:table-cell office:value-type="string">
            <text:p>Who Shot Johnny Rock?</text:p>
          </table:table-cell>
          <table:table-cell table:number-columns-repeated="2" office:value-type="string">
            <text:p>American Laser Games, Inc.</text:p>
          </table:table-cell>
          <table:table-cell office:value-type="string">
            <text:p>Gun</text:p>
          </table:table-cell>
          <table:table-cell office:value-type="string">
            <text:p>1.6</text:p>
          </table:table-cell>
          <table:table-cell office:value-type="string">
            <text:p>1-2 Players</text:p>
          </table:table-cell>
          <table:table-cell office:value-type="string">
            <text:p>Another live-actor arcade shooter by American Laser Games (makers of Mad Dog McCree and Crime Patrol), Who Shot Johnny Rock is set in the classic 1920's style gangster era. ****As the title suggests, you're supposed to find out who shot singer Johnny Rock (or at least who hired the guys who shot him) and put them behind bars.****There are some differences between this game and previous American Laser Games shooters. Instead of a wimpy pistol, you get a tommy gun (which doesn't need to be reloaded). Unfortunately, you also have limited ammo and need to buy more at times. Instead of lives you have a fixed supply of money, and each time you die you lose some cash. Lose it all and it's game over.</text:p>
          </table:table-cell>
          <table:table-cell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Who Shot Johnny Rock (USA)&quot;&gt; &lt;year&gt;1994&lt;/year&gt; &lt;rating&gt;ESRB - M (Mature)&lt;/rating&gt; &lt;title&gt;Who Shot Johnny Rock?&lt;/title&gt; &lt;pub&gt;American Laser Games, Inc.&lt;/pub&gt; &lt;dev&gt;American Laser Games, Inc.&lt;/dev&gt; &lt;genre&gt;Gun&lt;/genre&gt; &lt;score&gt;1.6&lt;/score&gt; &lt;player&gt;1-2 Players&lt;/player&gt; &lt;story&gt;Another live-actor arcade shooter by American Laser Games (makers of Mad Dog McCree and Crime Patrol), Who Shot Johnny Rock is set in the classic 1920's style gangster era. ****As the title suggests, you're supposed to find out who shot singer Johnny Rock (or at least who hired the guys who shot him) and put them behind bars.****There are some differences between this game and previous American Laser Games shooters. Instead of a wimpy pistol, you get a tommy gun (which doesn't need to be reloaded). Unfortunately, you also have limited ammo and need to buy more at times. Instead of lives you have a fixed supply of money, and each time you die you lose some cash. Lose it all and it's game over.&lt;/story&gt; &lt;/game&gt;">
            <text:p>&lt;game name="Who Shot Johnny Rock (USA)"&gt; &lt;year&gt;1994&lt;/year&gt; &lt;rating&gt;ESRB - M (Mature)&lt;/rating&gt; &lt;title&gt;Who Shot Johnny Rock?&lt;/title&gt; &lt;pub&gt;American Laser Games, Inc.&lt;/pub&gt; &lt;dev&gt;American Laser Games, Inc.&lt;/dev&gt; &lt;genre&gt;Gun&lt;/genre&gt; &lt;score&gt;1.6&lt;/score&gt; &lt;player&gt;1-2 Players&lt;/player&gt; &lt;story&gt;Another live-actor arcade shooter by American Laser Games (makers of Mad Dog McCree and Crime Patrol), Who Shot Johnny Rock is set in the classic 1920's style gangster era. ****As the title suggests, you're supposed to find out who shot singer Johnny Rock (or at least who hired the guys who shot him) and put them behind bars.****There are some differences between this game and previous American Laser Games shooters. Instead of a wimpy pistol, you get a tommy gun (which doesn't need to be reloaded). Unfortunately, you also have limited ammo and need to buy more at times. Instead of lives you have a fixed supply of money, and each time you die you lose some cash. Lose it all and it's game over.&lt;/story&gt; &lt;/game&gt;</text:p>
          </table:table-cell>
        </table:table-row>
        <table:table-row table:style-name="ro1">
          <table:table-cell office:value-type="string">
            <text:p>Wild Woody (USA)</text:p>
          </table:table-cell>
          <table:table-cell office:value-type="string">
            <text:p>1995</text:p>
          </table:table-cell>
          <table:table-cell office:value-type="string">
            <text:p>ESRB - E (Everyone)</text:p>
          </table:table-cell>
          <table:table-cell office:value-type="string">
            <text:p>Wild Woody</text:p>
          </table:table-cell>
          <table:table-cell office:value-type="string">
            <text:p>SEGA of America, Inc.</text:p>
          </table:table-cell>
          <table:table-cell office:value-type="string">
            <text:p>Sega Multimedia Studio</text:p>
          </table:table-cell>
          <table:table-cell office:value-type="string">
            <text:p>Action</text:p>
          </table:table-cell>
          <table:table-cell office:value-type="string">
            <text:p>2.7</text:p>
          </table:table-cell>
          <table:table-cell office:value-type="string">
            <text:p>1 Player</text:p>
          </table:table-cell>
          <table:table-cell office:value-type="string">
            <text:p>An adventurer named Dusty returns home with an enchanted Totem Pole. Due to an assortment of rare events, the spirits of the Totem have been freed and they have created a bizarre parallel universe that can devour the world. Lowman, the "head" of the Totem, needs some "muscle" as he calls it, to bring them back. He finds a pencil on the desk and makes it come to life. The pencil tells Lowman to call him Woody, WILLLLLLLLD Woody. Lowman explains what has happened with his Totem brothers and now Woody goes into the parallel universe, dimension by dimension, and rounds up Lowman's Totem brothers.****In this game, you destroy your enemies by jumping on top of them and Woody can also wipe them out with his eraser. You can erase certain walls to get through them and you can also erase boxes that most of the time teleport if you press down. Other boxes contain items. You also can sketch things and they will come to life, but you can only do this twice because Woody shrinks very quickly from doing this. There are also power-ups that make you grow again.</text:p>
          </table:table-cell>
          <table:table-cell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Wild Woody (USA)&quot;&gt; &lt;year&gt;1995&lt;/year&gt; &lt;rating&gt;ESRB - E (Everyone)&lt;/rating&gt; &lt;title&gt;Wild Woody&lt;/title&gt; &lt;pub&gt;SEGA of America, Inc.&lt;/pub&gt; &lt;dev&gt;Sega Multimedia Studio&lt;/dev&gt; &lt;genre&gt;Action&lt;/genre&gt; &lt;score&gt;2.7&lt;/score&gt; &lt;player&gt;1 Player&lt;/player&gt; &lt;story&gt;An adventurer named Dusty returns home with an enchanted Totem Pole. Due to an assortment of rare events, the spirits of the Totem have been freed and they have created a bizarre parallel universe that can devour the world. Lowman, the &quot;head&quot; of the Totem, needs some &quot;muscle&quot; as he calls it, to bring them back. He finds a pencil on the desk and makes it come to life. The pencil tells Lowman to call him Woody, WILLLLLLLLD Woody. Lowman explains what has happened with his Totem brothers and now Woody goes into the parallel universe, dimension by dimension, and rounds up Lowman's Totem brothers.****In this game, you destroy your enemies by jumping on top of them and Woody can also wipe them out with his eraser. You can erase certain walls to get through them and you can also erase boxes that most of the time teleport if you press down. Other boxes contain items. You also can sketch things and they will come to life, but you can only do this twice because Woody shrinks very quickly from doing this. There are also power-ups that make you grow again.&lt;/story&gt; &lt;/game&gt;">
            <text:p>&lt;game name="Wild Woody (USA)"&gt; &lt;year&gt;1995&lt;/year&gt; &lt;rating&gt;ESRB - E (Everyone)&lt;/rating&gt; &lt;title&gt;Wild Woody&lt;/title&gt; &lt;pub&gt;SEGA of America, Inc.&lt;/pub&gt; &lt;dev&gt;Sega Multimedia Studio&lt;/dev&gt; &lt;genre&gt;Action&lt;/genre&gt; &lt;score&gt;2.7&lt;/score&gt; &lt;player&gt;1 Player&lt;/player&gt; &lt;story&gt;An adventurer named Dusty returns home with an enchanted Totem Pole. Due to an assortment of rare events, the spirits of the Totem have been freed and they have created a bizarre parallel universe that can devour the world. Lowman, the "head" of the Totem, needs some "muscle" as he calls it, to bring them back. He finds a pencil on the desk and makes it come to life. The pencil tells Lowman to call him Woody, WILLLLLLLLD Woody. Lowman explains what has happened with his Totem brothers and now Woody goes into the parallel universe, dimension by dimension, and rounds up Lowman's Totem brothers.****In this game, you destroy your enemies by jumping on top of them and Woody can also wipe them out with his eraser. You can erase certain walls to get through them and you can also erase boxes that most of the time teleport if you press down. Other boxes contain items. You also can sketch things and they will come to life, but you can only do this twice because Woody shrinks very quickly from doing this. There are also power-ups that make you grow again.&lt;/story&gt; &lt;/game&gt;</text:p>
          </table:table-cell>
        </table:table-row>
        <table:table-row table:style-name="ro1">
          <table:table-cell office:value-type="string">
            <text:p>Wing Commander (USA)</text:p>
          </table:table-cell>
          <table:table-cell office:value-type="string">
            <text:p>1994</text:p>
          </table:table-cell>
          <table:table-cell office:value-type="string">
            <text:p>ESRB - E (Everyone)</text:p>
          </table:table-cell>
          <table:table-cell office:value-type="string">
            <text:p>Wing Commander</text:p>
          </table:table-cell>
          <table:table-cell table:number-columns-repeated="2" office:value-type="string">
            <text:p>ORIGIN Systems, Inc.</text:p>
          </table:table-cell>
          <table:table-cell office:value-type="string">
            <text:p>Simulation</text:p>
          </table:table-cell>
          <table:table-cell office:value-type="string">
            <text:p>2.7</text:p>
          </table:table-cell>
          <table:table-cell office:value-type="string">
            <text:p>1 Player</text:p>
          </table:table-cell>
          <table:table-cell office:value-type="string">
            <text:p>The Confederation have been at war with the Kilrathi for the past 20 years, and you're just now joining the Vega campaign. You're a 2nd Lieutenant just out of the Academy, with some good work under your belt. You're posted to Tiger's Claw, the flagship of the Confederation Fleet. <text:s/>Will you help the Confederation to victory, or go down in infamy? ****Wing Commander is a space combat simulator interspersed with shipboard dialogs. Onboard the ship, you can save/load game, visit the bar to get the latest gossip, or go on to the next mission briefing, and the 3D space combat part. ****The 3D space combat have you sitting in the cockpit, where you control the craft like roll, turn, up/down, afterburner, as well as fire guns and launch missiles. There are four different crafts on the Confed side, each with different flight characteristics and armament. You will have a wingman on each mission, and you should keep the wingman alive as the wingman will help you if you issue the right orders. You can also taunt the enemy. You'll be fighting several different types of enemy fighters and capital ships, and even combat a few Kilrathi aces. ****When the mission is complete, land back onboard the ship and get ready for the next one. The campaign tree have both winning and losing paths. ****Wing Commander featured a hybrid bitmap/3D graphics <text:s/>engine that allowed even 286's to display detailed 3D graphics to an extent never before possible. With EMS available, it can display even more detailed graphics and in-cockpit animations.</text:p>
          </table:table-cell>
          <table:table-cell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Wing Commander (USA)&quot;&gt; &lt;year&gt;1994&lt;/year&gt; &lt;rating&gt;ESRB - E (Everyone)&lt;/rating&gt; &lt;title&gt;Wing Commander&lt;/title&gt; &lt;pub&gt;ORIGIN Systems, Inc.&lt;/pub&gt; &lt;dev&gt;ORIGIN Systems, Inc.&lt;/dev&gt; &lt;genre&gt;Simulation&lt;/genre&gt; &lt;score&gt;2.7&lt;/score&gt; &lt;player&gt;1 Player&lt;/player&gt; &lt;story&gt;The Confederation have been at war with the Kilrathi for the past 20 years, and you're just now joining the Vega campaign. You're a 2nd Lieutenant just out of the Academy, with some good work under your belt. You're posted to Tiger's Claw, the flagship of the Confederation Fleet.  Will you help the Confederation to victory, or go down in infamy? ****Wing Commander is a space combat simulator interspersed with shipboard dialogs. Onboard the ship, you can save/load game, visit the bar to get the latest gossip, or go on to the next mission briefing, and the 3D space combat part. ****The 3D space combat have you sitting in the cockpit, where you control the craft like roll, turn, up/down, afterburner, as well as fire guns and launch missiles. There are four different crafts on the Confed side, each with different flight characteristics and armament. You will have a wingman on each mission, and you should keep the wingman alive as the wingman will help you if you issue the right orders. You can also taunt the enemy. You'll be fighting several different types of enemy fighters and capital ships, and even combat a few Kilrathi aces. ****When the mission is complete, land back onboard the ship and get ready for the next one. The campaign tree have both winning and losing paths. ****Wing Commander featured a hybrid bitmap/3D graphics  engine that allowed even 286's to display detailed 3D graphics to an extent never before possible. With EMS available, it can display even more detailed graphics and in-cockpit animations.&lt;/story&gt; &lt;/game&gt;">
            <text:p>&lt;game name="Wing Commander (USA)"&gt; &lt;year&gt;1994&lt;/year&gt; &lt;rating&gt;ESRB - E (Everyone)&lt;/rating&gt; &lt;title&gt;Wing Commander&lt;/title&gt; &lt;pub&gt;ORIGIN Systems, Inc.&lt;/pub&gt; &lt;dev&gt;ORIGIN Systems, Inc.&lt;/dev&gt; &lt;genre&gt;Simulation&lt;/genre&gt; &lt;score&gt;2.7&lt;/score&gt; &lt;player&gt;1 Player&lt;/player&gt; &lt;story&gt;The Confederation have been at war with the Kilrathi for the past 20 years, and you're just now joining the Vega campaign. You're a 2nd Lieutenant just out of the Academy, with some good work under your belt. You're posted to Tiger's Claw, the flagship of the Confederation Fleet. <text:s/>Will you help the Confederation to victory, or go down in infamy? ****Wing Commander is a space combat simulator interspersed with shipboard dialogs. Onboard the ship, you can save/load game, visit the bar to get the latest gossip, or go on to the next mission briefing, and the 3D space combat part. ****The 3D space combat have you sitting in the cockpit, where you control the craft like roll, turn, up/down, afterburner, as well as fire guns and launch missiles. There are four different crafts on the Confed side, each with different flight characteristics and armament. You will have a wingman on each mission, and you should keep the wingman alive as the wingman will help you if you issue the right orders. You can also taunt the enemy. You'll be fighting several different types of enemy fighters and capital ships, and even combat a few Kilrathi aces. ****When the mission is complete, land back onboard the ship and get ready for the next one. The campaign tree have both winning and losing paths. ****Wing Commander featured a hybrid bitmap/3D graphics <text:s/>engine that allowed even 286's to display detailed 3D graphics to an extent never before possible. With EMS available, it can display even more detailed graphics and in-cockpit animations.&lt;/story&gt; &lt;/game&gt;</text:p>
          </table:table-cell>
        </table:table-row>
        <table:table-row table:style-name="ro1">
          <table:table-cell office:value-type="string">
            <text:p>Wirehead (USA)</text:p>
          </table:table-cell>
          <table:table-cell office:value-type="string">
            <text:p>1995</text:p>
          </table:table-cell>
          <table:table-cell office:value-type="string">
            <text:p>ESRB - T (Teen)</text:p>
          </table:table-cell>
          <table:table-cell office:value-type="string">
            <text:p>Wirehead</text:p>
          </table:table-cell>
          <table:table-cell office:value-type="string">
            <text:p>SEGA of America, Inc.</text:p>
          </table:table-cell>
          <table:table-cell office:value-type="string">
            <text:p>Code Monkeys Ltd., The</text:p>
          </table:table-cell>
          <table:table-cell office:value-type="string">
            <text:p>Adventure</text:p>
          </table:table-cell>
          <table:table-cell office:value-type="string">
            <text:p>2.2</text:p>
          </table:table-cell>
          <table:table-cell office:value-type="string">
            <text:p>1 Player</text:p>
          </table:table-cell>
          <table:table-cell office:value-type="string">
            <text:p>Wirehead has you controlling Ned Hubbard, a man with a wireless controller implanted in his brain, via your Genesis joypad.****The bad guys are chasing after Ned for his "mind implant", and of course, the only way to get it is to open his head. Reminiscent of Dragon's Lair, a path will open up, and you have to choose the right direction or Ned gets it. ****The sets and locations are probably the largest scope ever for a FMV game, with real life chase sequences and stunts that take the player through areas like the Queen Mary, a saloon fight, an airplane, a water raft, multiple car chases, and even wrestling with a bear!</text:p>
          </table:table-cell>
          <table:table-cell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Wirehead (USA)&quot;&gt; &lt;year&gt;1995&lt;/year&gt; &lt;rating&gt;ESRB - T (Teen)&lt;/rating&gt; &lt;title&gt;Wirehead&lt;/title&gt; &lt;pub&gt;SEGA of America, Inc.&lt;/pub&gt; &lt;dev&gt;Code Monkeys Ltd., The&lt;/dev&gt; &lt;genre&gt;Adventure&lt;/genre&gt; &lt;score&gt;2.2&lt;/score&gt; &lt;player&gt;1 Player&lt;/player&gt; &lt;story&gt;Wirehead has you controlling Ned Hubbard, a man with a wireless controller implanted in his brain, via your Genesis joypad.****The bad guys are chasing after Ned for his &quot;mind implant&quot;, and of course, the only way to get it is to open his head. Reminiscent of Dragon's Lair, a path will open up, and you have to choose the right direction or Ned gets it. ****The sets and locations are probably the largest scope ever for a FMV game, with real life chase sequences and stunts that take the player through areas like the Queen Mary, a saloon fight, an airplane, a water raft, multiple car chases, and even wrestling with a bear!&lt;/story&gt; &lt;/game&gt;">
            <text:p>&lt;game name="Wirehead (USA)"&gt; &lt;year&gt;1995&lt;/year&gt; &lt;rating&gt;ESRB - T (Teen)&lt;/rating&gt; &lt;title&gt;Wirehead&lt;/title&gt; &lt;pub&gt;SEGA of America, Inc.&lt;/pub&gt; &lt;dev&gt;Code Monkeys Ltd., The&lt;/dev&gt; &lt;genre&gt;Adventure&lt;/genre&gt; &lt;score&gt;2.2&lt;/score&gt; &lt;player&gt;1 Player&lt;/player&gt; &lt;story&gt;Wirehead has you controlling Ned Hubbard, a man with a wireless controller implanted in his brain, via your Genesis joypad.****The bad guys are chasing after Ned for his "mind implant", and of course, the only way to get it is to open his head. Reminiscent of Dragon's Lair, a path will open up, and you have to choose the right direction or Ned gets it. ****The sets and locations are probably the largest scope ever for a FMV game, with real life chase sequences and stunts that take the player through areas like the Queen Mary, a saloon fight, an airplane, a water raft, multiple car chases, and even wrestling with a bear!&lt;/story&gt; &lt;/game&gt;</text:p>
          </table:table-cell>
        </table:table-row>
        <table:table-row table:style-name="ro1">
          <table:table-cell office:value-type="string">
            <text:p>Wolfchild (USA)</text:p>
          </table:table-cell>
          <table:table-cell office:value-type="string">
            <text:p>1993</text:p>
          </table:table-cell>
          <table:table-cell office:value-type="string">
            <text:p>ESRB - E (Everyone)</text:p>
          </table:table-cell>
          <table:table-cell office:value-type="string">
            <text:p>Wolfchild</text:p>
          </table:table-cell>
          <table:table-cell office:value-type="string">
            <text:p>JVC Musical Industries, Inc.</text:p>
          </table:table-cell>
          <table:table-cell office:value-type="string">
            <text:p>Core Design Ltd.</text:p>
          </table:table-cell>
          <table:table-cell office:value-type="string">
            <text:p>Platform</text:p>
          </table:table-cell>
          <table:table-cell office:value-type="string">
            <text:p>5.0</text:p>
          </table:table-cell>
          <table:table-cell office:value-type="string">
            <text:p>1 Player</text:p>
          </table:table-cell>
          <table:table-cell office:value-type="string">
            <text:p>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text:p>
          </table:table-cell>
          <table:table-cell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Wolfchild (USA)&quot;&gt; &lt;year&gt;1993&lt;/year&gt; &lt;rating&gt;ESRB - E (Everyone)&lt;/rating&gt; &lt;title&gt;Wolfchild&lt;/title&gt; &lt;pub&gt;JVC Musical Industries, Inc.&lt;/pub&gt; &lt;dev&gt;Core Design Ltd.&lt;/dev&gt; &lt;genre&gt;Platform&lt;/genre&gt; &lt;score&gt;5.0&lt;/score&gt; &lt;player&gt;1 Player&lt;/player&gt; &lt;story&gt;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lt;/story&gt; &lt;/game&gt;">
            <text:p>&lt;game name="Wolfchild (USA)"&gt; &lt;year&gt;1993&lt;/year&gt; &lt;rating&gt;ESRB - E (Everyone)&lt;/rating&gt; &lt;title&gt;Wolfchild&lt;/title&gt; &lt;pub&gt;JVC Musical Industries, Inc.&lt;/pub&gt; &lt;dev&gt;Core Design Ltd.&lt;/dev&gt; &lt;genre&gt;Platform&lt;/genre&gt; &lt;score&gt;5.0&lt;/score&gt; &lt;player&gt;1 Player&lt;/player&gt; &lt;story&gt;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lt;/story&gt; &lt;/game&gt;</text:p>
          </table:table-cell>
        </table:table-row>
        <table:table-row table:style-name="ro1">
          <table:table-cell office:value-type="string">
            <text:p>Wonder Dog (USA)</text:p>
          </table:table-cell>
          <table:table-cell office:value-type="string">
            <text:p>1992</text:p>
          </table:table-cell>
          <table:table-cell office:value-type="string">
            <text:p>ESRB - E (Everyone)</text:p>
          </table:table-cell>
          <table:table-cell office:value-type="string">
            <text:p>Wonder Dog</text:p>
          </table:table-cell>
          <table:table-cell office:value-type="string">
            <text:p>JVC Musical Industries, Inc.</text:p>
          </table:table-cell>
          <table:table-cell office:value-type="string">
            <text:p>Core Design Ltd.</text:p>
          </table:table-cell>
          <table:table-cell office:value-type="string">
            <text:p>Platform</text:p>
          </table:table-cell>
          <table:table-cell office:value-type="string">
            <text:p>3.9</text:p>
          </table:table-cell>
          <table:table-cell office:value-type="string">
            <text:p>1 Player</text:p>
          </table:table-cell>
          <table:table-cell office:value-type="string">
            <text:p>Wonder Dog is a side-scrolling platform game featuring a dog with super jumping ability and powerful throwing stars. <text:s/>Wonder Dog has these abilities because he is not from Earth, but from Planet K-9. When Wonder Dog was a pup, K-9 scientists sent him to Earth to escape the impending invasion from the Pitbully Armada. Now, armed with the wonder serum, Wonder Dog must fight his way back to liberate K-9.****This game features a variety of colorful stages, several hidden bonus rounds, and a large boss character at the end of nearly every level.</text:p>
          </table:table-cell>
          <table:table-cell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Wonder Dog (USA)&quot;&gt; &lt;year&gt;1992&lt;/year&gt; &lt;rating&gt;ESRB - E (Everyone)&lt;/rating&gt; &lt;title&gt;Wonder Dog&lt;/title&gt; &lt;pub&gt;JVC Musical Industries, Inc.&lt;/pub&gt; &lt;dev&gt;Core Design Ltd.&lt;/dev&gt; &lt;genre&gt;Platform&lt;/genre&gt; &lt;score&gt;3.9&lt;/score&gt; &lt;player&gt;1 Player&lt;/player&gt; &lt;story&gt;Wonder Dog is a side-scrolling platform game featuring a dog with super jumping ability and powerful throwing stars.  Wonder Dog has these abilities because he is not from Earth, but from Planet K-9. When Wonder Dog was a pup, K-9 scientists sent him to Earth to escape the impending invasion from the Pitbully Armada. Now, armed with the wonder serum, Wonder Dog must fight his way back to liberate K-9.****This game features a variety of colorful stages, several hidden bonus rounds, and a large boss character at the end of nearly every level.&lt;/story&gt; &lt;/game&gt;">
            <text:p>&lt;game name="Wonder Dog (USA)"&gt; &lt;year&gt;1992&lt;/year&gt; &lt;rating&gt;ESRB - E (Everyone)&lt;/rating&gt; &lt;title&gt;Wonder Dog&lt;/title&gt; &lt;pub&gt;JVC Musical Industries, Inc.&lt;/pub&gt; &lt;dev&gt;Core Design Ltd.&lt;/dev&gt; &lt;genre&gt;Platform&lt;/genre&gt; &lt;score&gt;3.9&lt;/score&gt; &lt;player&gt;1 Player&lt;/player&gt; &lt;story&gt;Wonder Dog is a side-scrolling platform game featuring a dog with super jumping ability and powerful throwing stars. <text:s/>Wonder Dog has these abilities because he is not from Earth, but from Planet K-9. When Wonder Dog was a pup, K-9 scientists sent him to Earth to escape the impending invasion from the Pitbully Armada. Now, armed with the wonder serum, Wonder Dog must fight his way back to liberate K-9.****This game features a variety of colorful stages, several hidden bonus rounds, and a large boss character at the end of nearly every level.&lt;/story&gt; &lt;/game&gt;</text:p>
          </table:table-cell>
        </table:table-row>
        <table:table-row table:style-name="ro1">
          <table:table-cell office:value-type="string">
            <text:p>World Cup USA '94 (USA)</text:p>
          </table:table-cell>
          <table:table-cell office:value-type="string">
            <text:p>1993</text:p>
          </table:table-cell>
          <table:table-cell office:value-type="string">
            <text:p>ESRB - E (Everyone)</text:p>
          </table:table-cell>
          <table:table-cell office:value-type="string">
            <text:p>World Cup USA 94</text:p>
          </table:table-cell>
          <table:table-cell office:value-type="string">
            <text:p>U.S. Gold Ltd.</text:p>
          </table:table-cell>
          <table:table-cell office:value-type="string">
            <text:p>Tiertex Design Studios</text:p>
          </table:table-cell>
          <table:table-cell office:value-type="string">
            <text:p>Soccer/Sports</text:p>
          </table:table-cell>
          <table:table-cell office:value-type="string">
            <text:p>2.9</text:p>
          </table:table-cell>
          <table:table-cell office:value-type="string">
            <text:p>1-4 Players</text:p>
          </table:table-cell>
          <table:table-cell office:value-type="string">
            <text:p>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text:p>
          </table:table-cell>
          <table:table-cell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World Cup USA '94 (USA)&quot;&gt; &lt;year&gt;1993&lt;/year&gt; &lt;rating&gt;ESRB - E (Everyone)&lt;/rating&gt; &lt;title&gt;World Cup USA 94&lt;/title&gt; &lt;pub&gt;U.S. Gold Ltd.&lt;/pub&gt; &lt;dev&gt;Tiertex Design Studios&lt;/dev&gt; &lt;genre&gt;Soccer/Sports&lt;/genre&gt; &lt;score&gt;2.9&lt;/score&gt; &lt;player&gt;1-4 Players&lt;/player&gt; &lt;story&gt;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lt;/story&gt; &lt;/game&gt;">
            <text:p>&lt;game name="World Cup USA '94 (USA)"&gt; &lt;year&gt;1993&lt;/year&gt; &lt;rating&gt;ESRB - E (Everyone)&lt;/rating&gt; &lt;title&gt;World Cup USA 94&lt;/title&gt; &lt;pub&gt;U.S. Gold Ltd.&lt;/pub&gt; &lt;dev&gt;Tiertex Design Studios&lt;/dev&gt; &lt;genre&gt;Soccer/Sports&lt;/genre&gt; &lt;score&gt;2.9&lt;/score&gt; &lt;player&gt;1-4 Players&lt;/player&gt; &lt;story&gt;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lt;/story&gt; &lt;/game&gt;</text:p>
          </table:table-cell>
        </table:table-row>
        <table:table-row table:style-name="ro1">
          <table:table-cell office:value-type="string">
            <text:p>WWF Rage in the Cage (USA)</text:p>
          </table:table-cell>
          <table:table-cell office:value-type="string">
            <text:p>1994</text:p>
          </table:table-cell>
          <table:table-cell office:value-type="string">
            <text:p>ESRB - E (Everyone)</text:p>
          </table:table-cell>
          <table:table-cell office:value-type="string">
            <text:p>WWF Rage in the Cage</text:p>
          </table:table-cell>
          <table:table-cell office:value-type="string">
            <text:p>Arena Entertainment</text:p>
          </table:table-cell>
          <table:table-cell office:value-type="string">
            <text:p>Sculptured Software, Inc.</text:p>
          </table:table-cell>
          <table:table-cell office:value-type="string">
            <text:p>Sports/Wrestling</text:p>
          </table:table-cell>
          <table:table-cell office:value-type="string">
            <text:p>3.5</text:p>
          </table:table-cell>
          <table:table-cell office:value-type="string">
            <text:p>1-4 Players</text:p>
          </table:table-cell>
          <table:table-cell office:value-type="string">
            <text:p>WWF Rage in the Cage lets players choose from 30 unique WWF Superstars including The Undertaker, Yokozuna, Bret Hart, Bam Bam Bigelow, Shawn Michaels, Razor Ramon among many more. <text:s/>Each superstars has their own strengths and weaknesses and has a personalized finisher such as the Tombstone for the Undertaker, Sweet Chin Music for Shawn Michaels, etc., along with the standard suplexes, body slams.****There are a plethora of game modes to choose from including a regular single-falls match, tag team, 6-man tag team, battle royal and the games dreaded namesake, the Steel Cage. <text:s/>The main gameplay is reminiscent of WWF Royal Rumble with the look and feel but features enhanced audio and graphics utilizing the Sega CD's capabilities.</text:p>
          </table:table-cell>
          <table:table-cell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WWF Rage in the Cage (USA)&quot;&gt; &lt;year&gt;1994&lt;/year&gt; &lt;rating&gt;ESRB - E (Everyone)&lt;/rating&gt; &lt;title&gt;WWF Rage in the Cage&lt;/title&gt; &lt;pub&gt;Arena Entertainment&lt;/pub&gt; &lt;dev&gt;Sculptured Software, Inc.&lt;/dev&gt; &lt;genre&gt;Sports/Wrestling&lt;/genre&gt; &lt;score&gt;3.5&lt;/score&gt; &lt;player&gt;1-4 Players&lt;/player&gt; &lt;story&gt;WWF Rage in the Cage lets players choose from 30 unique WWF Superstars including The Undertaker, Yokozuna, Bret Hart, Bam Bam Bigelow, Shawn Michaels, Razor Ramon among many more.  Each superstars has their own strengths and weaknesses and has a personalized finisher such as the Tombstone for the Undertaker, Sweet Chin Music for Shawn Michaels, etc., along with the standard suplexes, body slams.****There are a plethora of game modes to choose from including a regular single-falls match, tag team, 6-man tag team, battle royal and the games dreaded namesake, the Steel Cage.  The main gameplay is reminiscent of WWF Royal Rumble with the look and feel but features enhanced audio and graphics utilizing the Sega CD's capabilities.&lt;/story&gt; &lt;/game&gt;">
            <text:p>&lt;game name="WWF Rage in the Cage (USA)"&gt; &lt;year&gt;1994&lt;/year&gt; &lt;rating&gt;ESRB - E (Everyone)&lt;/rating&gt; &lt;title&gt;WWF Rage in the Cage&lt;/title&gt; &lt;pub&gt;Arena Entertainment&lt;/pub&gt; &lt;dev&gt;Sculptured Software, Inc.&lt;/dev&gt; &lt;genre&gt;Sports/Wrestling&lt;/genre&gt; &lt;score&gt;3.5&lt;/score&gt; &lt;player&gt;1-4 Players&lt;/player&gt; &lt;story&gt;WWF Rage in the Cage lets players choose from 30 unique WWF Superstars including The Undertaker, Yokozuna, Bret Hart, Bam Bam Bigelow, Shawn Michaels, Razor Ramon among many more. <text:s/>Each superstars has their own strengths and weaknesses and has a personalized finisher such as the Tombstone for the Undertaker, Sweet Chin Music for Shawn Michaels, etc., along with the standard suplexes, body slams.****There are a plethora of game modes to choose from including a regular single-falls match, tag team, 6-man tag team, battle royal and the games dreaded namesake, the Steel Cage. <text:s/>The main gameplay is reminiscent of WWF Royal Rumble with the look and feel but features enhanced audio and graphics utilizing the Sega CD's capabilities.&lt;/story&gt; &lt;/game&gt;</text:p>
          </table:table-cell>
        </table:table-row>
        <table:table-row table:style-name="ro1" table:number-rows-repeated="1048404">
          <table:table-cell table:number-columns-repeated="11"/>
        </table:table-row>
        <table:table-row table:style-name="ro1">
          <table:table-cell table:number-columns-repeated="11"/>
        </table:table-row>
      </table:table>
      <table:database-ranges>
        <table:database-range table:target-range-address="Sheet1.E1:Sheet1.F104857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44: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1T17:44:13.19</dc:date>
    <meta:editing-duration>PT2H47M16S</meta:editing-duration>
    <meta:editing-cycles>9</meta:editing-cycles>
    <meta:document-statistic meta:table-count="1" meta:cell-count="1881" meta:object-count="0"/>
  </office:meta>
</office:document-meta>
</file>